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Fonts/Font_Lato_4.ttf" manifest:media-type="application/x-font-ttf"/>
  <manifest:file-entry manifest:full-path="Fonts/Font_Lato_3.ttf" manifest:media-type="application/x-font-ttf"/>
  <manifest:file-entry manifest:full-path="Fonts/Font_Lato_1.ttf" manifest:media-type="application/x-font-ttf"/>
  <manifest:file-entry manifest:full-path="Fonts/Font_Lato_2.ttf" manifest:media-type="application/x-font-ttf"/>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Symbol" svg:font-family="Symbol" style:font-pitch="variable" style:font-charset="x-symbol"/>
    <style:font-face style:name="Wingdings" svg:font-family="Wingdings" style:font-pitch="variable" style:font-charset="x-symbol"/>
    <style:font-face style:name="Lohit Hindi1" svg:font-family="'Lohit Hindi'"/>
    <style:font-face style:name="OptimaTÙrk" svg:font-family="OptimaTÙrk, 'Times New Roman'"/>
    <style:font-face style:name="PalatinoTÙrk" svg:font-family="PalatinoTÙrk, Arial"/>
    <style:font-face style:name="Bible[T]" svg:font-family="Bible[T]" style:font-pitch="variable"/>
    <style:font-face style:name="Courier New" svg:font-family="'Courier New'" style:font-pitch="variable"/>
    <style:font-face style:name="FrizQuadrata[T]Bold" svg:font-family="FrizQuadrata[T]Bold" style:font-pitch="variable"/>
    <style:font-face style:name="Lato" svg:font-family="Lato" style:font-pitch="variable">
      <svg:font-face-src>
        <svg:font-face-uri xlink:href="Fonts/Font_Lato_1.ttf" xlink:type="simple" loext:font-style="normal" loext:font-weight="normal">
          <svg:font-face-format svg:string="truetype"/>
        </svg:font-face-uri>
        <svg:font-face-uri xlink:href="Fonts/Font_Lato_2.ttf" xlink:type="simple" loext:font-style="normal" loext:font-weight="bold">
          <svg:font-face-format svg:string="truetype"/>
        </svg:font-face-uri>
        <svg:font-face-uri xlink:href="Fonts/Font_Lato_3.ttf" xlink:type="simple" loext:font-style="italic" loext:font-weight="normal">
          <svg:font-face-format svg:string="truetype"/>
        </svg:font-face-uri>
        <svg:font-face-uri xlink:href="Fonts/Font_Lato_4.ttf" xlink:type="simple" loext:font-style="italic" loext:font-weight="bold">
          <svg:font-face-format svg:string="truetype"/>
        </svg:font-face-uri>
      </svg:font-face-src>
    </style:font-face>
    <style:font-face style:name="Optima[T]Bold" svg:font-family="Optima[T]Bold"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margin-left="1cm" fo:margin-right="0.3cm" fo:text-align="center" style:justify-single-word="false" fo:text-indent="0cm" style:auto-text-indent="false"/>
      <style:text-properties style:font-name="Lato" fo:font-size="36pt" fo:language="tr" fo:country="TR" fo:font-weight="bold" style:font-size-asian="36pt" style:font-weight-asian="bold" style:font-name-complex="Times New Roman" style:font-size-complex="36pt"/>
    </style:style>
    <style:style style:name="P2" style:family="paragraph" style:parent-style-name="Standard">
      <style:paragraph-properties fo:margin-left="1cm" fo:margin-right="0.3cm" fo:text-align="center" style:justify-single-word="false" fo:text-indent="0cm" style:auto-text-indent="false"/>
      <style:text-properties style:font-name="Lato" fo:font-size="11pt" fo:language="tr" fo:country="TR" fo:font-weight="bold" style:font-size-asian="11pt" style:font-weight-asian="bold" style:font-name-complex="Times New Roman" style:font-size-complex="11pt"/>
    </style:style>
    <style:style style:name="P3" style:family="paragraph" style:parent-style-name="Standard">
      <style:paragraph-properties fo:margin-left="1cm" fo:margin-right="0.3cm" fo:line-height="0.564cm" fo:text-align="justify" style:justify-single-word="false" fo:text-indent="0cm" style:auto-text-indent="false"/>
      <style:text-properties style:font-name="Lato" fo:font-size="11pt" fo:language="tr" fo:country="TR" style:font-size-asian="11pt" style:font-name-complex="Times New Roman" style:font-size-complex="11pt"/>
    </style:style>
    <style:style style:name="P4" style:family="paragraph" style:parent-style-name="Standard">
      <style:paragraph-properties fo:margin-left="0cm" fo:margin-right="0.3cm" fo:line-height="0.564cm" fo:text-align="justify" style:justify-single-word="false" fo:text-indent="1cm" style:auto-text-indent="false"/>
      <style:text-properties fo:color="#000000" style:font-name="Lato" fo:font-size="11pt" fo:language="tr" fo:country="TR" style:font-size-asian="11pt" style:font-name-complex="Times New Roman" style:font-size-complex="11pt"/>
    </style:style>
    <style:style style:name="P5" style:family="paragraph" style:parent-style-name="Standard">
      <style:paragraph-properties fo:margin-left="0cm" fo:margin-right="0.3cm" fo:line-height="0.564cm" fo:text-align="justify" style:justify-single-word="false" fo:text-indent="1cm" style:auto-text-indent="false"/>
      <style:text-properties fo:color="#000000" style:font-name="Lato" fo:font-size="11pt" fo:language="tr" fo:country="TR" fo:font-weight="bold" style:font-size-asian="11pt" style:font-weight-asian="bold" style:font-name-complex="Times New Roman" style:font-size-complex="11pt"/>
    </style:style>
    <style:style style:name="P6" style:family="paragraph" style:parent-style-name="Standard">
      <style:paragraph-properties fo:margin-left="0cm" fo:margin-right="0.3cm" fo:text-align="center" style:justify-single-word="false" fo:text-indent="1cm" style:auto-text-indent="false"/>
      <style:text-properties fo:color="#000000" style:font-name="Lato" fo:font-size="18pt" fo:language="tr" fo:country="TR" fo:font-weight="bold" style:font-size-asian="18pt" style:font-weight-asian="bold" style:font-name-complex="Times New Roman" style:font-size-complex="18pt"/>
    </style:style>
    <style:style style:name="P7" style:family="paragraph" style:parent-style-name="Standard">
      <style:paragraph-properties fo:margin-left="0cm" fo:margin-right="0.3cm" fo:line-height="0.564cm" fo:text-align="justify" style:justify-single-word="false" fo:text-indent="1cm" style:auto-text-indent="false"/>
      <style:text-properties fo:color="#000000" style:font-name="Lato" fo:font-size="14pt" fo:language="tr" fo:country="TR" fo:font-weight="bold" style:font-size-asian="14pt" style:font-weight-asian="bold" style:font-name-complex="Times New Roman" style:font-size-complex="14pt"/>
    </style:style>
    <style:style style:name="P8" style:family="paragraph" style:parent-style-name="Standard">
      <style:paragraph-properties fo:margin-left="0cm" fo:margin-right="0.3cm" fo:text-align="justify" style:justify-single-word="false" fo:text-indent="1cm" style:auto-text-indent="false"/>
      <style:text-properties fo:color="#000000" style:font-name="Lato" fo:font-size="16pt" fo:language="tr" fo:country="TR" fo:font-weight="bold" style:font-size-asian="16pt" style:font-weight-asian="bold" style:font-name-complex="Times New Roman" style:font-size-complex="16pt"/>
    </style:style>
    <style:style style:name="P9" style:family="paragraph" style:parent-style-name="Standard">
      <style:paragraph-properties fo:margin-left="0cm" fo:margin-right="0.3cm" fo:text-align="center" style:justify-single-word="false" fo:text-indent="1cm" style:auto-text-indent="false"/>
      <style:text-properties style:font-name="Lato" fo:font-size="26pt" fo:language="tr" fo:country="TR" fo:font-weight="bold" style:font-size-asian="26pt" style:font-weight-asian="bold" style:font-name-complex="Times New Roman" style:font-size-complex="26pt"/>
    </style:style>
    <style:style style:name="P10" style:family="paragraph" style:parent-style-name="Standard">
      <style:paragraph-properties fo:margin-left="0cm" fo:margin-right="0.3cm" fo:line-height="0.564cm" fo:text-align="center" style:justify-single-word="false" fo:text-indent="1cm" style:auto-text-indent="false"/>
      <style:text-properties style:font-name="Lato" fo:font-size="11pt" fo:language="tr" fo:country="TR" style:font-size-asian="11pt" style:font-name-complex="Times New Roman" style:font-size-complex="11pt"/>
    </style:style>
    <style:style style:name="P11" style:family="paragraph" style:parent-style-name="Standard">
      <style:paragraph-properties fo:margin-left="0cm" fo:margin-right="0.3cm" fo:line-height="0.564cm" fo:text-align="justify" style:justify-single-word="false" fo:text-indent="1cm" style:auto-text-indent="false"/>
      <style:text-properties style:font-name="Lato" fo:font-size="11pt" fo:language="tr" fo:country="TR" style:font-size-asian="11pt" style:font-name-complex="Times New Roman" style:font-size-complex="11pt"/>
    </style:style>
    <style:style style:name="P12" style:family="paragraph" style:parent-style-name="Standard">
      <style:paragraph-properties fo:margin-left="0cm" fo:margin-right="0.3cm" fo:text-align="center" style:justify-single-word="false" fo:text-indent="1cm" style:auto-text-indent="false"/>
      <style:text-properties style:font-name="Lato" fo:font-size="11pt" fo:language="tr" fo:country="TR" style:font-size-asian="11pt" style:font-name-complex="Times New Roman" style:font-size-complex="11pt"/>
    </style:style>
    <style:style style:name="P13" style:family="paragraph" style:parent-style-name="Standard">
      <style:paragraph-properties fo:margin-left="0cm" fo:margin-right="0.3cm" fo:line-height="0.564cm" fo:text-align="center" style:justify-single-word="false" fo:text-indent="1cm" style:auto-text-indent="false"/>
      <style:text-properties style:font-name="Lato" fo:font-size="11pt" fo:language="tr" fo:country="TR" fo:font-weight="bold" style:font-size-asian="11pt" style:font-weight-asian="bold" style:font-name-complex="Times New Roman" style:font-size-complex="11pt"/>
    </style:style>
    <style:style style:name="P14" style:family="paragraph" style:parent-style-name="Standard">
      <style:paragraph-properties fo:margin-left="0cm" fo:margin-right="0.3cm" fo:line-height="0.564cm" fo:text-align="justify" style:justify-single-word="false" fo:text-indent="1cm" style:auto-text-indent="false"/>
      <style:text-properties style:font-name="Lato" fo:font-size="11pt" fo:language="tr" fo:country="TR" fo:font-weight="bold" style:font-size-asian="11pt" style:font-weight-asian="bold" style:font-name-complex="Times New Roman" style:font-size-complex="11pt"/>
    </style:style>
    <style:style style:name="P15" style:family="paragraph" style:parent-style-name="Standard">
      <style:paragraph-properties fo:margin-left="0cm" fo:margin-right="0.3cm" fo:text-align="center" style:justify-single-word="false" fo:text-indent="1cm" style:auto-text-indent="false"/>
      <style:text-properties style:font-name="Lato" fo:font-size="11pt" fo:language="tr" fo:country="TR" fo:font-weight="bold" style:font-size-asian="11pt" style:font-weight-asian="bold" style:font-name-complex="Times New Roman" style:font-size-complex="11pt"/>
    </style:style>
    <style:style style:name="P16" style:family="paragraph" style:parent-style-name="Standard">
      <style:paragraph-properties fo:margin-left="0cm" fo:margin-right="0.3cm" fo:text-align="center" style:justify-single-word="false" fo:text-indent="1cm" style:auto-text-indent="false"/>
      <style:text-properties style:font-name="Lato" fo:font-size="18pt" fo:language="tr" fo:country="TR" fo:font-weight="bold" style:font-size-asian="18pt" style:font-weight-asian="bold" style:font-name-complex="Times New Roman" style:font-size-complex="18pt"/>
    </style:style>
    <style:style style:name="P17" style:family="paragraph" style:parent-style-name="Standard">
      <style:paragraph-properties fo:margin-left="0cm" fo:margin-right="0.3cm" fo:text-align="justify" style:justify-single-word="false" fo:text-indent="1cm" style:auto-text-indent="false"/>
      <style:text-properties style:font-name="Lato" fo:font-size="16pt" fo:language="tr" fo:country="TR" fo:font-weight="bold" style:font-size-asian="16pt" style:font-weight-asian="bold" style:font-name-complex="Times New Roman" style:font-size-complex="16pt"/>
    </style:style>
    <style:style style:name="P18" style:family="paragraph" style:parent-style-name="Standard">
      <style:paragraph-properties fo:margin-left="0cm" fo:margin-right="0.3cm" fo:line-height="0.564cm" fo:text-align="center" style:justify-single-word="false" fo:text-indent="1cm" style:auto-text-indent="false" fo:break-before="page"/>
      <style:text-properties style:font-name="Lato" fo:font-size="11pt" fo:language="tr" fo:country="TR" fo:font-weight="bold" style:font-size-asian="11pt" style:font-weight-asian="bold" style:font-name-complex="Times New Roman" style:font-size-complex="11pt"/>
    </style:style>
    <style:style style:name="P19" style:family="paragraph" style:parent-style-name="Standard">
      <style:paragraph-properties fo:margin-left="0cm" fo:margin-right="0.3cm" fo:line-height="0.564cm" fo:text-align="justify" style:justify-single-word="false" fo:text-indent="1cm" style:auto-text-indent="false" fo:break-before="page"/>
      <style:text-properties style:font-name="Lato" fo:font-size="11pt" fo:language="tr" fo:country="TR" style:font-size-asian="11pt" style:font-name-complex="Times New Roman" style:font-size-complex="11pt"/>
    </style:style>
    <style:style style:name="P20" style:family="paragraph" style:parent-style-name="Standard">
      <style:paragraph-properties fo:margin-left="0cm" fo:margin-right="0.3cm" fo:text-align="justify" style:justify-single-word="false" fo:text-indent="1cm" style:auto-text-indent="false" fo:break-before="page"/>
      <style:text-properties style:font-name="Lato" fo:font-size="18pt" fo:language="tr" fo:country="TR" fo:font-weight="bold" style:font-size-asian="18pt" style:font-weight-asian="bold" style:font-name-complex="Times New Roman" style:font-size-complex="18pt"/>
    </style:style>
    <style:style style:name="P21" style:family="paragraph" style:parent-style-name="Standard">
      <style:paragraph-properties fo:margin-left="0cm" fo:margin-right="0.3cm" fo:text-align="center" style:justify-single-word="false" fo:text-indent="1cm" style:auto-text-indent="false" fo:break-before="page"/>
      <style:text-properties style:font-name="Lato" fo:font-size="18pt" fo:language="tr" fo:country="TR" fo:font-weight="bold" style:font-size-asian="18pt" style:font-weight-asian="bold" style:font-name-complex="Times New Roman" style:font-size-complex="18pt"/>
    </style:style>
    <style:style style:name="P22" style:family="paragraph" style:parent-style-name="Standard">
      <style:paragraph-properties fo:margin-left="0cm" fo:margin-right="0.3cm" fo:text-align="center" style:justify-single-word="false" fo:text-indent="1cm" style:auto-text-indent="false" fo:break-before="page"/>
      <style:text-properties fo:color="#000000" style:font-name="Lato" fo:font-size="18pt" fo:language="tr" fo:country="TR" fo:font-weight="bold" style:font-size-asian="18pt" style:font-weight-asian="bold" style:font-name-complex="Times New Roman" style:font-size-complex="18pt"/>
    </style:style>
    <style:style style:name="P23" style:family="paragraph" style:parent-style-name="Standard">
      <style:paragraph-properties fo:margin-left="0cm" fo:margin-right="0.3cm" fo:line-height="0.564cm" fo:text-align="justify" style:justify-single-word="false" fo:text-indent="1cm" style:auto-text-indent="false" fo:break-before="page"/>
      <style:text-properties fo:color="#000000" style:font-name="Lato" fo:font-size="14pt" fo:language="tr" fo:country="TR" fo:font-weight="bold" style:font-size-asian="14pt" style:font-weight-asian="bold" style:font-name-complex="Times New Roman" style:font-size-complex="14pt"/>
    </style:style>
    <style:style style:name="P24" style:family="paragraph" style:parent-style-name="Standard">
      <style:paragraph-properties fo:margin-left="0cm" fo:margin-right="0.3cm" fo:text-align="center" style:justify-single-word="false" fo:text-indent="1cm" style:auto-text-indent="false" fo:break-before="page"/>
      <style:text-properties fo:color="#000000" style:font-name="Lato" fo:font-size="11pt" fo:language="tr" fo:country="TR" style:font-size-asian="11pt" style:font-name-complex="Times New Roman" style:font-size-complex="11pt"/>
    </style:style>
    <style:style style:name="P25" style:family="paragraph" style:parent-style-name="Standard">
      <style:paragraph-properties fo:margin-left="0cm" fo:margin-right="0.3cm" fo:text-align="justify" style:justify-single-word="false" fo:text-indent="0cm" style:auto-text-indent="false"/>
      <style:text-properties style:font-name="Lato" fo:font-size="18pt" fo:language="tr" fo:country="TR" fo:font-weight="bold" style:font-size-asian="18pt" style:font-weight-asian="bold" style:font-name-complex="Times New Roman" style:font-size-complex="18pt"/>
    </style:style>
    <style:style style:name="P26" style:family="paragraph" style:parent-style-name="Standard">
      <style:paragraph-properties fo:margin-left="0cm" fo:margin-right="0.3cm" fo:line-height="0.564cm" fo:text-align="justify" style:justify-single-word="false" fo:text-indent="0cm" style:auto-text-indent="false"/>
      <style:text-properties style:font-name="Lato" fo:font-size="11pt" fo:language="tr" fo:country="TR" fo:font-weight="bold" style:font-size-asian="11pt" style:font-weight-asian="bold" style:font-name-complex="Times New Roman" style:font-size-complex="11pt"/>
    </style:style>
    <style:style style:name="P27" style:family="paragraph" style:parent-style-name="Standard">
      <style:paragraph-properties fo:margin-left="0cm" fo:margin-right="0.3cm" fo:line-height="0.564cm" fo:text-align="justify" style:justify-single-word="false" fo:text-indent="0cm" style:auto-text-indent="false"/>
      <style:text-properties style:font-name="Lato" fo:font-size="11pt" fo:language="tr" fo:country="TR" style:font-size-asian="11pt" style:font-name-complex="Times New Roman" style:font-size-complex="11pt"/>
    </style:style>
    <style:style style:name="P28" style:family="paragraph" style:parent-style-name="Standard">
      <style:paragraph-properties fo:margin-left="0cm" fo:margin-right="0.3cm" fo:line-height="0.564cm" fo:text-align="justify" style:justify-single-word="false" fo:text-indent="0cm" style:auto-text-indent="false"/>
      <style:text-properties fo:color="#000000" style:font-name="Lato" fo:font-size="11pt" fo:language="tr" fo:country="TR" fo:font-weight="bold" style:font-size-asian="11pt" style:font-weight-asian="bold" style:font-name-complex="Times New Roman" style:font-size-complex="11pt"/>
    </style:style>
    <style:style style:name="P29" style:family="paragraph" style:parent-style-name="Standard">
      <style:paragraph-properties fo:margin-left="0cm" fo:margin-right="0.3cm" fo:line-height="0.564cm" fo:text-align="justify" style:justify-single-word="false" fo:text-indent="0cm" style:auto-text-indent="false"/>
      <style:text-properties fo:color="#000000" style:font-name="Lato" fo:font-size="11pt" fo:language="tr" fo:country="TR" style:font-size-asian="11pt" style:font-name-complex="Times New Roman" style:font-size-complex="11pt"/>
    </style:style>
    <style:style style:name="P30" style:family="paragraph" style:parent-style-name="Standard">
      <style:paragraph-properties fo:margin-left="0cm" fo:margin-right="0.3cm" fo:text-align="justify" style:justify-single-word="false" fo:text-indent="0cm" style:auto-text-indent="false" fo:break-before="page"/>
      <style:text-properties fo:color="#000000" style:font-name="Lato" fo:font-size="18pt" fo:language="tr" fo:country="TR" fo:font-weight="bold" style:font-size-asian="18pt" style:font-weight-asian="bold" style:font-name-complex="Times New Roman" style:font-size-complex="18pt"/>
    </style:style>
    <style:style style:name="P31" style:family="paragraph" style:parent-style-name="Standard" style:master-page-name="Standard">
      <style:paragraph-properties fo:margin-left="1cm" fo:margin-right="0.3cm" fo:text-align="center" style:justify-single-word="false" fo:text-indent="0cm" style:auto-text-indent="false" style:page-number="auto"/>
      <style:text-properties style:font-name="Lato" fo:font-size="36pt" fo:language="tr" fo:country="TR" fo:font-weight="bold" style:font-size-asian="36pt" style:font-weight-asian="bold" style:font-name-complex="Times New Roman" style:font-size-complex="36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
      <text:p text:style-name="P1"/>
      <text:p text:style-name="P1"/>
      <text:p text:style-name="P1"/>
      <text:p text:style-name="P1"/>
      <text:p text:style-name="P1">DARWIN’İ YIKAN KAFATASLARI</text:p>
      <text:p text:style-name="P2"/>
      <text:p text:style-name="P2"/>
      <text:p text:style-name="P2"/>
      <text:p text:style-name="P2"/>
      <text:p text:style-name="P2"/>
      <text:p text:style-name="P2"/>
      <text:p text:style-name="P2"/>
      <text:p text:style-name="P2"/>
      <text:p text:style-name="P2"/>
      <text:p text:style-name="P9">HARUN YAHYA</text:p>
      <text:p text:style-name="P18"/>
      <text:p text:style-name="P10"/>
      <text:p text:style-name="P10"/>
      <text:p text:style-name="P10"/>
      <text:p text:style-name="P10"/>
      <text:p text:style-name="P10"/>
      <text:p text:style-name="P10"/>
      <text:p text:style-name="P10"/>
      <text:p text:style-name="P13">Bu ki­tap­ta kul­la­nı­lan ayet­ler, Ali Bu­laç'ın ha­zır­la­dı­ğı</text:p>
      <text:p text:style-name="P13">"Kur'an-ı Ke­rim ve Türk­çe An­la­mı" isim­li me­al­den alın­mış­tır.</text:p>
      <text:p text:style-name="P13"/>
      <text:p text:style-name="P13"/>
      <text:p text:style-name="P13">Bi­rin­ci Bas­kı: Ocak 2008</text:p>
      <text:p text:style-name="P13">İkinci Bas­kı: Temmuz 2008</text:p>
      <text:p text:style-name="P15"/>
      <text:p text:style-name="P13">ARAŞ­TIR­MA </text:p>
      <text:p text:style-name="P13">YA­YIN­CI­LIK</text:p>
      <text:p text:style-name="P15"/>
      <text:p text:style-name="P12"/>
      <text:p text:style-name="P10">Ta­lat­pa­şa Mah. Emir­ga­zi Cad­de­si</text:p>
      <text:p text:style-name="P10">İb­ra­him El­mas İş Mer­ke­zi</text:p>
      <text:p text:style-name="P10">A Blok Kat 4 Ok­mey­da­nı - İs­tan­bul</text:p>
      <text:p text:style-name="P10">Tel: (0 212) 222 00 88</text:p>
      <text:p text:style-name="P10"/>
      <text:p text:style-name="P10"/>
      <text:p text:style-name="P10">Baskı: Seçil Ofset</text:p>
      <text:p text:style-name="P10">100. Mah. MAS-SİT Matbaacılar Sitesi</text:p>
      <text:p text:style-name="P10">4. Cadde No: 77 Bağcılar - İstanbul </text:p>
      <text:p text:style-name="P10">Tel: (0 212) 629 06 15</text:p>
      <text:p text:style-name="P10"/>
      <text:p text:style-name="P10"/>
      <text:p text:style-name="P13">www.ha­run­yah­ya.org - www.ha­run­yah­ya.net</text:p>
      <text:p text:style-name="P13"/>
      <text:p text:style-name="P10"/>
      <text:p text:style-name="P11"/>
      <text:p text:style-name="P11"/>
      <text:p text:style-name="P11"/>
      <text:p text:style-name="P20">İÇİNDEKİLER</text:p>
      <text:p text:style-name="P14"/>
      <text:p text:style-name="P11"/>
      <text:p text:style-name="P14">GİRİŞ</text:p>
      <text:p text:style-name="P11">Kafatası Fosillerinin Darwinizm’e İndirdiği Darbe</text:p>
      <text:p text:style-name="P11"/>
      <text:p text:style-name="P14">KAFATASI FOSİLLERİNDEN BAZI ÖRNEKLER</text:p>
      <text:p text:style-name="P11">Maymun Kafatası</text:p>
      <text:p text:style-name="P11">Beyaz Kurt Kafatası</text:p>
      <text:p text:style-name="P11">Panda Kafatası</text:p>
      <text:p text:style-name="P11">Sırtlan Kafatası</text:p>
      <text:p text:style-name="P11">At Kafatası</text:p>
      <text:p text:style-name="P11">Kar Leoparı Kafatası</text:p>
      <text:p text:style-name="P11">Ayı Kafatası</text:p>
      <text:p text:style-name="P11">Afrika Aslanı Kafatası</text:p>
      <text:p text:style-name="P11">Altın Maymun Kafatası</text:p>
      <text:p text:style-name="P11">Pony Kafatası</text:p>
      <text:p text:style-name="P11">Karayip Keşiş Foku Kafatsı</text:p>
      <text:p text:style-name="P11">Gri Kurt Kafatası</text:p>
      <text:p text:style-name="P11">Rakun Kafatası</text:p>
      <text:p text:style-name="P11">Zebra Kafatası</text:p>
      <text:p text:style-name="P11">Ayı Kafatası</text:p>
      <text:p text:style-name="P11">At Kafatası</text:p>
      <text:p text:style-name="P11">Panda Kafatası</text:p>
      <text:p text:style-name="P11">Hİnt Misk Kedisi Kafatası</text:p>
      <text:p text:style-name="P11">Malaya Ayısı Kafatası</text:p>
      <text:p text:style-name="P11">Sibirya Kurdu Kafatası</text:p>
      <text:p text:style-name="P11">Tazmanya Canavarı Kafatası</text:p>
      <text:p text:style-name="P11">Tibet Yaban Eşeği Kafatası</text:p>
      <text:p text:style-name="P11">Yeleli Kurt Kafatası</text:p>
      <text:p text:style-name="P11">Maymun Kafatası<text:tab/></text:p>
      <text:p text:style-name="P11">Asya Vahşi Atı Kafatsı</text:p>
      <text:p text:style-name="P11">Grizly Ayısı Kafatası</text:p>
      <text:p text:style-name="P11">Kar Kaplanı Kafatası</text:p>
      <text:p text:style-name="P11">Tay Kafatası</text:p>
      <text:p text:style-name="P11">Tazmanya Kurdu Kafatası</text:p>
      <text:p text:style-name="P11">Yabani At Kafatası</text:p>
      <text:p text:style-name="P11">Sazlık Kedisi Kafatası</text:p>
      <text:p text:style-name="P11">Çakal Kafatası</text:p>
      <text:p text:style-name="P11">Yaban Köpeği Kafatası</text:p>
      <text:p text:style-name="P11"><text:soft-page-break/>Pony Kafatası</text:p>
      <text:p text:style-name="P11">Vaşak Kafatası</text:p>
      <text:p text:style-name="P11">Deve Kafatası</text:p>
      <text:p text:style-name="P11">Grizly Ayısı Kafatası</text:p>
      <text:p text:style-name="P11">Ayı Kafatası</text:p>
      <text:p text:style-name="P11">Sırtlan Kafatası</text:p>
      <text:p text:style-name="P11">Beyaz Aslan Kafatası</text:p>
      <text:p text:style-name="P11">Kaplumbağa</text:p>
      <text:p text:style-name="P11">Asya Aslanı Kafatası</text:p>
      <text:p text:style-name="P11">Eşek Kafatası</text:p>
      <text:p text:style-name="P11">Vaşak Kafatası</text:p>
      <text:p text:style-name="P11">Kututp Tilkisi Kafatası</text:p>
      <text:p text:style-name="P11">Çakal Kafatası</text:p>
      <text:p text:style-name="P11">Çayır Kurdu Kafatası</text:p>
      <text:p text:style-name="P11">Fok Kafatası</text:p>
      <text:p text:style-name="P11">Leopar Kafatası</text:p>
      <text:p text:style-name="P11">Yabani Kedi Kafatası</text:p>
      <text:p text:style-name="P11">Kzıl Kurt Kafatası</text:p>
      <text:p text:style-name="P11">Aslan Kafatası</text:p>
      <text:p text:style-name="P11">Bozayı Kafatsı</text:p>
      <text:p text:style-name="P11">Asya Siyah Ayısı Kafatası</text:p>
      <text:p text:style-name="P11">Kutup Kedisi Kafatası</text:p>
      <text:p text:style-name="P11">Benekli Fok Kafatası</text:p>
      <text:p text:style-name="P11">Gri Tilki Kafatası</text:p>
      <text:p text:style-name="P11">Kızıl Tilki Kafatası</text:p>
      <text:p text:style-name="P11">Çakal Kafatası</text:p>
      <text:p text:style-name="P11">Bozayı Kafatası</text:p>
      <text:p text:style-name="P11">Kurt Kafatsı</text:p>
      <text:p text:style-name="P11">Siyah Ayı Kafatası</text:p>
      <text:p text:style-name="P11">Çizgili Çakal Kafatası</text:p>
      <text:p text:style-name="P11">Yabani Köpek Kafatası</text:p>
      <text:p text:style-name="P11">Ayı Kafatası</text:p>
      <text:p text:style-name="P11">Yer Kurdu Kafatası</text:p>
      <text:p text:style-name="P11">İri Kulaklı Tilki Kafatası</text:p>
      <text:p text:style-name="P11">Ayı Kafatası</text:p>
      <text:p text:style-name="P11">Yer Kurdu Kafatası</text:p>
      <text:p text:style-name="P11">Aslan Kafatası</text:p>
      <text:p text:style-name="P11">Tazmanya Canavarı Kafatası</text:p>
      <text:p text:style-name="P11">Gelincik Kafatası</text:p>
      <text:p text:style-name="P11">Yaban Domuzu Kafatası</text:p>
      <text:p text:style-name="P11"><text:soft-page-break/>Yaban Domuzu Kafatası</text:p>
      <text:p text:style-name="P11">Zebra Kafatası</text:p>
      <text:p text:style-name="P11">Çita Kafatası</text:p>
      <text:p text:style-name="P11">Aslan Kafatası</text:p>
      <text:p text:style-name="P11">Kahverengi Sırtlan Kafatası</text:p>
      <text:p text:style-name="P11">Antilop Kafatası</text:p>
      <text:p text:style-name="P11">Antilop Kafatası</text:p>
      <text:p text:style-name="P11">Kutup Ayısı Kafatası</text:p>
      <text:p text:style-name="P11">Yabani Köpek Kafatası</text:p>
      <text:p text:style-name="P11">Grizly Ayısı Kafatası</text:p>
      <text:p text:style-name="P11">Siyah Kurt Kafatası</text:p>
      <text:p text:style-name="P11">Jaguar Kafatası</text:p>
      <text:p text:style-name="P11">Aslan Kafatası</text:p>
      <text:p text:style-name="P11">Küçük Hint Misk Kedisi Kafatası</text:p>
      <text:p text:style-name="P11">Kurt Kafatası</text:p>
      <text:p text:style-name="P11">Asya Altın Kedisi Kafatası</text:p>
      <text:p text:style-name="P11">Kızıl Kurt Kafatası</text:p>
      <text:p text:style-name="P11">Zürafa Kafatası</text:p>
      <text:p text:style-name="P11">Zebra Kafatası</text:p>
      <text:p text:style-name="P11">Kırmızı Panda Kafatası</text:p>
      <text:p text:style-name="P11">Tilki Kafatası</text:p>
      <text:p text:style-name="P11">Yaban Eşeği Kafatası</text:p>
      <text:p text:style-name="P11">Kutup Porsuğu Kafatası</text:p>
      <text:p text:style-name="P11">Sırrtlan Kafatası</text:p>
      <text:p text:style-name="P11">Asya Yaban Köpeği Kafatası</text:p>
      <text:p text:style-name="P11">Kaplan Kafatası</text:p>
      <text:p text:style-name="P11">Tilki Kafatası</text:p>
      <text:p text:style-name="P11">Kırmızı Panda Kafatası</text:p>
      <text:p text:style-name="P11">Kurt Kafatası</text:p>
      <text:p text:style-name="P11">Sırtlan Kafatası</text:p>
      <text:p text:style-name="P11">Karayip Keşiş Foku Kafatası</text:p>
      <text:p text:style-name="P11">Kurt Kafatası</text:p>
      <text:p text:style-name="P11">Siyah Ayı Kafatası</text:p>
      <text:p text:style-name="P11">Aslan Kafatası</text:p>
      <text:p text:style-name="P11">Bozayı Kafatası</text:p>
      <text:p text:style-name="P11">Grizly Ayısı Kafatası</text:p>
      <text:p text:style-name="P11">Bozayı Kafatası</text:p>
      <text:p text:style-name="P11">Sibirya Kurdu Kafatası</text:p>
      <text:p text:style-name="P11">Step Kedisi Kafatası</text:p>
      <text:p text:style-name="P11">Sırtlan Kafatası</text:p>
      <text:p text:style-name="P11"><text:soft-page-break/>Panda Kafatası</text:p>
      <text:p text:style-name="P11">Zebra Kafatası</text:p>
      <text:p text:style-name="P11">Sırtlan Kafatası</text:p>
      <text:p text:style-name="P11">Yabani Av Köpeği Kafatası</text:p>
      <text:p text:style-name="P11">Bozayı Kafatası</text:p>
      <text:p text:style-name="P11">Beyaz Aslan Kafatası</text:p>
      <text:p text:style-name="P11">Asya Vahşi Atı Kafatası</text:p>
      <text:p text:style-name="P11">Kaplan Kafatası</text:p>
      <text:p text:style-name="P11">Tilki Kafatası</text:p>
      <text:p text:style-name="P11">Tavşan Kafatası</text:p>
      <text:p text:style-name="P11">Karabatak Kafatası</text:p>
      <text:p text:style-name="P11">Rakun Kafatası</text:p>
      <text:p text:style-name="P11">Çayır Kurdu Kafatası</text:p>
      <text:p text:style-name="P11">Zebra Kafatası</text:p>
      <text:p text:style-name="P11">Antilop Kafatası</text:p>
      <text:p text:style-name="P11">Kaplan Kafatası</text:p>
      <text:p text:style-name="P11">Kurt Kafatası</text:p>
      <text:p text:style-name="P11">Sırtlan Kafatası</text:p>
      <text:p text:style-name="P11">Gelincik kafatası</text:p>
      <text:p text:style-name="P11">Kaplumbağa</text:p>
      <text:p text:style-name="P11">Bozayı Kafatası</text:p>
      <text:p text:style-name="P11">Kurt Kafatası</text:p>
      <text:p text:style-name="P11">Kutup Tilkisi Kafatası</text:p>
      <text:p text:style-name="P11">Kaplan Kafatası</text:p>
      <text:p text:style-name="P11">Panda Kafatası</text:p>
      <text:p text:style-name="P11">Ayı Kafatası</text:p>
      <text:p text:style-name="P11">Sibirya Kurdu Kafatası</text:p>
      <text:p text:style-name="P11">Kaplan Kafatası</text:p>
      <text:p text:style-name="P11">Antilop Kafatası</text:p>
      <text:p text:style-name="P11">Benekli Geyik Kafatası</text:p>
      <text:p text:style-name="P11">Gergedan Kafatası</text:p>
      <text:p text:style-name="P11">Sırtlan Kafatası</text:p>
      <text:p text:style-name="P11">Yer Köpeği Kafatası</text:p>
      <text:p text:style-name="P11">Yaban Domuzu Kafatası</text:p>
      <text:p text:style-name="P11">Kutup Porsuğu Kafatası</text:p>
      <text:p text:style-name="P11">Kurt Kafatası</text:p>
      <text:p text:style-name="P11">Balıkçı Sansar Kafatası</text:p>
      <text:p text:style-name="P11">Tibet Kum Tilkisi Kafatası</text:p>
      <text:p text:style-name="P11">Gözlüklü Ayı Kafatası</text:p>
      <text:p text:style-name="P11">Kurt Kafatası</text:p>
      <text:p text:style-name="P11"><text:soft-page-break/>Asya Yaban Köpeği Kafatası</text:p>
      <text:p text:style-name="P11"/>
      <text:p text:style-name="P14">SONUÇ</text:p>
      <text:p text:style-name="P11">Avrupa Aydınlanıyor Darwinizm Tarihe Gömülüyor</text:p>
      <text:p text:style-name="P11"/>
      <text:p text:style-name="P14">EK BÖLÜM</text:p>
      <text:p text:style-name="P11">Evrim Yanılgısı</text:p>
      <text:p text:style-name="P11">Gören Kim</text:p>
      <text:p text:style-name="P21">Okuyucuya</text:p>
      <text:p text:style-name="P14"/>
      <text:p text:style-name="P11"/>
      <text:p text:style-name="P11">Bu ki­tap­ta ve di­ğer ça­lış­ma­la­rı­mız­da ev­rim te­o­ri­si­nin çö­kü­şü­ne özel bir yer ay­rıl­ma­sı­nın ne­de­ni, bu te­o­ri­nin her tür­lü din aleyh­tarı fel­se­fe­nin te­me­li­ni oluş­tur­ma­sı­dır. Ya­ra­tı­lı­şı ve do­la­yı­sıy­la Al­lah'ın var­lı­ğı­nı in­kar eden Dar­wi­nizm, 150 yıl­dır pek çok in­sa­nın ima­nı­nı kay­bet­me­si­ne ya da kuş­ku­ya düş­me­si­ne ne­den ol­muş­tur. Do­la­yı­sıy­la bu te­o­ri­nin bir al­dat­ma­ca ol­du­ğu­nu göz­ler önü­ne ser­mek çok önem­li bir ima­ni gö­rev­dir. Bu önem­li hiz­me­tin tüm in­san­la­rı­mı­za ulaş­tı­rı­la­bil­me­si ise zo­run­lu­dur. Ki­mi oku­yu­cu­la­rı­mız bel­ki tek bir ki­ta­bı­mı­zı oku­ma im­ka­nı bu­la­bi­lir. Bu ne­den­le her ki­ta­bı­mız­da bu ko­nu­ya özet de ol­sa bir bö­lüm ay­rıl­ma­sı uy­gun gö­rül­müş­tür.</text:p>
      <text:p text:style-name="P11">Be­lir­til­me­si ge­re­ken bir di­ğer hu­sus, bu ki­tap­la­rın içe­ri­ği ile il­gi­li­dir. Ya­za­rın tüm ki­tap­la­rın­da ima­ni ko­nu­lar, Ku­ran ayet­le­ri doğ­rul­tu­sun­da an­la­tıl­mak­ta, in­san­lar Al­lah'ın ayet­le­ri­ni öğ­ren­me­ye ve ya­şa­ma­ya da­vet edil­mek­te­dir­ler. Al­lah'ın ayet­le­ri ile il­gi­li tüm ko­nu­lar, oku­ya­nın ak­lın­da hiç­bir şüp­he ve­ya so­ru işa­re­ti bı­rak­ma­ya­cak şe­kil­de açık­lan­mak­ta­dır. </text:p>
      <text:p text:style-name="P11">Bu an­la­tım sı­ra­sın­da kul­la­nı­lan sa­mi­mi, sa­de ve akı­cı üs­lup ise ki­tap­la­rın ye­di­den yet­mi­şe her­kes ta­ra­fın­dan ra­hat­ça an­la­şıl­ma­sı­nı sağ­la­mak­ta­dır. Bu et­ki­li ve ya­lın an­la­tım sa­ye­sin­de, ki­tap­lar "bir so­luk­ta oku­nan ki­tap­lar" de­yi­mi­ne tam ola­rak uy­mak­ta­dır. Di­ni red­det­me ko­nu­sun­da ke­sin bir ta­vır ser­gi­le­yen in­san­lar da­hi, bu ki­tap­lar­da an­la­tı­lan ger­çek­ler­den et­ki­len­mek­te ve an­la­tı­lan­la­rın doğ­ru­lu­ğu­nu in­kar ede­me­mek­te­dir­ler.</text:p>
      <text:p text:style-name="P11">Bu ki­tap ve ya­za­rın di­ğer eser­le­ri, oku­yu­cu­lar ta­ra­fın­dan biz­zat oku­na­bi­le­ce­ği gi­bi, kar­şı­lık­lı bir soh­bet or­ta­mı şek­lin­de de oku­na­bi­lir. Bu ki­tap­lar­dan is­ti­fa­de et­mek is­te­yen bir grup oku­yu­cu­nun ki­tap­la­rı bi­ra­ra­da oku­ma­la­rı, ko­nuy­la il­gi­li ken­di te­fek­kür ve tec­rü­be­le­ri­ni de bir­bir­le­ri­ne ak­tar­ma­la­rı açı­sın­dan ya­rar­lı ola­cak­tır.</text:p>
      <text:p text:style-name="P11">Bu­nun ya­nın­da, sa­de­ce Al­lah'ın rı­za­sı için ya­zıl­mış olan bu ki­tap­la­rın ta­nın­ma­sına ve okun­ma­sı­na kat­kı­da bu­lun­mak da bü­yük bir hiz­met ola­cak­tır. Çün­kü ya­za­rın tüm ki­tap­la­rın­da is­pat ve ik­na edi­ci yön son de­re­ce güç­lü­dür. Bu se­bep­le di­ni an­lat­mak is­te­yen­ler için en et­ki­li yön­tem, bu ki­tap­la­rın di­ğer in­san­lar ta­ra­fın­dan da okun­ma­sı­nın teş­vik edil­me­si­dir.</text:p>
      <text:p text:style-name="P11">Ki­tap­la­rın ar­ka­sı­na ya­za­rın di­ğer eser­le­ri­nin ta­nı­tım­la­rı­nın ek­len­me­si­nin ise önem­li se­bep­le­ri var­dır. Bu sa­ye­de ki­ta­bı eli­ne alan ki­şi, yu­ka­rı­da söz et­ti­ğimiz özel­lik­le­ri ta­şı­yan ve oku­mak­tan hoş­lan­dı­ğı­nı um­du­ğumuz bu ki­tap­la ay­nı va­sıf­la­ra sa­hip daha bir­çok eser ol­du­ğu­nu gö­re­cek­tir. İma­ni ve si­ya­si ko­nu­lar­da ya­rar­la­na­bi­le­ce­ği zen­gin bir kay­nak bi­ri­ki­mi­nin bu­lun­du­ğu­na şa­hit ola­cak­tır.</text:p>
      <text:p text:style-name="P11">Bu eser­ler­de, di­ğer ba­zı eser­ler­de gö­rü­len, ya­za­rın şah­si ka­na­at­le­ri­ne, şüp­he­li kay­nak­la­ra da­ya­lı izah­la­ra, mu­kad­de­sa­ta kar­şı ge­re­ken ada­ba ve sa­y­gı­ya dik­kat edil­me­yen üs­lup­la­ra, bur­kun­tu ve­ren ümit­siz, şüp­he­ci ve ye'se sü­rük­le­yen an­la­tım­la­ra rast­la­ya­maz­sı­nız. </text:p>
      <text:p text:style-name="P11"/>
      <text:p text:style-name="P11"/>
      <text:p text:style-name="P11"/>
      <text:p text:style-name="P11"/>
      <text:p text:style-name="P11"/>
      <text:p text:style-name="P16"><text:soft-page-break/>Yazar ve Eserleri Hakkında</text:p>
      <text:p text:style-name="P14"/>
      <text:p text:style-name="P11"/>
      <text:p text:style-name="P11">Ha­run Yah­ya müs­tear is­mi­ni kul­la­nan ya­zar Ad­nan Ok­tar, 1956 yı­lın­da An­ka­ra'da doğ­du. İlk, or­ta ve li­se öğ­re­ni­mi­ni An­ka­ra'da ta­mam­la­dı. Da­ha son­ra İs­tan­bul Mi­mar Si­nan Üni­ver­si­te­si Gü­zel Sa­nat­lar Fa­kül­te­si'nde ve İs­tan­bul Üni­ver­si­te­si Fel­se­fe Bö­lü­mü'nde öğ­re­nim gör­dü. 1980'li yıl­lar­dan bu ya­na, ima­ni, bi­lim­sel ve si­ya­si ko­nu­lar­da pek çok eser ha­zır­la­dı. Bun­la­rın ya­nı sı­ra, ya­za­rın ev­rim­ci­le­rin sah­te­kar­lıkla­rı­nı, id­dia­la­rı­nın ge­çer­siz­li­ği­ni ve Dar­wi­nizm'in kan­lı ide­o­lo­ji­ler­le olan ka­ran­lık bağ­lan­tı­la­rı­nı or­ta­ya ko­yan çok önem­li eser­le­ri bu­lun­mak­ta­dır.</text:p>
      <text:p text:style-name="P11">Ha­run Yah­ya'nın eser­le­ri yak­la­şık 30.000 res­min yer al­dı­ğı top­lam 45.000 sa­y­fa­lık bir kül­li­yat­tır ve bu kül­li­yat 60 fark­lı di­le çev­ril­miş­tir.</text:p>
      <text:p text:style-name="P11">Ya­za­rın müs­tear is­mi, in­kar­cı dü­şün­ce­ye kar­şı mü­ca­de­le eden iki pey­gam­be­rin ha­tı­ra­la­rı­na hür­me­ten, isim­le­ri­ni yad et­mek için Ha­run ve Yah­ya isim­le­rin­den oluş­tu­rul­muş­tur. Ya­zar ta­ra­fın­dan ki­tap­la­rın ka­pa­ğın­da Re­su­lul­lah'ın müh­rü­nün kul­la­nıl­mış ol­ma­sı­nın sem­bo­lik an­la­mı ise, ki­tap­la­rın içe­ri­ği ile il­gi­li­dir. Bu mü­hür, Ku­ran-ı Ke­rim'in Al­lah'ın son ki­ta­bı ve son sö­zü, Pey­gam­be­ri­miz (sav)'in de ha­tem-ül en­bi­ya ol­ma­sı­nı rem­zet­mek­te­dir. Ya­zar da, ya­yın­la­dı­ğı tüm ça­lış­ma­la­rın­da, Ku­ran'ı ve Re­su­lul­lah'ın sün­ne­ti­ni ken­di­ne reh­ber edin­miş­tir. Bu su­ret­le, in­kar­cı dü­şün­ce sis­tem­le­ri­nin tüm te­mel id­dia­la­rı­nı tek tek çü­rüt­me­yi ve di­ne kar­şı yö­nel­ti­len iti­raz­la­rı tam ola­rak sus­tu­ra­cak "son söz"ü söy­le­me­yi he­def­le­mek­te­dir. Çok bü­yük bir hik­met ve ke­mal sa­hi­bi olan Re­su­lul­lah'ın müh­rü, bu son sö­zü söy­le­me ni­ye­ti­nin bir du­a­sı ola­rak kul­la­nıl­mış­tır. </text:p>
      <text:p text:style-name="P11">Ya­za­rın tüm ça­lış­ma­la­rın­da­ki or­tak he­def, Ku­ran'ın teb­li­ği­ni dün­ya­ya ulaş­tır­mak, böy­le­lik­le in­san­la­rı Al­lah'ın var­lı­ğı, bir­li­ği ve ahi­ret gi­bi te­mel ima­ni ko­nu­lar üze­rin­de dü­şün­me­ye sevk et­mek ve in­kar­cı sis­tem­le­rin çü­rük te­mel­le­ri­ni ve sap­kın uy­gu­la­ma­la­rı­nı göz­ler önü­ne ser­mek­tir.</text:p>
      <text:p text:style-name="P11">Ni­te­kim Ha­run Yah­ya'nın eser­le­ri Hin­dis­tan'dan Ame­ri­ka'ya, İn­gil­te­re'den En­do­nez­ya'ya, Po­lon­ya'dan Bos­na Her­sek'e, İs­pan­ya'dan Bre­zil­ya'ya, Ma­lez­ya'dan İtal­ya'ya, Fran­sa'dan Bul­ga­ris­tan'a ve Rus­ya'ya ka­dar dün­ya­nın daha pek çok ül­ke­sin­de be­ğeniy­le okun­mak­ta­dır. İn­gi­liz­ce, Fran­sız­ca, Al­man­ca, İtal­yan­ca, İs­pan­yol­ca, Por­te­kiz­ce, Ur­du­ca, Arap­ça, Ar­na­vut­ça, Rus­ça, Boş­nak­ça, Uy­gur­ca, En­do­nez­ya­ca, Ma­lay­ca, Ben­go­li, Sırp­ça, Bul­gar­ca, Çin­ce, Kish­wa­hi­li (Tan­zan­ya'da kul­la­nı­lı­yor), Hau­sa (Af­ri­ka'da ya­y­gın ola­rak kul­la­nı­lı­yor), Dhi­vel­hi (Ma­uri­tus'ta kul­la­nı­lı­yor), Da­ni­mar­ka­ca ve İs­veç­ce gi­bi pek çok di­le çev­ri­len eser­ler, yurt dı­şın­da ge­niş bir oku­yu­cu kit­le­si ta­ra­fın­dan ta­kip edil­mek­te­dir. </text:p>
      <text:p text:style-name="P11">Dün­ya­nın dört bir ya­nın­da ola­ğanüs­tü tak­dir top­la­yan bu eser­ler pek çok in­sa­nın iman et­me­si­ne, pek ço­ğunun da ima­nın­da de­rin­leş­me­si­ne ve­si­le ol­mak­ta­dır. Ki­tap­la­rı oku­yan, in­ce­le­yen her ki­şi, bu eser­ler­de­ki hik­met­li, öz­lü, ko­lay an­la­şı­lır ve sa­mi­mi üs­lu­bun, akıl­cı ve il­mi yak­la­şı­mın far­kı­na var­mak­ta­dır. Bu eser­ler sü­rat­li et­ki et­me, ke­sin ne­ti­ce ver­me, iti­raz edi­le­mez­lik, çü­rü­tü­le­mez­lik özel­lik­le­ri ta­şı­mak­ta­dır. Bu eser­le­ri oku­yan ve üze­rin­de cid­di bi­çim­de dü­şü­nen in­san­la­rın, ar­tık ma­te­rya­list fel­se­fe­yi, ateiz­mi ve di­ğer sap­kın gö­rüş ve fel­se­fe­le­rin hiç­bi­ri­ni sa­mi­mi ola­rak sa­vu­na­bil­me­le­ri müm­kün de­ğil­dir. Bun­dan son­ra sa­vun­sa­lar da an­cak du­y­gu­sal bir inat­la sa­vu­na­cak­lar­dır, çün­kü fik­ri da­ya­nak­la­rı çü­rü­tül­müş­tür. Ça­ğı­mız­da­ki tüm in­kar­cı akım­lar, Ha­run Yah­ya kül­li­ya­tı kar­şı­sın­da fik­ren mağ­lup ol­muş­lar­dır.</text:p>
      <text:p text:style-name="P11"><text:soft-page-break/>Kuş­ku­suz bu özel­lik­ler, Ku­ran'ın hik­met ve an­la­tım çar­pı­cı­lı­ğın­dan kay­nak­lan­mak­ta­dır. Ya­za­rın ken­di­si bu eser­ler­den do­la­yı bir övün­me için­de de­ğil­dir, yal­nız­ca Al­lah'ın hi­da­ye­ti­ne ve­si­le ol­ma­ya ni­yet et­miş­tir. Ay­rı­ca bu eser­le­rin ba­sı­mın­da ve ya­yın­lan­ma­sın­da her­han­gi bir mad­di ka­zanç he­def­len­me­mek­te­dir.</text:p>
      <text:p text:style-name="P11">Bu ger­çek­ler göz önün­de bu­lun­du­rul­du­ğun­da, in­san­la­rın gör­me­dik­le­ri­ni gör­me­le­ri­ni sağ­la­yan, hi­da­yet­le­ri­ne ve­si­le olan bu eser­le­rin okun­ma­sı­nı teş­vik et­me­nin de, çok önem­li bir hiz­met ol­du­ğu or­ta­ya çık­mak­ta­dır.</text:p>
      <text:p text:style-name="P11">Bu de­ğer­li eser­le­ri ta­nıt­mak ye­ri­ne, in­san­la­rın zi­hin­le­ri­ni bu­lan­dı­ran, fik­ri kar­ma­şa mey­da­na ge­ti­ren, kuş­ku ve te­red­düt­le­ri da­ğıt­ma­da, ima­nı kur­tar­ma­da güç­lü ve kes­kin bir et­ki­si ol­ma­dı­ğı ge­nel tec­rü­be ile sa­bit olan ki­tap­la­rı ya­y­mak ise, emek ve za­man kay­bı­na ne­den ola­cak­tır. İma­nı kur­tar­ma ama­cın­dan zi­ya­de, ya­za­rı­nın ede­bi gü­cü­nü vur­gu­la­ma­ya yö­ne­lik eser­ler­de bu et­ki­nin el­de edi­le­me­ye­ce­ği açık­tır. Bu ko­nu­da kuş­ku­su olan­lar var­sa, Ha­run Yah­ya'nın eser­le­ri­nin tek ama­cı­nın din­siz­li­ği çü­rüt­mek ve Ku­ran ah­la­kı­nı ya­y­mak ol­du­ğu­nu, bu hiz­met­te­ki et­ki, ba­şa­rı ve sa­mi­mi­ye­tin açık­ça gö­rül­dü­ğü­nü oku­yu­cu­la­rın ge­nel ka­na­atin­den an­la­ya­bi­lir­ler. </text:p>
      <text:p text:style-name="P11">Bi­lin­me­li­dir ki, dün­ya üze­rin­de­ki zu­lüm ve kar­ma­şa­la­rın, Müs­lü­man­la­rın çek­tik­le­ri ezi­yet­le­rin te­mel se­be­bi din­siz­li­ğin fik­ri ha­ki­mi­ye­ti­dir. Bun­lar­dan kur­tul­ma­nın yo­lu ise, din­siz­li­ğin fik­ren mağ­lup edil­me­si, iman ha­ki­kat­le­ri­nin or­ta­ya kon­ma­sı ve Ku­ran ah­la­kı­nın, in­san­la­rın kav­ra­yıp ya­şa­ya­bi­le­cek­le­ri şe­kil­de an­la­tıl­ma­sı­dır. Dün­ya­nın gün­den gü­ne daha faz­la içi­ne çe­kil­mek is­ten­di­ği zu­lüm, fe­sat ve kar­ga­şa or­ta­mı dik­ka­te alın­dı­ğın­da bu hiz­me­tin el­den gel­di­ğin­ce hız­lı ve et­ki­li bir bi­çim­de ya­pıl­ma­sı ge­rek­ti­ği açık­tır. Ak­si hal­de çok geç ka­lı­na­bi­lir.</text:p>
      <text:p text:style-name="P11">Bu önem­li hiz­met­te ön­cü ro­lü üst­len­miş olan Ha­run Yah­ya kül­li­ya­tı, Al­lah'ın iz­niy­le, 21. yüz­yıl­da dün­ya in­san­la­rı­nı Ku­ran'da ta­rif edi­len hu­zur ve ba­rı­şa, doğ­ru­luk ve ada­le­te, gü­zel­lik ve mut­lu­lu­ğa ta­şı­ma­ya bir ve­si­le ola­cak­tır.</text:p>
      <text:p text:style-name="P11"/>
      <text:p text:style-name="P11"/>
      <text:p text:style-name="P11"/>
      <text:p text:style-name="P11"/>
      <text:p text:style-name="P11"/>
      <text:p text:style-name="P20">GİRİŞ</text:p>
      <text:p text:style-name="P14"/>
      <text:p text:style-name="P11"/>
      <text:p text:style-name="P11">Dar­wi­nist­le­rin ya­nıl­gı­la­rı­na gö­re do­ğa­da can­lı­la­rın olu­şu­mu için söz­de tek bir al­ter­na­tif var­dır: Can­lı­lar mil­yon­lar­ca yıl ön­ce, kör te­sad­üf­le­rin ese­ri ola­rak ken­di ken­di­ne be­li­ren ilk hüc­re­den tü­re­miş ve za­man­la tür­ler, yi­ne te­sa­düf­le­rin et­ki­siy­le, baş­ka tür­le­re dö­nüş­müş­tür. Di­ğer bir de­yiş­le Dar­wi­nizm'in can­lı­lı­ğın olu­şu­mu için ih­ti­yaç duy­du­ğu şey; te­sa­düf­ler, do­ğa olay­la­rı ve za­man­dır. Dar­wi­nist­le­re gö­re ya­şam; bu üç "sah­te ilah"ın bi­ra­ra­ya gel­me­siy­le mey­da­na gel­miş­tir, do­la­yı­sıy­la can­lı var­lık­la­rın olu­şu­mun­da akıl, şu­ur, bi­linç gi­bi kav­ram­lar söz ko­nu­su de­ğil­dir. (Al­lah'ı ten­zih ede­riz.)</text:p>
      <text:p text:style-name="P11">Bu­na bağ­lı ola­rak, şu­ur­suz ge­li­şen mil­yon­lar­ca yıl­lık bu ha­ya­li sü­re­cin fo­sil ka­yıt­la­rın­da iz­le­ri ol­ma­lı­dır. Eğer can­lı­lar baş­ka can­lı­lar­dan tü­rü­yor­lar­sa, bu tü­re­yi­şin ara iz­le­ri­nin fo­sil­ler­de kal­mış ol­ma­sı ge­rek­mek­te­dir. Can­lı­lar eğer son ge­liş­miş hal­le­ri­ne çe­şit­li aşa­ma­lar son­ra­sın­da ge­li­yor­lar­sa, bu du­rum­da ba­lık­tan sü­rün­ge­ne dö­nü­şen, sü­rün­gen­den me­me­li­ye dö­nü­şen, me­me­li­den ha­va­da uç­ma­ya baş­la­yan sözde ara can­lı­la­rın fo­sil­le­ri­nin, ha­ya­li ev­ri­mi­ni ta­mam­la­mış can­lı­lar­dan çok da­ha faz­la ol­ma­sı ge­rek­mek­te­dir. Mil­yar­lar­ca fo­sil bu­lun­ma­lı ve ha­ya­li ev­ri­min bü­tün iz­le­ri bu fo­sil ka­yıt­la­rın­dan an­la­şıl­ma­lı­dır. Ev­rim te­ori­si­nin en önem­li de­lil­le­rin­den bi­ri fo­sil ka­yıt­la­rı ol­ma­lı­dır. </text:p>
      <text:p text:style-name="P11">Dar­win de bu du­ru­mun far­kın­da­dır: </text:p>
      <text:p text:style-name="P11">Eğer teo­rim doğ­ruy­sa, tür­le­ri bir­bi­ri­ne bağ­la­yan sa­yı­sız ara ge­çiş çe­şit­le­ri mut­la­ka ya­şa­mış ol­ma­lı­dır... Bun­la­rın ya­şa­mış ol­duk­la­rı­nın ka­nıt­la­rı da sa­de­ce fo­sil ka­lın­tı­la­rı ara­sın­da bu­lu­na­bi­lir. 1</text:p>
      <text:p text:style-name="P11">Ya­şa­yan ve­ya so­yu tü­ken­miş tüm tür­ler ara­sın­da­ki ara ve ge­çiş bağ­lan­tı­la­rı­nın sa­yı­sı ina­nıl­maz de­re­ce­de bü­yük ol­ma­lı­dır. 2</text:p>
      <text:p text:style-name="P11">Fa­kat fo­sil ka­yıt­la­rı­nın ortaya koyduğu ger­çek fark­lı­dır. </text:p>
      <text:p text:style-name="P11">Bugüne kadar on binlerce farklı canlı türüne ait milyonlarca fosil elde edilmiştir. Bun­la­rın tü­mü tam, ek­sik­siz, mü­kem­mel gö­rü­nüm ve komp­leks­lik­te can­lı­lar­dır. Dar­win'in bek­le­diği, tüm Dar­wi­nist­le­rin bu­lun­ma­sı­nı is­te­di­ği ara fo­sil­ler ise yok­tur. Yer­yü­zü­nün hiç­bir ye­rin­de tek bir ara form bu­lun­ma­mış­tır. On mil­yon­lar­ca yıl­lık can­lı­lar, bu­gün­kü gö­rü­nüm­le­rin­de­dir­ler. Gü­nü­müz­de ya­şa­mak­ta olan ka­rın­ca, si­nek, ba­lık, ayı, örüm­cek, kap­lan, as­lan bugün nasılsa, bun­dan mil­yon­lar­ca yıl ön­ce ya­şa­mış ör­nek­le­ri de aynıdır. Mil­yon­lar­ca yıl­lık can­lı­lar bu­gün­kü komp­leks­lik­te­dir­ler. Hiç­bir de­ği­şik­li­ğe uğ­ra­ma­mış­lar­dır. Da­ha açık bir de­yiş­le ev­rim­leş­me­miş­ler­dir. </text:p>
      <text:p text:style-name="P11">Bu du­rum yer­yü­zün­de­ki bü­tün can­lı­lar için ge­çer­li­dir. Ba­lık­lar da de­ğiş­me­den kal­mış­lar­dır, kuş­lar da. Sü­rün­gen­ler de de­ğiş­me­den kal­mış­lar­dır, ka­buk­lu can­lı­lar da. Can­lı­la­rın de­ğiş­me­di­ği­ni or­ta­ya ko­yan sa­yı­sız fo­sil ör­ne­ği var­dır. Cilt­ler bo­yun­ca Ya­ra­tı­lış At­la­sı ki­tap­la­rın­da ser­gi­le­nen ve ha­len ser­gi­len­mek­te olan ger­çek bu­dur. Bu ça­lış­ma­lar­da can­lı­la­rın hep ay­nı kal­dık­la­rı­nı gös­te­ren fo­sil­le­rin sa­de­ce bir kıs­mı gün­de­me ge­ti­ril­mek­te­dir. Bu­gü­ne ka­dar el­de edi­len tüm fo­sil ka­yı­tları, yani milyonlarca fosil, is­ti­sna­sız ola­rak ev­rim ol­ma­dı­ğı­nın ka­nı­tı­nı sun­mak­ta­dır. </text:p>
      <text:p text:style-name="P11">Bu ki­tap­ta su­nu­lan fo­sil­ler ise, Dar­wi­nist­le­rin en bü­yük id­di­ala­rın­dan bi­ri­ni yer­le bir et­mek­te­dir: Me­me­li­le­rin ev­ri­mi se­nar­yo­su­nu. Bu­lu­nan mil­yon­lar­ca yıl­lık fo­sil­ler, bu­gün­kü me­me­li­<text:soft-page-break/>le­rin mil­yon­lar­ca yıl ön­ce de ya­şa­dık­la­rı­nı gös­ter­mek­te­dir. Bu ger­çek as­lın­da Dar­wi­nizm'e cid­di bir dar­be vur­muş du­rum­da­dır. Çün­kü kuş­la­rın, sü­rün­gen­le­rin, ba­lık­la­rın ve ni­ha­yet me­me­li­le­rin hiç­bir ev­rim ge­çir­me­di­ği­nin an­la­şıl­ma­sı, in­sa­nın ha­ya­li ev­ri­mi­nin de bir saf­sa­ta­dan iba­ret ol­du­ğu­nu ka­nıt­la­mak­ta­dır. Dar­wi­nist­le­rin tek bir de­lil bi­le ge­ti­re­me­di­ği in­sa­nın ev­ri­mi se­nar­yo­su, bu­lu­nan sa­yı­sız ya­şa­yan fo­sil kar­şı­sın­da tam an­la­mıy­la yer­le bir ol­muş du­rum­da­dır. </text:p>
      <text:p text:style-name="P11">Bu ki­tap­ta yer alan fo­sil­ler, bu­lu­nan sa­yı­sız gü­nü­müz me­me­li ka­fa­ta­sı­nın yal­nız­ca bir kıs­mı­dır. Bun­la­rı gö­ren sağ­du­yu­lu her ki­şi, fo­sil­le­rin ta­ma­mı­nın me­me­li­le­rin ya­ra­tıl­dık­la­rı hal­le­riy­le de­ğiş­me­den kal­mış ol­duk­la­rı­nı gös­ter­di­ği­ni ka­bul ede­cek­tir. Bu de­lil­ler kar­şı­sın­da, in­sa­nın söz­de şem­pan­ze­den tü­re­yen bir tür hay­van ol­du­ğu­nu id­di­a eden Dar­wi­nizm'in na­sıl bir al­dat­ma­ca ol­du­ğu da­ha iyi an­la­şı­la­cak­tır. Can­lı­la­rın hiç­bi­ri­nin ta­ri­hin­de ev­rim ol­ma­dı­ğı gi­bi, in­sa­nın ta­ri­hin­de de böy­le bir dö­nü­şüm yok­tur. Bu al­dat­ma­ca­yı ayak­ta tu­ta­bil­mek için ya­pı­lan her tür­lü sah­te­kar­lık so­nuç­suz­dur. Tüm var­lık­la­rın Ya­ra­tı­cı'sı, tek Ha­kim'i olan Yü­ce Rab­bi­miz Al­lah'ın üs­tün ve ku­sur­suz ya­rat­ma­sı göz­ler önün­de­dir. Yok­tan var eden Rab­bi­miz sa­na­tı­nı tüm yer­yü­zün­de ser­gi­le­miş­tir. İn­san, bah­çe­sin­de­ki çi­çe­ğe, tek bir kuş ka­na­dı­na, yer­yü­zün­de­ki sa­yı­sız can­lı­ya ve sa­hip ol­du­ğu tek bir hüc­re­ye bak­sa bu ger­çe­ği he­men fark ede­cek­tir. Fo­sil ka­yıt­la­rı, bu muh­te­şem ya­ra­tı­lı­şın red­de­dil­me­si müm­kün ol­ma­yan de­lil­le­ri­ni or­ta­ya koy­muş­tur. Ar­tık bu ger­çe­ğe iti­raz müm­kün de­ğil­dir. </text:p>
      <text:p text:style-name="P11">Dar­wi­nist­le­rin çır­pı­nış­la­rı bo­şu­na­dır. Ev­rim te­ori­si­nin ölü­mü­nü ar­tık is­ter is­te­mez ka­bul et­miş du­rum­da­dır­lar. Dar­wi­nizm'i ayak­ta tut­mak için gös­te­ri­len ça­ba­lar aciz ve güç­süz ça­ba­lar­dır. Bun­la­ra ar­tık kim­se iti­bar et­me­mek­te­dir. En akıl­lı­ca tu­tum kuş­ku­suz ger­çek­le­ri gör­müş­ken ha­ta­dan dön­mek, bir ha­ya­lin pe­şin­de da­ha faz­la koş­ma­mak, im­ti­han için ge­li­nen bu dün­ya­yı boş bir amaç uğ­ru­na har­ca­ma­mak­tır. </text:p>
      <text:p text:style-name="P11"/>
      <text:p text:style-name="P21">KA­FA­TA­SI FO­SİL­LE­Rİ­NİN DAR­WI­NİZM'E </text:p>
      <text:p text:style-name="P16">İN­DİR­Dİ­Ğİ DAR­BE</text:p>
      <text:p text:style-name="P14"/>
      <text:p text:style-name="P11"/>
      <text:p text:style-name="P11">Dar­win'in in­san­lar­la may­mun­la­rın or­tak bir ata­dan gel­dik­le­ri te­zi, or­ta­ya ilk atıl­dı­ğı dö­nem­de de son­ra­ki dö­nem­ler­de de bi­lim­sel bul­gu­lar­la des­tek­le­ne­me­di. O za­man­dan bu ya­na, yak­la­şık 150 yıl­dır, in­sa­nın ev­ri­mi ma­sa­lı­nı des­tek­le­mek için gös­te­ri­len bü­tün gay­ret­ler boş çık­tı. El­de edi­len fo­sil­ler, may­mun­la­rın hep may­mun, in­san­la­rın da hep in­san ola­rak var ol­duk­la­rı­nı, may­mun­la­rın in­san­la­ra dö­nüş­me­dik­le­ri­ni ve may­mun­la in­sa­nın or­tak bir ata­ya sa­hip ol­ma­dık­la­rı­nı is­pat­la­dı.</text:p>
      <text:p text:style-name="P11">Dar­wi­nist­le­rin yo­ğun pro­pa­gan­da­la­rı­na ve aka­de­mik çev­re­ler­de­ki sin­dir­me gi­ri­şim­le­ri­ne rağ­men, pek çok bi­lim ada­mı da bu ger­çe­ği di­le ge­tir­di. Bun­lar­dan bi­ri Har­vard Üni­ver­si­te­si pa­le­oan­tro­po­log­la­rın­dan Da­vid Pil­be­am'dir. Pil­be­am, in­sa­nın söz­de ev­ri­mi­nin bi­lim­sel ve­ri­le­re da­yan­ma­yan bir id­di­a ol­du­ğu­nu şu şe­kil­de ifa­de eder: </text:p>
      <text:p text:style-name="P11">Fark­lı bir bi­lim da­lın­dan, ze­ki bir bi­lim ada­mı­nı ge­tir­se­niz ve ona eli­miz­de­ki ye­ter­siz de­lil­le­ri gös­ter­se­niz, ke­sin­lik­le "Bu ko­nu­yu unu­tun, de­vam et­mek için ye­ter­li de­lil yok" di­ye­cek­tir.3</text:p>
      <text:p text:style-name="P11">Pa­le­oan­tro­po­lo­ji üze­ri­ne ha­zır­lan­mış olan The Bo­ne Pedd­lers ad­lı ki­ta­bın ya­za­rı olan Wil­li­am Fix ise, in­sa­nın söz­de ev­ri­mi­nin bul­gu­lar­la des­tek­len­me­di­ği­ni şöy­le di­le ge­ti­rir: </text:p>
      <text:p text:style-name="P11">İn­sa­nın kö­ke­ni hak­kın­da hiç­bir şüp­he duy­ma­ma­mız ge­rek­ti­ği­ni söy­le­yen ha­la sa­yı­sız bi­lim ada­mı var­dır, an­cak tek ek­sik­lik­le­ri bir de­lil­le­ri­nin ol­ma­ma­sı­dır...4</text:p>
      <text:p text:style-name="P11">Fo­sil ka­yıt­la­rı­nın ken­di­le­ri­ni ha­yal kı­rık­lı­ğı­na uğ­rat­ma­sı ve için­de bu­lun­duk­la­rı de­lil­siz­lik kar­şı­sın­da, ev­rim­ci­le­rin yap­tık­la­rı tek şey, hiç­bir ger­çek­li­ği ol­ma­yan ka­fa­tas­la­rı­nı tek­rar tek­rar sı­ra­la­mak, sah­te­li­ği çok­tan bel­ge­len­miş fo­sil­ler üze­rin­de spe­kü­las­yon­lar yap­mak ol­du.</text:p>
      <text:p text:style-name="P11">Oy­sa ge­rek may­mun­la­rın, ge­rek di­ğer can­lı­la­rın, ge­rek­se geç­miş­te ya­şa­mış fark­lı ırk­la­ra ait in­san­la­rın ka­fa­tas­la­rı üze­rin­de ya­pı­lan in­ce­le­me­ler, bu can­lı­la­rın sa­hip ol­duk­la­rı tüm özel­lik­ler­le var ol­duk­la­rı­nı ve ta­rih bo­yun­ca hiç de­ği­şik­li­ğe uğ­ra­ma­dık­la­rı­nı gös­ter­miş­tir. Bu­nun an­la­mı, can­lı­la­rın ev­rim ge­çir­me­dik­le­ri, hep­si­ni Yü­ce Al­lah'ın ya­rat­tı­ğı­dır. İler­le­yen say­fa­lar­da yer alan ör­nek­ler­de de gö­rü­le­ce­ği gi­bi, kur­ba­ğa, ker­ten­ke­le, yu­suf­çuk, si­nek, ha­mam bö­ce­ği gi­bi pek çok can­lı­nın, vü­cut­la­rı­nın di­ğer uzuv ve or­gan­la­rın­da ol­du­ğu gi­bi, baş böl­ge­le­rin­de de hiç­bir de­ği­şik­lik ol­ma­mış­tır. Kuş­la­rın ve ba­lık­la­rın baş ya­pı­la­rı da de­ğiş­me­miş­tir. Kap­lan, kurt, til­ki, ger­ge­dan, pan­da, as­lan, leo­par, sırt­lan gi­bi sa­yı­sız hay­va­nın ya­ra­tıl­dık­la­rı ilk an­dan be­ri on mil­yon­lar­ca yıl bo­yun­ca ka­fa­tas­la­rı ay­nı­dır. Bu ay­nı­lık, can­lı­la­rın ev­ri­mi id­di­ası­nı ya­lan­la­mak­ta­dır. </text:p>
      <text:p text:style-name="P11">Tüm bu can­lı tür­le­ri için ge­çer­li olan de­ğiş­mez­lik, in­san için de ge­çer­li­dir. Na­sıl ki on bin­ler­ce can­lı tü­rü­nün, mil­yon­lar­ca yıl bo­yun­ca ka­fa­ta­sı ya­pı­la­rın­da bir de­ği­şik­lik ol­ma­mış­sa, in­san­la­rın da ka­fa­tas­la­rın­da ev­rim­sel bir de­ği­şik­lik ol­ma­mış­tır. Ba­lık­la­rın hep ba­lık, kuş­la­rın hep kuş, sü­rün­gen­le­rin hep sü­rün­gen ol­ma­sı gi­bi in­san­lar da hep in­san ola­rak var ol­muş­tur. Hiç­bir can­lı­nın hiç­bir or­gan ve ya­pı­sın­da, ev­rim­ci­le­rin id­di­a et­ti­ği gi­bi "il­kel­den ge­liş­mi­şe doğ­ru iler­le­me" di­ye bir şey söz ko­nu­su de­ğil­dir. </text:p>
      <text:p text:style-name="P11"><text:soft-page-break/>Ev­rim­ci­ler, in­sa­nın söz­de ev­ri­mi hi­ka­ye­si­ni an­la­tır­ken, bul­duk­la­rı ka­fa­tas­la­rı­nın hac­mi­ni, kaş çı­kın­tı­la­rı­nı ve­ya alın ya­pı­la­rı­nı öne sü­re­rek, ken­di­le­rin­ce ev­rim­sel bir sı­ra­la­ma ve soy ağa­cı oluş­tu­rur­lar. Hal­bu­ki ev­rim­ci­le­rin or­ta­ya koy­duk­la­rı ka­fa­tas­la­rın­da­ki ya­pı­sal fark­lı­lık­lar ev­ri­me de­lil de­ğil­dir. Çün­kü bu ka­fa­tas­la­rı­nın bir kıs­mı so­yu tü­ken­miş may­mun­la­ra, bir kıs­mı da geç­miş­te ya­şa­mış fark­lı in­san ırk­la­rı­na ait­tir. Fark­lı in­san ırk­la­rı­nın fark­lı ka­fa­ta­sı ya­pı­la­rı­na sa­hip ol­ma­la­rı ise son de­re­ce do­ğal­dır. Fark­lı ba­lık tür­le­ri­nin de fark­lı ka­fa şe­kil­le­ri var­dır. Ör­ne­ğin, bir ala­ba­lı­ğın ka­fa şek­li bir yı­lan ba­lı­ğı­nın ka­fa şek­li­ne ben­ze­mez. An­cak her iki­si de ba­lık­tır. Ay­nı şe­kil­de, fark­lı in­san ırk­la­rı­nın da ka­fa­ta­sı ya­pı­la­rı ara­sın­da fark­lı­lık­lar ola­bi­lir. Pig­me­ler­le İn­gi­liz­le­rin, Rus­lar­la Çin­li­le­rin, Abor­jin­ler­le Es­ki­mo­la­rın, zen­ci­ler­le Ja­pon­la­rın alın ya­pı­la­rın­da, göz çu­kur­la­rın­da, kaş çı­kın­tı­la­rın­da, ka­fa­ta­sı ha­cim­le­rin­de do­ğal ola­rak fark­lı­lık­lar ola­cak­tır. Ama bu fark­lı­lık­lar, bir ır­kın di­ğe­rin­den tü­re­di­ği ya da bir ır­kın di­ğe­rin­den da­ha il­kel ve­ya da­ha ge­liş­miş ol­du­ğu an­la­mı­na gel­mez. Bir Abor­jin so­yu, bir baş­ka soy ile ka­rış­ma­dı­ğı sü­re­ce dai­ma ay­nı özel­lik­ler­de ka­la­cak­tır. Ne ka­dar za­man ge­çer­se geç­sin, bu in­san­lar da­ha fark­lı özel­lik­le­re sa­hip ola­cak şe­kil­de ev­rim­leş­me­ye­cek, ka­fa­ta­sı ha­cim­le­ri şu an ol­du­ğun­dan da­ha faz­la bü­yü­me­ye­cek, fark­lı ana­to­mik özel­lik­le­re sa­hip ol­ma­ya­cak­lar­dır. </text:p>
      <text:p text:style-name="P11">Ör­ne­ğin, ev­rim­ci­le­rin söz­de il­kel ka­bul et­tik­le­ri Ho­mo Erec­tus ka­fa­tas­la­rı­nın sa­hip ol­du­ğu bü­yük kaş çı­kın­tı­la­rı­na ve ge­ri­ye doğ­ru eğim­li alın ya­pı­sı­na, gü­nü­müz­de ya­şa­yan ba­zı Ma­lez­ya yer­li­le­ri de sa­hip­tir. Eğer ev­rim­ci­le­rin id­di­ala­rı doğ­ru ol­say­dı, söz ko­nu­su Ma­lez­ya yer­li­le­ri­nin de söz­de "may­mun­luk­tan ye­ni çık­mış, tam ge­liş­me­miş in­san" ya­pı­sın­da ve gö­rü­nü­mün­de ol­ma­la­rı ge­re­kir­di. Oy­sa böy­le bir­ şey söz ko­nu­su de­ğil­dir. Ho­mo Erec­tus'un ka­fa­ta­sı­nın ana­to­mik özel­lik­le­ri­nin gü­nü­müz­de de gö­rül­me­si, hem Ho­mo Erec­tus'un il­kel bir tür ol­ma­dı­ğı­nı hem de ev­rim­ci­le­rin "in­sa­nın soy ağa­cı" se­nar­yo­su­nun ya­lan ol­du­ğu­nu gös­te­rir. </text:p>
      <text:p text:style-name="P11">Kı­sa­ca, geç­miş­te ya­şa­mış olan ba­zı in­san ırk­la­rı­nın gü­nü­müz­de ya­şa­yan in­san­lar­dan fark­lı ana­to­mik ya­pı­ya sa­hip ol­ma­la­rı hiç­bir şe­kil­de ev­ri­me de­lil ola­maz. Ana­to­mik fark­lı­lık ta­ri­hin her dö­ne­min­de, fark­lı her in­san ır­kı ara­sın­da gö­rü­le­bi­lir. Ame­ri­ka­lı­lar­la Ja­pon­la­rın, Av­ru­pa­lı­lar­la Abor­jin­le­rin, Es­ki­mo­lar­la Zen­ci­le­rin ve­ya pig­me­le­rin ka­fa­tas­la­rı ay­nı de­ğil­dir. Ama bu du­rum, söz ko­nu­su ırk­la­rın bi­ri­nin di­ğe­rin­den da­ha ge­liş­miş ve­ya da­ha ge­ri ol­du­ğu­nu gös­ter­mez.</text:p>
      <text:p text:style-name="P11">Bun­dan bin­ler­ce yıl son­ra, 2000'li yıl­lar­da ya­şa­mış 1.90 boy­la­rın­da iri ya­pı­lı bir Ame­ri­ka­lı­nın ka­fa­ta­sı­nı bu­lan ge­le­ce­ğin bi­lim adam­la­rı, bu ka­fa­ta­sı­nı, yi­ne 2000'li yıl­lar­da ya­şa­mış 1.60 boy­la­rın­da bir Ja­pon'un ka­fa­ta­sıy­la kar­şı­laş­tır­sa­lar, baş­ta bü­yük­lük ol­mak üze­re pek çok fark­lı­lık gö­re­cek­ler­dir. Bu fark­lı­lık­la­ra da­ya­na­rak, Ja­pon­la­rın il­kel bir in­sa­nım­sı ol­du­ğu­nu, Ame­ri­ka­lı­la­rın ise ha­ya­li ev­rim ba­sa­ma­ğın­da da­ha ile­ri bir can­lı ol­du­ğu­nu öne sür­se­ler, el­bet­te doğ­ru­yu yan­sıt­ma­yan bir yo­rum­da bu­lu­na­cak­lar­dır. </text:p>
      <text:p text:style-name="P11">Üs­te­lik ka­fa­ta­sı bo­yu­tu bir in­sa­nın ze­ka­sı­nın ve­ya ka­bi­li­yet­le­ri­nin öl­çü­sü de de­ğil­dir. Be­den ya­pı­sı ge­liş­miş, ama ze­ka­sı ye­te­rin­ce ge­liş­me­miş pek çok in­san var­dır. Ay­nı şe­kil­de, be­de­ni ve do­la­yı­sıy­la ka­fa­ta­sı di­ğer in­san­la­ra gö­re da­ha kü­çük olan, an­cak çok ze­ki bir­çok in­san bu­lun­mak­ta­dır. Bu in­san­la­rın ka­fa­tas­la­rı­nın, ge­le­cek­te­ki ba­zı bi­lim adam­la­rı ta­ra­fın­dan, sa­de­ce bo­yut­la­rı­na da­ya­nı­la­rak söz­de ev­rim­sel sı­ra­la­ma­ya so­kul­ma­sı­nın el­bet­te bi­lim­sel bir de­ğe­ri ol­ma­ya­cak­tır. Çün­kü bu sı­ra­la­ma ger­çek­le­ri yan­sıt­ma­ya­cak­tır. Ka­fa­ta­sı hac­mi fark­lı­lı­ğı­nın, ze­ka ve be­ce­ri yö­nün­den hiç­bir fark oluş­tur­ma­dı­ğı bi­li­nen bir ger­çek­tir. Ha­ya­tı bo­yun­ca yo­ğun zi­hin­sel fa­ali­yet­<text:soft-page-break/>ler­de bu­lu­nan bir in­sa­nın ka­fa­ta­sı bü­yü­mez, ze­ka­sı güç­le­nir. Ze­ka, bey­nin hac­mi­ne gö­re de­ğil, bey­nin ken­di için­de­ki or­ga­ni­zas­yo­nu­na gö­re de­ği­şir.5</text:p>
      <text:p text:style-name="P11">Ki­ta­bın iler­le­yen say­fa­la­rın­da, ev­rim te­ori­si­ni ge­çer­siz kı­lan sa­yı­sız ka­fa­ta­sı fo­si­lin­den bir­kaç ör­ne­ğe yer ve­ril­miş­tir. Bu ka­fa­tas­la­rı, ta­rih bo­yun­ca hiç­bir can­lı­nın de­ğiş­me­di­ği­nin, bir baş­ka can­lı­ya dö­nüş­me­di­ği­nin, her can­lı tü­rü­nün hep sa­hip ol­du­ğu özel­lik­ler­le bir­lik­te var ol­du­ğu­nun de­lil­le­rin­den­dir. Bu de­lil­ler­le bir­lik­te, Dar­wi­nist dü­şün­ce­nin aç­maz­la­rı­nı ve man­tık­sız­lık­la­rı­nı vur­gu­la­yan açık­la­ma­la­ra da yer ve­ril­mek­te­dir. Ör­ne­ğin, can­lı­la­rın sü­rek­li de­ği­şe­rek iler­le­di­ği id­di­asın­da­ki Dar­wi­nist­le­re, tüm can­lı tür­le­rin­de açık­ça gö­rü­len de­ğiş­mez­li­ği na­sıl açık­la­dık­la­rı so­rul­mak­ta­dır. İn­sa­nın söz­de may­mun­dan tü­re­di­ği­ni öne sü­ren ev­rim te­ori­si­nin, may­mun­la­rın ya­şa­dı­ğı ha­ya­li in­sa­na dö­nü­şüm sü­re­ci­nin bir ben­ze­ri­ni, ne­den di­ğer can­lı­la­rın ya­şa­ma­dı­ğı­nı açık­la­ma­sı ge­re­kir. Ne­den bir ayı­nın da gü­nün bi­rin­de iki aya­ğı üze­rin­de yü­rü­me­ye ka­rar ver­me­di­ği, bir til­ki­nin ne­den ze­ka­sı­nı ge­liş­ti­rip bir pro­fe­sö­re dö­nüş­me­di­ği, bir pan­da­nın ne­den et­ki­le­yi­ci eser­ler ya­pan bir sa­nat­çı ol­ma­dı­ğı so­ru­su­na ev­rim­ci­le­rin ve­re­bi­le­ce­ği bir ce­vap yok­tur. Ko­nu­nun, bu şe­kil­de ço­cuk­la­rın da­hi an­la­ya­bi­le­ce­ği ör­nek­ler ve man­tık yü­rüt­me­ler kul­la­nı­la­rak an­la­tıl­ma­sı­nın se­be­bi ise, Dar­wi­nizm'in akıl al­maz man­tık­sız­lık­la­rı­nın if­şa edil­me­si­dir. Bi­lim­sel bir teo­ri gi­bi su­nu­lan Dar­wi­nizm, as­lın­da, ina­nıl­maz de­re­ce­de man­tık­sız bir ide­olo­ji­dir.</text:p>
      <text:p text:style-name="P11">Dün­ya ta­ri­hi­nin en bü­yük skan­da­lı olan Dar­wi­nizm'in, ya­lan­lar, sah­te­kar­lık­lar akıl ve man­tık dı­şı id­dia­lar üze­ri­ne ku­ru­lu ol­du­ğu tam an­la­mıy­la or­ta­ya çık­mış­tır. 21. yüz­yıl­da tüm dün­ya Dar­wi­nizm'in çö­kü­şü­ne ta­nık­lık ede­cek­tir. </text:p>
      <text:p text:style-name="P11"/>
      <text:p text:style-name="P11"/>
      <text:p text:style-name="P17">DAR­WIN’İN AKIL VE </text:p>
      <text:p text:style-name="P17">BİLİM DIŞI FOR­MÜ­LÜ</text:p>
      <text:p text:style-name="P14"/>
      <text:p text:style-name="P11">Dar­wi­nist­le­rin man­tı­ğı­na gö­re, kap­lan­lar, tav­şan­lar, ke­di­ler, ke­le­bek­ler, ren­ga­renk çi­çek­ler, dü­şü­nen, ak­le­den, his­se­den, ted­bir alan, bi­lim­sel ge­liş­me­le­re im­za atan in­san­lar, sözde bir mik­tar ça­mur, yağ­mur­lar, şim­şek­ler, yıl­dı­rım­lar, rüz­gar­lar gi­bi do­ğa olay­la­rıy­la bi­ra­ra­ya gel­di­ğin­de, bu­na bir de uzun za­man ek­len­di­ğin­de ken­di ken­di­ne kör te­sa­düf­le­rin ese­ri ola­rak or­ta­ya çı­ka­bi­lir. Di­ğer bir de­yiş­le, bu­gün çev­re­niz­de gör­dü­ğü­nüz tüm can­lı­lık ve sa­hip ol­du­ğu­muz me­de­ni­yet, söz­de ça­mu­run, do­ğa olay­la­rı­nın ve za­ma­nın ese­ri­dir. El­bet­te bu ma­sa­la, il­ko­kul ça­ğın­da­ki ço­cuk­la­rın bi­le inan­ma­ya­ca­ğı, ko­mik ve man­tık dı­şı bu­la­ca­ğı açık­tır. </text:p>
      <text:p text:style-name="P11"/>
      <text:p text:style-name="P11">En alt­ta bir fo­sil araş­tır­ma­cı­sı, bir ka­ya ta­ba­ka­sı­nın kat­man­la­rın­dan ay­rıl­ma sı­nır­la­rı­nı tes­pit eder­ken gö­rül­mek­te­dir. Bu iş­lem her bir ka­ya ta­ba­ka­sı­nın ya­pı­sı­nın, olu­şum sü­re­ci­nin ve sü­re­ge­len yer ha­re­ket­le­ri­nin de­ğer­len­di­ril­me­si­ni kap­sar. Böy­le­ce, fo­si­lin sa­de­ce ye­ri de­ğil, ay­nı za­man­da ya­şı da tes­pit edil­miş olur.</text:p>
      <text:p text:style-name="P11"/>
      <text:p text:style-name="P11">De­niz yıl­dız­la­rı­nın söz­de ata­sı ola­cak her­han­gi bir can­lıya ait herhangi bir iz bulunamamıştır. De­niz yıl­dız­la­rı­nın baş­ka can­lı­la­ra dö­nüş­tü­ğü de gö­rül­me­miş­tir. Yüz mil­yon­lar­ca yıl­dır var­lık­la­rı­nı de­vam et­ti­ren de­niz yıl­dız­la­rı, eğer Dar­wi­nist­le­rin id­di­ala­rı doğ­ru ol­say­dı, çok­<text:soft-page-break/>tan baş­ka de­niz can­lı­la­rı­na dö­nüş­müş ol­ma­lı, hat­ta ka­ra can­lı­sı ha­li­ne gel­me­liy­di­ler. An­cak böy­le bir dö­nü­şüm hiç ya­şan­ma­mış­tır. 430 mil­yon yıl ya­şın­da­ki bu de­niz yıl­dı­zı fo­si­li, can­lı­lı­ğın kö­ke­ni­ne da­ir tüm ev­rim id­di­ala­rı­nı yer­le bir et­miş­tir. </text:p>
      <text:p text:style-name="P11"/>
      <text:p text:style-name="P11">125 mil­yon ya­şın­da­ki örüm­cek fo­si­li ve gü­nü­müz­de ya­şa­yan can­lı ör­ne­ği</text:p>
      <text:p text:style-name="P11"/>
      <text:p text:style-name="P11">Fo­sille­rin oluş­tu­ğu or­tam­lar­dan bi­ri de am­ber­ler­dir. Am­ber için­de­ki fo­sil­ler, ağaç­lar­dan sal­gı­la­nan re­çi­ne­nin can­lı­nın üze­rin­de don­ma­sı ve can­lı­nın o an­ki ha­liy­le mu­ha­fa­za edil­me­siy­le mey­da­na ge­lir. 25 milyon yaşındaki bu kanatlı karıncalar, evrim teorisinin geçersiz olduğunu gösteren örneklerdendir. </text:p>
      <text:p text:style-name="P11"/>
      <text:p text:style-name="P11">150 yıl­dır ya­pı­lan ka­zı ça­lış­ma­la­rı, her de­fa­sın­da ev­ri­me dar­be vu­ran de­lil­ler or­ta­ya koy­muş­tur. Bun­lar­dan bi­ri de, yen­geç­le­rin hep yen­geç ola­rak var ol­duk­la­rı­nı gös­te­ren, bu 50 mil­yon ya­şın­da­ki Mon­te Bal­do, İtal­ya’da çı­ka­rı­lan yen­geç fo­si­li­dir. </text:p>
      <text:p text:style-name="P11"/>
      <text:p text:style-name="P11">Ev­rim­ci­le­rin söz­de il­kel bir or­tam ol­du­ğu­nu id­di­a et­tik­le­ri dö­nem­ler­de de, bu­gün­kü gö­rü­nüm­le­riy­le ve fi­zik­sel ya­pı­la­rıy­la ay­nı olan komp­leks can­lı­lar ya­şa­mak­tay­dı. Yer­yü­zü on mil­yon­lar­ca yıl ön­ce de son de­re­ce es­te­tik, si­met­rik ve gü­nü­müz­de­ki tüm özel­lik­le­ri­ne sa­hip can­lı­lar­la do­luy­du. </text:p>
      <text:p text:style-name="P11"/>
      <text:p text:style-name="P11">57 mil­yon yıl ön­ce ya­şa­mış olan bu can­lı, gü­nü­müz va­şak­la­rın­dan fark­sız­dır. Fo­si­li bu­lu­nan yüz ­bin­ler­ce gü­nü­müz can­lı­sı gi­bi, o da hiç­bir de­ği­şim ge­çir­me­miş­tir. </text:p>
      <text:p text:style-name="P11"/>
      <text:p text:style-name="P11">80 mil­yon yıl­lık bu kap­lan ka­fa­ta­sı fo­si­li, kap­lan­la­rın 80 mil­yon yıl ön­ce de hep ay­nı ol­du­ğu­nu, gü­nü­mü­ze ka­dar hiç de­ğiş­me­di­ği­ni gös­ter­mek­te­dir.</text:p>
      <text:p text:style-name="P11"/>
      <text:p text:style-name="P11">Ta­rih bo­yun­ca çok fark­lı may­mun tür­le­ri ya­şa­mış ve bun­la­rın bü­yük ço­ğun­lu­ğu­nun so­yu tü­ken­miş­tir. Dar­wi­nist­ler, bu so­yu tü­ken­miş may­mun ka­fa­tas­la­rı­nı çe­şit­li spe­kü­las­yon­lar için kul­lan­mak­ta­dır. </text:p>
      <text:p text:style-name="P11"/>
      <text:p text:style-name="P11">Homo erec­tus ka­fa­tas­la­rın­da bu­lu­nan bü­yük kaş çı­kın­tı­la­rı, ge­ri­ye doğ­ru eğim­li alın ya­pı­sı gi­bi özel­lik­ler, gü­nü­müz­de ya­şa­yan ba­zı ırk­lar­da da gö­rü­lür. soldaki Ma­lez­ya yer­li­sin­de ol­du­ğu gibi. </text:p>
      <text:p text:style-name="P11"/>
      <text:p text:style-name="P11">Bir Abor­jin so­yu, bir baş­ka soy ile ka­rış­ma­dı­ğı sü­re­ce dai­ma ay­nı özel­lik­ler­de ka­la­cak­tır. Ör­ne­ğin bir Ba­tı Avu­pa­lı ır­ka dö­nüş­me­ye­cek­tir. Ne ka­dar za­man ge­çer­se geç­sin, bu in­san­lar da­ha fark­lı özel­lik­le­re sa­hip ola­cak şe­kil­de ev­rim­leş­me­ye­cek, ka­fa­ta­sı ha­cim­le­ri şu an ol­du­ğun­dan da­ha faz­la bü­yü­me­ye­cek, fark­lı ana­to­mik özel­lik­le­re sa­hip ol­ma­ya­cak­lar­dır.</text:p>
      <text:p text:style-name="P11"/>
      <text:p text:style-name="P11"/>
      <text:p text:style-name="P21">BİR İNSAN IRKI:</text:p>
      <text:p text:style-name="P16">NEANDERTAL</text:p>
      <text:p text:style-name="P14"/>
      <text:p text:style-name="P11"/>
      <text:p text:style-name="P17">GEÇ­MİŞ­TE YA­ŞA­MIŞ FARK­LI İN­SAN </text:p>
      <text:p text:style-name="P17">IRK­LA­RI EV­Rİ­MİN DE­Lİ­Lİ DE­ĞİL­DİR</text:p>
      <text:p text:style-name="P14"/>
      <text:p text:style-name="P11">Ne­an­der­tal­ler (Ho­mo ne­an­dert­ha­len­sis) bun­dan 100 bin yıl ön­ce Av­ru­pa'da ani­den or­ta­ya çık­mış ve yak­la­şık 35 bin yıl ön­ce de yok ol­muş -ya da di­ğer ırk­lar­la ka­rı­şa­rak asi­mi­le ol­muş- in­san­lar­dır. Gü­nü­müz in­sa­nın­dan tek fark­la­rı, is­ke­let­le­ri­nin bi­raz da­ha güç­lü ve ka­fa­ta­sı or­ta­la­ma­la­rı­nın bi­raz da­ha yük­sek ol­ma­sı­dır. Bi­lim­sel bul­gu­lar, Ne­an­der­tal­le­rin ze­ka ve kül­tür dü­ze­yi yö­nün­den biz­ler­den far­kı ol­ma­yan bir in­san ır­kı ol­du­ğu­nu gös­ter­mek­te­dir. </text:p>
      <text:p text:style-name="P11">Cro-mag­non in­sa­nı ise, 30.000 yıl ön­ce­ye ka­dar ya­şa­dı­ğı tah­min edi­len bir ırk­tır. Kub­be şek­lin­de bir ka­fa­ta­sı­na, ge­niş bir alı­na sa­hip­tir. 1600 cc'lik ka­fa­ta­sı hac­mi, gü­nü­müz in­sa­nı­nın or­ta­la­ma­sın­dan faz­la­dır. Ka­fa­ta­sın­da ka­lın kaş çı­kın­tı­la­rı var­dır ve ar­ka kı­sım­da, Ne­an­der­tal Ada­mı'nın ka­rak­te­ris­tik özel­li­ği olan ke­mik­si çı­kın­tı bu­lun­mak­ta­dır. </text:p>
      <text:p text:style-name="P11">Ne­an­der­tal­ler ve Cro-Mag­non'da gö­rü­len fi­zik­sel fark­lı­lık­lar, gü­nü­müz­de­ki in­san ırk­la­rı ara­sın­da da gö­rül­mek­te­dir. Na­sıl ki, bir Ame­ri­ka­lıy­la Es­ki­mo'nun ya da bir Af­ri­ka­lıy­la Av­ru­pa­lı'nın ya­pı­sal fark­lı­lık­la­rı, bu ırk­la­rın bi­ri­nin di­ğe­rin­den da­ha il­kel ya da ile­ri ol­du­ğu­nu gös­ter­mez­se, geç­miş ırk­la­rın fi­zik­sel özel­lik­le­ri de on­la­rı da­ha ge­ri ya da may­mu­num­su yap­maz. Bu ırk­lar, di­ğer ırk­lar­la ka­rı­şıp asi­mi­le ola­rak ya da bi­lin­me­yen bir şe­kil­de tü­ke­ne­rek ta­rih sah­ne­sin­den çe­kil­miş­tir. Ama hiç­bir şe­kil­de "il­kel" ve­ya "ya­rı may­mun" de­ğil­dir­ler, tam bir in­san­dır­lar.</text:p>
      <text:p text:style-name="P11"/>
      <text:p text:style-name="P11">Ne­an­der­tal in­sa­nı ta­ra­fın­dan ya­pıl­mış olan bu flüt, Ba­tı mü­zi­ği­nin te­mel for­mu olan ye­di no­ta öl­çü­sü­nün kul­la­nıl­dı­ğı­nı gös­ter­mek­te­dir. </text:p>
      <text:p text:style-name="P11"/>
      <text:p text:style-name="P11">Neandertallerin günümüz insanından hiçbir farkı olmadığını gösteren delillerden biri de, Neandertallere ait bir dikiş iğnesidir.</text:p>
      <text:p text:style-name="P11"/>
      <text:p text:style-name="P14">TARİH BOYUNCA EVRİMCİLERİN ÇİZDİKLERİ </text:p>
      <text:p text:style-name="P14">SAHTE NEANDERTAL ÇİZİMLERİ</text:p>
      <text:p text:style-name="P14"/>
      <text:p text:style-name="P14">İN­SANIN EVRİMİ MASALI </text:p>
      <text:p text:style-name="P14">SAHTEKARLIKLARLA DOLUDUR</text:p>
      <text:p text:style-name="P14"/>
      <text:p text:style-name="P11">Tarih bo­yun­ca 6000'den faz­la may­mun tü­rü ya­şa­mış­tır. Bunların çok bü­yük bir bö­lü­mü, nes­li tü­ke­ne­rek or­ta­dan kay­bol­muş­tur. Bugün yal­nız­ca 120 ka­dar may­mun tü­rü ye­ryü­zün­de ya­şa­mak­ta­dır. İşte, bu 6000 ci­va­rın­da­ki nes­li tü­ken­miş may­mun tü­rü­nün fo­sil­le­ri, ev­rim­ci­ler için çok zen­gin bir al­dat­ma­ca malz­eme­si­nin kay­nağını oluş­tu­rur. Hiçbir za­man so­mut bi­lim­sel de­lil <text:soft-page-break/>or­ta­ya ko­ya­ma­yan ev­rim­ci­ler, 'nes­li tü­ken­miş may­mun­la­ra ait' fo­sil­le­ri, ön yar­gı­lı yo­rum­lar­la süs­le­ye­rek, ev­rim le­hi­ne bi­rer de­lil­miş gi­bi sık sık gün­de­me ge­ti­rir­ler. Yıllardır bu yön­tem­ler­le ev­ri­me ta­raf­tar top­la­ma­ya ve ka­mu­o­yu­nu al­dat­ma­ya ça­lış­mak­ta­dır­lar. Ancak ar­tık bu yön­te­min fay­da ver­me­diğini gör­me­le­ri ge­re­kir. Evrimcilerin insanın evrimi masalını kendilerince inandırıcı kılabilmek için ortaya attıkları sahte deliller ve bunların çöküşü aşağıda özetlenmiştir. Ancak şunu da belirtmek gerekir ki, burada sadece birkaç örneğine yer verdiğimiz evrimci sahtekarlıkların sayısı çok daha fazladır. Medyada yer alan tüm "insanın atası" haberleri ve bu haberlerde kullanılan resimler uydurmadır. Somut bilimsel bulgular, insanın aşama aşama gelişerek insan olduğu hikayesini yerle bir etmiştir. </text:p>
      <text:p text:style-name="P3"/>
      <text:p text:style-name="P3">1939 YI­LIN­DA İP­TAL EDİL­Dİ</text:p>
      <text:p text:style-name="P11">Ja­va Ada­mı </text:p>
      <text:p text:style-name="P11"/>
      <text:p text:style-name="P11">Pilt­down Adamı: 1912'de bu­lu­nan ve yarı may­mun yarı in­san bir canlıya ait ol­du­ğu öne sü­rü­len bir ka­fa­tası fo­si­li­dir. Ev­rim­ci­ler yak­laşık 40 yıl bo­yun­ca bu fo­si­li en önem­li söz­de de­lil ola­rak kul­lanmışlar, hakkında sayısız yo­rum ve re­sim­ler yapmışlardır. 21 Kasım 1953 gü­nü yapılan bir açıkla­ma ile Pilt­down ka­fa­tasının bir sah­te­karlık ürü­nü ol­du­ğu dün­ya­ya ilan edil­miş­tir. 40 se­ne son­ra uy­gu­la­nan ta­rih­len­dir­me tes­tin­de, çe­ne ile ka­fa­tasının yaş­larının bir­bir­le­rin­den çok farklı ol­du­ğu or­ta­ya çıkmış, ardından yapılan da­ha ayrıntılı in­ce­le­me­ler­de Pilt­down Adamı'nın, bir in­san ka­fa­tasına oran­gu­tan çe­ne­si­nin eğe­le­ne­rek mon­te edil­me­si ve po­tas­yum dik­ro­mat­la es­ki­til­me­si ile üre­til­di­ği an­laşılmıştır. Lon­dra'da­ki Do­ğa Ta­ri­hi Mü­ze­si'nde 40 yıl bo­yun­ca ser­gi­len­me­si­ne rağ­men fo­sil üze­rin­de bu sü­re bo­yun­ca hiç­bir bi­lim­sel çalışma yapılmasına izin ve­ril­me­miş ol­ması önem­li bir skan­dal ola­rak ta­ri­he geç­miş­tir.</text:p>
      <text:p text:style-name="P11"/>
      <text:p text:style-name="P11">1953 YI­LIN­DA İP­TAL EDİL­Dİ</text:p>
      <text:p text:style-name="P11">Pe­kin Ada­mı </text:p>
      <text:p text:style-name="P11"/>
      <text:p text:style-name="P11">Ja­va Adamı ve Pe­kin Adamı: 1891 ve 1892 yıllarında Ja­va Adası'nda bu­lu­nan fo­sil­ler Ja­va Adamı (Pit­he­cant­hro­pus erec­tus) ola­rak; 1923-1927 yılları arasında Pe­kin yakınlarında bu­lu­nan fo­sil­ler ise Pe­kin Adamı (Si­nant­hro­pus pe­ki­nen­sis) ola­rak isim­len­di­ril­miş­tir. An­cak her iki­si­nin de nor­mal in­san­la­ra ait ol­du­ğu 1939 yılında Ralph Von Koe­nigs­wald ve Franz Wei­den­rich isim­li uz­man­lar­ca or­ta­ya ko­nul­muş­tur.(1) 1944 yılında ise, Har­vard Üni­ver­si­te­si'nden Ernst Mayr, her iki­si­ni de in­san ola­rak sınıflandırmıştır.(2)</text:p>
      <text:p text:style-name="P11"/>
      <text:p text:style-name="P11">Piltdown Adamı</text:p>
      <text:p text:style-name="P11"/>
      <text:p text:style-name="P11">1970 YI­LIN­DA İP­TAL EDİL­Dİ</text:p>
      <text:p text:style-name="P11"/>
      <text:p text:style-name="P11">DE­LİL SA­NI­LAN TÜM KA­FA­TAS­LA­RI AR­TIK İP­TAL EDİL­Dİ!</text:p>
      <text:p text:style-name="P11"/>
      <text:p text:style-name="P11"><text:soft-page-break/>Zin­jant­hro­pus: 1959 yılında bu­lu­nan fo­sil, in­sanın atası ola­rak ilan edil­miş­tir. An­cak ayrıntılı in­ce­le­me­ler so­nu­cu Zin­jant­hro­pus'un her yö­nü­y­le sıra­dan bir may­mun ol­du­ğu or­ta­ya çıkmıştır. İki de­fa isim de­ğişik­li­ği­ne uğ­ra­yan Zin­jant­hro­pus, gü­nü­müz ev­rim­ci­le­ri ta­rafından in­san­la hiç­bir il­gi­si bu­lun­ma­yan, so­yu tü­ken­miş bir canlı ola­rak ka­bul gör­mek­te­dir.(3)</text:p>
      <text:p text:style-name="P11"/>
      <text:p text:style-name="P11">Zin­jant­hro­pus ad­lı fo­sil için çi­zi­len bir­bi­rin­den ta­ma­men fark­lı olan bu üç çi­zim, fo­sil­le­rin ev­rim­ci­ler ta­ra­fın­dan na­sıl ha­ya­li bi­çim­de yo­rum­lan­dı­ğı­nın önem­li ör­nek­le­rin­den­dir.</text:p>
      <text:p text:style-name="P11"/>
      <text:p text:style-name="P11">1927</text:p>
      <text:p text:style-name="P11">YI­LIN­DA İP­TAL EDİL­Dİ</text:p>
      <text:p text:style-name="P11"/>
      <text:p text:style-name="P11">Neb­ras­ka Adamı: 1922 yılında Ame­ri­kan Do­ğa Ta­ri­hi Mü­ze­si'nden Henry F. Os­born ta­rafından bu­lu­nan tek di­şin in­san­la may­mun arası bir canlıya ait ol­du­ğu öne sü­rül­müş­tür. An­cak Os­born'un çalışma ar­ka­daşı Wil­li­am Gre­gory, 1927 yılında Sci­en­ce der­gi­sin­de yayınladığı bir ma­ka­ley­le bu­lu­nan di­şin ger­çek­te bir ya­ban do­mu­zu­na ait ol­du­ğu­nu açıklamış ve fo­sil­le il­gi­li ev­rim­ci id­dia ses­siz­ce or­ta­dan kalkmıştır. Yan­da­ki çi­zim, tek bir diş­ten yo­la çıkıla­rak ev­rim­ci­ler­ce hazırlanmış, za­manın basın or­gan­larında yayınlanmıştır. Sa­de­ce bir tek diş­ten, bir canlının tas­vir edil­me­ye kalkışılması, ev­rim­ci­le­rin te­o­ri­le­ri­ni sa­vun­mak ve ka­bul et­tir­mek için ne den­li ta­raflı ve yanıltıcı ola­bil­dik­le­ri­nin çarpıcı bir ör­ne­ğidir.</text:p>
      <text:p text:style-name="P11"/>
      <text:p text:style-name="P11">1978 YI­LIN­DA İP­TAL EDİL­Dİ</text:p>
      <text:p text:style-name="P11"/>
      <text:p text:style-name="P11">Ne­an­der­tal Adamı: Ev­rim­ci­ler, ilk ör­nek­le­ri 1856 yılında Al­man­ya'nın Ne­an­der Va­di­si'nde ele ge­çi­ri­len Ne­an­der­tal Adamı'nın il­kel bir may­mun ada­ma ait ol­du­ğu­nu öne sür­müş­ler­dir. An­cak son­ra­dan yapılan ar­ke­o­lo­jik bul­gu­lar, bu id­dianın hiç­bir bi­lim­sel da­ya­nağı ol­madığını or­ta­ya koy­muş­tur. Ne­an­der­tal uz­manı ve ev­rim­ci Erik Trink­ha­us'un da iti­raf et­ti­ği gi­bi, “Ne­an­der­tal­le­rin ana­to­mi­sin­de ya da ha­re­ket, alet kul­lanımı, ze­ka se­vi­ye­si ve­ya ko­nuş­ma ka­bi­li­ye­ti gi­bi özel­lik­le­rin­de mo­dern in­san­lar­dan aşağı sayıla­bi­le­cek hiç­bir şey yo­ktur”.(4) Ayrıca Ne­an­der­tal Adamı'nın ka­fa­tası hac­mi­nin, gü­nü­müz in­sanından 200 cc daha bü­yük ol­ması, in­san-may­mun arası bir varlık ol­du­ğu id­diasının ge­çer­siz­li­ği­ni or­ta­ya koy­mak­tadır.</text:p>
      <text:p text:style-name="P11"/>
      <text:p text:style-name="P11">Üst­te, İs­ra­il'de bu­lu­nan Ho­mo sa­piens nean­dert­ha­len­sis, Amud 1 ka­fa­ta­sı yer alı­yor. Fo­si­lin sa­hi­bi­nin 1.80 m. bo­yun­da ol­du­ğu tah­min edil­mek­te­dir. Be­yin hac­mi ise bu­gü­ne ka­dar rast­la­nı­lan­la­rın en bü­yü­ğüdür: 1.740 cc</text:p>
      <text:p text:style-name="P11"/>
      <text:p text:style-name="P11">1954YI­LIN­DA İP­TAL EDİL­Dİ</text:p>
      <text:p text:style-name="P11"/>
      <text:p text:style-name="P11">Ne­an­der­tal ır­kı­na ait bir fo­sil</text:p>
      <text:p text:style-name="P11"/>
      <text:p text:style-name="P11">Ta­ung Ço­cu­ğu fo­si­li</text:p>
      <text:p text:style-name="P11"><text:soft-page-break/></text:p>
      <text:p text:style-name="P11">Ta­ung Ço­cu­ğu: Ray­mond Dart ta­rafından Gü­ney Af­ri­ka'da 1924 yılında ele ge­çi­ri­len bir ka­fa­tası fo­si­li, ilk baş­lar­da in­sanın atası ola­rak öne sü­rül­müş­tür. An­cak, bu­gün ev­rim­ci­ler bu fo­si­li in­sanın atası ola­rak sa­vu­na­ma­mak­tadırlar. Çün­kü fo­si­lin genç bir go­ri­le ait ol­du­ğu an­laşılmıştır. Ün­lü ana­to­mist Ber­nard Wo­od da, New Sci­en­tist der­gi­sin­de yayınla­nan bir ma­ka­le­sin­de bu fo­si­lin ev­rim id­diasına des­tek ola­ma­ya­cağını açıklamıştır.(5)</text:p>
      <text:p text:style-name="P11"/>
      <text:p text:style-name="P11">Lucy: 1974 yılında Af­ri­ka'da ele ge­çi­ri­len bu fo­sil, ev­rim­ci­le­rin en çok iti­bar et­tik­le­ri, hakkında en faz­la spe­kü­las­yon yapılan fo­sil özel­li­ği taşımak­tadır. An­cak gü­nü­müz­de Lucy'nin (A. Afe­ren­sis) ağaç­lar­da ya­şa­ma­ya uyum­lu bir ana­to­mi­ye sa­hip ol­du­ğu ve bil­di­ğimiz may­mun­lar­dan farklı ol­madığı or­ta­ya kon­muş­tur.(6) Fransız bi­lim der­gi­si Sci­en­ce et Vi­e, 1999 yılında ka­pağında “El­ve­da Lucy” başlığını kul­lanmıştır. 2000 yılında ger­çek­leş­ti­ri­len bir çalışma­da, Lucy'nin ön kol ke­mik­le­rin­de, gü­nü­müz şem­pan­ze­le­ri gi­bi par­mak bo­ğu­mu üze­rin­de yü­rü­me­yi müm­kün kılan ki­lit sis­temi bu­lun­muş­tur.(7) Tüm bu bul­gu­lar karşısında bir­çok ev­rim­ci uz­man, Lucy'nin in­sanın atası ola­ma­ya­cağını açıklamışlardır.(8)</text:p>
      <text:p text:style-name="P11"/>
      <text:p text:style-name="P11">1999 YI­LIN­DA İP­TAL EDİL­Dİ</text:p>
      <text:p text:style-name="P11"/>
      <text:p text:style-name="P11">Ra­ma­pit­he­cus: 1930'lu yıllar­da, G.E. Le­wis ta­rafından Hin­dis­tan'da bu­lu­nan, iki par­ça­dan oluş­muş ek­sik bir çe­ne ke­mi­ğidir. İl­ginç­tir ki, ev­rim­ci­ler, 14 mil­yon yaşında ol­du­ğu­nu ile­ri sür­dük­le­ri bu çe­ne ke­mi­ği par­ça­larından yo­la çıka­rak Ra­ma­pit­he­cus'un ai­le­si­ni ve ya­şadığı ha­ya­li or­tamı (yan­da) çi­ze­bil­me be­ce­ri­si­ni (!) gös­ter­miş­ler­dir. 50 se­ne bo­yun­ca in­sanın atası ol­du­ğu sa­vu­nu­lan fo­sil, 1981 yılında ba­bun ke­mik­le­riy­le yapılan bir ana­to­mik karşılaştırma so­nu­cun­da or­ta­ya çıkan ger­çek­le ev­rim­ci­ler­ce ra­fa kaldırılmak zo­run­da kalmıştır.(9)</text:p>
      <text:p text:style-name="P11"/>
      <text:p text:style-name="P11">1981YI­LIN­DA İP­TAL EDİL­Dİ</text:p>
      <text:p text:style-name="P11"/>
      <text:p text:style-name="P11">1) B. The­unis­si­en, Eu­ge­ne Du­bo­is and the Ape-Man from Ja­va, Klu­wer Aca­de­mic Pub­lis­hers, 1989, s. 39_(2) Gar­niss Cur­tis, Carl Swis­her and Ro­ger Le­win, “Ja­va Man”, Aba­cus, Lon­don, 2000, s. 87_(3) http://www.ar­chae­o­lo­gyin­fo.com/aust­ra­lo­pit­he­cus­bo­i­sei.htm_(4) Erik Trin­ka­us, "Hard Ti­mes Among the Ne­an­dert­hals", Na­tu­ral His­tory, cilt 87, Aralık 1978, s. 10._(5) Ber­nard Wo­od, “Who Are We” New Sci­en­tist, 26.10.2002, s.44._(5) Solly Zuc­ker­man, Be­yond The Ivory To­wer, New York: Top­lin­ger Pub­li­ca­ti­ons, 1970, s. 75-94; Fred Spo­or, Ber­nard Wo­od, Frans Zon­ne­veld, "Imp­li­ca­ti­on of Early Ho­mi­nid Labry­nti­ne Morp­ho­logy for Evo­lu­ti­on of Hu­man Bi­pe­dal Lo­co­mo­ti­on", Na­tu­re, cilt 369, 23 Ha­zi­ran 1994, s. 645-648._(7) Rich­mond, B.G. and Stra­it, D.S., Evi­den­ce that hu­mans evol­ved from a knuckle-wal­king an­ces­tor, Na­tu­re 404(6776):382, 2000._(8) “Dis­co­very rocks hu­man-ori­gin the­o­ries”, Tim Fri­end, 21 March 2003: http://www.usa­to­day.com/news/ scien­ce/2001-03-21-skull.htm _(9) Sci­en­ce Di­gest, Ni­san 1981</text:p>
      <text:p text:style-name="P11"/>
      <text:p text:style-name="P11"><text:soft-page-break/>YERYÜZÜNDE MİLYONLARCA OLMASI GEREKEN, </text:p>
      <text:p text:style-name="P11">ANORMAL YAPILARA SAHİP ARA GEÇİŞ FOSİLLERİNDEN </text:p>
      <text:p text:style-name="P11">TEK BİR TANE YOKTUR</text:p>
      <text:p text:style-name="P11">Eğer ev­rim iddiası ger­çek­leş­miş ol­say­dı, yer­yü­zü mil­yar­lar­ca ara can­lı­ya ait fo­sil ile do­lu ol­ma­lıy­dı. Üs­te­lik sa­yı­sı mil­yon­la­rı bu­lan bu can­lı­la­rın mu­tas­yon­la­rın et­ki­le­ri ne­de­niy­le son de­re­ce anor­mal var­lık­lar ol­ma­la­rı ge­re­kir­di. De­fa­lar­ca mu­tas­yo­na ma­ruz kal­mış organları, her se­fe­rin­de anor­mal bir hal­den baş­ka bir anor­mal ha­le dö­nüş­me­liy­di. Bu­gün­kü en mü­kem­mel ve es­te­tik gö­rü­nüm­lü can­lı­lar oluş­ma­dan ön­ce, bu can­lı­la­rın anor­mal or­gan­la­rı ve es­te­tik dı­şı gö­rü­nüm­le­ri ol­ma­lıy­dı. Ör­ne­ğin iki ku­lak, iki göz, bu­run ve ağız­dan olu­şan son de­re­ce si­met­rik in­san yü­zü mey­da­na gel­me­den ön­ce, si­met­ri­si bo­zuk ola­cak şe­kil­de çok sa­yı­da ku­la­ğı ve gö­zü olan, bur­nu iki gö­zü ara­sın­da ve­ya çe­ne­sin­de yer alan, göz­le­ri­nin bir kıs­mı ka­fa­sı­nın ar­ka­sın­da ve­ya ya­nak­la­rı­nın üze­rin­de bu­lu­nan, bur­nu ku­la­ğı­nın ye­rin­de bu­lu­nup boy­nu­na ka­dar uza­yan ve bu şe­kil­de mil­yon­lar­ca hat­ta mil­yar­lar­ca fark­lı şe­kil­de ör­nek­len­di­re­bi­le­ce­ği­miz anor­mal yüz­ler oluş­ma­lıy­dı. </text:p>
      <text:p text:style-name="P11">Dar­wi­nist­le­rin id­di­ala­rı doğ­ru ol­say­dı fo­sil ka­yıt­la­rın­da re­sim­ler­de gö­rül­dü­ğü gi­bi çok sayıda göz çu­ku­ru bu­lu­nan, fark­lı yer­ler­de bu­run­la­rı olan, hem ön­de hem ar­ka­da çe­ne­ye sa­hip, ka­fa­ta­sı anor­mal şe­kil­de ge­liş­miş vs. pek çok ga­rip can­lı­nın iz­le­ri­ne rast­lan­ma­sı ge­re­kir­di. An­cak 150 yıl­dır ya­pı­lan ça­lış­ma­lar ne­ti­ce­sin­de hiç böy­le bir fo­si­le rast­lan­ma­mış­tır. Tam ter­si­ne el­de edi­len bü­tün fo­sil­ler, tüm can­lı­la­rın var ol­duk­la­rı ilk an­dan iti­ba­ren ku­sur­suz ve ek­sik­siz ol­duk­larını ve var ol­duk­ları müd­det­çe de hiç değiş­medik­lerini gös­ter­mek­tedir. </text:p>
      <text:p text:style-name="P11"/>
      <text:p text:style-name="P11">ATIN EVRİMİ SENARYOSUNUN GEÇERSİZLİĞİ</text:p>
      <text:p text:style-name="P11"/>
      <text:p text:style-name="P11">El­de edi­len­tüm at ka­fa­ta­sı fo­sil­le­ri, tıp­kı gü­nü­müz­de­ki at­la­rın ka­fa­ta­sı gi­bi ku­sur­suz ve ek­sik­siz­dir. Hiç­bi­ri­nin ya­rı oluş­muş or­gan­la­rı, diş­le­ri ka­fa­ta­sı­nın te­pe kıs­mın­da, göz­le­ri çe­ne­sin­de, bur­nu üç de­lik­li gi­bi pa­to­lo­jik gö­rü­nü­mü yok­tur. Eğer ev­rim­ci­le­rin id­di­a et­tik­le­ri gi­bi, at­lar sü­rek­li de­ği­şe­rek ve çok sa­yı­da fark­lı aşa­ma­dan ge­çe­rek bu­gün hal­le­ri­ni al­mış­lar­sa, re­sim­de gö­rül­dü­ğü gi­bi pek çok ya­pı­sal bo­zuk­lu­ğa sa­hip ka­fa­ta­sı fo­si­li­nin bu­lun­ma­sı ge­re­kir­di. At­la­rın söz­de uğ­ra­dık­la­rı mu­tas­yon­la­rın iz­le­ri­nin fo­sil ka­yıt­la­rın­da gö­rül­me­si ge­re­kir­di. An­cak fo­sil ka­yıt­la­rın­da böy­le bir iz hiç­bir şe­kil­de bu­lun­ma­mak­ta­dır. Fo­sil­ler, at­la­rın ev­rim ge­çir­me­di­ği­nin is­pa­tı­dır. </text:p>
      <text:p text:style-name="P11"/>
      <text:p text:style-name="P11">At­lar ken­di iç­le­rin­de ge­niş bir var­yas­yon ka­pa­si­te­si­ne sa­hip­tir­ler ve ni­te­kim bu­gün, ya­pı ve bo­yut açı­sın­dan son de­re­ce fark­lı at cins­le­ri ya­şa­mak­ta­dır. Söz­de atın ev­ri­mi se­ri­le­ri oluş­tu­ran ev­rim­ci­le­rin ya­nıl­gı­sı, bu fark­lı cins­le­rin fo­sil­le­ri­ni ken­di­le­rin­ce ev­rim­sel bir sı­ra­la­ma gi­bi gös­ter­me­ye ça­lış­mak ol­muş­tur.</text:p>
      <text:p text:style-name="P11"/>
      <text:p text:style-name="P11">Gü­nü­müz­de fark­lı coğ­raf­ya­lar­da ya­şa­yan çok sa­yı­da fark­lı at tür­le­ri bu­lun­mak­ta­dır.</text:p>
      <text:p text:style-name="P11"/>
      <text:p text:style-name="P11">Bu­gün pek çok ev­rim­ci, atın ev­ri­mi se­nar­yo­su­nun ge­çer­siz­li­ği­ni açıkça ka­bul et­mek­te­dir. Kasım 1980'de Chi­ca­go Do­ğa Ta­ri­hi Mü­ze­si'nde 150 ev­rim­ci­nin katıldığı, dört gün sü­ren ve ka­de­me­li ev­rim te­ori­si­nin so­run­larının ele alındığı bir top­lantıda söz alan ev­rim­ci Boy­ce Rens­ber­<text:soft-page-break/>ger, atın ev­ri­mi se­nar­yo­su­nun fo­sil kayıtlarında hiç­bir da­ya­nağı ol­madığını ve atın ka­de­me­li ev­rim­leş­me­si gi­bi bir sü­re­cin hiç ya­şan­madığını şöy­le an­latmıştır:</text:p>
      <text:p text:style-name="P11">"Yak­laşık 50 mil­yon yıl ön­ce ya­şamış dört tırnaklı, til­ki bü­yük­lü­ğün­de­ki canlılar­dan, bu­gü­nün da­ha bü­yük tek tırnaklı atına bir di­zi ka­de­me­li de­ği­şim ol­du­ğu­nu öne sü­ren ün­lü atın ev­ri­mi ör­ne­ği­nin ge­çer­siz ol­du­ğu uzun za­mandır bi­lin­mek­te­dir. Ka­de­me­li de­ği­şim ye­ri­ne, her tü­rün fo­sil­le­ri bü­tü­nüy­le farklı ola­rak or­ta­ya çıkmak­ta, de­ğiş­me­den kal­mak­ta, son­ra da so­yu tü­ken­mek­te­dir. Ara form­lar bi­lin­me­mek­te­dir." (Boy­ce Rens­ber­ger, Ho­us­ton Chro­nic­le, 5 Kasım 1980) Bö­lüm 4, s. 15)</text:p>
      <text:p text:style-name="P11"/>
      <text:p text:style-name="P11">KAFATASI FOSİLLERİNDEN BAZI ÖRNEKLER </text:p>
      <text:p text:style-name="P11"/>
      <text:p text:style-name="P11">MAY­MUN KA­FA­TA­SI</text:p>
      <text:p text:style-name="P11"/>
      <text:p text:style-name="P11">Yaş: 32 mil­yon yıl­lık</text:p>
      <text:p text:style-name="P11">Dö­nem: Oli­go­sen</text:p>
      <text:p text:style-name="P11">Böl­ge: Qing Da­o, Çin</text:p>
      <text:p text:style-name="P11"/>
      <text:p text:style-name="P11">Dar­wi­nist­le­rin, söz­de in­sa­nın ev­ri­mi için sa­yı­sız se­nar­yo­la­rı var­dır. Hiç­bir bi­lim­sel de­li­le da­yan­ma­yan bu se­nar­yo­lar, in­san­la­rın ken­di­le­ri­ni may­mun­dan ge­len te­sa­dü­fi var­lık­lar ola­rak gör­me­le­ri için kur­gu­lan­mış spe­kü­las­yon­lar­dır. Dar­wi­nist­le­rin in­sa­nın ha­ya­li ev­ri­min­de ara fo­sil ol­du­ğu­nu id­di­a et­tik­le­ri tüm fo­sil­le­rin ya may­mun tür­le­ri­ne ya da in­san ırk­la­rı­na ait ol­duk­la­rı or­ta­ya çık­mış­tır. May­mun­la­rın hep may­mun ola­rak var ol­du­ğu, bir baş­ka can­lı­ya dö­nüş­me­dik­le­ri bi­lim­sel ger­çek­tir. Bu­nu bel­ge­le­yen de­lil­ler­den bi­ri de re­sim­de gö­rü­len 32 mil­yon yıl­lık may­mun ka­fa­ta­sı­dır. Fo­sil ör­ne­ği, gü­nü­müz may­mun­la­rıy­la ay­nı­dır. İn­sa­na doğ­ru de­ğiş­me gös­te­ren hiç­bir iz bu­lun­ma­mak­ta­dır. </text:p>
      <text:p text:style-name="P11"/>
      <text:p text:style-name="P11">BE­YAZ KURT KA­FA­TA­SI</text:p>
      <text:p text:style-name="P11"/>
      <text:p text:style-name="P11">Yaş: 4,9 mil­yon yıl­lık</text:p>
      <text:p text:style-name="P11">Dö­nem: Plio­sen</text:p>
      <text:p text:style-name="P11">Böl­ge: Gan Su, Çin</text:p>
      <text:p text:style-name="P11"/>
      <text:p text:style-name="P11">Ön yar­gı­lar­dan uzak, sa­mi­mi ve hür dü­şü­nen hiç kim­se, şu­ur­suz atom­la­rın te­sa­düf­ler so­nu­cun­da bi­ra­ra­ya ge­lip, ken­di ken­di­le­ri­ne or­ga­ni­ze olup, dü­şü­nen, ak­le­den, his­se­den, gö­ren, işi­ten, ke­şif­ler­de bu­lu­nan, sa­nat eser­le­ri ya­pan in­san­la­rı mey­da­na ge­tir­di­ği­ne inan­maz. Fa­kat Dar­win'in ev­rim te­ori­si, in­san­la­ra bu akıl dı­şı inan­cı da­ya­tır. </text:p>
      <text:p text:style-name="P11">An­cak, on­lar­ca bi­lim da­lı­nın or­ta­ya koy­du­ğu sa­yı­sız bul­gu, Dar­wi­nizm'in ba­tıl inanç­la­rı­nın de­vam et­me­si­nin müm­kün ol­ma­dı­ğı­nı gös­ter­miş­tir. Bu de­lil­ler­den bi­ri de re­sim­de gö­rü­len 4,9 mil­yon yıl­lık be­yaz kurt ka­fa­ta­sı­dır. Di­ğer tüm can­lı­la­rın ol­du­ğu gi­bi, be­yaz kurt­la­rın da ev­rim ge­çir­me­di­ği­nin is­pa­tı olan bu fo­sil kar­şı­sın­da Dar­wi­nist­ler ça­re­siz­dir.</text:p>
      <text:p text:style-name="P11"><text:soft-page-break/></text:p>
      <text:p text:style-name="P11">PAN­DA KA­FA­TA­SI</text:p>
      <text:p text:style-name="P11">Yaş: 40 mil­yon yıl </text:p>
      <text:p text:style-name="P11">Dö­nem: Eo­sen </text:p>
      <text:p text:style-name="P11">Böl­ge: Si Chu­an, Çin</text:p>
      <text:p text:style-name="P11">Pan­da­la­rın 90 mil­yon yıl ön­ce­si­ne ait ka­lın­tı­la­rı da, 73 mil­yon yıl­lık ka­lın­tı­la­rı da ve re­sim­de gö­rü­len 40 mil­yon yıl­lık ka­lın­tı­sı da gü­nü­müz pan­da­la­rıy­la ay­nı­dır. Pan­da­la­ra ait han­gi fo­sil ka­lın­tı­sı­na bak­sak, gü­nü­müz pan­da­la­rın­dan hiç­bir far­kı ol­ma­dı­ğı­nı gö­rü­rüz. Fo­sil ka­yıt­la­rın­da, pan­da­la­rın ha­ya­li ata­la­rı­na da­ir hiç­bir iz yok­tur. Dar­wi­nist­le­rin, pan­da­la­rın ve di­ğer can­lı­la­rın söz­de ev­ri­mi­ne da­ir tüm spe­kü­las­yon­la­rı an­lam­sız­dır. Bi­lim­sel de­lil­ler, hi­ka­ye ve var­sa­yım­lar­la ör­tü­le­me­ye­cek du­rum­da­dır. Ev­rim te­ori­si, 20. yüz­yı­lın bü­yük bir al­dat­ma­ca­sı ola­rak ra­fa kal­dı­rıl­ma­ya mah­kum­dur.</text:p>
      <text:p text:style-name="P11"/>
      <text:p text:style-name="P11">SIRT­LAN KA­FA­TA­SI</text:p>
      <text:p text:style-name="P11"/>
      <text:p text:style-name="P11">Yaş: 4,6 mil­yon yıl </text:p>
      <text:p text:style-name="P11">Dö­nem: Plio­sen</text:p>
      <text:p text:style-name="P11">Böl­ge: An Hu­i, Çin</text:p>
      <text:p text:style-name="P11"/>
      <text:p text:style-name="P11">Dar­win dö­ne­mi­nin il­kel bi­lim­sel or­ta­mın­da ge­liş­ti­ri­len ve bil­gi ye­ter­siz­li­ği or­ta­mın­da ha­yal gü­cü, ön yar­gı, spe­kü­las­yon, göz bo­ya­ma ve de­mo­go­ji tak­tik­le­riy­le ayak­ta tu­tu­lan ev­rim te­ori­si, mo­dern bi­li­min bul­gu­la­rı kar­şı­sın­da ar­tık çök­müş du­rum­da­dır. Fo­sil ka­yıt­la­rı, ara form­la­rın an­cak ev­rim­ci­le­rin ha­yal­le­rin­de var ol­du­ğu­nu, tür­le­rin ay­rı ay­rı ya­ra­tıl­dık­la­rı­nı gös­ter­miş­tir. Bu­na önem­li bir ör­nek, 4,6 mil­yon yıl­lık sırt­lan ka­fa­ta­sı­dır. Can­lı­nın mil­yon­lar­ca yıl ön­ce­ki ha­liy­le bu­gün­kü ha­li ta­ma­men ay­nı­dır. </text:p>
      <text:p text:style-name="P11"/>
      <text:p text:style-name="P11">AT KA­FA­TA­SI</text:p>
      <text:p text:style-name="P11"/>
      <text:p text:style-name="P11">Yaş: 4,3 mil­yon yıl­lık</text:p>
      <text:p text:style-name="P11">Dö­nem: Plio­sen</text:p>
      <text:p text:style-name="P11">Böl­ge: Ji Lin, Çin</text:p>
      <text:p text:style-name="P11"/>
      <text:p text:style-name="P11">Dar­wi­nizm ta­ri­hi, ev­ri­mi ge­çer­siz kı­lan fo­sil­le­rin sak­lan­dı­ğı, yıl­lar bo­yun­ca mü­ze de­po­la­rın­da in­san­lar­dan giz­len­di­ği ör­nek­ler­le do­lu­dur. Kam­bri­yen fo­sil­le­ri­nin keş­fe­dil­miş ilk ör­nek­le­ri­nin re­sim­le­ri, ev­ri­mi te­me­lin­den çö­ker­ten önem­li bi­rer bu­luş ol­du­ğu için 70 yıl bo­yun­ca Smith­so­ni­an mü­ze­si­nin de­po­sun­da giz­len­miş­ti. Böy­le bir ta­ri­he sa­hip olan ev­rim te­ori­si, el­bet­te son­ra­ki dö­nem­ler­de ele ge­çe­cek sa­yı­sız ya­şa­yan fo­sil ör­ne­ği­ni de ay­nı se­bep­le giz­le­me ça­ba­sı­na gi­ri­şe­cek­ti. Ama du­rum Dar­wi­nist­ler için bek­le­nen­den da­ha fark­lı ol­du. </text:p>
      <text:p text:style-name="P11"><text:soft-page-break/>Dar­wi­nist­ler, ya­şa­yan fo­sil ör­nek­le­ri­nin bu ka­dar faz­la ola­ca­ğı­nı bek­le­me­miş­ler­di. Şu an­da ya­pı­lan ka­zı­lar­dan ele ge­çi­ri­len fo­sil ör­nek­le­ri ol­duk­ça faz­la sa­yı­da­dır. Bun­la­ra bir ör­nek de 4,3 mil­yon yıl ön­ce­si­ne ait at ka­fa­ta­sı­dır. Can­lı­nın, gü­nü­müz at­la­rın­dan hiç­bir far­kı yok­tur. </text:p>
      <text:p text:style-name="P11"/>
      <text:p text:style-name="P11">KAR LE­OPA­RI KA­FA­TA­SI</text:p>
      <text:p text:style-name="P11"/>
      <text:p text:style-name="P11">Yaş: 67 mil­yon yıl­lık</text:p>
      <text:p text:style-name="P11">Dö­nem: Kre­ta­se</text:p>
      <text:p text:style-name="P11">Böl­ge: Yun Nan, Çin</text:p>
      <text:p text:style-name="P11"/>
      <text:p text:style-name="P11">Muh­te­şem gö­rü­nüm­le­ri, ku­sur­suz tüy­le­ri, ola­ğa­nüs­tü do­na­nım­la­rı ile kar leo­par­la­rı, gü­nü­müz­den 67 mil­yon yıl ön­ce de ya­şa­mak­tay­dı­lar. Can­lı­nın gü­nü­müz kar leo­par­la­rın­dan hiç­bir far­kı ol­ma­yan 67 mil­yon yıl­lık ka­fa­ta­sı fo­si­li bu ger­çe­ği göz­ler önü­ne ser­mek­te­dir. Ev­rim te­ori­si­ne gö­re ha­ya­li ge­li­şim sü­re­ci uzun­ca bir za­man al­ma­sı ge­re­ken bu can­lı, Dar­wi­nist­le­rin bek­len­ti­le­ri­nin ak­si­ne hiç­bir ara for­ma, hiç­bir or­tak ata­ya sa­hip ol­ma­dan fo­sil ka­yıt­la­rın­da ani­den or­ta­ya çık­mak­ta ve en mü­kem­mel form­da bu­lun­mak­ta­dır. Ev­rim­ci­le­rin, fo­sil ka­yıt­la­rın­da­ki bu ani ve ku­sur­suz or­ta­ya çı­kı­şın se­be­bi­ni açık­la­ma­la­rı ge­rek­mek­te­dir. Fa­kat ev­rim­ci­ler, bu ko­nu­da sus­kun­dur­lar, ça­re­siz­dir­ler. Çün­kü geç­mi­şe ait bu iz­le­rin, Ya­ra­tı­lış'ın de­li­li ol­du­ğu­nu bil­mek­te­dir­ler. </text:p>
      <text:p text:style-name="P11"/>
      <text:p text:style-name="P11">AYI KA­FA­TA­SI</text:p>
      <text:p text:style-name="P11"/>
      <text:p text:style-name="P11">Yaş: 48 mil­yon yıl</text:p>
      <text:p text:style-name="P11">Dö­nem: Eo­sen </text:p>
      <text:p text:style-name="P11">Böl­ge: Shan Dong, Çin</text:p>
      <text:p text:style-name="P11"/>
      <text:p text:style-name="P11">Ev­rim­ci Step­hen Jay Go­uld, fo­sil­le­rin ev­rim te­ori­si­ni hiç­bir za­man des­tek­le­me­di­ği­ni şöy­le ifa­de eder:</text:p>
      <text:p text:style-name="P11">"Fo­sil kayıtlarında ara ge­çiş form­larına ne­re­dey­se yok de­ne­cek ka­dar az rast­lan­ması, pa­le­on­to­lo­ji­nin en önem­li sırlarındandır. Biz­ler ken­di­mi­zi canlılık ta­ri­hi­nin tek ger­çek öğ­ren­ci­le­ri ola­rak ni­te­len­di­ri­yo­ruz. An­cak fa­vo­ri te­zi­miz olan "ev­ri­min do­ğal se­lek­si­yon yo­luy­la ger­çek­leş­ti­ği" id­di­asını ko­ru­ya­bil­mek için ve­ri­le­ri­miz o ka­dar kö­tü ki, or­ta­da çalışıla­bi­le­cek bir sü­reç kalmıyor." 6</text:p>
      <text:p text:style-name="P11">Go­uld'un da iti­raf et­ti­ği gi­bi, ev­rim­sel bir sü­re­cin ya­şan­dı­ğı­na da­ir hiç­bir ve­ri yok­tur. Bi­lim­sel bul­gu­la­rın hep­si can­lı­lı­ğın Yü­ce Al­lah'ın ese­ri ol­du­ğu­nu göz­ler önü­ne ser­mek­te­dir. Bun­lar­dan bi­ri de re­sim­de­ki 48 mil­yon yıl­lık ayı ka­fa­ta­sı fo­si­li­dir. </text:p>
      <text:p text:style-name="P11"/>
      <text:p text:style-name="P11">AF­Rİ­KA AS­LA­NI KA­FA­TA­SI</text:p>
      <text:p text:style-name="P11"/>
      <text:p text:style-name="P11"><text:soft-page-break/>"Tüm de­lil­ler, fo­sil ka­yıt­la­rı­nın or­ta­ya koy­du­ğu so­nu­cun doğ­ru ol­du­ğu­nu gös­ter­mek­te­dir: (Fo­sil ka­yıt­la­rın­da) gör­dü­ğü­müz boş­luk­lar, ha­ya­tın ta­ri­hin­de­ki ger­çek olay­la­rı yan­sıt­mak­ta­dır, bun­lar ye­ter­siz bir fo­sil bi­ri­ki­mi­nin so­nu­cu de­ğil­dir." 7 (Ev­rim­ci Ni­les El­dred­ge)</text:p>
      <text:p text:style-name="P11">Ev­rim­ci Ni­les El­dred­ge'nin bu söz­ler­le an­lat­mak is­te­di­ği şu­dur: Can­lı­lık ta­ri­hi­nin na­sıl ge­liş­ti­ği­ni gö­re­bi­le­cek ka­dar bol mik­tar­da fo­sil ör­ne­ği var­dır. An­cak bu ör­nek­ler söz­de ev­rim­sel sü­reç açı­sın­dan bü­yük boş­luk­lar­la do­lu­dur. Ne var ki bu boş­lu­ğun se­be­bi fo­sil­le­rin ye­ter­siz ol­ma­sı de­ğil, fo­sil­le­rin ev­rim se­nar­yo­suy­la uyum­lu ol­ma­ma­sı­dır. Fo­sil ka­yıt­la­rı can­lı­la­rın ev­rim ge­çir­me­dik­le­ri­nin bel­ge­si­dir. </text:p>
      <text:p text:style-name="P11"/>
      <text:p text:style-name="P11">Yaş: 3,5 mil­yon yıl­lık</text:p>
      <text:p text:style-name="P11">Dö­nem: Plio­sen</text:p>
      <text:p text:style-name="P11">Böl­ge: Yun Nan, Çin</text:p>
      <text:p text:style-name="P19">AL­TIN MAY­MUN KA­FA­TA­SI</text:p>
      <text:p text:style-name="P11"/>
      <text:p text:style-name="P11">Yaş: 36 mil­yon yıl­lık</text:p>
      <text:p text:style-name="P11">Dö­nem: Eo­sen</text:p>
      <text:p text:style-name="P11">Böl­ge: Si Chu­an, Çin</text:p>
      <text:p text:style-name="P11"/>
      <text:p text:style-name="P11">Dar­wi­nist­le­rin, in­san­la­rın söz­de may­mun­lar­dan tü­re­dik­le­ri id­di­ala­rı­na da­ya­nak gös­ter­me­ye ça­lış­tık­la­rı bil­gi­ler­den bi­ri de, ba­zı may­mun tür­le­ri­nin tak­lit ka­bi­li­yet­le­ri­dir. May­mun­lar, kar­şı­la­rın­da gör­dük­le­ri ha­re­ket ve ta­vır­la­rı tak­lit ede­bil­me ye­te­ne­ği­ne sa­hip­tir­ler. Ama bu, gü­nün bi­rin­de in­sa­na dö­nüş­me­le­ri­ni sağ­la­maz. Eğer böy­le ol­say­dı ze­ki ol­du­ğu bi­li­nen di­ğer hay­van tür­le­ri­nin de za­man­la in­san ol­ma­la­rı ge­re­kir­di. Ör­ne­ğin pa­pa­ğan­la­rın may­mun­la­ra ek ola­rak bir de, ses­le­ri tak­lit ede­rek ko­nuş­ma ye­te­nek­le­ri var­dır. Bu du­rum­da, Dar­wi­nist­le­rin man­tık­sız id­di­ala­rı­na gö­re, pa­pa­ğan­la­rın in­sa­na dö­nüş­me ih­ti­ma­li çok da­ha yük­sek ol­ma­lı­dır. </text:p>
      <text:p text:style-name="P11">Re­sim­de­ki 36 mil­yon yıl­lık may­mun ka­fa­ta­sı fo­si­li gi­bi, sa­yı­sız bul­gu can­lı­la­rın hep ay­nı kal­dık­la­rı­nı, hiç de­ğiş­me­dik­le­ri­ni ve bir baş­ka can­lı­ya dö­nüş­me­dik­le­ri­ni is­pat­la­mış­ken, man­tık dı­şı id­di­alar­da ıs­rar et­mek an­lam­sız­dır.</text:p>
      <text:p text:style-name="P11"/>
      <text:p text:style-name="P11">PONY KA­FA­TA­SI</text:p>
      <text:p text:style-name="P11"/>
      <text:p text:style-name="P11">Ev­rim­ci­le­rin man­tık­la­rı ge­çer­li ol­say­dı, pony­le­rin çok­tan ge­li­şip iri ya­pı­lı at­la­ra dö­nüş­me­le­ri ge­re­kir­di. An­cak fo­sil ka­yıt­la­rı­nın da or­ta­ya koy­du­ğu gi­bi pony­ler, on mil­yon­lar­ca yıl­dır en ufak bir de­ği­şik­lik da­hi ge­çir­me­den var­lık­la­rı­nı de­vam et­tir­mek­te­dir­ler. </text:p>
      <text:p text:style-name="P11">Can­lı tür­le­ri­nin hep­si­ne ha­kim olan bu de­ğiş­mez­lik, Dar­wi­nizm'in en cid­di so­run­la­rın­dan bi­ri­dir. Çün­kü ev­ri­min te­mel id­dia­sı olan can­lı­la­rın söz­de or­tak bir ata­dan gel­dik­le­ri, ve bir­bir­le­rin­den tü­re­ye­rek ge­liş­tik­le­ri te­zi­ni yer­le bir et­mek­te­dir.</text:p>
      <text:p text:style-name="P11"/>
      <text:p text:style-name="P11">Yaş: 53 mil­yon yıl­lık</text:p>
      <text:p text:style-name="P11">Dö­nem: Eo­sen</text:p>
      <text:p text:style-name="P11">Böl­ge: Gui Zho­u, Çin</text:p>
      <text:p text:style-name="P11"/>
      <text:p text:style-name="P11">KARAYİP KEŞİŞ FOKU KA­FA­TA­SI </text:p>
      <text:p text:style-name="P11"/>
      <text:p text:style-name="P11">Yaş: 3,1 mil­yon yıl­lık</text:p>
      <text:p text:style-name="P11">Dö­nem: Plio­sen</text:p>
      <text:p text:style-name="P11">Böl­ge: Yun Nan, Çin</text:p>
      <text:p text:style-name="P11"/>
      <text:p text:style-name="P11">Dar­wi­nist­ler, 530 mil­yon yıl ön­ce var ol­muş bir tri­lo­bit gö­zü­nü açık­la­ya­maz­lar. Dar­wi­nist­ler, de­niz­de­ki, ka­ra­da­ki, ha­va­da­ki can­lı­la­rın na­sıl ani­den or­ta­ya çık­tık­la­rı­nı ve soy­la­rı de­vam et­ti­ği müd­det­çe de­ğiş­me­dik­le­ri­ni açık­la­ya­maz­lar. Dar­wi­nist­ler, tür­le­rin bir­bi­ri­ne dö­nüş­tü­ğü­nü id­di­a eder, fa­kat bu ha­ya­li dö­nü­şüm­de tek bir hüc­re­nin na­sıl fark­lı fonk­si­yon­lar üst­le­ne­bi­le­cek şe­kil­de <text:soft-page-break/>de­ği­şe­bi­le­ce­ği­ni açık­la­ya­maz­lar. Dar­wi­nizm aç­maz için­de bir te­ori­dir ve ye­ni fo­sil de­lil­le­riy­le her ge­çen gün bir ka­de­me da­ha yok ol­mak­ta­dır. Re­sim­de gö­rü­len 3,1 mil­yon yıl­lık Ka­ra­yip ke­şiş fo­ku ka­fa­ta­sı fo­si­li, bu yok olu­şu hız­lan­dı­ran de­lil­ler­den bi­ri­dir. </text:p>
      <text:p text:style-name="P11"/>
      <text:p text:style-name="P11">GRİ KURT KA­FA­TA­SI</text:p>
      <text:p text:style-name="P11"/>
      <text:p text:style-name="P11">İn­sa­nın ha­ya­li ev­ri­mi­ne da­ir Dar­wi­nist­ler ta­ra­fın­dan or­ta­ya atı­lan sa­yı­sı bel­li bir­kaç ka­fa­ta­sı fo­si­li bu­lun­mak­ta­dır. Dar­wi­nist­ler bun­la­rı on­lar­ca yıl bo­yun­ca en önem­li ara form­lar ola­rak kul­lan­mış­lar­dır. Fa­kat za­man­la bi­lim­sel ge­liş­me­ler id­di­a edi­len söz ko­nu­su fo­sil­le­rin ya may­mun­la­ra ya geç­miş­te ya­şa­mış in­san ırk­la­rı­na ait ol­du­ğu­nu, bun­la­rın ara­sın­da­ki ha­ya­li bir ara for­mu tem­sil et­me­di­ği­ni gös­ter­miş­tir. Do­la­yı­sıy­la in­sa­nın ha­ya­li ev­ri­mi­ne da­ir tüm söz­de de­lil­ler bi­rer bi­rer li­te­ra­tür­den çı­ka­rıl­mış­tır. Şu an ha­len ba­zı Dar­wi­nist ya­yın­lar­da gün­de­me ge­ti­ril­me­le­ri­nin se­be­bi yal­nız­ca spe­kü­las­yon amaç­lı­dır. Bi­lim­sel bir de­ğer ta­şı­ma­mak­ta­dır­lar. </text:p>
      <text:p text:style-name="P11">İn­sa­nın ev­ri­mi ya­la­nı­nı or­ta­ya çı­ka­ran bir baş­ka bi­lim­sel ka­nıt ise, di­ğer can­lı­la­rın ev­rim­leş­me­di­ği­ne da­ir or­ta­ya çı­kan sa­yı­sız fo­sil de­li­li­dir. 69 mil­yon yıl­lık gri kurt ka­fa­ta­sı, bu ör­nek­ler­den bi­ri­dir ve can­lı­nın mil­yon­lar­ca yıl bo­yun­ca de­ğiş­me­di­ği­ni gös­te­rir. Kuş­ku­suz tüm can­lı­lar için ge­çer­li olan bu du­rum, may­mun­lar için de ge­çer­li­dir. </text:p>
      <text:p text:style-name="P11"/>
      <text:p text:style-name="P11">Yaş: 69 mil­yon yıl­lık</text:p>
      <text:p text:style-name="P11">Dö­nem: Kre­ta­se</text:p>
      <text:p text:style-name="P11">Böl­ge: Shan Dong, Çin</text:p>
      <text:p text:style-name="P11"/>
      <text:p text:style-name="P11">RA­KUN KA­FA­TA­SI</text:p>
      <text:p text:style-name="P11"/>
      <text:p text:style-name="P11">Yaş: 4,3 mil­yon yıl­lık</text:p>
      <text:p text:style-name="P11">Dö­nem: Plio­sen</text:p>
      <text:p text:style-name="P11">Böl­ge: Gan Su, Çin</text:p>
      <text:p text:style-name="P11"/>
      <text:p text:style-name="P11">Gü­nü­müz can­lı­la­rı­nın mil­yon­lar­ca yıl­lık fo­sil ör­nek­le­ri, can­lı­la­rın ta­ri­hin­de bir dö­nü­şüm, tür­den tü­re bir ev­rim ya­şan­ma­dı­ğı­nı or­ta­ya koy­mak­ta­dır. Bu ger­çek, ka­rın­ca­dan ke­le­be­ğe, bo­za­yı­dan ker­ten­ke­le­ye, mey­ve si­ne­ğin­den zü­ra­fa­la­ra ka­dar ge­çer­li­dir. Dar­win'in ev­rim te­ori­si, bi­lim­sel bul­gu­lar­la des­tek­le­nen bir teo­ri de­ğil­dir. Dar­win'den be­ri hiç­bir de­lil or­ta­ya ko­ya­ma­mış­tır. Ve fo­sil ka­yıt­la­rı gün geç­tik­çe Dar­wi­nizm'in de­lil­siz­li­ği­ni tüm açık­lı­ğıy­la göz­ler önü­ne ser­mek­te­dir. Re­sim­de gö­rü­len 4,3 mil­yon yıl­lık ra­kun ka­fa­ta­sı fo­si­li, Dar­wi­nist­le­rin bü­yük bir ya­nıl­gı için­de ol­duk­la­rı­nı açık­ça ilan et­mek­te­dir. </text:p>
      <text:p text:style-name="P11"/>
      <text:p text:style-name="P11">ZEB­RA KA­FA­TA­SI</text:p>
      <text:p text:style-name="P11"/>
      <text:p text:style-name="P11">Yaş: 3,4 mil­yon yıl­lık</text:p>
      <text:p text:style-name="P11">Dö­nem: Pliosen</text:p>
      <text:p text:style-name="P11"><text:soft-page-break/>Böl­ge: Quing Hai, Çin</text:p>
      <text:p text:style-name="P11">Tıp­kı di­ğer can­lı­lar gi­bi bir zeb­ra­yı da muh­te­şem do­na­nım­lar­la ya­ra­tan Al­lah'tır. Üze­rin­de be­lir­le­yi­ci ve son de­re­ce es­te­tik çiz­gi­ler var eden, onun için bir ya­şam be­lir­le­yen, onu di­ğer can­lı­lar­dan fark­lı kı­lan Al­lah'tır. İş­te Dar­wi­nist­le­rin kav­ra­ya­ma­dı­ğı, gör­mek­te zor­lan­dık­la­rı, hat­ta pek ço­ğu­nun gör­me­yi red­det­ti­ği ger­çek bu­dur. Fo­sil bi­li­mi de, sa­yı­sız ör­nek­le, bu ger­çe­ği göz­ler önü­ne ser­mek­te­dir. Re­sim­de­ki 3,4 mil­yon yıl­lık zeb­ra ka­fa­ta­sı fo­si­li de, ev­ri­min ge­çer­siz­li­ği­ni, Ya­ra­tı­lış'ın ger­çek ol­du­ğu­nu söy­le­mek­te­dir.</text:p>
      <text:p text:style-name="P11"/>
      <text:p text:style-name="P11">AYI KA­FA­TA­SI</text:p>
      <text:p text:style-name="P11"/>
      <text:p text:style-name="P11">Dar­wi­nist­ler için her can­lı­nın söz­de bir ev­rim­leş­me ma­sa­lı var­dır. Dar­wi­nizm, ak­la, man­tı­ğa ve bi­lim­sel de­lil­le­re da­yan­ma­dı­ğı için her­han­gi bir can­lı­nın geç­mi­şi hak­kın­da bir se­nar­yo üret­mek, ha­yal gü­cü en ge­liş­miş olan Dar­wi­nist'in be­ce­ri­si­ne kal­mak­ta­dır. Fa­kat Dar­wi­nist­le­rin he­sa­ba kat­ma­dık­la­rı ger­çek şu­dur: On­lar, za­man için­de can­lı­la­rın de­ğiş­me­di­ği­ni or­ta­ya ko­yan bu ka­dar çok fo­sil el­de edi­le­ce­ği­ni um­mu­yor­lar­dı. Ya­şa­yan fo­sil­le­rin ol­duk­ça az sa­yı­da ve ken­di­le­rin­ce "açık­la­na­bi­lir" ol­du­ğu­nu zan­ne­di­yor­lar­dı. Tüm can­lı­la­rın ay­nı kal­dık­la­rı­nı be­lir­le­yen bir de­li­lin bu ka­dar ke­sin şe­kil­de or­ta­ya çı­ka­ca­ğı­nı dü­şün­me­miş­ler­di. Do­la­yı­sıy­la or­ta­ya at­tık­la­rı her hi­ka­ye­nin bi­rer bi­rer çü­rü­ye­ce­ği­ni tah­min et­me­miş­ler­di. On­lar, her tu­za­ğın bir gün mut­la­ka bo­zu­la­ca­ğı­nı, bu­nun Al­lah'ın ka­nu­nu ol­du­ğu­nu bil­mi­yor­lar­dı. </text:p>
      <text:p text:style-name="P11">4,4 mil­yon yıl­lık ayı ka­fa­ta­sı fo­si­li bu ger­çe­ği göz­ler önü­ne se­ren de­lil­ler­den bi­ri­dir. Gü­nü­müz ayı­la­rın­dan fark­sız ol­du­ğu için ev­rim te­ori­si­ni ke­sin ola­rak red­det­mek­te­dir. </text:p>
      <text:p text:style-name="P11"/>
      <text:p text:style-name="P11">Yaş: 4,4 mil­yon yıl</text:p>
      <text:p text:style-name="P11">Dö­nem: Plio­sen</text:p>
      <text:p text:style-name="P11">Böl­ge: Zi Bo, Çin</text:p>
      <text:p text:style-name="P11"/>
      <text:p text:style-name="P11">AT KA­FA­TA­SI</text:p>
      <text:p text:style-name="P11"/>
      <text:p text:style-name="P11">Yaş: 2,8 mil­yon yıl­lık</text:p>
      <text:p text:style-name="P11">Dö­nem: Plio­sen</text:p>
      <text:p text:style-name="P11">Böl­ge: He Zheng, Çin</text:p>
      <text:p text:style-name="P11"/>
      <text:p text:style-name="P11">Bu say­fa­da gö­rü­len fo­sil res­miy­le bir­lik­te, Dar­wi­nist­le­rin yıl­lar­dır en bü­yük pro­pa­gan­da mal­ze­me­si ola­rak kul­lan­dık­la­rı ve ha­len kul­lan­ma­ya de­vam et­tik­le­ri atın ev­ri­mi se­nar­yo­su­nu çü­rü­ten bir de­lil da­ha göz­ler önü­ne se­ril­mek­te­dir. 2,8 mil­yon yıl­lık at ka­fa­ta­sı fo­si­li, gü­nü­müz at­la­rı­nın ta­ma­men ay­nı­sı­dır. Bu yö­nüy­le, ha­len do­ğa ta­ri­hi mü­ze­le­rin­de ser­gi­len­mek­te olan sah­te atın ev­ri­mi şe­ma­la­rı­nın bi­lim­sel de­ğe­ri ol­ma­dı­ğı­nı gös­ter­mek­te­dir. Bu bi­lim­sel ger­çek kar­şı­sın­da Dar­wi­nist­le­rin ki­tap­la­rı­na tem­si­li re­sim­ler koy­ma­la­rı, re­kons­trük­si­yon­lar­la bu ha­ya­li ev­ri­mi ken­di­le­rin­ce can­lan­dır­ma­ya ça­lış­ma­la­rı ve do­ğa ta­rih mü­ze­le­rin­de sah­te ge­çiş şe­ma­la­rı ser­gi­le­me­le­ri­nin an­la­mı yok­tur. Çün­kü atın ev­ri­mi se­nar­yo­su, ke­sin de­lil­ler­le çü­rü­müş du­rum­da­dır. </text:p>
      <text:p text:style-name="P11"><text:soft-page-break/></text:p>
      <text:p text:style-name="P19">PAN­DA KA­FA­TA­SI</text:p>
      <text:p text:style-name="P11"/>
      <text:p text:style-name="P11">Yaş: 4,6 mil­yon yıl­lık </text:p>
      <text:p text:style-name="P11">Dö­nem: Plio­sen</text:p>
      <text:p text:style-name="P11">Böl­ge: Gan Su, Çin</text:p>
      <text:p text:style-name="P11"/>
      <text:p text:style-name="P11">Pan­da­la­rın hep pan­da ola­rak var ol­duk­la­rı­nı gös­te­ren bu fo­sil, can­lı­la­rın ev­ri­mi id­di­ala­rı­nı ya­lan­la­mak­ta­dır. Bu­gü­ne ka­dar pan­da­la­rın, söz­de or­tak ata­sı­nı ve­ya gü­nü­müz­de­ki hal­le­ri­ni ala­na ka­dar fark­lı ara aşa­ma­lar­dan geç­tik­le­ri­ni gös­te­ren bir ta­ne bi­le fo­sil bu­lun­ma­mış­tır. Bu­lu­nan her fo­sil, ya­şı kaç olur­sa ol­sun, gü­nü­müz­de­ki pan­da­la­rın sa­hip ol­duk­la­rı özel­lik­le­rin ay­nı­sı­nı ta­şı­mak­ta­dır. Bu ger­çek kar­şı­sın­da Dar­wi­nist­ler bü­yük bir acz için­de­dir.</text:p>
      <text:p text:style-name="P11"/>
      <text:p text:style-name="P11">HİNT MİSK KE­Dİ­Sİ KA­FA­TA­SI</text:p>
      <text:p text:style-name="P11"/>
      <text:p text:style-name="P11">Yaş: 40 mil­yon yıl­lık</text:p>
      <text:p text:style-name="P11">Dö­nem: Eo­sen</text:p>
      <text:p text:style-name="P11">Böl­ge: Gan Su, Çin</text:p>
      <text:p text:style-name="P11"/>
      <text:p text:style-name="P11">Step­hen Jay Go­uld, 1993 yılında, Na­tu­ral His­tory der­gi­sin­de­ki yazısında can­lı­la­rın fo­sil ka­yıt­la­rın­da hep ay­nı ya­pı­la­rıy­la göz­len­me­le­ri ko­nu­sun­da şöy­le de­mek­te­dir:</text:p>
      <text:p text:style-name="P11">"Bir­çok fo­sil tü­rü­nün je­olo­jik ya­şam sü­re­si bo­yun­ca du­ra­ğanlığı ya da hiç­bir de­ği­şim ge­çir­me­yi­şi, tüm pa­le­on­to­log­lar ta­rafından söz­le ifa­de edil­mek­si­zin onay­lanmıştır. An­cak as­la üze­rin­de et­raflıca çalışılmamıştır... Du­ra­ğanlığın çok yaygın ol­ması, fo­sil kayıtlarının utandırıcı bir özel­li­ği ha­li­ne gel­di, ama yok­lu­ğun (ki bu ev­ri­min yok­lu­ğu­dur) bir ilanı ola­rak göz ardı edil­miş ola­rak bırakıldı."8</text:p>
      <text:p text:style-name="P11">Fo­sil kayıtlarında­ki du­ra­ğanlığın ev­rim­ci­ler ta­rafından "utandırıcı" ola­rak ni­te­len­di­ril­me­si­nin ise tek se­be­bi vardır: Canlıların hiç­bir de­ği­şim ge­çir­me­me­le­ri, ev­rim te­ori­si­nin so­nu de­mek­tir. Ev­ri­min hiç ya­şan­madığını gös­te­ren bu bil­gi, Ya­ratılış ger­çe­ği­ni te­yit et­mek­te­dir. </text:p>
      <text:p text:style-name="P11"/>
      <text:p text:style-name="P11">MA­LA­YA AYI­SI KA­FA­TA­SI</text:p>
      <text:p text:style-name="P11"/>
      <text:p text:style-name="P11">Yaş: 6,7 mil­yon yıl</text:p>
      <text:p text:style-name="P11">Dö­nem: Miosen</text:p>
      <text:p text:style-name="P11">Böl­ge: Shan Dong, Çin</text:p>
      <text:p text:style-name="P11"/>
      <text:p text:style-name="P11">Henry Ge­e, In Se­arch of De­ep Ti­me (Es­ki Za­man­ların Arayışında) isim­li ki­tabında, fo­sil kayıtlarında ev­rim te­ori­si­ni des­tek­le­yen her­han­gi bir ka­nıt ol­ma­dı­ğı­nı, ak­si­ne el­de­ki bil­gi­le­rin ev­rim­ci­ler ta­rafından ken­di ön yargılarına gö­re ta­raflı şe­kil­de yo­rum­landığını şöy­le be­lirt­mek­te­dir:</text:p>
      <text:p text:style-name="P11">"Ev­rim­le il­gi­li ola­rak yaptığımız var­sayımların ço­ğu, özel­lik­le fo­sil kayıtlarından an­laşıldığı ka­darıyla ya­şamın ta­ri­hi ile il­gi­li olan­lar, te­mel­siz­dir."9</text:p>
      <text:p text:style-name="P11"><text:soft-page-break/>Henry Ge­e'nin de ifa­de et­ti­ği gi­bi, fo­sil ka­yıt­la­rı Dar­wi­nizm'in ya­şa­mın ve can­lı­lı­ğın kö­ke­ni­ne da­ir id­di­ala­rı­nın ger­çek dı­şı ol­du­ğu­nu gös­ter­miş­tir. Re­sim­de­ki 6,7 mil­yon yıl­lık Ma­la­ya ayı­sı ka­fa­ta­sı gi­bi sa­yı­sız ör­nek, Dar­wi­nizm'in ger­çek­ler­le hiç uyuş­ma­yan bir var­sa­yım­dan iba­ret ol­du­ğu­nu ka­nıt­la­mak­ta­dır.</text:p>
      <text:p text:style-name="P11"/>
      <text:p text:style-name="P11">Sİ­BİR­YA KUR­DU KA­FA­TA­SI</text:p>
      <text:p text:style-name="P11"/>
      <text:p text:style-name="P11">Yaş: 47 mil­yon yıl­lık</text:p>
      <text:p text:style-name="P11">Dö­nem: Eo­sen</text:p>
      <text:p text:style-name="P11">Böl­ge: Shan Dong, Çin</text:p>
      <text:p text:style-name="P11"/>
      <text:p text:style-name="P11">Re­sim­de gö­rü­len 47 mil­yon yıl­lık Si­bir­ya kur­du ka­fa­ta­sı, 47 mil­yon yıl bo­yun­ca mü­kem­mel şe­kil­de mu­ha­fa­za ol­muş­tur ve bu­gün­kü gö­rü­nü­mü, gü­nü­müz Si­bir­ya kurt­la­rın­dan hiç­bir fark ta­şı­ma­dı­ğı­nı gös­te­rir ni­te­lik­te­dir. Fo­sil ka­yıt­la­rın­da­ki bu önem­li iz­ler, yak­la­şık 150 yıl­dır çe­şit­li ça­ba­lar­la ayak­ta tu­tul­ma­ya ça­lı­şı­lan ev­rim te­ori­si­ni or­ta­dan kal­dır­mak­ta­dır. Çün­kü can­lı­nın el­de edi­len tüm fo­sil­le­ri ay­nı şe­yi söy­le­mek­te­dir: Bu can­lı, mil­yon­lar­ca yıl bo­yun­ca de­ğiş­me­miş­tir, gü­nü­müz­de­ki gi­bi­dir. Ya­ni, ev­rim ge­çir­me­miş­tir.</text:p>
      <text:p text:style-name="P11"/>
      <text:p text:style-name="P11">TAZ­MAN­YA CA­NA­VA­RI KA­FA­TA­SI</text:p>
      <text:p text:style-name="P11"/>
      <text:p text:style-name="P11">Yaş: 32 mil­yon yıl</text:p>
      <text:p text:style-name="P11">Dö­nem: Oli­go­sen</text:p>
      <text:p text:style-name="P11">Böl­ge: An Hu­i, Çin</text:p>
      <text:p text:style-name="P11"/>
      <text:p text:style-name="P11">İn­gi­liz pa­le­on­to­log De­rek W. Ager, fo­sil ka­yıt­la­rı­nın ev­rim te­ori­si açı­sın­dan ne ka­dar cid­di bir so­run ol­du­ğu­nu şöy­le an­la­tır:</text:p>
      <text:p text:style-name="P11">"So­ru­nu­muz şu­dur: Fo­sil kayıtlarını de­taylı ola­rak in­ce­le­di­ği­miz­de, tür­ler ya da sınıflar se­vi­ye­sin­de ol­sun, sü­rek­li ola­rak aynı ger­çek­le karşılaşırız; ka­de­me­li ev­rim­le ge­li­şen de­ğil, ani­den yer­yü­zün­de olu­şan grup­lar gö­rü­rüz."10</text:p>
      <text:p text:style-name="P11">Can­lı­la­rın her­han­gi bir ka­de­me­den ya­ni ara aşa­ma­dan geç­me­di­ği­ni bel­ge­le­yen fo­sil­ler­den bi­ri de, re­sim­de­ki 32 mil­yon yıl­lık Taz­man­ya ca­na­va­rı ka­fa­ta­sı­dır. </text:p>
      <text:p text:style-name="P11"/>
      <text:p text:style-name="P11">Tİ­BET YA­BAN EŞEĞİ KA­FA­TA­SI</text:p>
      <text:p text:style-name="P11"/>
      <text:p text:style-name="P11">Yaş: 29 mil­yon yıl­lık</text:p>
      <text:p text:style-name="P11">Dö­nem: Oli­go­sen</text:p>
      <text:p text:style-name="P11">Böl­ge: Yin Chu­an, Çin</text:p>
      <text:p text:style-name="P11"/>
      <text:p text:style-name="P11">Ev­rim­ci­le­rin, ya­ban eşek­le­ri­nin söz­de ev­rim­sel atasını gös­ter­me gay­ret­le­ri bo­şu­nadır. Fo­sil­ler, ya­ban eşek­le­ri­nin her­han­gi bir canlıdan tü­re­me­dik­le­ri­ni, hep eşek ola­rak var ol­duk­larını is­<text:soft-page-break/>pat­lamıştır. 29 mil­yon yıl ön­ce ya­şamış olan eşek­le­rin, gü­nü­müz eşek­le­riy­le aynı ol­du­ğu­nu gös­te­ren re­sim­de­ki fo­sil, tüm ev­rim­ci id­dia­ları sus­tur­mak­tadır. Canlılar, mu­tas­yon­ların ve kör te­sa­düf­le­rin ne­ti­ce­sin­de mey­da­na gel­me­miş­tir. Tüm canlı tür­le­ri­ni, üs­tün ya­rat­ma gü­cü­ne sa­hip olan Yü­ce Al­lah ya­ratmıştır. </text:p>
      <text:p text:style-name="P11"/>
      <text:p text:style-name="P11">YE­LE­Lİ KURT KA­FA­TA­SI</text:p>
      <text:p text:style-name="P11"/>
      <text:p text:style-name="P11">Yaş: 7,3 mil­yon yıl­lık</text:p>
      <text:p text:style-name="P11">Dö­nem: Mio­sen</text:p>
      <text:p text:style-name="P11">Böl­ge: An Hu­i, Çin</text:p>
      <text:p text:style-name="P11"/>
      <text:p text:style-name="P11">Fo­sil ka­yıt­la­rı ev­rim için bir aç­maz­dır. Bu ger­çek ev­rim­ci­ler ta­ra­fın­dan da ki­mi za­man ifa­de edi­lir. İş­te ev­rim­ci pa­le­on­to­log Mark Czar­nec­ki'nin söz­le­ri: </text:p>
      <text:p text:style-name="P11">"Te­ori­yi (ev­ri­mi) is­pat­la­manın önün­de­ki bü­yük bir en­gel, her za­man için fo­sil kayıtları ol­muş­tur... Bu kayıtlar hiç­bir za­man için Dar­win'in var­saydığı ara form­ların iz­le­ri­ni or­ta­ya koy­mamıştır. Tür­ler ani­den olu­şur­lar ve yi­ne ani­den yok olur­lar. Ve bu bek­len­me­dik du­rum, tür­le­rin Al­lah ta­rafından ya­ratıldığını sa­vu­nan gö­rü­şe des­tek sağ­lamıştır."11</text:p>
      <text:p text:style-name="P11"/>
      <text:p text:style-name="P11">MAY­MUN KA­FA­TA­SI</text:p>
      <text:p text:style-name="P11"/>
      <text:p text:style-name="P11">Yaş: 32 mil­yon yıl­lık</text:p>
      <text:p text:style-name="P11">Dö­nem: Oli­go­sen</text:p>
      <text:p text:style-name="P11">Böl­ge: Qing Da­o, Çin</text:p>
      <text:p text:style-name="P11"/>
      <text:p text:style-name="P11">Bu­gü­ne ka­dar ya­rın may­mun ya­rı in­san özel­li­ği ta­şı­yan bir ta­ne bi­le fo­sil bu­lu­na­ma­mış­tır. Bir za­man­lar söz­de in­sa­nın ev­ri­mi­ne de­lil ola­rak öne sü­rü­len fo­sil ör­nek­le­ri­nin bi­rer sah­te­kar­lık ürü­nü ol­du­ğu or­ta­ya çık­mış ve bun­la­rın hep­si ev­rim­ci­ler ta­ra­fın­dan ge­ri çe­kil­miş­tir. Ge­ri­ye Dar­wi­nist­le­rin ha­yal ürü­nü se­nar­yo­la­rı dı­şın­da bir şey kal­ma­mış­tır. </text:p>
      <text:p text:style-name="P11">So­mut bul­gu­lar, may­mun­la­rın hep may­mun, in­san­la­rın hep in­san ola­rak var ol­duk­la­rı­nı, ev­ri­min bir ya­lan ol­du­ğu­nu is­pat­la­mış­tır. Bu bul­gu­lar­dan bi­ri de re­sim­de­ki 32 mil­yon yıl­lık may­mun ka­fa­ta­sı fo­si­li­dir. </text:p>
      <text:p text:style-name="P11"/>
      <text:p text:style-name="P11">AS­YA VAHŞİ ATI KA­FA­TA­SI</text:p>
      <text:p text:style-name="P11"/>
      <text:p text:style-name="P11">Yaş: 33 mil­yon yıl­lık</text:p>
      <text:p text:style-name="P11">Dö­nem: Oli­go­sen</text:p>
      <text:p text:style-name="P11">Böl­ge: Yun Nan, Çin</text:p>
      <text:p text:style-name="P11"/>
      <text:p text:style-name="P11">Atın ev­ri­mi se­nar­yo­su­na bir baş­ka dar­be de re­sim­de gö­rü­len 33 mil­yon yıl­lık As­ya vah­şi atı ka­fa­ta­sı­dır. Gü­nü­müz As­ya at­la­rıy­la tam an­la­mıy­la ay­nı özel­lik­le­ri ser­gi­le­yen bu can­lı­nın il­kel­<text:soft-page-break/>den ge­liş­mi­şe ha­ya­li dö­nü­şü­mü­nü gös­te­ren tek bir iz bi­le yok­tur. Sa­hip ol­du­ğu tüm özel­lik­ler tam, yer­li ye­rin­de ve son de­re­ce komp­leks­tir. 33 mil­yon yıl ön­ce­si­ne da­ir ara ge­çiş ara­yış­la­rı da ev­rim­ci­ler açı­sın­dan yi­ne hüs­ran­la so­nuç­lan­mış, gü­nü­müz­de­ki­ler­den hiç­bir far­kı ol­ma­yan mü­kem­mel ya­pı­da­ki As­ya vah­şi at­la­rı­nın ör­nek­le­ri­ni ver­miş­tir. </text:p>
      <text:p text:style-name="P11"/>
      <text:p text:style-name="P11">GRİZLY AYI­SI KA­FA­TA­SI</text:p>
      <text:p text:style-name="P11"/>
      <text:p text:style-name="P11">Yaş: 53 mil­yon yıl­lık</text:p>
      <text:p text:style-name="P11">Dö­nem: Eo­sen</text:p>
      <text:p text:style-name="P11">Böl­ge: Shan Dong, Çin</text:p>
      <text:p text:style-name="P11"/>
      <text:p text:style-name="P11">Son iki yıl­dır, çe­şit­li ya­yın­lar ve­si­le­siy­le can­lı­la­rın bir­bir­le­rin­den de­ği­şim ge­çi­re­rek ev­rim­leş­me­dik­le­ri­ni gös­te­ren sa­yı­sız fo­sil de­lil su­nul­mak­ta­dır. Bun­la­rın tü­mü, re­sim­de gö­rü­len 53 mil­yon yıl­lık grizly ayı­sı ka­fa­ta­sın­da ol­du­ğu gi­bi, gü­nü­müz can­lı­la­rı ile ay­nı­dır ve mil­yon­lar­ca yıl bo­yun­ca de­ğiş­me­miş­ler­dir. Bu ger­çek kar­şı­sın­da ise Dar­wi­nist­ler­den hiç­bir bi­lim­sel iti­raz gel­me­mek­te­dir. Tek bir fo­si­le kar­şı bi­le man­tık­lı açık­la­ma­da bu­lu­na­ma­mak­ta­dır­lar. Bu­nun se­be­bi, or­ta­ya ko­nan mil­yon­lar­ca yıl­lık fo­sil­le­rin ke­sin ola­rak ger­çek ol­ma­sı ve gü­nü­müz can­lı­la­rı­nın geç­miş­te­ki ör­nek­le­ri­ni tem­sil et­me­le­ri­dir. </text:p>
      <text:p text:style-name="P11"/>
      <text:p text:style-name="P11">KAR KAP­LA­NI KA­FA­TA­SI</text:p>
      <text:p text:style-name="P11"/>
      <text:p text:style-name="P11">Yaş: 32 mil­yon yıl­lık</text:p>
      <text:p text:style-name="P11">Dö­nem: Oli­go­sen</text:p>
      <text:p text:style-name="P11">Böl­ge: Dong Be­i, Çin</text:p>
      <text:p text:style-name="P11"/>
      <text:p text:style-name="P11">Bi­lim­sel ger­çek­ler, Dar­wi­nist­le­rin ört­bas ede­bi­le­cek­le­ri gi­bi de­ğil­dir. Ev­rim di­ye bir şey yok­tur. Ev­ri­min sah­te ila­hı te­sa­düf, ka­os ef­sa­ne­si­nin bir ürü­nü­dür. Ak­lı, şu­u­ru yok­tur; gö­re­mez, du­ya­maz, dü­şü­ne­mez, ted­bir ala­maz; sa­nat ve es­te­tik gü­cü yok­tur. Böy­le bir sis­tem, gö­ren, du­yan, ted­bir alan, his­se­den, akıl­la ve şu­ur­la var edil­dik­le­ri bel­li olan, sa­nat ve es­te­tik ser­gi­le­yen can­lı var­lık­la­rı or­ta­ya çı­ka­ra­maz. Mil­yon­lar­ca yıl­lık fo­sil­ler, bu Dar­wi­nist al­dat­ma­ca­yı ke­sin ola­rak yık­mış­tır. Fo­sil ka­yıt­la­rın­da­ki can­lı­lar, ya­ra­tıl­dık­la­rı­nı ilan et­mek­te­dir­ler. Bun­lar­dan bi­ri de 32 mil­yon yıl ön­ce­sin­de ya­şa­mış olan ve gü­nü­müz tür­deş­le­rin­den hiç­bir far­kı ol­ma­yan kar kap­la­nı ka­fa­ta­sı­dır. </text:p>
      <text:p text:style-name="P11"/>
      <text:p text:style-name="P11">TAY KA­FA­TA­SI</text:p>
      <text:p text:style-name="P11"/>
      <text:p text:style-name="P11">Yaş: 3,2 mil­yon yıl­lık </text:p>
      <text:p text:style-name="P11">Dö­nem: Plio­sen</text:p>
      <text:p text:style-name="P11">Böl­ge: Yun Nan, Çin</text:p>
      <text:p text:style-name="P11"/>
      <text:p text:style-name="P11"><text:soft-page-break/>"Ay­rı tür­le­re ait fo­sil­le­rin, fo­sil ka­yıt­la­rın­da bu­lun­duk­la­rı sü­re bo­yun­ca de­ği­şim gös­ter­me­dik­le­ri, Dar­win'in Tür­le­rin Kö­ke­ni'ni ya­yın­la­ma­sın­dan ön­ce bi­le pa­le­on­to­log­lar ta­ra­fın­dan bi­li­nen bir ger­çek­tir. Dar­win ise ge­le­cek ne­sil­le­rin bu boş­luk­la­rı dol­du­ra­cak ye­ni fo­sil bul­gu­la­rı el­de ede­cek­le­ri ke­ha­ne­tin­de bu­lun­muş­tur... Ara­dan ge­çen 120 yı­lı aş­kın sü­re bo­yun­ca yü­rü­tü­len tüm pa­le­on­to­lo­jik araş­tır­ma­lar so­nu­cun­da, fo­sil ka­yıt­la­rı­nın Dar­win'in bu ke­ha­ne­ti­ni doğ­ru­la­ma­ya­ca­ğı açık­ça gö­rü­lür ha­le gel­miş­tir. Bu, fo­sil ka­yıt­la­rı­nın ye­ter­siz­li­ğin­den kay­nak­la­nan bir so­run de­ğil­dir. Fo­sil ka­yıt­la­rı açık­ça söz ko­nu­su ke­ha­ne­tin yan­lış ol­du­ğu­nu gös­ter­mek­te­dir."12</text:p>
      <text:p text:style-name="P11">Ev­rim­ci pa­le­on­to­log Ni­les El­dred­ge'in bu söz­le­ri­ni re­sim­de gö­rü­len 3,2 mil­yon yıl­lık tay ka­fa­ta­sı doğ­ru­la­mak­ta­dır. Mil­yon­lar­ca yıl bo­yun­ca hiç­bir de­ği­şi­me uğ­ra­ma­mış olan bu can­lı, Dar­wi­nist­le­rin as­lın­da Dar­win'den be­ri bil­dik­le­ri bir ger­çe­ği te­yit et­mek­te­dir. </text:p>
      <text:p text:style-name="P11"/>
      <text:p text:style-name="P11">TAZ­MAN­YA KUR­DU KA­FA­TA­SI</text:p>
      <text:p text:style-name="P11"/>
      <text:p text:style-name="P11">Yaş: 73 mil­yon yıl­lık</text:p>
      <text:p text:style-name="P11">Dö­nem: Kre­ta­se </text:p>
      <text:p text:style-name="P11">Böl­ge: Li Yi, Çin</text:p>
      <text:p text:style-name="P11"/>
      <text:p text:style-name="P11">20. yüz­yı­lın or­ta­la­rın­da so­yu tü­ken­miş olan Taz­man­ya kur­du­nun 73 mil­yon yıl ön­ce­sin­den tem­sil­ci­si fo­sil ka­yıt­la­rın­da­dır. 73 mil­yon yıl­lık Taz­man­ya kur­du fo­si­li, 20. yüz­yıl­da son ör­nek­le­ri bu­lu­nan Taz­man­ya kurt­la­rıy­la tam ola­rak ay­nı özel­lik­le­re sa­hip­tir. Bu ger­çek, Dar­wi­nist­le­rin ken­di te­ori­le­ri­ne de­lil ola­rak sun­ma­ya ça­lış­tık­la­rı çe­şit­li ara form­la­rın spe­kü­las­yon­dan iba­ret ol­du­ğu­nu gös­te­ren çar­pı­cı bir de­lil­dir. Bu­gün ar­tık can­lı ör­nek­le­ri ol­ma­yan so­yu tü­ken­miş can­lı­lar da, fo­sil ka­yıt­la­rın­dan gör­dü­ğü­müz ka­da­rıy­la tam, ek­sik­siz ve komp­leks can­lı­lar­dır. Bu du­rum­da, ev­rim­ci­le­rin "aşa­ma aşa­ma olu­şum" id­di­ası­nın ger­çe­ği yan­sıt­ma­dı­ğı açık­ça an­la­şıl­mak­ta­dır. </text:p>
      <text:p text:style-name="P11"/>
      <text:p text:style-name="P11">YA­BA­Nİ AT KA­FA­TA­SI</text:p>
      <text:p text:style-name="P11"/>
      <text:p text:style-name="P11">Yaş: 45 mil­yon yıl­lık</text:p>
      <text:p text:style-name="P11">Dö­nem: Eo­sen</text:p>
      <text:p text:style-name="P11">Böl­ge: Meng Gu, Çin</text:p>
      <text:p text:style-name="P11"/>
      <text:p text:style-name="P11">Ev­rim­ci­ler, so­yu tü­ken­miş bazı canlıla­ra ait fo­sil­ler üze­rin­de oy­na­ma­lar ya­pa­rak, çe­şit­li se­nar­yo­lar öne sü­re­rek in­san­ları al­dat­ma­ya çalışır­lar. Bu se­nar­yo­ların en ün­lü­le­rin­den bi­ri "atın ev­ri­mi" hi­ka­ye­si­dir. Hin­dis­tan, Gü­ney Ame­ri­ka, Ku­zey Ame­ri­ka ve Av­ru­pa'da de­ği­şik za­man­lar­da ya­şamış, farklı tür canlıla­ra ait fo­sil­ler ev­rim­ci­le­rin ha­yal güç­le­ri doğ­rul­tu­sun­da kü­çük­ten bü­yü­ğe doğ­ru di­zi­le­rek ger­çek dışı bir şe­ma oluş­tu­rul­muş­tur. De­ği­şik araştırmacıların öne sür­dük­le­ri, 20'den faz­la de­ği­şik atın ev­ri­mi şe­ması vardır. Hep­si de bir­bi­rin­den farklı olan bu soy ağaç­ları hakkında ev­rim­ci­ler arasında da gö­rüş bir­li­ği yok­tur. </text:p>
      <text:p text:style-name="P11">Ev­rim­ci­le­rin ha­ya­li soy ağa­cı­na en bü­yük dar­be ise fo­sil ka­yıt­la­rın­dan gel­miş­tir. Bu­lu­nan at fo­sil­le­ri, at­la­rın hep at ola­rak var ol­duk­la­rı­nı is­pat­la­mış­tır.</text:p>
      <text:p text:style-name="P11"><text:soft-page-break/></text:p>
      <text:p text:style-name="P19">SAZ­LIK KE­Dİ­Sİ KA­FA­TA­SI</text:p>
      <text:p text:style-name="P11"/>
      <text:p text:style-name="P11">Ka­fa­ta­sı fo­sil­le­ri ta­rih bo­yun­ca hiç­bir can­lı­nın de­ğiş­me­di­ği­nin, bir baş­ka can­lı­ya dö­nüş­me­di­ği­nin, her can­lı tü­rü­nün hep sa­hip ol­du­ğu özel­lik­ler­le bir­lik­te var ol­du­ğu­nun de­lil­le­rin­den­dir. Bu de­lil­ler, Dar­wi­nist dü­şün­ce­nin aç­maz­la­rı­nı ve man­tık­sız­lık­la­rı­nı vur­gu­la­mak­ta­dır. İn­sa­nın söz­de may­mun­dan tü­re­di­ği­ni öne sü­ren ev­rim te­ori­si­nin, may­mun­la­rın ya­şa­dı­ğı ha­ya­li in­sa­na dö­nü­şüm sü­re­ci­nin bir ben­ze­ri­ni, ne­den di­ğer can­lı­la­rın ya­şa­ma­dı­ğı­nı açık­la­ma­sı ge­re­kir. Ne­den bir saz­lık ke­di­si­nin de gü­nün bi­rin­de iki aya­ğı üze­rin­de yü­rü­me­ye ka­rar ver­me­di­ği, bir til­ki­nin ne­den ze­ka­sı­nı ge­liş­ti­rip bir pro­fe­sö­re dö­nüş­me­di­ği, bir pan­da­nın ne­den et­ki­le­yi­ci eser­ler ya­pan bir sa­nat­çı ol­ma­dı­ğı so­ru­su­na ev­rim­ci­le­rin ve­re­bi­le­ce­ği bir ce­vap yok­tur. Bi­lim­sel bir teo­ri gi­bi su­nu­lan Dar­wi­nizm, as­lın­da, ina­nıl­maz de­re­ce­de man­tık­sız bir ide­olo­ji­dir. </text:p>
      <text:p text:style-name="P11"/>
      <text:p text:style-name="P11">Yaş: 63 mil­yon yıl­lık</text:p>
      <text:p text:style-name="P11">Dö­nem: Kre­ta­se</text:p>
      <text:p text:style-name="P11">Böl­ge: Yun Nan, Çin</text:p>
      <text:p text:style-name="P11"/>
      <text:p text:style-name="P11">ÇA­KAL KA­FA­TA­SI</text:p>
      <text:p text:style-name="P11"/>
      <text:p text:style-name="P11">Yaş: 48 mil­yon yıl­lık</text:p>
      <text:p text:style-name="P11">Dö­nem: Eo­sen</text:p>
      <text:p text:style-name="P11">Böl­ge: Shan Dong, Çin </text:p>
      <text:p text:style-name="P11"/>
      <text:p text:style-name="P11">Bi­lim adı al­tın­da or­ta­ya çı­kan Dar­wi­nist­ler, fo­sil­le­rin or­ta­ya koy­du­ğu ger­çe­ği red­de­de­rek, as­lın­da açık­ça bi­li­me kar­şı gel­mek­te­dir. Çün­kü ev­rim te­ori­si­nin en bü­yük bek­len­ti­si olan fo­sil ka­yıt­la­rı, can­lı­la­rın ev­rim­leş­me­di­ği­ni, ya­ra­tıl­dı­ğı­nı gös­ter­miş­tir. Eğer bir Dar­wi­nist, ger­çek­ten bi­li­min or­ta­ya koy­du­ğu so­nuç­la­ra gö­re ha­re­ket edi­yor­sa, bu bi­lim­sel ger­çe­ği göz ar­dı et­me­me­si ge­re­kir. Re­sim­de­ki 48 mil­yon yıl­lık ça­kal ka­fa­ta­sı fo­si­li­nin gös­ter­di­ği gi­bi, gü­nü­müz can­lı­la­rı mil­yon­lar­ca yıl ön­ce de ay­nı özel­lik­le­re sa­hip­tir. Bu­nun ak­si­ni id­di­a et­mek ar­tık bi­lim de­ğil­dir. Bir ya­la­nı, sah­te ve ba­tıl inanç­lar uğ­ru­na ıs­rar­la de­vam et­tir­mek­tir.</text:p>
      <text:p text:style-name="P11"/>
      <text:p text:style-name="P11">YA­BAN KÖ­PE­Ğİ KA­FA­TA­SI</text:p>
      <text:p text:style-name="P11"/>
      <text:p text:style-name="P11">Ev­rim­ci­le­rin id­dia­ları doğ­ru ol­saydı, geç­miş­te, hem ya­ban kö­pe­ği özel­li­ği taşıyan hem de farklı bir canlı tü­rü­nün özel­lik­le­ri­ne sa­hip olan pek çok ga­rip canlının ol­ması ge­re­kir­di. Fo­sil kayıtlarında pek çok ör­ne­ği­ne rast­lan­ması ge­re­ken bu canlılar, iki farklı tü­rün özel­lik­le­ri­ni taşıma­larıyla he­men tanınmalı ve ev­rim­ci söz­de ata-to­run iliş­ki­le­ri­nin ör­ne­ği ola­rak ser­gi­len­me­liy­di­ler. Ne var ki, sayısız ma­sal­la ve ha­ya­li se­nar­yoy­la do­lu olan ev­rim­ci yayınlar­da, bir ta­ne bi­le ara canlı fo­si­li ser­gi­len­me­mek­te­dir. Çün­kü böy­le bir fo­sil yok­tur. Çün­kü böy­le bir canlı ta­ri­hin hiç­bir dö­ne­min­de ya­şa­mamıştır. </text:p>
      <text:p text:style-name="P11"><text:soft-page-break/>Tüm canlılar, re­sim­de ör­ne­ği gö­rü­len 68 mil­yon yıllık ya­ban kö­pe­ği gi­bi, var ol­duk­ları ilk hal­le­riy­le gü­nü­mü­ze ka­dar gel­miş­ler­dir. Canlıların ta­ri­hi, ev­rim id­dia­larını ya­lan­la­mak­tadır. </text:p>
      <text:p text:style-name="P11"/>
      <text:p text:style-name="P11">Yaş: 68 mil­yon yıl­lık</text:p>
      <text:p text:style-name="P11">Dö­nem: Kre­ta­se</text:p>
      <text:p text:style-name="P11">Böl­ge: Gan Su, Çin</text:p>
      <text:p text:style-name="P11"/>
      <text:p text:style-name="P11">PONY KA­FA­TA­SI</text:p>
      <text:p text:style-name="P11"/>
      <text:p text:style-name="P11">Yaş: 48 mil­yon yıl­lık</text:p>
      <text:p text:style-name="P11">Dö­nem: Eo­sen</text:p>
      <text:p text:style-name="P11">Böl­ge: Xi An, Shan Xi, Çin</text:p>
      <text:p text:style-name="P11"/>
      <text:p text:style-name="P11">Gü­nü­müz­de var olan bu kü­çük at­lar, bun­dan 48 mil­yon yıl ön­ce de ya­şa­mak­tay­dı­lar. Dar­wi­nist­le­rin, atın ev­ri­mi­nin baş­lan­gı­cı say­dık­la­rı dö­nem­ler­de, gü­nü­müz at­la­rı ve gü­nü­müz at­la­rı­nın alt tür­le­ri, mü­kem­mel do­na­nım­la­rı ve gö­rü­nüm­le­riy­le var­lık­la­rı­nı sür­dür­mek­tey­di. Fa­kat Dar­wi­nist­ler, bu ger­çe­ği gör­me­yi red­de­der ve okul ki­tap­la­rı­na ve ev­rim ma­ka­le­le­ri­ne sah­te atın ev­ri­mi şe­ma­sı­nı yer­leş­ti­re­rek ken­di­le­rin­ce al­dat­ma­ca­la­rı­na de­vam ede­bi­le­cek­le­ri­ni zan­ne­der­ler. Oy­sa bi­lim­sel de­lil­ler, atın da, tüm di­ğer can­lı­lar gi­bi ev­rim­leş­me­di­ği­ni gös­ter­mek­te­dir. </text:p>
      <text:p text:style-name="P11"/>
      <text:p text:style-name="P11">VA­ŞAK KA­FA­TA­SI</text:p>
      <text:p text:style-name="P11"/>
      <text:p text:style-name="P11">Yaş: 57 mil­yon yıl­lık</text:p>
      <text:p text:style-name="P11">Dö­nem: Pa­leo­sen </text:p>
      <text:p text:style-name="P11">Böl­ge: Gan Su, Çin</text:p>
      <text:p text:style-name="P11"/>
      <text:p text:style-name="P11">57 mil­yon yıl ön­ce ya­şa­mış olan bu can­lı, gü­nü­müz va­şak­la­rın­dan fark­sız­dır. Fo­si­li bu­lu­nan yüz­bin­ler­ce gü­nü­müz can­lı­sı gi­bi, o da hiç­bir de­ği­şim ge­çir­me­miş­tir. Ele ge­çi­ri­len bu fo­sil­ler­le, mil­yon­lar­ca yıl ön­ce yer­yü­zün­de na­sıl bir can­lı or­ta­mı­nın bu­lun­du­ğu­nu tah­min et­mek zor de­ğil­dir. Mil­yon­lar­ca yıl ön­ce dün­ya, gü­nü­müz­de­kin­den çok fark­lı de­ğil­dir. So­yu tü­ken­miş ba­zı komp­leks can­lı­la­rın dı­şın­da, gü­nü­müz can­lı­la­rı şim­di­ki gö­rü­nüm­le­riy­le hü­küm sür­mek­te­dir. Fo­sil ka­yıt­la­rı bu­nu is­pat et­miş­tir. Dar­wi­nist­le­rin bu is­pat­lı de­lil kar­şı­sın­da söy­le­ye­bi­le­cek­le­ri söz­le­ri yok­tur.</text:p>
      <text:p text:style-name="P11"/>
      <text:p text:style-name="P11">DE­VE KA­FA­TA­SI</text:p>
      <text:p text:style-name="P11"/>
      <text:p text:style-name="P11">Yaş: 3,9 mil­yon yıl­lık</text:p>
      <text:p text:style-name="P11">Dö­nem: Plio­sen</text:p>
      <text:p text:style-name="P11">Böl­ge: Gan Su, Çin</text:p>
      <text:p text:style-name="P11"/>
      <text:p text:style-name="P11"><text:soft-page-break/>Ev­rim­ci­le­rin id­di­ala­rı­na gö­re, de­ve gi­bi dev bir me­me­li­nin bü­yük ka­fa­ta­sı­nın, uzun boy­nu­nun, hör­güç­le­ri­nin bu­gün­kü gö­rü­nü­mü­nü al­ma­sı için se­ri ha­lin­de bir­çok mu­tas­yon ger­çek­leş­me­li, bun­la­rın so­nu­cun­da boy­nu ya­rı ge­liş­miş, ka­fa şek­li ga­rip bir hal al­mış, hör­güç­le­ri tam oluş­ma­mış sa­yı­sız ara can­lı­nın ya­şa­mış ol­ma­sı ge­re­kir­di. Bu ha­ya­li ara can­lı­la­ra fo­sil ka­yıt­la­rın­da sık­ça rast­lan­ma­sı, re­sim­de­ki gi­bi tam oluş­muş de­ve ör­nek­le­ri­nin ise mil­yon­lar­ca yıl ön­ce­si­ne ait hiç­bir izi­nin bu­lun­ma­ma­sı ge­re­kir­di. Ama fo­sil ka­yıt­la­rın­dan el­de et­ti­ği­miz ve­ri­ler, ha­ya­li ara form­la­rın hiç ya­şa­ma­dı­ğı­nı, de­ve­le­rin her­han­gi bir ara aşa­ma­dan geç­me­dik­le­ri­ni, hep de­ve ola­rak var ol­duk­la­rı­nı gös­ter­mek­te­dir. </text:p>
      <text:p text:style-name="P11"/>
      <text:p text:style-name="P11">GRİZLY AYISI KAFATASI</text:p>
      <text:p text:style-name="P11"/>
      <text:p text:style-name="P11">Yaş: 89 milyon yıllık</text:p>
      <text:p text:style-name="P11">Dönem: Kretase</text:p>
      <text:p text:style-name="P11">Bölge: Liaoning, Çin</text:p>
      <text:p text:style-name="P11"/>
      <text:p text:style-name="P11">Can­lı­lık ta­ri­hin­de in­san­lar her za­man in­san, may­mun­lar her za­man may­mun ola­rak kal­mış­lar­dır. İki­si ara­sın­da ge­çi­şi gös­te­ren tek bir ara form ör­ne­ği bu­lun­ma­mak­ta­dır. Bu du­rum tüm can­lı­lar için ge­çer­li­dir. Tıp­kı re­sim­de gö­rü­len grizly ayı­sı ka­fa­ta­sın­da ol­du­ğu gi­bi. Bu can­lı da ya­ra­tıl­dı­ğı ilk an­dan iti­ba­ren bu­gün­kü gö­rü­nü­mün­de­dir. Bir baş­ka can­lı­dan ev­rim­leş­me­miş­tir. 89 mil­yon yıl­lık re­sim­de­ki ka­fa­ta­sı, bu ger­çe­ğin en önem­li de­lil­le­rin­den­dir. Bu de­lil ay­nı za­man­da Dar­wi­nist­le­rin in­sa­nın kö­ke­niy­le il­gi­li tüm id­di­ala­rı­na da önem­li bir ce­vap oluş­tur­mak­ta­dır. </text:p>
      <text:p text:style-name="P11"/>
      <text:p text:style-name="P11">AYI KAFATASI</text:p>
      <text:p text:style-name="P11"/>
      <text:p text:style-name="P11">Yaş: 78 mil­yon yıl­lık</text:p>
      <text:p text:style-name="P11">Dönem: Kretase</text:p>
      <text:p text:style-name="P11">Bölge: Gan Su, Çin</text:p>
      <text:p text:style-name="P11"/>
      <text:p text:style-name="P11">Dar­wi­nist­ler, in­sa­nın ev­ri­mi se­nar­yo­su­nu ken­di­le­rin­ce inan­dı­rı­cı kı­la­bil­mek için şim­di­ye ka­dar hep sah­te de­lil­ler­le or­ta­ya çık­mış­lar­dır. 40 yıl ser­gi­le­nen ve son­ra­dan bir sah­te­kar­lık ürü­nü ol­du­ğu an­la­şı­lan Pilt­down ada­mı, tek bir do­muz azı di­şin­den yo­la çı­kı­la­rak ha­yat hi­ka­ye­si çi­zi­len Neb­ras­ka ada­mı, 50 yıl bo­yun­ca ara form ola­rak su­nu­lan Ra­ma­pit­he­cus, ge­çer­siz­li­ği açık­ça an­la­şıl­dı­ğı ve bi­lim adam­la­rı ta­ra­fın­dan ka­bul edil­di­ği hal­de ha­la bir ara form ola­rak su­nul­mak­ta olan Lucy bun­lar­dan ba­zı­la­rı­dır. Dar­wi­nist­ler "in­sa­nın ev­ri­mi" di­ye ha­ya­li bir sü­re­ci yok­tan var et­me­ye ça­lı­şır­lar. Fa­kat ya­la­na da­ya­nan her de­ne­me­le­ri ba­şa­rı­sız ol­muş­tur. </text:p>
      <text:p text:style-name="P11">Bu­na kar­şı­lık pa­le­on­to­lo­jik ça­lış­ma­lar, mil­yon­lar­ca yıl bo­yun­ca de­ğiş­me­miş olan fo­sil ör­nek­le­ri or­ta­ya koy­muş­tur. 78 mil­yon yıl­lık ayı ka­fa­ta­sı da bun­lar­dan bi­ri­dir. Can­lı­la­rın hiç­bi­ri de­ğiş­me­di­ği­ne ve ev­ri­mi des­tek­le­yen tek bir de­lil bu­lun­ma­dı­ğı­na gö­re, in­sa­nın ev­rim­leş­ti­ği­ne da­ir tüm spe­kü­las­yon­lar da ge­çer­siz­dir. </text:p>
      <text:p text:style-name="P11"/>
      <text:p text:style-name="P11"><text:soft-page-break/>SIRTLAN KAFATASI</text:p>
      <text:p text:style-name="P11"/>
      <text:p text:style-name="P11">Yaş: 73 milyon yıllık</text:p>
      <text:p text:style-name="P11">Dönem: Kretase</text:p>
      <text:p text:style-name="P11">Bölge: Da Li, Yun Nan, Çin</text:p>
      <text:p text:style-name="P11">Ev­rim ta­ri­hi sa­yı­sız sah­te­kar­lı­ğa sah­ne ol­muş­tur. Çe­şit­li so­yu tü­ken­miş fo­sil­ler ve­ya bir­kaç ke­mik par­ça­sı ha­ya­li ara ge­çi­şe de­lil gi­bi gös­te­ril­me­ye ça­lı­şıl­mış, gü­nü­müz­de ya­şa­yan can­lı­la­rın fo­sil­le­ri yıl­lar­ca ev­rim­leş­mek­te olan can­lı­lar ola­rak ka­mu­oyu­na su­nul­muş­tur. Fa­kat fo­sil­ler üze­rin­de­ki bu al­da­tı­cı spe­kü­las­yon­la­rın ye­ri­ni uzun bir za­man­dır bir ses­siz­lik kap­la­mış­tır. Çün­kü re­sim­de gö­rü­len 73 mil­yon yıl­lık sırt­lan ka­fa­ta­sın­da gö­rül­dü­ğü gi­bi, gü­nü­müz can­lı­la­rı­nın bü­yük bir bö­lü­mü­nün mil­yon­lar­ca yıl ön­ce bu­gün­kü hal­le­riy­le ya­şa­mış ol­du­ğu ve do­la­yı­sıy­la ev­rim ge­çir­me­dik­le­ri an­la­şıl­mış­tır. Şim­di ar­tık, ev­rim­ci­le­rin in­sa­nın ev­ri­mi hi­ka­ye­si üze­rin­de yap­mak­ta ol­duk­la­rı sah­te­kar­lık­la­rın ve spe­kü­las­yon­la­rın da son bul­ma vak­ti gel­miş­tir. </text:p>
      <text:p text:style-name="P11"/>
      <text:p text:style-name="P11">BEYAZ ASLAN KAFATASI</text:p>
      <text:p text:style-name="P11"/>
      <text:p text:style-name="P11">Yaş: 82 milyon yıllık</text:p>
      <text:p text:style-name="P11">Dönem: Kretase</text:p>
      <text:p text:style-name="P11">Bölge: Wu Long Dağı, Nan Yang, He Nan, Çin</text:p>
      <text:p text:style-name="P11"/>
      <text:p text:style-name="P11">Küçük resimlerde fosilin dişleri detaylı olarak görülmektedir. 82 milyon yıllık bu izler, evrimin hiçbir zaman yaşanmadığının delilidir. </text:p>
      <text:p text:style-name="P11"/>
      <text:p text:style-name="P11">Ni­te­lik­le­ri­ni be­lir­le­yen gen­le­rin bas­kın çık­ma­sı se­be­biy­le be­yaz gö­rü­nüm­de olan bu can­lı, 82 mil­yon yıl ön­ce de ay­nı be­lir­gin özel­lik­ler­le var­lı­ğı­nı sür­dür­mek­tey­di. Bo­yut­la­rı, ana­to­mik özel­lik­le­ri ve onu be­yaz as­lan ya­pan fiz­yo­lo­jik özel­lik­le­ri gü­nü­müz be­yaz as­lan­la­rın­dan fark­sız­dı. Bu du­rum, ara ge­çiş bek­len­ti­si için­de olan Dar­wi­nist id­di­ala­ra çok bü­yük bir sek­te vur­mak­ta­dır. Çün­kü fo­sil ka­yıt­la­rı, Dar­wi­nist­le­rin bek­le­dik­le­ri ara form­la­rı de­ğil, hiç­bir de­ği­şi­me uğ­ra­ma­mış can­lı form­la­rı­nı or­ta­ya koy­muş­tur.</text:p>
      <text:p text:style-name="P11"/>
      <text:p text:style-name="P11">KAPLUMBAĞA</text:p>
      <text:p text:style-name="P11"/>
      <text:p text:style-name="P11">Yaş: 98 milyon yıllık</text:p>
      <text:p text:style-name="P11">Dönem: Kretase</text:p>
      <text:p text:style-name="P11">Bölge: Shan Li Dağı, Çin</text:p>
      <text:p text:style-name="P11"/>
      <text:p text:style-name="P11">Can­lı tür­le­ri­nin sü­rek­li de­ği­şe­rek bir­bir­le­rin­den tü­re­dik­le­ri­ni ve iler­le­me kay­det­tik­le­ri­ni id­di­a eden Dar­wi­nist­le­rin, tüm can­lı tür­le­rin­de gö­rü­len de­ğiş­mez­li­ği na­sıl açık­la­dık­la­rı bir mu­am­ma­dır. İn­sa­nın söz­de may­mun­dan tü­re­di­ği­ni öne sü­ren ev­rim te­ori­si­nin, may­mun­la­rın ya­şa­dı­ğı ha­ya­li in­sa­na dö­nü­şüm sü­re­ci­nin bir ben­ze­ri­ni, ne­den di­ğer can­lı­la­rın da ya­şa­ma­dı­ğı­nı açık­la­ma­sı <text:soft-page-break/>ge­re­kir. Fa­kat ev­rim­ci­ler ta­ra­fın­dan bu so­ru­ya ve­ri­le­cek akıl­cı ve man­tık­lı bir ce­vap yok­tur. Kuş­lar de­ğiş­me­miş­tir; ger­ge­dan­lar, til­ki­ler, sırt­lan­lar de­ğiş­me­miş­tir; re­sim­de­ki bu kap­lum­ba­ğa 98 mil­yon yıl­dır de­ğiş­me­miş­tir. İn­san da de­ğiş­me­miş­tir. Dar­wi­nist­le­rin sü­rek­li tel­kin et­tik­le­ri, "Can­lı­lar de­ği­şe­rek ge­li­şir­ler ve baş­ka can­lı­la­ra dö­nü­şür­ler" id­dia­sı bü­yük bir ya­lan­dır. </text:p>
      <text:p text:style-name="P11"/>
      <text:p text:style-name="P11"/>
      <text:p text:style-name="P11">ASYA ASLANI KAFATASI</text:p>
      <text:p text:style-name="P11"/>
      <text:p text:style-name="P11">Yaş: 79 mil­yon yıl­lık</text:p>
      <text:p text:style-name="P11">Dönem: Kretase</text:p>
      <text:p text:style-name="P11">Bölge: Fu Yang, An Hu, Çin</text:p>
      <text:p text:style-name="P11"/>
      <text:p text:style-name="P11">Ta­rih­te hiç­bir can­lı, ken­di özel­lik­le­ri­nin ye­ter­siz ol­du­ğu­na ve­ya de­ğiş­me­si ge­rek­ti­ği­ne ka­rar ve­rip, baş­ka can­lı­la­rın özel­lik­le­ri­ne sa­hip ol­ma­mış­tır. Bir ayı gü­nün bi­rin­de iki aya­ğı üze­rin­de yü­rü­me­ye ka­rar ver­me­miş, bir as­lan gü­nün bi­rin­de ko­nuş­ma­ya baş­la­ma­mış­tır. Ayı­lar, as­lan­lar, kap­lan­lar, zü­ra­fa­lar hep ay­nı kal­mış, hiç­bir de­ği­şi­me uğ­ra­ma­mış­lar­dır. Gü­nü­müz tür­deş­le­rin­den hiç­bir far­kı ol­ma­yan 79 mil­yon yıl­lık bu As­ya as­la­nı ka­fa­ta­sı da can­lı­la­rın ev­rim ge­çir­me­miş ol­du­ğu­nun önem­li bir ka­nı­tı­dır. Yü­ce Al­lah, tüm var­lık­la­rı yok­tan var et­miş, on­la­rı ku­sur­suz mü­kem­mel­lik­te ya­rat­mış­tır. Dar­wi­nist­le­rin içi­ne düş­tü­ğü ça­re­siz du­rum, bu ger­çe­ği gör­mek is­te­me­me­le­rin­den kay­nak­lan­mak­ta­dır. </text:p>
      <text:p text:style-name="P11"/>
      <text:p text:style-name="P11">EŞEK KAFATASI</text:p>
      <text:p text:style-name="P11"/>
      <text:p text:style-name="P11">Yaş: 59 mil­yon yıl­lık</text:p>
      <text:p text:style-name="P11">Dönem: Paleosen</text:p>
      <text:p text:style-name="P11">Bölge: An Tu, Ka Shi, Xin Jiang, Çin</text:p>
      <text:p text:style-name="P11"/>
      <text:p text:style-name="P11">As­lın­da Dar­wi­nizm'in te­me­li, çok çü­rük bir man­tı­ğa da­yan­mak­ta­dır. Kit­le­ler, ça­mur­lu bir su­dan hüc­re­nin ken­di ken­di­ne oluş­tu­ğu­na, tür­le­rin mu­tas­yon­lar yo­luy­la bir­bir­le­rin­den rast­ge­le de­ği­şim­ler­le tü­re­di­ği­ne ve bu tü­re­yi­şin iz­le­ri olan ara form­la­rın fo­sil ka­yıt­la­rın­da mut­la­ka bir gün bu­lu­na­ca­ğı­na inan­dı­rıl­mış­lar­dır. Di­ğer bir de­yiş­le, Dar­wi­nist man­tı­ğa gö­re tüm in­san­lık, tüm can­lı tür­le­ri, sa­hip ol­du­ğu­muz me­de­ni­yet bir mik­tar ça­mur, bol­ca za­man ve kör te­sa­düf­le­rin ese­ri­dir. Fa­kat ar­tık çok iyi bi­lin­mek­te­dir ki, hüc­re, la­bo­ra­tu­var gi­bi bi­linç­li bir or­tam­da ve tek­no­lo­jik şart­lar al­tın­da bi­le üre­ti­le­me­mek­te­dir. Mu­tas­yon­lar % 99 za­rar­lı, % 1 et­ki­siz­dir. Do­ğal se­lek­si­yon me­ka­niz­ma­sı­nın hiç­bir ev­rim­leş­ti­ri­ci gü­cü yok­tur.</text:p>
      <text:p text:style-name="P11">Fo­sil ka­yıt­la­rın­da ise, bir ta­ne bi­le ara form ör­ne­ği gö­rül­me­miş­tir. Fo­sil ka­yıt­la­rı yal­nız­ca mil­yon­lar­ca yıl bo­yun­ca de­ğiş­me­miş can­lı ör­nek­le­ri­ni or­ta­ya koy­mak­ta­dır. Re­sim­de gö­rü­len, gü­nü­müz­de­kin­den fark­sız 59 mil­yon yıl­lık eşek ka­fa­ta­sı fo­si­li de bun­lar­dan bi­ri­dir.</text:p>
      <text:p text:style-name="P11"/>
      <text:p text:style-name="P11">VAŞAK KAFATASI</text:p>
      <text:p text:style-name="P11"><text:soft-page-break/></text:p>
      <text:p text:style-name="P11">Yaş: 65 mil­yon yıl­lık</text:p>
      <text:p text:style-name="P11">Dönem: Paleosen</text:p>
      <text:p text:style-name="P11">Bölge: Ma Ling Dağı,Çin</text:p>
      <text:p text:style-name="P11"/>
      <text:p text:style-name="P11">65 mil­yon yıl­lık bu ka­fa­ta­sı fo­si­lin­de, can­lı­nın diş­le­ri de da­hil ol­mak üze­re tüm önem­li de­tay­lar gö­rül­mek­te­dir. </text:p>
      <text:p text:style-name="P11"/>
      <text:p text:style-name="P11">Al­lah'ın ya­rat­tı­ğı ev­ren ku­sur­suz ya­ra­tı­lış ha­ri­ka­la­rı­nın bu­lun­du­ğu eş­siz bir ev­ren­dir. Bu­ra­da ya­ra­tıl­mış olan her gü­zel­lik, Al­lah'ın üs­tün ak­lı­nın ve sa­na­tı­nın bi­rer te­cel­li­si­dir. Al­lah yok­tan var eder ve O'nun ya­rat­ma­sın­da sı­nır yok­tur. </text:p>
      <text:p text:style-name="P11">Dar­wi­nizm in­san­la­ra, ku­sur­suz de­tay­la­rın bu­lun­du­ğu bir ev­ren­de ya­şa­dı­ğı­mız ger­çe­ği­ni unut­tur­ma­ya ça­lı­şır. Oy­sa sa­yı­sız can­lı­ya ba­kan ve bu can­lı­la­rın, re­sim­de gö­rü­len 65 mil­yon yıl­lık va­şak ka­fa­ta­sın­da ol­du­ğu gi­bi, mil­yon­lar­ca yıl ön­ce de ay­nı şe­kil­de ya­şa­dık­la­rı­nı gö­ren bir in­san, bu tel­kin­den kur­tu­lup bir ha­ri­ka­lı­ğın için­de ya­şa­mak­ta ol­du­ğu­na ke­sin ka­na­at ge­ti­re­cek­tir. Tüm var­lık­lar Yü­ce Rab­bi­miz'in ese­ri­dir. </text:p>
      <text:p text:style-name="P11"/>
      <text:p text:style-name="P11">KUTUP TİLKİSİ KAFATASI</text:p>
      <text:p text:style-name="P11"/>
      <text:p text:style-name="P11">Yaş: 59 mil­yon yıl­lık</text:p>
      <text:p text:style-name="P11">Dönem: Paleosen </text:p>
      <text:p text:style-name="P11">Bölge: He Zheng, Gan Su, Çin</text:p>
      <text:p text:style-name="P11"/>
      <text:p text:style-name="P11">Kö­pek­gil­ler fa­mil­ya­sı­na ait ku­tup til­ki­si ka­fa­ta­sı 59 mil­yon yıl ön­ce­si­ne ait­tir. Bu can­lı, gü­nü­müz ku­tup til­ki­le­riy­le tam ola­rak ay­nı özel­lik­le­re sa­hip­tir. Bir baş­ka de­yiş­le mil­yon­lar­ca yıl bo­yun­ca de­ğiş­me­miş­tir. Dar­wi­nist id­di­ala­rın doğ­ru ka­bul edi­le­bil­me­si için bir ku­tup til­ki­si tam te­şek­kül­lü özel­lik­le­riy­le var ola­na ka­dar sa­yı­sız ara aşa­ma­dan geç­me­li ve bu aşa­ma­la­rın iz­le­ri­nin fo­sil ka­yıt­la­rın­da gö­rül­me­si ge­rek­mek­te­dir. Ama, sa­de­ce ku­tup til­ki­le­ri­ne de­ğil, hiç­bir can­lı­ya ait tek bir ara fo­sil bi­le bu­lun­ma­mak­ta­dır. 59 mil­yon yıl ön­ce­si­ne ait bu fo­sil ise, ku­tup til­ki­le­ri­nin ev­rim­ci­le­rin id­di­a et­ti­ği gi­bi aşa­ma aşa­ma oluş­ma­dı­ğı­nın, sa­hip ol­du­ğu tüm özel­lik­ler­le bir an­da var ol­du­ğu­nun, ya­ni ya­ra­tıl­dı­ğı­nın is­pa­tı­dır.</text:p>
      <text:p text:style-name="P11"/>
      <text:p text:style-name="P11">ÇA­KAL KAFATASI</text:p>
      <text:p text:style-name="P11"/>
      <text:p text:style-name="P11">Bu­gü­ne ka­dar can­lı tür­le­ri­nin or­tak ata­la­rı­nı gös­te­ren bir fo­sil bu­lu­na­ma­mış­tır. Can­lı­la­rın sü­rek­li de­ğiş­tik­le­ri­ne da­ir de fo­sil ka­yıt­la­rın­da hiç­bir iz yok­tur. Pe­ki ne­den Dar­wi­nist­ler te­ori­le­rin­de bu ka­dar ıs­rar­cı­dır­lar? Aca­ba ne­den can­lı­la­rı Al­lah'ın ya­rat­tı­ğı­na da­ir bu ka­dar de­lil var­ken, on­lar can­lı­la­rın ev­rim­leş­tik­le­ri id­di­ası­nı sa­vun­ma­ya de­vam eder­ler? Bu­nun ne­de­ni ide­olo­jik­tir. Ev­rim te­ori­si­ni sa­vun­mak, ma­ter­ya­list ve ate­ist ide­olo­ji­ler için ha­ya­ti bir önem ta­şır.</text:p>
      <text:p text:style-name="P11"><text:soft-page-break/>Dar­wi­nist­ler ev­rim te­ori­sin­de ıs­rar­cı dav­ra­na­dur­sun­lar, fo­sil ka­yıt­la­rı sü­rek­li ye­ni de­lil­ler­le ev­ri­mi yık­ma­ya de­vam et­mek­te­dir. Re­sim­de gö­rü­len 51 mil­yon yıl­lık ça­kal ka­fa­ta­sı bu du­ru­mun ör­nek­le­rin­den­dir. Re­sim­de­ki fo­sil, tıp­kı kap­lan­la­rın, kap­lum­ba­ğa­la­rın, til­ki­le­rin, va­şak­la­rın, as­lan­la­rın, ger­ge­dan­la­rın ve di­ğer tüm can­lı­la­rın ol­du­ğu gi­bi, ça­kal­la­rın da hiç­bir de­ği­şim ge­çir­me­di­ği­ni or­ta­ya koy­mak­ta­dır. </text:p>
      <text:p text:style-name="P11"/>
      <text:p text:style-name="P11">Yaş: 51 mil­yon yıl­lık</text:p>
      <text:p text:style-name="P11">Dönem: Paleosen</text:p>
      <text:p text:style-name="P11">Bölge: Gao Xiong, Tayvan</text:p>
      <text:p text:style-name="P11"/>
      <text:p text:style-name="P11"/>
      <text:p text:style-name="P11">ÇA­YIR KURDU KAFATASI</text:p>
      <text:p text:style-name="P11"/>
      <text:p text:style-name="P11">Yaş: 65 mil­yon yıl­lık</text:p>
      <text:p text:style-name="P11">Dönem: Kretase</text:p>
      <text:p text:style-name="P11">Bölge: Qing Hai, Çin</text:p>
      <text:p text:style-name="P11"/>
      <text:p text:style-name="P11">Re­sim­de fo­si­lin diş­le­ri de­tay­lı ola­rak gö­rül­mek­te­dir. Bu de­tay, 65 mil­yon yıl ön­ce­ki ça­yır kurt­la­rıy­la, gü­nü­müz­de ya­şa­yan­la­rın hiç­bir far­kı­nın ol­ma­dı­ğı­nı gös­te­ren de­lil­ler­den bi­ri­dir.</text:p>
      <text:p text:style-name="P11"/>
      <text:p text:style-name="P11">Bir can­lı tü­rü, fo­sil ka­yıt­la­rın­da han­gi özel­lik­le­riy­le or­ta­ya çık­tıy­sa, mil­yon­lar­ca yıl bo­yun­ca o özel­lik­le­ri­ni de­vam et­tir­mek­te­dir. Re­sim­de gö­rü­len 65 mil­yon yıl­lık ça­yır kur­du gi­bi ki­tap bo­yun­ca gör­dü­ğü­müz tüm fo­sil­ler bu ör­nek­le­rin sa­de­ce bir kıs­mı­dır. Ça­yır kurt­la­rı, tıp­kı di­ğer can­lı­lar gi­bi, 65 mil­yon yıl ön­ce de bu­gün­kü gö­rü­nüm­le­ri­ne ve ya­pı­la­rı­na sa­hip­tir­ler. Bu bil­gi, ev­rim id­di­ası­nı açık­ça yer­le bir et­mek­te­dir. </text:p>
      <text:p text:style-name="P11">Can­lı­la­rın tü­mü için ge­çer­li olan bu du­rum, kuş­ku­suz in­san için de ge­çer­li­dir. İn­san da ya­ra­tıl­dı­ğı an­dan iti­ba­ren in­san ola­rak kal­mış, hiç­bir de­ği­şi­me uğ­ra­ma­mış­tır. Bu ka­dar can­lı ev­rim id­di­ası­nı açık­ça red­de­der­ken Dar­wi­nist­le­rin in­sa­nın söz­de ev­ri­mi hak­kın­da se­nar­yo­lar yaz­ma­la­rı­nın bi­lim­sel hiç­bir ge­çer­li­li­ği yok­tur. </text:p>
      <text:p text:style-name="P11"/>
      <text:p text:style-name="P11">FOK KAFATASI</text:p>
      <text:p text:style-name="P11"/>
      <text:p text:style-name="P11">Yaş: 48 mil­yon yıl­lık</text:p>
      <text:p text:style-name="P11">Dönem: Eosen </text:p>
      <text:p text:style-name="P11">Bölge: Guang Xi, Çin </text:p>
      <text:p text:style-name="P11"/>
      <text:p text:style-name="P11">Fok­lar, bü­yük göz çu­kur­la­rı­na, özel bu­run sis­te­mi­ne sa­hip can­lı­lar­dır. Bu can­lı­nın 48 mil­yon yıl ön­ce­ki ha­liy­le gü­nü­müz­de­ki ha­li­nin ay­nı ol­du­ğu­nu, mil­yon­lar­ca yıl bo­yun­ca hiç de­ğiş­me­di­ği­ni gör­mek, Ya­ra­tı­lış ger­çe­ği­ni gös­te­ren bü­yük bir de­lil­dir. Ni­te­kim can­lı­nın fo­si­li de­tay­lı in­ce­len­di­ğin­de, gü­nü­müz­de var olan ay­nı fok­la­rın, 48 mil­yon yıl ön­ce­si­nin or­ta­mın­da bu­lun­du­ğu­nu, <text:soft-page-break/>48 mil­yon yıl ön­ce­si­nin de­niz­le­rin­de var ol­du­ğu­nu gö­rü­rüz. İş­te bu ve bu­nun gi­bi sa­yı­sız de­lil, ev­rim te­ori­si­nin ta­ri­hin toz­lu say­fa­la­rı­na gö­mül­mek­te ol­du­ğu­nu bel­ge­le­mek­te­dir. </text:p>
      <text:p text:style-name="P11"/>
      <text:p text:style-name="P11">LEOPAR KAFATASI</text:p>
      <text:p text:style-name="P11"/>
      <text:p text:style-name="P11">Yaş: 73 mil­yon yıl­lık </text:p>
      <text:p text:style-name="P11">Dönem: Kretase</text:p>
      <text:p text:style-name="P11">Bölge: Qi Pan, Yun Nan, Çin</text:p>
      <text:p text:style-name="P11"/>
      <text:p text:style-name="P11">Re­sim­de fo­si­lin çe­ne ya­pı­sı ve diş­le­ri de­tay­lı ola­rak gö­rül­mek­te­dir.</text:p>
      <text:p text:style-name="P11"/>
      <text:p text:style-name="P11">Dar­wi­nist­le­rin tu­zak­la­rı, in­san­la­rı al­dat­ma yön­tem­le­ri, ar­tık bir an­lam ta­şı­ma­mak­ta­dır. İn­san­lar, Ya­ra­tı­lış ger­çe­ği­ni açık­ça gös­te­ren at­las­lar, can­lı­la­rın hiç­bir de­ği­şim ge­çir­me­dik­le­ri­ni bel­ge­le­yen sa­yı­sız fo­sil ör­ne­ği kar­şı­sın­da tüm var­lık­la­rın yok­tan ya­ra­tıl­mış ol­duk­la­rı­nı net ola­rak gör­müş­ler­dir. Dar­wi­nist al­dat­ma­ca de­şif­re ol­muş, et­ki­si­ni yi­tir­miş­tir.</text:p>
      <text:p text:style-name="P11">73 mil­yon yıl­lık bu leo­par ka­fa­ta­sı fo­si­li, can­lı­la­rın de­ğiş­ti­ği­ne da­ir hi­ka­ye­le­rin tü­müy­le ge­çer­siz ol­du­ğu­nu gör­mek için ye­ter­li bir de­lil­dir. Bi­ze, leo­par­la­rın 73 mil­yon yıl ön­ce de ay­nı özel­lik­ler­le ya­şa­mış ol­du­ğu­nu gös­ter­mek­te­dir. </text:p>
      <text:p text:style-name="P11"/>
      <text:p text:style-name="P11">YABANİ KEDİ KAFATASI</text:p>
      <text:p text:style-name="P11"/>
      <text:p text:style-name="P11">Yaş: 80 mil­yon yıl­lık</text:p>
      <text:p text:style-name="P11">Dönem: Kretase</text:p>
      <text:p text:style-name="P11">Bölge: Qing Dao, Shan Dong, Çin</text:p>
      <text:p text:style-name="P11"/>
      <text:p text:style-name="P11">80 mil­yon yıl ön­ce ya­şa­mış ya­ba­ni ke­di­le­rin diş ya­pı­la­rıy­la, gü­nü­müz­de ya­şa­mak­ta olan­la­rın ya­pı­la­rı ara­sın­da hiç­bir fark yok­tur.</text:p>
      <text:p text:style-name="P11"/>
      <text:p text:style-name="P11">Dar­wi­nizm'in sah­te ila­hı kör te­sa­düf­ler­dir. Dar­wi­nist­ler, kör te­sa­düf­le­rin can­sız mad­de­le­ri can­lı var­lık­la­ra çe­vi­re­bi­le­ce­ği­ne, can­lı tür­le­ri­ni bir­bi­ri­ne dö­nüş­tü­re­ce­ği­ne ina­nır­lar. Bu ba­tıl inanç, tam 150 yıl bo­yun­ca bir ger­çek gi­bi su­nul­muş, ade­ta bir din gi­bi an­la­tıl­mış­tır. Şim­di ar­tık ba­tıl ola­nın or­ta­dan kalk­ma vak­ti gel­miş­tir. Ele ge­çi­ri­len sa­yı­sız fo­sil, can­lı­la­rın yok­tan var ol­duk­la­rı­nı ve hiç­bir şe­kil­de ev­rim ge­çir­me­dik­le­ri­ni ka­nıt­la­mak­ta­dır. Ev­rim te­ori­si­nin ya­şa­ma ala­nı kal­ma­mış­tır. </text:p>
      <text:p text:style-name="P11">Re­sim­de gö­rü­len ya­ba­ni ke­di ka­fa­ta­sı fo­si­li, Al­lah'ın ya­rat­tı­ğı sa­yı­sız de­lil­den bir ta­ne­si­dir. 80 mil­yon yıl­lık bu fo­sil, can­lı­nın mil­yon­lar­ca yıl de­ğiş­me­di­ği­ni, do­la­yı­sıy­la Dar­wi­nist id­di­ala­rın tü­mü­nün ya­lan ol­du­ğu­nu ilan et­mek­te­dir. </text:p>
      <text:p text:style-name="P11"/>
      <text:p text:style-name="P11">KIZIL KURT KAFATASI</text:p>
      <text:p text:style-name="P11"/>
      <text:p text:style-name="P11"><text:soft-page-break/>Yaş: 51 mil­yon yıl­lık</text:p>
      <text:p text:style-name="P11">Dönem: Eosen</text:p>
      <text:p text:style-name="P11">Found: Gao Xiong, Tayvan</text:p>
      <text:p text:style-name="P11"/>
      <text:p text:style-name="P11">51 mil­yon yıl ön­ce­si­ne ait re­sim­de­ki kı­zıl kurt ka­fa­ta­sı, sa­hip ol­du­ğu mü­kem­mel de­tay­lar­la bu can­lı­la­ra ait özel­lik­le­ri ol­du­ğu gi­bi yan­sıt­mak­ta­dır. </text:p>
      <text:p text:style-name="P11">Eğer böy­le bir fo­sil ör­ne­ği or­ta­ya çık­ma­mış ol­say­dı, Dar­wi­nist­ler hiç kuş­ku­suz kı­zıl kurt­la­rın ha­ya­li ev­ri­mi üze­rin­de de sa­yı­sız se­nar­yo­lar üret­me­ye de­vam eder­ler­di. Sa­yı­sız sah­te ara form öne sü­rer, sa­yı­sız ma­sal­lar an­la­tır­lar­dı. Fa­kat bu fo­sil ör­ne­ği, Dar­wi­nist ma­sal­la­ra ge­çit ver­me­mek­te­dir. Bu du­rum, di­ğer tüm can­lı­lar ve in­san için de ge­çer­li­dir. Dar­wi­nist­ler ta­ra­fın­dan üre­ti­len her se­nar­yo, tü­müy­le ya­lan üze­ri­ne ku­ru­lu­dur. </text:p>
      <text:p text:style-name="P11"/>
      <text:p text:style-name="P11">Kı­zıl kurt­la­rın, di­ğer tüm fi­zik­sel özel­lik­le­ri gi­bi, diş ve çe­ne ya­pı­la­rı da on mil­yon­lar­ca yıl­dır hiç­bir de­ği­şik­li­ğe uğ­ra­ma­mış­tır.</text:p>
      <text:p text:style-name="P11"/>
      <text:p text:style-name="P11">ASLAN KAFATASI</text:p>
      <text:p text:style-name="P11"/>
      <text:p text:style-name="P11">Yaş: 82 mil­yon yıl­lık</text:p>
      <text:p text:style-name="P11">Dönem: Kretase</text:p>
      <text:p text:style-name="P11">Bölge: He Zheng, Gan Su, Çin</text:p>
      <text:p text:style-name="P11"/>
      <text:p text:style-name="P11">Fo­si­lin diş­le­ri en in­ce de­ta­yı­na ka­dar mil­yon­lar­ca yıl­dır mu­ha­fa­za ol­muş­tur.</text:p>
      <text:p text:style-name="P11"/>
      <text:p text:style-name="P11">Dar­wi­nist­le­rin id­di­ası­na gö­re, 82 mil­yon yıl ön­ce­si­ne ait bu fo­si­lin, ek­sik­lik­ler­le, ya­rı ge­liş­miş or­gan­lar­la do­lu ol­ma­sı ge­re­kir­di. Fo­si­lin göz çu­kur­la­rın­da, çe­ne ya­pı­sın­da, ku­lak yer­le­rin­de pek çok pa­ta­lo­ji ol­ma­sı la­zım­dı. Fa­kat du­rum hiç de böy­le de­ğil­dir. Re­sim­de­ki mil­yon­lar­ca yıl­lık as­lan ka­fa­ta­sı mü­kem­mel bir şe­kil­de ko­run­muş­tur ve sa­hip ol­du­ğu de­tay­lar, can­lı­nın ku­sur­suz gö­rü­nüm­de, tıp­kı gü­nü­müz­de­ki­ler gi­bi bir as­lan ol­du­ğu­nu gös­ter­mek­te­dir. </text:p>
      <text:p text:style-name="P11">Dar­wi­nist­le­rin in­sa­nın ha­ya­li ev­ri­mi­ne da­ir id­di­ala­rı­nın tek se­be­bi, el­le­rin­de üze­rin­de spe­kü­las­yon ya­pa­bi­le­cek­le­ri may­mun fo­sil­le­ri­nin faz­la olu­şu­dur. Oy­sa fo­sil ka­yıt­la­rı­nın ver­di­ği so­nuç, spe­kü­las­yon de­ğil, hiç kim­se­nin in­kar ede­me­ye­ce­ği ke­sin bi­lim­sel so­nuç­lar­dır. Bu­na gö­re can­lı­lık hiç­bir de­ği­şim ge­çir­me­miş, ara aşa­ma­lar­dan geç­me­miş­tir. Bi­lim, ev­rim te­ori­si­ni in­kar et­mek­te­dir. </text:p>
      <text:p text:style-name="P11"/>
      <text:p text:style-name="P11">BOZAYI KAFATASI</text:p>
      <text:p text:style-name="P11"/>
      <text:p text:style-name="P11">Yaş: 74 mil­yon yıl­lık</text:p>
      <text:p text:style-name="P11">Dönem: Kretase</text:p>
      <text:p text:style-name="P11">Bölge: Liao Yang, Liaoning, Çin</text:p>
      <text:p text:style-name="P11"/>
      <text:p text:style-name="P11"><text:soft-page-break/>Tıp­kı 82 mil­yon yıl­lık as­lan ka­fa­ta­sı, 51 mil­yon yıl­lık kı­zıl kurt ka­fa­ta­sı, 78 mil­yon yıl­lık be­nek­li ge­yik ka­fa­ta­sı, 90 mil­yon yıl­lık sırt­lan ka­fa­ta­sı ve da­ha bun­lar gi­bi pek çok ka­fa­ta­sı gi­bi re­sim­de gö­rü­len 74 mil­yon yıl­lık bu bo­za­yı ka­fa­ta­sı da mü­kem­mel şek­li ve de­tay­la­rıy­la ku­sur­suz gö­rü­nüm­de­dir. Dar­wi­nizm'e gö­re mil­yon­lar­ca yıl ön­ce­si­ne ait bu fo­sil­ler ya­rı ge­liş­miş ol­ma­lı, çe­ne­le­ri fark­lı yer­de, göz çu­kur­la­rı baş­ka yer­de bu­lun­ma­lı­dır. Bu­run­la­rı da­ha oluş­ma­mış ol­ma­lı, bey­ni içi­ne alan ka­fa­ta­sı boş­lu­ğun­da de­rin bo­zuk­luk­lar bu­lun­ma­lı­dır. Ama bu ka­fa­tas­la­rı mü­kem­mel ya­pı­da ol­duk­la­rı gi­bi, gü­nü­müz can­lı­la­rı­nın ana­to­mik özel­lik­le­ri­nin de ay­nı­sı­nı ba­rın­dır­mak­ta­dır­lar. </text:p>
      <text:p text:style-name="P11">As­lın­da tek bir de­lil, yal­nız­ca 74 mil­yon yıl­lık bu bo­za­yı ka­fa­ta­sı bi­le, ev­ri­mi çü­rüt­me­ye ye­ter­li­dir. </text:p>
      <text:p text:style-name="P11"/>
      <text:p text:style-name="P11">ASYA SİYAH AYISI KAFATASI</text:p>
      <text:p text:style-name="P11"/>
      <text:p text:style-name="P11">Yaş: 74 mil­yon yıl­lık</text:p>
      <text:p text:style-name="P11">Dönem: Kretase</text:p>
      <text:p text:style-name="P11">Bölge: Xin Jiang, Çin</text:p>
      <text:p text:style-name="P11"/>
      <text:p text:style-name="P11">Dar­wi­nist­le­rin "Ka­yıp hal­ka bu­lun­du", "Ev­rim de­vam edi­yor", "İn­sa­nın ilk ata­sı" gi­bi baş­lık­lar­la du­yur­duk­la­rı ha­ber­ler tü­müy­le ha­yal ürü­nü­dür. Dar­wi­nist­ler ta­ra­fın­dan ade­ta "red­de­dil­mez ger­çek" ilan edi­len ev­rim te­ori­si, bi­lim­sel ka­nıt­lar kar­şı­sın­da red­de­dil­miş­tir. Sü­rek­li ola­rak, ol­ma­yan ka­yıp hal­ka­nın bu­lun­du­ğu­nu id­di­a eden ev­rim­ci­le­rin, bu id­di­ala­rı­nı is­pat ede­bil­mek için ge­tir­dik­le­ri ve­ya ge­ti­re­bi­le­cek­le­ri tek bir de­lil bi­le bu­lun­ma­mak­ta­dır. </text:p>
      <text:p text:style-name="P11">De­lil­ler sü­rek­li ola­rak ev­ri­mi çü­rüt­mek­te­dir. Re­sim­de gö­rü­len 74 mil­yon yıl­lık As­ya si­yah ayı­sı ka­fa­ta­sı fo­si­li tüm özel­lik­le­riy­le gü­nü­müz tür­deş­le­ri­nin ay­nı­sı­dır. Bu önem­li ger­çek­ler kar­şı­sın­da ev­rim­ci­le­rin spe­kü­las­yon­la­rı­nın bir an­la­mı ve bi­lim­sel de­ğe­ri yok­tur. </text:p>
      <text:p text:style-name="P11"/>
      <text:p text:style-name="P11">KUTUP TİLKİSİ KAFATASI</text:p>
      <text:p text:style-name="P11"/>
      <text:p text:style-name="P11">Yaş: 59 mil­yon yıl­lık </text:p>
      <text:p text:style-name="P11">Dönem: Paleosen</text:p>
      <text:p text:style-name="P11">Bölge: He Zheng, Gan Su, Çin</text:p>
      <text:p text:style-name="P11"/>
      <text:p text:style-name="P11">Fo­sil ka­yıt­la­rı, Dar­wi­nist­le­rin bi­lim­sel ve akıl­cı ce­vap ver­me­le­ri­nin müm­kün ol­ma­dı­ğı pek çok bil­gi or­ta­ya koy­muş­tur:</text:p>
      <text:p text:style-name="P11">- Tüm can­lı ör­nek­le­ri gi­bi, ku­tup til­ki­si­nin de söz­de aşa­ma aşa­ma ge­li­şe­rek, ya­ni ev­rim­le­şe­rek bu­gün­kü ha­li­ni al­dı­ğı­nı gös­te­ren bir ta­ne bi­le ara form fo­si­li yok­tur.</text:p>
      <text:p text:style-name="P11">- On mil­yon­lar­ca yıl ön­ce ya­şa­mış olan ku­tup til­ki­le­ri, tıp­kı bu­gün­kü­ler gi­bi tam ve ku­sur­suz ya­pı­ya sa­hip­tir­ler. Her­han­gi bir söz­de il­kel gö­rü­nüm­le­ri ve­ya ya­pı­la­rı yok­tur.</text:p>
      <text:p text:style-name="P11">- Bu­gün ya­şa­yan ku­tup til­ki­le­ri­nin 59 mil­yon yıl ön­ce ya­şa­mış olan­lar­dan en kü­çüj bir fark­lı­lı­ğı yok­tur. Bu da söz ko­nu­su can­lı­la­rın on mil­yon­lar­ca yıl­dır hiç de­ği­me­di­ği­ni gös­ter­mek­te­dir.</text:p>
      <text:p text:style-name="P11"><text:soft-page-break/>Tüm bu bil­gi­ler, Dar­wi­nist­le­rin bü­yük bir aç­ma­zın içi­ne sü­rük­le­mek­te­dir. Ev­ri­mi des­tek­le­me­si­ni umut et­tik­le­ri fo­sil­ler, te­ori­le­ri­ni ya­lan­la­mış, can­lı­lı­ğın kö­ke­ni­nin Ya­ra­tı­lış ol­du­ğu­nu or­ta­ya koy­muş­tur. </text:p>
      <text:p text:style-name="P11"/>
      <text:p text:style-name="P11">BENEKLİ FOK KAFATASI</text:p>
      <text:p text:style-name="P11"/>
      <text:p text:style-name="P11">Yaş: 84 mil­yon yıl­lık</text:p>
      <text:p text:style-name="P11">Dönem: Kretase</text:p>
      <text:p text:style-name="P11">Bölge: Xi Ma La Ya Dağı, Çin</text:p>
      <text:p text:style-name="P11"/>
      <text:p text:style-name="P11">1859 yı­lın­da Dar­win'in keş­fet­ti­ği, ilk ör­nek­le­ri 250 mil­yon yıl ön­ce­si­ne ka­dar gi­den gink­go yap­ra­ğı fo­si­li, Dar­win'i bü­yük bir pa­ni­ğe sü­rük­le­miş­ti. Dar­win, keş­fet­ti­ği bu bul­gu­yu "ya­şa­yan fo­sil" ola­rak isim­len­dir­miş ve bu­nu te­ori­si için bir prob­lem ola­rak gör­müş­tü. Eğer Dar­win şu an­da ya­şa­say­dı, prob­lem­le­rin bü­yük­lü­ğü kar­şı­sın­da te­ori­sin­den tü­müy­lü vaz­ge­çe­bi­lir­di. Dar­win ya­şa­mı bo­yun­ca te­ori­si­ni des­tek­le­yen bir fo­sil bu­lu­na­ma­ma­sı kar­şı­sın­da, bu so­ru­nu ta­kip­çi­le­ri­ne dev­ret­miş ve gü­nün bi­rin­de ara form bu­lu­na­bi­le­ce­ği­ni um­muş­tu. </text:p>
      <text:p text:style-name="P11">Dar­win de ta­kip­çi­le­ri de um­duk­la­rı­nı bu­la­ma­dı­lar. Bu­na kar­şı­lık re­sim­de­ki 84 mil­yon yıl­lık be­nek­li fok ka­fa­ta­sı fo­si­lin­de de gö­rül­dü­ğü gi­bi, her ge­çen gün ye­ni bir gü­nü­müz can­lı­sı­nın mil­yon­lar­ca yıl­lık fo­sil ör­ne­ği or­ta­ya çık­mak­ta­dır. Fo­sil ka­yıt­la­rı Dar­win'i ya­lan­cı çı­kar­mış, Ya­ra­tı­lış'ın red­de­di­le­mez bir ger­çek ol­du­ğu­nu or­ta­ya koy­muş­tur.</text:p>
      <text:p text:style-name="P11"/>
      <text:p text:style-name="P11">GRİ TİLKİ KAFATASI</text:p>
      <text:p text:style-name="P11"/>
      <text:p text:style-name="P11">Yaş: 78 mil­yon yıl­lık</text:p>
      <text:p text:style-name="P11">Dönem: Kretase</text:p>
      <text:p text:style-name="P11">Bölge: Lan Zhou, Gan Su Bölgesi</text:p>
      <text:p text:style-name="P11"/>
      <text:p text:style-name="P11">Hak­kın­da sa­yı­sız sah­te de­lil üre­ti­len, ol­ma­ya­cak se­nar­yo­lar­la ayak­ta tu­tul­ma­ya ça­lı­şı­lan ev­rim te­ori­si ar­tık yo­lun so­nu­na gel­miş­tir. İn­san­lar, bü­yük bir al­dat­ma­ca ile kar­şı kar­şı­ya ol­duk­la­rı­nı an­la­mış­lar­dır. Bu nok­ta­dan son­ra Dar­wi­nist­le­rin üre­te­cek­le­ri hiç­bir se­nar­yo­nun bir et­ki­si yok­tur; bu çö­küş dur­ma­ya­cak­tır. Çün­kü bi­lim ev­ri­mi tam an­la­mıy­la red­det­miş­tir. </text:p>
      <text:p text:style-name="P11">78 mil­yon yıl­lık gri til­ki ka­fa­ta­sı bu çö­kü­şün ger­çek­leş­me­si­ni hız­lan­dı­ran sa­yı­sız de­lil­den bi­ri­dir. Dar­wi­nizm, ya­şa­yan fo­sil­ler kar­şı­sın­da tam an­la­mıy­la yok ol­muş­tur. </text:p>
      <text:p text:style-name="P11"/>
      <text:p text:style-name="P11">KIZIL TİLKİ KAFATASI</text:p>
      <text:p text:style-name="P11"/>
      <text:p text:style-name="P11">Yaş: 67 mil­yon yıl­lık</text:p>
      <text:p text:style-name="P11">Dönem: Kretase</text:p>
      <text:p text:style-name="P11">Bölge: He Nan, Çin</text:p>
      <text:p text:style-name="P11"/>
      <text:p text:style-name="P11"><text:soft-page-break/>Dar­wi­nizm, bir can­lı kro­mo­zo­mun­da dev bir kü­tüp­ha­ne­den da­ha faz­la bil­gi kod­lan­mış ol­ma­sı­nı, kör te­sa­düf­le­rin mu­ci­ze­si ola­rak gö­rür. Gör­me­yen, duy­ma­yan, his­set­me­yen, şu­ur­suz atom­la­rın, gö­ren, du­yan, his­se­den, dü­şü­nen şu­ur­lu in­san­lar ha­li­ne gel­me­si­ni, te­sa­düf­le­rin söz­de ila­hi gü­cün­den ol­du­ğu­nu id­di­a eder. Te­sa­düf, Dar­wi­nizm’in mu­ci­ze­ler mey­da­na ge­ti­ren sah­te ila­hı­dır. Fa­kat Dar­wi­nizm’in ka­ran­lık bü­yü­sü, bi­lim­sel de­lil­ler­le yok edil­miş­tir. Mil­yon­lar­ca yıl­lık can­lı ka­lın­tı­la­rı, can­lı­la­rın de­ğiş­me­di­ği­ni açık­ça ilan et­miş­tir. Ör­ne­ğin re­sim­de fo­si­li gö­rü­len kı­zıl til­ki ka­fa­ta­sı, gü­nü­müz kı­zıl til­ki­le­rin­den fark­sız­dır. Ara­dan ge­çen on mil­yon­lar­ca yı­la rağ­men kı­zıl til­ki­le­rin hiç de­ğiş­me­dik­le­ri­ni, ya­ni ev­rim ge­çir­me­dik­le­ri­ni or­ta­ya ko­yan bu fo­sil kar­şı­sın­da Dar­wi­nist­le­rin sah­te de­lil­le­ri­nin hiç­bir ge­çer­li­li­ği yok­tur. </text:p>
      <text:p text:style-name="P11"/>
      <text:p text:style-name="P11">ÇA­KAL KAFATASI</text:p>
      <text:p text:style-name="P11"/>
      <text:p text:style-name="P11">Yaş: 51 mil­yon yıl­lık</text:p>
      <text:p text:style-name="P11">Dönem: Eosen</text:p>
      <text:p text:style-name="P11">Bölge: Gao Xiong, Tayvan</text:p>
      <text:p text:style-name="P11"/>
      <text:p text:style-name="P11"/>
      <text:p text:style-name="P11">Dar­win, mil­yon­lar­ca yıl­lık ya­şa­yan fo­sil­ler­den ha­ber­siz­di. Hüc­re­nin, içi su do­lu bir ba­lon­cuk ol­du­ğu­nu zan­ne­di­yor­du. Dar­win'in ya­şa­dı­ğı dö­nem­de, üs­tün tek­no­lo­ji­ye sa­hip la­bo­ra­tu­var­lar yok­tu. De­ğil la­bo­ra­tu­var­lar, buz­do­la­bı, te­le­fon, dak­ti­lo, hat­ta tü­ken­mez ka­lem bi­le yok­tu. Böy­le bir or­tam­da ge­liş­ti­ril­miş olan ev­rim te­ori­si, de­lil­siz, man­tık­sız ve da­ya­nak­sız bir var­sa­yım­dı. Ama­tör­ce or­ta­ya atıl­mış bu sah­te teo­ri, ide­olo­jik kay­gı­lar­la sa­hip­le­nil­di. 20. ve 21. yüz­yıl­da ise ko­şul­lar çok de­ğiş­ti. Son tek­no­lo­ji ürü­nü la­bo­ra­tu­var­lar­da ya­pı­lan in­ce­le­me­ler hüc­re­nin son de­re­ce komp­leks bir ya­pı­ya sa­hip ol­du­ğu­nu or­ta­ya koy­du. Hüc­re­nin tek bir pro­te­ini­nin te­sa­dü­fen oluş­ma­sı­nın 10950'de bir ih­ti­mal ol­du­ğu an­la­şıl­dı. Hep­sin­den önem­li­si el­de edi­len sa­yı­sız ya­şa­yan fo­sil, can­lı­lı­ğın kö­ke­ni­ne da­ir Dar­wi­nist hi­ka­ye­le­rin ger­çek ol­ma­dı­ğı­nı gös­ter­di.</text:p>
      <text:p text:style-name="P11">Dar­wi­nizm'in so­nu­nu ge­ti­ren fo­sil­ler­den bi­ri­si de re­sim­de gö­rü­len 51 mil­yon yıl­lık ça­kal ka­fa­ta­sı­dır. Can­lı­nın 51 mil­yon yıl­lık ör­ne­ği, gü­nü­müz­den tam an­la­mıy­la fark­sız­dır. </text:p>
      <text:p text:style-name="P11"/>
      <text:p text:style-name="P11">BOZAYI KAFATASI</text:p>
      <text:p text:style-name="P11"/>
      <text:p text:style-name="P11">Yaş: 74 mil­yon yıl­lık </text:p>
      <text:p text:style-name="P11">Dönem: Kretase</text:p>
      <text:p text:style-name="P11">Bölge: Liao Yang, Liaoning, Çin</text:p>
      <text:p text:style-name="P11"/>
      <text:p text:style-name="P11">20. yüzyılın ön­de ge­len ev­rim­ci­le­rin­den Ge­or­ge Gay­lord Simp­son'ın açıkla­ma­ları, ev­rim te­ori­si­nin ne ka­dar bü­yük bir çıkmaz için­de ol­du­ğu­nu gös­ter­mek­te­dir:</text:p>
      <text:p text:style-name="P11">"Bu, me­me­li­le­rin 32 ayrı takımının hep­si için ge­çer­li­dir... Her takımın bi­li­nen en es­ki ve (söz­de) en il­kel üye­si, bu takıma ait te­mel ka­rak­ter­le­rin hep­si­ne za­ten sa­hip­tir ve hiç­bir du­rum­da bir takımdan bir di­ğe­ri­ne doğ­ru iler­le­yen de­vamlı bir ge­li­şim bi­lin­me­mek­te­dir. Ço­ğu ör­nek­te <text:soft-page-break/>farklılık o ka­dar kes­kin ve boş­luk o ka­dar bü­yük­tür ki, tüm bir takımın kö­ke­ni spe­kü­la­tif ve son de­re­ce tartışmalıdır…" 13</text:p>
      <text:p text:style-name="P11">Ev­rim­ci­le­rin de iti­raf et­ti­ği gi­bi, Dar­wi­nizm'in can­lı­lı­ğın kö­ke­niy­le il­gi­li id­di­ala­rı "spe­kü­las­yon­lar"dan iba­ret­tir. Re­sim­de­ki 74 mil­yon yıl­lık bo­za­yı ka­fa­ta­sı fo­si­li gi­bi so­mut bul­gu­lar ise, Ya­ra­tı­lış'ın açık bir ger­çek ol­du­ğu­nu gös­ter­mek­te­dir.</text:p>
      <text:p text:style-name="P11"/>
      <text:p text:style-name="P11">Fo­sil olu­şu­mu es­na­sın­da, ke­mik­ler ve diş­ler gi­bi sert ya­pı­lar, yu­mu­şak do­ku­la­ra kı­yas­la, da­ha ko­lay mu­ha­fa­za edi­lir. Yu­mu­şak do­ku yok olur­ken, ke­mik­si ya­pı­lar uzun dö­nem­ler için­de inor­ga­nik ya­pı­la­ra dö­nü­şür­ler. Di­ğer bir de­yiş­le can­lı ke­mik do­ku­su­nun mi­ne­ral­le­ri, ka­ya­lar­da­ki inor­ga­nik mi­ne­ral­ler­le ay­nı ya­pı­ya sa­hip olur. Böy­le­ce on mil­yon­lar­ca yıl ön­ce ya­şa­mış can­lı­lar, en in­ce de­tay­la­rı­na ka­dar ko­ru­nur­lar. Re­sim­ler­de de, 74 mil­yon yıl­lık bo­za­yı­nın diş­le­ri­nin ya­pı­sal de­ta­yı ve ke­mik do­ku­su­nun iç ya­pı­sı gö­rül­mek­te­dir. Bun­dan on mil­yon­lar­ca yıl ön­ce ya­şa­mış can­lı­lar da, tıp­kı bu­gün­kü can­lı­lar gi­bi mü­kem­mel bir ke­mik do­ku­su­na ve ya­pı­sı­na sa­hip­tir­ler. </text:p>
      <text:p text:style-name="P11"/>
      <text:p text:style-name="P11">KURT KAFATASI</text:p>
      <text:p text:style-name="P11"/>
      <text:p text:style-name="P11">Yaş: 75 milyon yıllık</text:p>
      <text:p text:style-name="P11">Dönem: Kretase</text:p>
      <text:p text:style-name="P11">Bölge: Xin Jiang, Çin</text:p>
      <text:p text:style-name="P11"/>
      <text:p text:style-name="P11">Fosilin dişlerinin detaylı görünümü.</text:p>
      <text:p text:style-name="P11"/>
      <text:p text:style-name="P11">Ça­mur­lu bir su­dan, mil­yon­lar­ca yıl için­de, he­nüz bi­lim adam­la­rı­nın bir ben­ze­ri­ni ge­liş­ti­re­me­di­ği son de­re­ce komp­leks ya­pı­da­ki bir can­lı hüc­re­nin te­sa­dü­fen oluş­tu­ğu­nu id­di­a eden man­tık için, me­de­ni­yet­ler ku­ran, dev­let­ler yö­ne­ten, ame­li­yat­lar ya­pan, fi­kir­ler ge­liş­ti­ren in­sa­nın te­sa­dü­fen oluş­tu­ğu­nu id­di­a et­mek de kuş­ku­suz zor de­ğil­dir. Dar­wi­nizm man­tı­ğı son de­re­ce il­kel­dir. Bu il­kel man­tık için­de im­kan­sı­zı müm­kün ha­le ge­tir­mek ko­lay olur. De­lil­ler yok­ken de­lil var­mış gi­bi dav­ran­mak so­run de­ğil­dir. Bu man­tık­ta, Al­lah'ın ya­rat­ma sa­na­tı açık ol­ma­sı­na rağ­men, bu­nu tak­dir ede­bi­le­cek bir akıl ve an­la­yı­şı bu­la­bil­mek zor­dur. </text:p>
      <text:p text:style-name="P11">Fa­kat bu il­kel man­tık­tan sıy­rıl­mış ki­şi­ler için Al­lah'ın apa­çık olan var­lı­ğı­nın de­lil­le­ri­ni gör­mek ko­lay­dır. Re­sim­de­ki 75 mil­yon yıl­lık kurt ka­fa­ta­sı fo­si­li de bu de­lil­ler­den bi­ri­dir.</text:p>
      <text:p text:style-name="P11"/>
      <text:p text:style-name="P11">SİYAH AYI KAFATASI</text:p>
      <text:p text:style-name="P11"/>
      <text:p text:style-name="P11">Yaş: 83 milyon yıllık</text:p>
      <text:p text:style-name="P11">Dönem: Kretase</text:p>
      <text:p text:style-name="P11">Bölge: Ning Xia, Çin</text:p>
      <text:p text:style-name="P11"/>
      <text:p text:style-name="P11">Fo­si­lin çe­ne ya­pı­sın­da­ki de­tay­lar, si­yah ayı­la­rın on mil­yon­lar­ca yıl bo­yun­ca hiç de­ğiş­me­dik­le­ri­nin is­pat­la­rın­dan­dır.</text:p>
      <text:p text:style-name="P11"><text:soft-page-break/></text:p>
      <text:p text:style-name="P11">83 mil­yon yıl ön­ce gü­nü­müz­de­ki si­yah ayı­la­rın ya­şı­yor ol­du­ğu­nu bil­mek, ev­ri­min ge­çer­siz­li­ği­ni gör­mek için ye­ter­li­dir. Ev­ri­me gö­re müt­hiş bir il­kel­li­ğin hü­küm sür­me­si ge­re­ken, yer­yü­zü­nün ya­rı ge­liş­miş can­lı­lar­la do­lu ol­ma­sı ge­re­ken bir za­man­da ola­ğa­nüs­tü komp­leks ya­pı­sıy­la dev me­me­li­le­rin var ol­ma­sı, Dar­wi­nizm'in ra­fa kal­dı­rıl­ma­sı ge­re­ken bir teo­ri ol­du­ğu­nu açık­ça gös­te­ren ye­ter­li bir de­lil­dir. Böy­le­si­ne bir de­lil baş­lı ba­şı­na ye­ter­liy­ken, fark­lı can­lı tür­le­ri­ne ait sa­yı­sız ya­şa­yan fo­sil bu­lun­muş ve bun­la­rın gü­nü­müz can­lı­la­rın­dan bir fark­la­rı ol­ma­dı­ğı an­la­şıl­mış­tır. Dar­wi­nizm'in çö­kü­şü, Dar­win'in ve tüm di­ğer ev­rim­ci­le­rin en bü­yük umu­du olan fo­sil ka­yıt­la­rı ve­si­le­siy­le ol­muş­tur.</text:p>
      <text:p text:style-name="P11"/>
      <text:p text:style-name="P11">ÇİZ­Gİ­Lİ ÇA­KAL KAFATASI</text:p>
      <text:p text:style-name="P11"/>
      <text:p text:style-name="P11">Yaş: 82 mil­yon yıl</text:p>
      <text:p text:style-name="P11">Dönem: Kretase</text:p>
      <text:p text:style-name="P11">Bölge: Xi Jiang, Çin </text:p>
      <text:p text:style-name="P11"/>
      <text:p text:style-name="P11">Fo­si­lin diş ya­pı­sı gi­bi de­tay­la­rı, can­lı­nın bun­dan 82 mil­yon yıl ön­ce­ki ha­liy­le gü­nü­müz­de­ki ha­li­nin ay­nı ol­du­ğu­nu or­ta­ya koy­mak­ta­dır.</text:p>
      <text:p text:style-name="P11"/>
      <text:p text:style-name="P11">82 mil­yon yıl­lık çiz­gi­li ça­kal ka­fa­ta­sı, geç­miş­ten izi ka­lan gü­nü­müz can­lı­la­rın­dan yal­nız­ca bi­ri­dir. 82 mil­yon yıl ön­ce­ki dün­ya­da, tüm özel­lik­le­riy­le gü­nü­müz ça­kal­la­rı­nın ya­şa­mış ol­du­ğu­nu gös­ter­mek­te­dir. Bu ve bu­nun gi­bi sa­yı­sız ör­nek, Dar­wi­nist­le­re şu­nu an­lat­mak­ta­dır: Ge­rek ça­kal­la­rın, ge­rek may­mun­la­rın, ge­rek di­ğer can­lı­la­rın, ge­rek­se geç­miş­te ya­şa­mış fark­lı in­san ırk­la­rı­nın ka­fa­tas­la­rı in­ce­len­di­ğin­de, bun­la­rın hiç­bi­ri­nin de­ği­şi­me uğ­ra­ma­dık­la­rı gö­rül­mek­te­dir. Bun­la­rın her­han­gi bi­ri­nin de­ğiş­ti­ği­ni gös­te­ren tek bir ara form bi­le bu­lun­ma­mak­ta­dır. Bu­nun an­la­mı, can­lı­la­rın ev­rim ge­çir­me­dik­le­ri, her bi­ri­ni Yü­ce Al­lah'ın ya­rat­tı­ğı­dır. </text:p>
      <text:p text:style-name="P11"/>
      <text:p text:style-name="P11">YABANİ KÖPEK KAFATASI</text:p>
      <text:p text:style-name="P11"/>
      <text:p text:style-name="P11">Yaş: 50 mil­yon yıl</text:p>
      <text:p text:style-name="P11">Dönem: Eosen</text:p>
      <text:p text:style-name="P11">Bölge: İngiltere</text:p>
      <text:p text:style-name="P11"/>
      <text:p text:style-name="P11">"Her­han­gi bir sü­rün­ge­nin me­me­li­ye dö­nüş­me­si­ni ka­fam­da can­landıramıyo­rum."14 di­yen Dar­win, böy­le bir sü­reç hiç ya­şan­ma­dı­ğı için bu­nu zih­nin­de can­lan­dı­ra­mı­yor­du. Onun ar­dın­dan bu man­tık dı­şı id­di­a, hiç­bir bi­lim­sel bul­gu ol­ma­ma­sı­na rağ­men ıs­rar­la sa­vu­nul­du. An­cak bu­gün ar­tık, re­sim­de­ki 50 mil­yon yıl­lık ya­ba­ni kö­pek ka­fa­ta­sı gi­bi sa­yı­sız fo­sil, bu Dar­wi­nist hi­ka­ye­nin hiç­bir za­man ya­şan­ma­dı­ğı­nı is­pat­la­mış­tır. </text:p>
      <text:p text:style-name="P11"/>
      <text:p text:style-name="P11">AYI KAFATASI</text:p>
      <text:p text:style-name="P11"><text:soft-page-break/></text:p>
      <text:p text:style-name="P11">Yaş: 63 mil­yon yıl</text:p>
      <text:p text:style-name="P11">Dönem: Paleosen</text:p>
      <text:p text:style-name="P11">Bölge: Liaoning, Çin</text:p>
      <text:p text:style-name="P11"/>
      <text:p text:style-name="P11">Re­sim­de­ki ayı ka­fa­ta­sı fo­si­li 63 mil­yon ya­şın­da­dır ve ayı­la­rın ta­rih bo­yun­ca hep ayı ola­rak var ol­duk­la­rı­nın is­pa­tı­dır. Ayı­lar her­han­gi bir ha­ya­li or­tak ata­dan tü­re­me­miş ya da her­han­gi baş­ka bir can­lı­ya dö­nüş­me­miş­ler­dir. Tüm can­lı­lar sa­hip ol­duk­la­rı özel­lik­ler­le var­lık­la­rı­nı de­vam et­tir­miş­ler­ken, may­mun­la­rın gü­nün bi­rin­de in­san­la­ra dö­nüş­tük­le­ri id­di­ası­nın bir man­tı­ğı yok­tur. Tüm can­lı tür­le­ri için ge­çer­li olan de­ğiş­mez­lik, may­mun­lar ve in­san­lar için de ge­çer­li­dir. İn­san hep in­san, may­mun hep may­mun ola­rak var ol­muş­tur.</text:p>
      <text:p text:style-name="P11"/>
      <text:p text:style-name="P11">YER KURDU KAFATASI</text:p>
      <text:p text:style-name="P11"/>
      <text:p text:style-name="P11">Yaş: 49 mil­yon yıl</text:p>
      <text:p text:style-name="P11">Dönem: Eosen</text:p>
      <text:p text:style-name="P11">Bölge: Xi, An, Shan Xi, Çin</text:p>
      <text:p text:style-name="P11"/>
      <text:p text:style-name="P11">Fo­si­lin ke­mik do­ku­su­nun iç ya­pı­sı tüm de­tay­la­rıy­la mu­ha­fa­za ol­muş­tur.</text:p>
      <text:p text:style-name="P11">Eğer Dar­wi­nizm bir ger­çek ol­say­dı, mil­yon­lar­ca yıl­lık gü­nü­müz can­lı­la­rı­nın fo­sil­le­ri ye­ri­ne, fo­sil ka­yıt­la­rın­da ge­liş­mek­te olan ara tür­le­rin var ol­ma­sı ge­re­kir­di. Fa­kat du­rum böy­le de­ğil­dir, bul­gu­lar Dar­wi­nist ma­sal­la uyum sağ­la­ma­mak­ta­dır. Ame­ri­ka­lı pa­le­on­to­log S.M. Stan­ley de bu ger­çe­ği şöy­le ifa­de eder:</text:p>
      <text:p text:style-name="P11">"Bi­li­nen fo­sil kayıtları ka­de­me­li ev­rim­le uyum­lu de­ğil­dir ve hiç­bir za­man da uyum­lu ol­mamıştır..." 15</text:p>
      <text:p text:style-name="P11">Fo­sil ka­yıt­la­rı re­sim­de ör­ne­ği gö­rü­len 49 mil­yon yıl­lık yer kur­du ka­fa­ta­sı gi­bi, hiç de­ği­şik­li­ğe uğ­ra­ma­mış mil­yon­lar­ca can­lı tü­rüy­le do­lu­dur. </text:p>
      <text:p text:style-name="P11"/>
      <text:p text:style-name="P11">İRİ KULAKLI TİLKİ KAFATASI</text:p>
      <text:p text:style-name="P11"/>
      <text:p text:style-name="P11">Yaş: 71 mil­yon yıl</text:p>
      <text:p text:style-name="P11">Dönem: Kretase</text:p>
      <text:p text:style-name="P11">Bölge: Yun Nan, Çin</text:p>
      <text:p text:style-name="P11"/>
      <text:p text:style-name="P11">Til­ki­le­rin bir tü­rü olan iri ku­lak­lı til­ki, özel ve bü­yük ku­lak ya­pı­sı ve di­ğer til­ki tür­le­ri­ne gö­re da­ha kü­çük diş­le­ri ile dik­kat çe­ker. 71 mil­yon yıl­lık iri ku­lak­lı til­ki ka­fa­ta­sı fo­si­li, gü­nü­müz tür­deş­le­riy­le ay­nı ti­pik özel­lik­le­re sa­hip­tir. Do­la­yı­sıy­la Dar­wi­nizm, hem tür­ler hem de tür­ler için­de­ki çe­şit­len­me­ler ko­nu­sun­da da açık­la­ma­sız­dır. Fark­lı tür­de­ki til­ki­ler, fo­sil ka­yıt­la­rın­da mil­yon­lar­ca yıl ön­ce­sin­den be­ri var­dır. Bu du­rum, di­ğer pek çok can­lı için de ge­çer­li­dir ve can­lı­la­rın di­ğer tür­ler­den ha­ya­li ge­çi­şi­ni gös­te­ren tek bir ara form bi­le bu­lun­ma­mak­ta­dır. Bü­tün bu de­lil­ler, Dar­wi­<text:soft-page-break/>nizm'in çö­kü­şü ko­nu­sun­da şüp­he­ye yer bı­rak­ma­mak­ta, can­lı­la­rın bu­gün sa­hip ol­duk­la­rı tüm komp­leks özel­lik­ler­le ya­ra­tıl­dık­la­rı­nı or­ta­ya koy­mak­ta­dır. </text:p>
      <text:p text:style-name="P11"/>
      <text:p text:style-name="P11">AYI KAFATASI</text:p>
      <text:p text:style-name="P11"/>
      <text:p text:style-name="P11">Yaş: 64 mil­yon yıl</text:p>
      <text:p text:style-name="P11">Dönem: Paleosen</text:p>
      <text:p text:style-name="P11">Bölge: Xin Jiang ve Ning Xia, Çin </text:p>
      <text:p text:style-name="P11"/>
      <text:p text:style-name="P11">"Na­pol­yon'un Mı­sır'a ger­çek­leş­tir­di­ği sal­dı­rı­lar sı­ra­sın­da dö­ne­min alim­le­ri ta­ra­fın­dan ge­tir­ti­len ve bin­ler­ce yıl ön­ce ya­şa­mış ke­di, kuş ve di­ğer can­lı­la­rın mum­ya­lan­mış be­den­le­ri­ne ait ör­nek­ler üze­rin­de çi­zim­ler ya­pan Cu­vi­er, bun­la­rın her ne olur­sa ol­sun gü­nü­müz­de ya­şa­yan can­lı form­la­rıy­la ke­sin­lik­le ay­nı ol­du­ğu­nu ka­nıt gös­ter­di. Bu du­rum­da ev­rim ne­re­dey­di, tüm bun­lar dü­şü­nül­dü­ğün­de de­ği­şim ne­re­dey­di? La­marck hak­lı ol­say­dı, göz­le­ri­miz­le az da ol­sa bir de­ği­şim gör­me­miz ge­re­kir­di, fa­kat bu­nu gör­mü­yo­ruz."16</text:p>
      <text:p text:style-name="P11">Mic­ha­el Ru­se'un bu iti­ra­fı ev­rim ta­ri­hi­nin ba­şın­dan be­ri can­lı­la­rın de­ğiş­me­di­ği­nin bi­lin­di­ği­ni vur­gu­la­mak­ta­dır. Re­sim­de gö­rü­len 64 mil­yon yıl­lık ayı ka­fa­ta­sı­nın da ser­gi­le­di­ği ger­çek, tür­le­rin ta­ri­hin hiç­bir dö­ne­min­de de­ğiş­me­miş ol­du­ğu­dur.</text:p>
      <text:p text:style-name="P11"/>
      <text:p text:style-name="P11"/>
      <text:p text:style-name="P11">YER KURDU KAFATASI</text:p>
      <text:p text:style-name="P11"/>
      <text:p text:style-name="P11">Yaş: 49 mil­yon yıl</text:p>
      <text:p text:style-name="P11">Dönem: Eosen</text:p>
      <text:p text:style-name="P11">Bölge: Xi An, Shan Xi, Çin</text:p>
      <text:p text:style-name="P11"/>
      <text:p text:style-name="P11">Yer­yü­zün­de­ki ya­şam müt­hiş bir çe­şit­li­lik ser­gi­le­mek­te­dir. Ku­tup­lar­dan ama­zon­la­ra, ok­ya­nus de­rin­lik­le­rin­den, kü­çük tat­lı su­la­ra, yük­sek dağ­lar­dan ye­rin al­tın­da­ki top­ra­ğa ka­dar her yer­de in­sa­nı hay­re­te dü­şü­re­cek bü­yük bir çe­şit­li­lik var­dır. Bu çe­şit­li­lik, bu­gün ol­du­ğu gi­bi mil­yon­lar­ca yıl ön­ce de yer­yü­zün­de ser­gi­len­miş­tir. Bu­nun iz­le­ri fo­sil ka­yıt­la­rı­dır. </text:p>
      <text:p text:style-name="P11">Sa­yı­sız ba­lık çe­şi­di, kuş­lar, sü­rün­gen­ler, mü­kem­mel do­na­nım­lı ka­ra ve de­niz can­lı­la­rı fo­sil ka­yıt­la­rın­da hep bu­gün­kü hal­le­riy­le yer al­mak­ta­dır. Re­sim­de­ki 49 mil­yon yıl­lık yer kur­du ka­fa­ta­sı gi­bi fo­sil­ler, hiç­bir tü­rün bir baş­ka tü­re dö­nüş­me­di­ği­nin ka­nı­tı­dır­lar. Bu ka­nıt­la­rın gös­ter­di­ği ger­çek, Ya­ra­tı­lış'tır.</text:p>
      <text:p text:style-name="P11"/>
      <text:p text:style-name="P11">ASLAN KAFATASI</text:p>
      <text:p text:style-name="P11"/>
      <text:p text:style-name="P11">Yaş: 82 mil­yon yıl­lık</text:p>
      <text:p text:style-name="P11">Dönem: Kretase</text:p>
      <text:p text:style-name="P11">Bölge: He Zheng, Gan Su, Çin</text:p>
      <text:p text:style-name="P11"><text:soft-page-break/></text:p>
      <text:p text:style-name="P11">Dar­wi­nist­ler do­ğa­yı in­ce­le­miş ve bu ka­dar çok can­lı çe­şit­li­li­ği­nin na­sıl or­ta­ya çık­tı­ğı­nı bul­ma­ya ça­lış­mış­lar­dır. Dar­win'in sun­du­ğu ba­tıl yön­te­mi iz­le­miş­ler ve can­lı­la­rın söz­de bir "ata­sı" ol­ma­sı ge­rek­ti­ği­ne ka­rar ver­miş­ler­dir. Fa­kat fo­sil ka­yıt­la­rı­nı in­ce­le­dik­çe, can­lı­la­rı ha­ya­li bir "ata­ya" doğ­ru gö­tü­ren iz­ler­le de­ğil, can­lı­la­rın "ken­di­le­riy­le" kar­şı­laş­mış­lar­dır. Ak­lı ve man­tı­ğı ye­rin­de olan, bi­lim­sel de­lil­le­ri ob­jek­tif ola­rak de­ğer­len­di­ren bir ki­şi, kuş­ku­suz ki bu bil­gi­ler­den can­lı­lı­ğın kö­ke­ni­nin ev­rim ile oluş­ma­dı­ğı so­nu­cu­nu ko­lay­lık­la çı­kar­tır. Ama akıl, man­tık, sağ­du­yu ve bi­lim, Dar­wi­nizm bü­yü­sü al­tın­da bas­kı­lan­mış­tır. </text:p>
      <text:p text:style-name="P11">Dar­wi­nizm bü­yü­sün­den kur­tul­ma­yı ba­şar­mış ki­şi­ler için ise, re­sim­de gö­rü­len 82 mil­yon yıl­lık as­lan ka­fa­ta­sı Dar­wi­nizm'in ge­çer­siz­li­ği­ne ye­ter­li bir de­lil­dir. Bir can­lı 82 mil­yon yıl bo­yun­ca de­ğiş­me­den kal­mış­sa ve fo­sil­le­ri bu­lu­nan can­lı­la­rın tü­mü bu ger­çe­ği te­yit edi­yor­sa, o za­man ev­rim ya­şan­ma­mış de­mek­tir. </text:p>
      <text:p text:style-name="P11"/>
      <text:p text:style-name="P11">TAZMANYA CANAVARI KAFATASI</text:p>
      <text:p text:style-name="P11"/>
      <text:p text:style-name="P11">Yaş: 31 mil­yon yıl­lık</text:p>
      <text:p text:style-name="P11">Dönem: Oligosen</text:p>
      <text:p text:style-name="P11">Bölge: Jiang Xi , Çin</text:p>
      <text:p text:style-name="P11"/>
      <text:p text:style-name="P11">Di­no­zor­la­rın Ses­siz Ge­ce­si ki­ta­bı­nın ya­za­rı, ev­rim­ci Hoi­mar Von Dit­furth şöy­le söy­le­mek­te­dir:</text:p>
      <text:p text:style-name="P11">"Ge­ri dö­nüp bak­tı­ğı­mız­da, ne­re­dey­se ıs­tı­rap­la ara­nan o ge­çiş bi­çim­le­ri­ni bir tür­lü bu­la­ma­mış ol­ma­mı­za şa­şır­ma­ma­mız ge­rek­ti­ği­ni an­lı­yo­ruz. Çün­kü bü­yük ola­sı­lık­la böy­le bir ara aşa­ma hiç var ol­ma­dı."17</text:p>
      <text:p text:style-name="P11">Von Dit­furth, ev­rim­ci­le­rin için­de bu­lun­du­ğu du­ru­mu ken­din­ce kur­tar­ma­ya ça­lı­şa­rak, her ne ka­dar "bü­yük ola­sı­lık­la" di­ye ifa­de et­miş ol­sa da, ara aşa­ma di­ye bir sü­re­cin hiç ya­şan­ma­mış ol­du­ğu net bir ger­çek­tir. Can­lı­lık ta­ri­hi, aşa­ma aşa­ma olu­şan var­lık­la­rın de­ğil, ta­ri­hin her dö­ne­min­de tüm ya­pı ve uzuv­la­rıy­la ek­sik­siz ola­rak bir an­da or­ta­ya çı­kan ve var­lı­ğı­nı de­vam et­ti­ren can­lı­la­rın iz­le­riy­le do­lu­dur. Bu iz­ler­den bi­ri de, re­sim­de­ki 31 mil­yon yıl­lık taz­man­ya ca­na­va­rı ka­fa­ta­sı­dır.</text:p>
      <text:p text:style-name="P11"/>
      <text:p text:style-name="P11">GELİNCİK KAFATASI</text:p>
      <text:p text:style-name="P11"/>
      <text:p text:style-name="P11">Yaş: 59 mil­yon yıl­lık</text:p>
      <text:p text:style-name="P11">Dönem: Paleosen</text:p>
      <text:p text:style-name="P11">Bölge: Jiang Xi, Çin</text:p>
      <text:p text:style-name="P11"/>
      <text:p text:style-name="P11">Re­sim­de­ki ke­mik do­ku­su gi­bi, fo­si­le ait tüm de­tay­lar, ge­lin­cik­le­rin bun­dan on mil­yon­lar­ca yıl ön­ce de gü­nü­müz­de­ki ku­sur­suz ve ek­sik­siz ya­pı­ya sa­hip ol­du­ğu­nu gös­ter­mek­te­dir.</text:p>
      <text:p text:style-name="P11"/>
      <text:p text:style-name="P11"><text:soft-page-break/>Fo­sil ka­yıt­la­rı, Dar­win'in id­di­ala­rı­nın ger­çek­ler­le uyum­lu ol­ma­dı­ğı­nı or­ta­ya koy­muş­tur. Gü­nü­müz­de de­vam eden ev­rim spe­kü­las­yon­la­rı, Dar­win'in bu ya­nıl­gı­sı­nı haz­me­de­me­mek­ten kay­nak­lan­mak­ta­dır. Can­lı­la­rın de­ğiş­me­miş ol­duk­la­rı, re­sim­de gö­rü­len 59 mil­yon yıl­lık ge­lin­cik ka­fa­ta­sı fo­si­liy­le bir kez da­ha ka­nıt­lan­mış du­rum­da­dır. Ki­tap­ta gö­rüp in­ce­le­di­ği­niz her fo­sil, Dar­win'in id­di­a et­ti­ği dö­nü­şüm hi­ka­ye­si­ni bi­rer bi­rer or­ta­dan kal­dır­mak­ta­dır. Ar­tık gü­nü­müz ev­rim­ci­le­ri­nin Dar­win'in ha­ta­sı­nı haz­met­me ve bi­lim­sel ger­çek­le­ri ka­bul et­me za­ma­nı gel­miş­tir. </text:p>
      <text:p text:style-name="P11"/>
      <text:p text:style-name="P11">YABAN DOMUZU KAFATASI</text:p>
      <text:p text:style-name="P11"/>
      <text:p text:style-name="P11">Yaş: 58 mil­yon yıl­lık</text:p>
      <text:p text:style-name="P11">Dönem: Paleosen</text:p>
      <text:p text:style-name="P11">Bölge: Shan Dong, Çin</text:p>
      <text:p text:style-name="P11"/>
      <text:p text:style-name="P11">Mil­yon­lar­ca yıl­lık ta­rih bo­yun­ca kap­lan­lar de­ğiş­me­miş­tir, as­lan­lar de­ğiş­me­miş­tir, ayı­lar, til­ki­ler, ça­kal­lar de­ğiş­me­miş­tir. Re­sim­de gö­rü­len 58 mil­yon yıl­lık ya­ban do­mu­zu de­ğiş­me­miş­tir. Bun­lar gi­bi fo­sil­le­ri bu­lu­nan sa­yı­sız can­lı, can­lı­la­rın hiç­bir de­ği­şi­me uğ­ra­ma­dı­ğı­nı gös­ter­mek­te­dir. Bu du­rum in­sa­nın ha­ya­li ev­ri­mi spe­kü­las­yon­la­rı­nı da or­ta­dan kal­dır­mak­ta­dır. Can­lı­la­rın ev­ri­mi­ne da­ir bir de­lil yok­tur. İn­sa­nın ev­ri­mi­ne da­ir de bir de­lil yok­tur. Tam ter­si­ne tüm can­lı­lar, bı­rak­tık­la­rı fo­sil­ler­le ev­ri­mi ya­lan­la­mak­ta­dır­lar. Ev­rim ya­şan­ma­mış­tır, bu ki­tap­ta gör­dü­ğü­nüz on­lar­ca fo­sil, tek ba­şı­na bu­nu ka­nıt­la­mak­ta­dır. </text:p>
      <text:p text:style-name="P11"/>
      <text:p text:style-name="P11">YABAN DOMUZU KAFATASI</text:p>
      <text:p text:style-name="P11"/>
      <text:p text:style-name="P11">Yaş. 58 mil­yon yıl­lık </text:p>
      <text:p text:style-name="P11">Dönem: Paleosen</text:p>
      <text:p text:style-name="P11">Bölge: Shan Dong, Çin</text:p>
      <text:p text:style-name="P11">Dar­wi­nist­ler da­ha ön­ce il­kel man­tık­lar kul­la­na­rak ken­di­le­ri­ne ta­raf­tar­lar bu­la­bi­li­yor­lar­dı. Bi­lim­sel ce­ha­let or­ta­mın­da ça­mur­lu su­dan za­man için­de ken­di ken­di­ne pro­te­in­le­rin ve ni­ha­yet hüc­re­nin oluş­tu­ğu­na, su­da av­la­nan ayı­la­rın bir müd­det son­ra yüz­geç­ler ka­za­na­rak ba­li­na­ya dö­nüş­tü­ğü­ne, may­mun­la­rın ağaç­tan ağa­ca at­la­mak­tan vaz­ge­çip dik yü­rü­me­ye ka­rar ve­rip in­san ol­duk­la­rı­na kit­le­le­ri inan­dır­mak ko­lay­dı. Ge­ne­tik ve pa­le­on­to­lo­ji bi­lin­me­di­ğin­den, bü­tün bu ha­ya­li dö­nü­şüm­ler ade­ta ke­sin ger­çek­miş gi­bi lan­se edi­li­yor­du. Ama şu an­da Dar­wi­nist­ler için du­rum hiç de ko­lay de­ğil­dir. Ge­ne­tik bi­li­mi hüc­re­nin komp­leks­li­ği­ni or­ta­ya koy­muş­tur, pa­le­on­to­lo­ji ise can­lı­la­rın de­ğiş­me­di­ği­ni... 58 mil­yon yıl­lık ya­ban do­mu­zu ka­fa­ta­sı fo­si­li gi­bi sa­yı­sız ör­nek, mil­yon­lar­ca yıl­lık can­lı­la­rın gü­nü­müz­de­kin­den fark­sız bir komp­leks­lik ser­gi­le­di­ği­ni gös­ter­mek­te­dir. Ar­tık Dar­wi­nizm'in, in­san­la­rı al­dat­ma­sı müm­kün de­ğil­dir. </text:p>
      <text:p text:style-name="P11"/>
      <text:p text:style-name="P11">ZEBRA KAFATASI</text:p>
      <text:p text:style-name="P11"/>
      <text:p text:style-name="P11">Yaş: 45 mil­yon yıl­lık</text:p>
      <text:p text:style-name="P11"><text:soft-page-break/>Dönem: Eosen</text:p>
      <text:p text:style-name="P11">Bölge: Xi An, China</text:p>
      <text:p text:style-name="P11"/>
      <text:p text:style-name="P11">Al­lah her can­lı­yı fark­lı gö­rü­nüm­de ve bi­çim­de ya­rat­mış­tır. Ya­şa­ma şe­kil­le­ri, ih­ti­yaç­la­rı bir­bi­rin­den fark­lı ol­du­ğu gi­bi, be­den ya­pı­la­rın­da da de­rin fark­lı­lık­lar bu­lun­mak­ta­dır. İş­te bu ne­den­le ele ge­çi­ri­len fo­sil­le­ri ta­nım­la­mak zor de­ğil­dir. Fo­si­li bu­lu­nan can­lı­nın tüm ana­to­mik özel­lik­le­ri­ni ka­lın­tı­lar­dan an­la­mak müm­kün­dür. Re­sim­de gö­rü­len 45 mil­yon yıl­lık zeb­ra fo­si­li de bu ay­rı­mı açık­ça gös­ter­mek­te­dir. Fo­sil özel­lik­le­rin­den can­lı­nın gü­nü­müz zeb­ra­la­rın­dan hiç­bir far­kı ol­ma­dı­ğı açık­ça gö­rül­mek­te­dir.</text:p>
      <text:p text:style-name="P11">Kuş­ku­suz bu, Al­lah'ın bü­yük bir mu­ci­ze­si­dir. El­de­ki bi­lim­sel ka­nıt, ev­rim­ci bi­le ol­sa­lar, bi­lim adam­la­rı için red­de­di­le­me­ye­cek bir ke­sin­lik ta­şı­mak­ta­dır. Can­lı­la­rın de­ğiş­me­dik­le­ri, ya­ni her­han­gi bir ev­rim sü­re­cin­den geç­me­dik­le­ri so­mut bir bi­lim­sel bul­gu­dur.</text:p>
      <text:p text:style-name="P11"/>
      <text:p text:style-name="P11">Çİ­TA KAFATASI</text:p>
      <text:p text:style-name="P11"/>
      <text:p text:style-name="P11">Yaş: 7,3 mil­yon yıl </text:p>
      <text:p text:style-name="P11">Dönem: Miosen</text:p>
      <text:p text:style-name="P11">Bölge: Shan Dong, Çin</text:p>
      <text:p text:style-name="P11"/>
      <text:p text:style-name="P11">Dar­wi­nist­ler, may­mun­la­rın ba­zı dav­ra­nış bi­çim­le­ri­ne ba­ka­rak, in­san­lar­la may­mun­la­rın söz­de or­tak bir ata­dan gel­dik­le­ri­ni id­di­a eder­ler. Bu­na gö­re, may­mun­lar gü­nün bi­rin­de ağaç­lar­dan in­me­ye, dik yü­rü­me­ye, ko­nuş­ma­ya, şar­kı söy­le­me­ye, bes­te yap­ma­ya, bi­na­lar in­şa et­me­ye, bi­lim­sel ke­şif­ler­de bu­lun­ma­ya ka­rar ver­miş ve in­sa­na dö­nüş­müş­ler­dir. O za­man ben­zer bir ha­ya­li dö­nü­şü­mün di­ğer hay­van­lar için de ge­çer­li ol­ma­sı ge­re­kir. Ör­ne­ğin çi­ta­lar da, çok hız­lı koş­tuk­la­rı için, gü­nün bi­rin­de olim­pi­yat ka­za­nan bir in­sa­na dö­nüş­me­ye ka­rar ve­re­bi­lir ve ken­di ken­di­le­ri­ne ya­pı­la­rı­nı ta­ma­men de­ğiş­ti­re­bi­lir­ler. An­cak, bi­lim­sel ve­ri­le­re ba­kıl­dı­ğın­da çi­ta­la­rın, kap­lan­la­rın, kurt­la­rın, til­ki­le­rin, as­lan­la­rın, leo­par­la­rın kı­sa­ca tüm hay­van­la­rın de­ğiş­me­di­ği gö­rül­mek­te­dir. Ay­nı de­ğiş­mez­lik may­mun­lar ve in­san­lar için de ge­çer­li­dir. May­mun­lar hep may­mun, in­san­lar hep in­san ola­rak var ol­muş­lar­dır. </text:p>
      <text:p text:style-name="P11">ASLAN KAFATASI</text:p>
      <text:p text:style-name="P11"/>
      <text:p text:style-name="P11">Yaş: 85 mil­yon yıl­lık</text:p>
      <text:p text:style-name="P11">Dönem: Kretase</text:p>
      <text:p text:style-name="P11">Bölge: Lin Yi, Shan Dong, Çin</text:p>
      <text:p text:style-name="P11"/>
      <text:p text:style-name="P11">İn­san­la­rın bü­yük bir kıs­mı, uzun za­man­lar bo­yun­ca Dar­wi­nizm'i sa­vu­nan pro­fe­sör­le­rin ve bi­lim adam­la­rı­nın ifa­de­le­ri­ni re­fe­rans al­dı­lar. "Bu ki­şi­ler ev­ri­me ina­nı­yor­sa, var­dır bir bil­dik­le­ri" di­ye dü­şün­dü­ler ve kö­rü kö­rü­ne ev­ri­me inan­dı­lar. Bu ya­nıl­gı­nın te­me­lin­de, Dar­wi­nizm'in yal­nız­ca ide­olo­jik kay­gı­lar­la sa­vu­nul­du­ğu­nun bi­lin­me­me­si var­dı. İn­san­lar, Dar­wi­nizm'i sa­vu­nan bi­lim adam­la­rı­nın "Ba­lık su­dan çı­kıp, te­sa­dü­fen olu­şan ba­cak­la­rıy­la ka­ra­da yü­rü­me­ye baş­la­dı" ve­ya <text:soft-page-break/>"Ce­vi­zi taş­la kır­ma­ya baş­la­yan şem­pan­ze bu ye­te­ne­ği ile uza­ya ula­şan fü­ze­ler in­şa eden, me­de­ni­yet­ler ku­ran, la­bo­ra­tu­var­da ken­di­si­ni in­ce­le­yen in­sa­na dö­nüş­tü" saç­ma­lı­ğı­nı sa­vun­duk­la­rı­nı bil­mi­yor­lar­dı. An­cak ar­tık ger­çek­ler or­ta­da­dır. İn­san­lar, fo­sil ka­yıt­la­rın­da bu­gün­kü can­lı­la­rın mil­yon­lar­ca yıl­lık ör­nek­le­ri­nin bu­lun­du­ğu­nu da bil­mek­te­dir. Bun­lar­dan bi­ri, re­sim­de gö­rü­len 85 mil­yon yıl­lık as­lan ka­fa­ta­sı­dır. Bu fo­sil, as­lan­la­rın da di­ğer can­lı­lar gi­bi ev­rim ge­çir­me­miş ol­du­ğu­nu ka­nıt­la­mak­ta­dır. </text:p>
      <text:p text:style-name="P11"/>
      <text:p text:style-name="P11">KAHVERENGİ SIRTLAN KAFATASI</text:p>
      <text:p text:style-name="P11"/>
      <text:p text:style-name="P11">Yaş: 55 mil­yon yıl </text:p>
      <text:p text:style-name="P11">Dönem: Paleosen</text:p>
      <text:p text:style-name="P11">Bölge: Gan Su, Çin</text:p>
      <text:p text:style-name="P11"/>
      <text:p text:style-name="P11">"Tüm de­lil­ler, fo­sil ka­yıt­la­rı­nın or­ta­ya koy­du­ğu so­nu­cun doğ­ru ol­du­ğu­nu gös­ter­mek­te­dir: (Fo­sil ka­yıt­la­rın­da) gör­dü­ğü­müz boş­luk­lar, ha­ya­tın ta­ri­hin­de­ki ger­çek olay­la­rı yan­sıt­mak­ta­dır, bun­lar ye­ter­siz bir fo­sil bi­ri­ki­mi­nin so­nu­cu de­ğil­dir."18</text:p>
      <text:p text:style-name="P11">Dar­wi­nist­le­rin bu tip iti­raf­la­rı, her ne ka­dar giz­le­me­ye ça­lış­sa­lar da, fo­sil ka­yıt­la­rı­nın ser­gi­le­miş ol­du­ğu ger­çe­ğin far­kın­da ol­duk­la­rı­nı gös­ter­mek­te­dir. Fo­sil ka­yıt­la­rı, Da r­wi­nizm'in isim­len­dir­di­ği boş­luk­lar­la do­lu­dur, bir baş­ka de­yiş­le Dar­wi­nizm'in ol­ma­sı­nı bek­le­di­ği ara form­la­rın en kü­çük bir izi­ni bi­le or­ta­ya koy­ma­mış­tır. Bu­nun ye­ri­ne fo­sil ka­yıt­la­rı, komp­leks ya­pı­da­ki gü­nü­müz can­lı­la­rı­nın de­ğiş­me­miş ol­duk­la­rı­nı gös­te­ren ya­şa­yan fo­sil­ler­le do­lu­dur. 55 mil­yon yıl­lık kah­ve­ren­gi sırt­lan ka­fa­ta­sı, sırt­lan­la­rın mil­yon­lar­ca yıl bo­yun­ca hiç de­ğiş­me­dik­le­ri­ni, ev­rim ge­çir­me­dik­le­ri­ni gös­ter­mek­te­dir. Dar­wi­nist­ler is­te­dik­le­ri ka­dar ara­ya­dur­sun­lar, can­lı­la­rın ev­rim­leş­tik­le­ri­ni gös­te­re­cek tek bir ara form bi­le bu­la­ma­ya­cak­lar­dır. </text:p>
      <text:p text:style-name="P11"/>
      <text:p text:style-name="P11">ANTİLOP KAFATASI</text:p>
      <text:p text:style-name="P11"/>
      <text:p text:style-name="P11">Yaş: 66 milyon yıllık </text:p>
      <text:p text:style-name="P11">Dönem: Paleosen</text:p>
      <text:p text:style-name="P11">Bölge: Gan Su, Çin</text:p>
      <text:p text:style-name="P11"/>
      <text:p text:style-name="P11">Say­fa­lar bo­yun­ca yer alan on mil­yon­lar­ca yıl­dır de­ğiş­me­miş tür ör­nek­le­ri­nin sa­yı­sı, bu ki­tap­ta gör­dük­le­ri­niz­den çok da­ha faz­la­dır. Eğer ev­rim doğ­ru ol­say­dı, sa­yı­sız tü­rün de­ğiş­ti­ği­ni gös­te­re­cek mil­yar­lar­ca ara form bu­lun­ma­sı ge­re­kir­di. Fo­sil ka­yıt­la­rın­da tüm özel­lik­le­riy­le tam can­lı­lar ye­ri­ne, ya­rı ge­liş­miş he­nüz gü­nü­müz­de­ki ha­li­ni al­ma­mış var­lık­la­rın iz­le­ri­ni gör­me­miz ge­re­kir­di. Fa­kat şu an­da, sa­yı­sız çağ­rı­ya rağ­men, Dar­wi­nist­ler tek bir ta­ne bi­le ara form ör­ne­ği gös­te­re­me­mek­te­dir. Öte yan­dan, gü­nü­müz can­lı­la­rı­nın hiç de­ğiş­me­den mil­yon­lar­ca yıl bo­yun­ca var­lık­la­rı­nı de­vam et­tir­dik­le­ri­ni gös­te­ren fo­sil­ler mil­yon­lar­ca­dır ve ki­tap­lar­da, ser­gi­ler­de ser­gi­len­mek­te­dir. </text:p>
      <text:p text:style-name="P11"><text:soft-page-break/>Dar­wi­nist­le­rin bu de­lil­siz­lik­le­ri­ne kar­şı Ya­ra­tı­lış ger­çe­ği­nin de­lil­le­ri sü­rek­li ola­rak art­mak­ta­dır. Bu­nun ör­nek­ler­den bir ta­ne­si re­sim­de gö­rü­len 66 mil­yon yıl­lık an­ti­lop ka­fa­ta­sı­dır. </text:p>
      <text:p text:style-name="P11"/>
      <text:p text:style-name="P11">ANTİLOP KAFATASI</text:p>
      <text:p text:style-name="P11"/>
      <text:p text:style-name="P11">Yaş: 63 mil­yon yıl­lık</text:p>
      <text:p text:style-name="P11">Dönem: Paleosen</text:p>
      <text:p text:style-name="P11">Bölge: Gan Su, Çin</text:p>
      <text:p text:style-name="P11"/>
      <text:p text:style-name="P11">Bir baş­ka an­ti­lop ka­fa­ta­sı ise 63 mil­yon yıl­lık­tır. Bu fo­si­lin de in­ce­le­nen ana­to­mik de­tay­la­rı, gü­nü­müz an­ti­lop­la­rın­dan fark­sız ol­du­ğu­nu gös­ter­miş­tir. Can­lı­nın 63 mil­yon yıl bo­yun­ca ay­nı ol­ma­sı ve ön­ce­sin­de de­ği­şim ge­çir­di­ği­ne da­ir hiç­bir iz bu­lun­ma­ma­sı, kuş­ku­suz ev­rim te­ori­si­nin ge­çer­siz­li­ği­ni gö­re­bil­mek için ye­ter­li­dir. </text:p>
      <text:p text:style-name="P11">Bu de­lil­le­rin gös­ter­di­ği ger­çe­ği an­la­mak zor de­ğil­dir. Can­lı­lar Al­lah'ın em­ri ile ya­ra­tıl­mış muh­te­şem bi­rer sa­nat ese­ri­dir. Al­lah'ın on­la­rı yok­tan var et­mek için se­bep­le­re ve ve­si­le­le­re ih­ti­yaç yok­tur (Al­lah'ı ten­zih ede­riz.) Al­lah'ın em­ri, bir var­lı­ğın or­ta­ya çık­ma­sı için ye­ter­li­dir. Bu­nu an­la­mak için in­sa­nın ken­di be­de­nin­de­ki üs­tün ya­ra­tı­lı­şa bak­ma­sı ye­ter­li­dir. Tüm bun­la­rı bir te­sa­düf­ler sil­si­le­si­nin ese­ri ola­rak gör­mek, bü­yük bir man­tık çö­kün­tü­sü­dür. </text:p>
      <text:p text:style-name="P11"/>
      <text:p text:style-name="P14">İn­san, Bi­zim ken­di­si­ni bir dam­la su­dan ya­rat­tı­ğı­mı­zı gör­mü­yor mu? Şim­di o, apa­çık bir düş­man ke­sil­miş­tir. Ken­di ya­ra­tı­lı­şı­nı unu­ta­rak Biz'e bir ör­nek ver­di; de­di ki: "Çü­rü­müş-bo­zul­muş­ken, bu ke­mik­le­ri kim di­ril­te­cek­miş?" De ki: "On­la­rı, ilk de­fa ya­ra­tıp-in­şa eden di­ril­te­cek. O, her ya­rat­ma­yı bi­lir." (Ya­sin Su­re­si, 77-79) </text:p>
      <text:p text:style-name="P14"/>
      <text:p text:style-name="P11">KUTUP AYISI KAFATASI</text:p>
      <text:p text:style-name="P11"/>
      <text:p text:style-name="P11">Yaş: 74 mil­yon yıl</text:p>
      <text:p text:style-name="P11">Dönem: Kretase</text:p>
      <text:p text:style-name="P11">Bölge: Liaoning, Çin</text:p>
      <text:p text:style-name="P11"/>
      <text:p text:style-name="P11">Sa­yı­sız ya­şa­yan fo­si­lin ser­gi­len­di­ği Ya­ra­tı­lış At­la­sı se­ri­si ve eli­niz­de­ki bu eser, Dar­wi­nist­le­rin pa­ni­ği­ni güç­len­di­ren, ev­ri­min ölü­mü­nü Dar­wi­nist­le­re gös­te­ren ve Dar­wi­nist­le­re ar­tık in­san­la­rı al­da­ta­ma­ya­cak­la­rı­nı is­pat eden önem­li de­lil­ler­dir. Ör­ne­ğin gü­nü­müz ku­tup ayı­la­rın­dan fark­sız olan bu 74 mil­yon yıl­lık ku­tup ayı­sı ka­fa­ta­sı bi­le tek ba­şı­na, Dar­wi­nist pa­ni­ği ar­tır­mak için ye­ter­li­dir. </text:p>
      <text:p text:style-name="P11">Dar­wi­nizm'in ölü­mü­nü ilan eden bi­lim­sel de­lil­ler art­tık­ça, Dar­wi­nist­ler "Bi­ze bir şey ol­ma­dı" gö­rü­nü­mü­ne bü­rü­nür­ler. Bi­lim­le ya­pa­ma­dık­la­rı il­mi mü­ca­de­le­yi pro­pa­gan­da yo­lu­nu kul­la­na­rak yap­ma­ya ça­lı­şır­lar. Dar­wi­nizm'i çö­ker­ten ça­lış­ma­la­rın üzer­le­rin­de­ki et­ki­si­ni in­san­la­ra sez­dir­me­me­ye ça­lı­şır­lar. Oy­sa bu ta­vır­lar, bi­lin­çalt­la­rın­da ne ka­dar bü­yük bir çö­küş ya­şa­dık­la­rı­nı gör­mek için ye­ter­li­dir. </text:p>
      <text:p text:style-name="P11"><text:soft-page-break/></text:p>
      <text:p text:style-name="P11">YABANİ KÖPEK KAFATASI</text:p>
      <text:p text:style-name="P11"/>
      <text:p text:style-name="P11">Yaş: 50 mil­yon yıl</text:p>
      <text:p text:style-name="P11">Dönem: Eosen</text:p>
      <text:p text:style-name="P11">Bölge: İngiltere</text:p>
      <text:p text:style-name="P11"/>
      <text:p text:style-name="P11">Re­sim­ler­de fo­si­lin ke­mik ya­pı­sı­nın de­tay­la­rı gö­rül­mek­te­dir.</text:p>
      <text:p text:style-name="P11"/>
      <text:p text:style-name="P11">Ya­ba­ni kö­pek­ler, bu­lu­nan mil­yon­lar­ca ya­şa­yan fo­sil­den sa­de­ce bi­ri­dir. Tüm bu de­lil­ler gös­ter­mek­te­dir ki, gü­nü­müz­den 50 mil­yon yıl ön­ce­sin­de, hat­ta da­ha da ön­ce­sin­de gü­nü­müz ya­ba­ni kö­pek­le­ri, gü­nü­müz ayı­la­rı, gü­nü­müz ça­kal­la­rı, gü­nü­müz kap­lan­la­rı ya­şa­mış­tır. Bir baş­ka de­yiş­le gü­nü­müz­den mil­yon­lar­ca yıl ön­ce or­tam, gü­nü­müz can­lı­la­rı­nın bu­gün­kü özel­lik­le­ri ile ya­şa­dık­la­rı bir or­tam­dır. Ev­rim­ci­le­rin tel­kin et­me­ye ça­lış­tık­la­rı şe­kil­de, ya­rı ge­liş­miş ga­rip can­lı­la­rın ya­şa­mak­ta ol­du­ğu bir yer de­ğil­dir. Fo­sil ka­yıt­la­rı, biz­le­re Dar­wi­nist­le­rin gös­ter­me­ye ça­lış­tı­ğın­dan ta­ma­men fark­lı bir man­za­ra sun­mak­ta­dır. </text:p>
      <text:p text:style-name="P11"/>
      <text:p text:style-name="P11">GRİZLY AYI­SI KA­FA­TA­SI</text:p>
      <text:p text:style-name="P11"/>
      <text:p text:style-name="P11">Yaş: 81 mil­yon yıl­lık</text:p>
      <text:p text:style-name="P11">Dö­nem: Kre­ta­se</text:p>
      <text:p text:style-name="P11">Böl­ge: Gan Su, Çin</text:p>
      <text:p text:style-name="P11"/>
      <text:p text:style-name="P11">"Je­olo­jik araş­tır­ma­la­rın bu­gün ge­li­nen saf­ha­sın­da, je­olo­jik ka­yıt­lar­da, Ya­ra­tı­lış­çı­la­rın, Al­lah'ın her bir tü­rü ay­rı ola­rak ya­rat­tı­ğı dü­şün­ce­si­ne ters dü­şe­cek hiç­bir bul­gu yok­tur..."19</text:p>
      <text:p text:style-name="P11">Ev­rim­ci bi­yo­log Ed­mund J. Am­bro­se, bi­li­min gös­ter­di­ği ger­çe­ği iti­raf eden ev­rim­ci­ler­den bi­ri­dir. Ev­ri­mi çü­rü­ten ve Ya­ra­tı­lış ger­çe­ği­nin de­lil­le­ri­ni gös­te­ren fo­sil ka­yıt­la­rı gün geç­tik­çe art­mak­ta­dır. Re­sim­de gö­rü­len 81 mil­yon yıl­lık grizly ayı­sı ka­fa­ta­sı da, bu can­lı­la­rın 81 mil­yon yıl ön­ce de bu­gün­kü gö­rü­nüm­le­rin­de var ol­duk­la­rı­nı or­ta­ya koy­muş­tur. Bi­lim­sel de­lil­ler ob­jek­tif ola­rak de­ğer­len­di­ril­di­ğin­de, in­sa­nın söz­de ev­ri­mi id­dia­sı için de ay­nı so­nu­cun ge­çer­li ol­du­ğu­nu gö­rü­rüz. Hiç­bir can­lı tü­rün­de de­ği­şim ol­ma­dı­ğı­na gö­re, kuş­ku­suz in­san da de­ğiş­me­miş­tir. Her can­lı var­lık ken­di­si­ne has özel­lik­ler­le ya­ra­tıl­mış ve ya­şa­mış­tır. Geç­miş­te il­kel hay­van­la­rın ya da il­kel in­san­la­rın ya­şa­dı­ğı id­dia­sı bir ya­lan­dan iba­ret­tir. </text:p>
      <text:p text:style-name="P11"/>
      <text:p text:style-name="P19">Sİ­YAH KURT KA­FA­TA­SI</text:p>
      <text:p text:style-name="P11"/>
      <text:p text:style-name="P11">Yaş: 42 mil­yon yıl­lık</text:p>
      <text:p text:style-name="P11">Dö­nem: Eo­sen</text:p>
      <text:p text:style-name="P11">Böl­ge: Shan Dong, Çin</text:p>
      <text:p text:style-name="P11"/>
      <text:p text:style-name="P11">"Fo­sil­ler bi­ze pek çok şey söy­ler­ler. Fa­kat söy­le­me­dik­le­ri tek bir şey var­dır ki, o da her­han­gi bir şe­yin ata­la­rı olup ol­ma­dık­la­rı­dır."20</text:p>
      <text:p text:style-name="P11">Ev­rim­ci Co­lin Pat­ter­son bu söz­ler­le fo­sil­le­rin ev­rim le­hi­ne hiç­bir de­lil sun­ma­dı­ğı­nı ka­bul et­miş ol­mak­ta­dır. Bu­na kar­şın fo­sil ka­yıt­la­rı, sü­rek­li ola­rak can­lı­la­rın bu­gün­kü gö­rü­nüm­le­riy­le yok­tan ya­ra­tıl­dık­la­rı­nı gös­ter­mek­te­dir. Re­sim­de gö­rü­len 42 mil­yon yıl­lık si­yah kurt ka­fa­ta­sı, can­lı­nın 42 mil­yon yıl bo­yun­ca hiç­bir de­ği­şi­me uğ­ra­ma­dı­ğı­nın önem­li bir de­li­li­dir. İçin­de bu­lun­du­ğu­muz 21. yüz­yıl­da fo­sil ka­yıt­la­rı­nın or­ta­ya koy­du­ğu bil­gi bu­dur. </text:p>
      <text:p text:style-name="P11"/>
      <text:p text:style-name="P11">JA­GU­AR KA­FA­TA­SI</text:p>
      <text:p text:style-name="P11"/>
      <text:p text:style-name="P11">Yaş: 87 mil­yon yıl­lık</text:p>
      <text:p text:style-name="P11">Dö­nem: Kre­ta­se</text:p>
      <text:p text:style-name="P11">Böl­ge: Shan Dong, Çin</text:p>
      <text:p text:style-name="P11"/>
      <text:p text:style-name="P11">Dar­win'in in­san­lar­la may­mun­la­rın or­tak bir ata­dan gel­dik­le­ri te­zi, or­ta­ya ilk atıl­dı­ğı dö­nem­de de son­ra­ki dö­nem­ler­de de bi­lim­sel bul­gu­lar­la des­tek­le­ne­me­di. O za­man­dan bu ya­na, yak­la­şık 150 yıl­dır, in­sa­nın ev­ri­mi ma­sa­lı­nı des­tek­le­mek için gös­te­ri­len bü­tün gay­ret­ler so­nuç­suz kal­dı. El­de edi­len fo­sil­ler, may­mun­la­rın hep may­mun, in­san­la­rın da hep in­san ola­rak var ol­duk­la­rı­nı, may­mun­la­rın in­san­la­ra dö­nüş­me­dik­le­ri­ni ve may­mun­la in­sa­nın or­tak bir ata­ya sa­hip ol­ma­dık­la­rı­nı is­pat­la­dı. Fo­sil ka­yıt­la­rı­nın ken­di­le­ri­ni ha­yal kı­rık­lı­ğı­na uğ­rat­ma­sı ve için­de bu­lun­duk­la­rı de­lil­siz­lik kar­şı­sın­da, ev­rim­ci­le­rin yap­tık­la­rı tek şey, hiç­bir ger­çek­li­ği ol­ma­yan ka­fa­tas­larını tek­rar tek­rar sıra­la­mak, sah­te­li­ği çok­tan bel­ge­len­miş fo­sil­ler üze­rin­de spe­kü­las­yon­lar yap­mak ol­du. An­cak re­sim­de­ki 87 mil­yon yıl­lık ja­gu­ar ka­fa­ta­sı fo­si­li gi­bi fo­sil­ler bu spe­kü­las­yon­la­rı ta­ma­men ge­çer­siz kıl­mak­ta­dır. Hiç­bir can­lı­nın ka­fa­ta­sın­da on mil­yon­lar­ca yıl bo­yun­ca en kü­çük bir de­ği­şik­lik ol­ma­dı­ğı gi­bi, may­mun­lar­da ve in­san­lar­da da bir de­ği­şik­lik ol­ma­mış­tır. </text:p>
      <text:p text:style-name="P11"/>
      <text:p text:style-name="P11">AS­LAN KA­FA­TA­SI</text:p>
      <text:p text:style-name="P11"/>
      <text:p text:style-name="P11">Yaş: 65 mil­yon yıl­lık</text:p>
      <text:p text:style-name="P11">Dö­nem: Kre­ta­se</text:p>
      <text:p text:style-name="P11">Böl­ge: Yun Nan, Çin</text:p>
      <text:p text:style-name="P11"/>
      <text:p text:style-name="P11">Dar­wi­nist­ler, sü­rek­li ola­rak ev­ri­min is­pat­lan­mış bir teo­ri ol­du­ğu tel­ki­ni­ni ve­rir­ler. Tür­le­rin bir­bir­le­rin­den ha­ya­li tü­re­yiş­le­ri­nin hi­ka­ye­si­ni ya­zar, bu­nu an­la­şıl­maz La­tin­ce te­rim­ler kul­la­na­rak <text:soft-page-break/>se­nar­yo­laş­tı­rır­lar. Hiç­bir Dar­wi­nist ya­yın­da, bu id­dia­nın ger­çek ol­du­ğu­na da­ir tek bir bi­lim­sel de­lil su­nul­ma­mış­tır. Böy­le bir de­li­lin su­nul­ma­sı im­kan­sız­dır, çün­kü bu­na da­ir tek bir bi­lim­sel de­lil yok­tur. Fa­kat asıl üze­rin­de du­rul­ma­sı ge­re­ken, Dar­wi­nist­le­rin da­ha he­nüz ha­ya­tın kö­ke­ni­ni, can­lı­lı­ğın na­sıl or­ta­ya çık­tı­ğı­nı, ilk hüc­re­nin ne şe­kil­de mey­da­na gel­di­ği­ni açık­la­ya­ma­mış ol­ma­la­rı­dır. He­nüz bu aşa­ma­yı ge­çe­me­miş olan Dar­wi­nist­le­rin, fo­sil ka­yıt­la­rı­nın ser­gi­le­di­ği Ya­ra­tı­lış ger­çe­ği de­lil­le­ri­ne kar­şı gös­ter­dik­le­ri tep­ki, yal­nız­ca ide­olo­ji­le­ri ge­re­ği­dir. </text:p>
      <text:p text:style-name="P11">Re­sim­de gö­rü­len 65 mil­yon yıl­lık as­lan ka­fa­ta­sı, baş­tan ge­çer­siz olan ev­ri­mi ta­ma­men ra­fa kal­dır­mak için ye­ter­li bir de­lil­dir. Fo­sil ka­fa­ta­sı­nın, gü­nü­müz as­lan ka­fa­tas­la­rın­dan hiç­bir far­kı bu­lun­ma­mak­ta­dır. </text:p>
      <text:p text:style-name="P11"/>
      <text:p text:style-name="P11">KÜ­ÇÜK HİNT MİSK KE­Dİ­Sİ KA­FA­TA­SI </text:p>
      <text:p text:style-name="P11"/>
      <text:p text:style-name="P11">Yaş: 4,2 mil­yon yıl</text:p>
      <text:p text:style-name="P11">Dö­nem: Plio­sen</text:p>
      <text:p text:style-name="P11">Böl­ge: Ma Ling Da­ğı, Çin</text:p>
      <text:p text:style-name="P11"/>
      <text:p text:style-name="P11">"Pek çok pa­le­on­to­log fo­sil ka­yıt­la­rın­da ka­yıp hal­ka­la­rı bul­mak ye­ri­ne, sa­de­ce bü­yük boş­luk­lar­la ve bu­gü­ne ka­dar kay­de­dil­miş fo­sil tür­le­ri ara­sın­da her­han­gi bir ara form ol­ma­dı­ğı ger­çe­ğiy­le yüz yü­ze gel­di."21</text:p>
      <text:p text:style-name="P11">Re­sim­de gö­rü­len 4,2 mil­yon yıl­lık kü­çük Hint misk ke­di­si ka­fa­ta­sı, Jef­frey H. Schwartz'ın söz­le­ri­ni doğ­ru­la­mak­ta­dır. Fo­sil ka­yıt­la­rı, ev­rim­ci­le­rin bek­le­dik­le­ri ara form­la­rı gös­ter­me­miş, 4,2 mil­yon yıl­lık bu can­lı­da ol­du­ğu gi­bi, komp­leks ya­pı­da­ki gü­nü­müz can­lı­la­rı­nın ör­nek­le­ri­ni or­ta­ya koy­muş­tur. </text:p>
      <text:p text:style-name="P11"/>
      <text:p text:style-name="P11">KURT KA­FA­TA­SI </text:p>
      <text:p text:style-name="P11"/>
      <text:p text:style-name="P11">Yaş: 82 mil­yon yıl­lık</text:p>
      <text:p text:style-name="P11">Dö­nem: Kre­ta­se</text:p>
      <text:p text:style-name="P11">Böl­ge: Gan Su, Çin</text:p>
      <text:p text:style-name="P11"/>
      <text:p text:style-name="P11">Gü­nü­müz kurt­la­rı na­sıl­sa, 82 mil­yon yıl ön­ce ya­şa­mış olan kurt­lar da ay­nı­dır. Bu can­lı­lar, mil­yon­lar­ca yıl bo­yun­ca hiç­bir de­ği­şim ge­çir­me­miş­ler­dir. İlk ya­ra­tıl­dık­la­rı an­dan iti­ba­ren ya­pı­la­rı ola­ğa­nüs­tü de­re­ce­de komp­leks­tir ve can­lı­nın de­ğiş­ti­ği­ne da­ir hiç­bir iz yok­tur. Kurt­la­rın, ke­di­le­rin, as­lan­la­rın, kap­lan­la­rın, til­ki­le­rin, ayı­la­rın ve sa­yı­sız bir­çok can­lı­nın de­ğiş­ti­ği­ne da­ir hiç­bir iz yok­ken, tüm bu can­lı­la­rın ka­fa­tas­la­rı on mil­yon­lar­ca yıl bo­yun­ca ay­nı kal­mış­ken, may­mun­la­rın be­den­le­ri­nin ve ka­fa­ta­sı ya­pı­la­rı­nın de­ği­şe­rek in­san­la­ra dö­nüş­tü­ğü­nü id­di­a et­me­nin bi­lim­sel bir da­ya­na­ğı yok­tur. Bu ma­sal, so­mut bul­gu­lar­la ya­lan­lan­mış­tır. İn­sa­nın ev­ri­mi di­ye bir şey yok­tur. </text:p>
      <text:p text:style-name="P11"/>
      <text:p text:style-name="P11">AS­YA AL­TIN KE­Dİ­Sİ KA­FA­TA­SI</text:p>
      <text:p text:style-name="P11"/>
      <text:p text:style-name="P11"><text:soft-page-break/>Yaş: 5,1 mil­yon yıl­lık</text:p>
      <text:p text:style-name="P11">Dö­nem: Mio­sen</text:p>
      <text:p text:style-name="P11">Böl­ge: Gan Su, Çin</text:p>
      <text:p text:style-name="P11">Chi­ca­go Do­ğa Ta­ri­hi Mü­ze­si'nde Je­olo­ji Bö­lü­mü Baş­kanlığı yapmış olan Da­vid M. Ra­up, fo­sil ka­yıt­la­rı­nın ev­ri­mi ge­çer­siz kıl­dı­ğı­nı şöy­le iti­raf eder:</text:p>
      <text:p text:style-name="P11">"Fo­sil kayıtları Dar­win'i şaşırtmıştı… Şu an­da biz Dar­win'den yak­laşık 120 yıl son­rasındayız ve fo­sil kayıtları hakkında bil­gi­miz bü­yük oran­da artmıştır. Eli­miz­de çey­rek mil­yon fo­sil tü­rü bu­lun­mak­tadır, an­cak du­rum pek faz­la de­ğiş­me­miş­tir. Ev­rim kaydı, ha­la şaşırtıcı şe­kil­de sarsıntılıdır…"22 </text:p>
      <text:p text:style-name="P11">Ev­ri­mi hi­ka­ye­si­ni sar­san fo­sil­ler­den bi­ri de re­sim­de­ki 5,1 mil­yon yıl­lık bu As­ya al­tın ke­di­si ka­fa­ta­sı­dır. </text:p>
      <text:p text:style-name="P11"/>
      <text:p text:style-name="P11">KI­ZIL KURT KA­FA­TA­SI </text:p>
      <text:p text:style-name="P11"/>
      <text:p text:style-name="P11">Yaş: 66 mil­yon yıl­lık</text:p>
      <text:p text:style-name="P11">Dö­nem: Kre­ta­se</text:p>
      <text:p text:style-name="P11">Böl­ge: Lan Zho­u, Çin</text:p>
      <text:p text:style-name="P11"/>
      <text:p text:style-name="P11">Yer­yü­zün­de ha­yat, bir­den­bi­re or­ta­ya çık­mış­tır. 530 mil­yon yıl ön­ce gü­nü­müz­den faz­la fi­lum ser­gi­le­yen sa­yı­sız çe­şit­li­lik­te­ki can­lı­la­rın ar­dın­dan (Kam­bri­yen pat­la­ma­sı) or­ta­ya çı­kan tüm var­lık­lar da, her­han­gi bir ata­la­rı ol­ma­dan fo­sil ka­yıt­la­rın­da ani­den be­lir­miş­ler­dir. Ör­ne­ğin re­sim­de gö­rü­len 66 mil­yon yıl­lık kı­zıl kurt ka­fa­ta­sı, yer­yü­zün­de kurt­la­rın ani­den be­lir­di­ği­ni ve kurt­la­rın hep gü­nü­müz­de­ki gö­rü­nüm ve ana­to­mik ya­pı­la­rıy­la ay­nı ol­du­ğu­nu gös­ter­miş­tir. Bu ger­çek­ler, yer­yü­zün­de ev­ri­min ya­şan­dı­ğı id­di­ası­nı ya­lan­lar­ken, muh­te­şem bir ya­ra­tı­lı­şın ha­kim ol­du­ğu­nu gös­ter­mek­te­dir. </text:p>
      <text:p text:style-name="P11"/>
      <text:p text:style-name="P11">ZÜ­RA­FA KA­FA­TA­SI</text:p>
      <text:p text:style-name="P11"/>
      <text:p text:style-name="P11">Yaş: 65 mil­yon yıl­lık</text:p>
      <text:p text:style-name="P11">Dö­nem: Kre­ta­se</text:p>
      <text:p text:style-name="P11">Böl­ge: Meng Gu, Çin</text:p>
      <text:p text:style-name="P11"/>
      <text:p text:style-name="P11">Zü­ra­fa­lar, uzun bo­yun­la­rıy­la dik­kat çe­ken can­lı­lar­dır. Dar­wi­nist­ler bu ola­ğa­nüs­tü can­lı­nın boy­nu­nun, yük­sek­te­ki dal­la­ra uza­nır­ken za­man­la uza­dı­ğı var­sa­yı­mın­da bu­lun­muş­lar­dır. Ev­rim te­ori­si­nin bu en ün­lü al­dat­ma­ca­la­rın­dan bi­ri, re­sim­de gö­rü­len fo­sil de­li­liy­le or­ta­dan kalk­mış bu­lun­mak­ta­dır. Çün­kü zü­ra­fa­lar gü­nü­müz­den 65 mil­yon yıl ön­ce de ay­nı­dır­lar. Bun­la­rın sü­rek­li de­ği­şim ge­çi­ren, dal­la­ra ulaş­mak için git­gi­de uza­ma­ya baş­la­yan ör­nek­le­rin­den fo­sil ka­yıt­la­rın­da eser yok­tur. Zü­ra­fa, bu­gün na­sıl­sa, 65 mil­yon yıl ön­ce de ay­nı­dır. </text:p>
      <text:p text:style-name="P11"/>
      <text:p text:style-name="P11">ZEB­RA KA­FA­TA­SI</text:p>
      <text:p text:style-name="P11"><text:soft-page-break/></text:p>
      <text:p text:style-name="P11">Yaş: 45 mil­yon yıl­lık</text:p>
      <text:p text:style-name="P11">Dö­nem: Eo­sen </text:p>
      <text:p text:style-name="P11">Böl­ge: Xi an, Çin</text:p>
      <text:p text:style-name="P11">Zeb­ra­lar gü­nü­müz­den 45 mil­yon yıl ön­ce de ay­nı­dır­lar. Tıp­kı mil­yon­lar­ca yıl bo­yun­ca kurt­la­rın, zü­ra­fa­la­rın, ayı­la­rın, çi­ta­la­rın de­ğiş­me­di­ği gi­bi bu can­lı­lar da de­ğiş­me­miş­ler­dir. Bi­li­min or­ta­ya koy­du­ğu ve­ri­ler, can­lı­la­rın ha­ya­li ev­ri­mi­ne da­ir hiç­bir de­lil sun­ma­mak­ta­dır. Fo­sil ka­yıt­la­rın­da­ki bu de­ğiş­mez­lik, hiç­bir ev­rim­ci izah ile açık­la­na­bi­le­cek gi­bi de­ğil­dir. Fo­sil ka­yıt­la­rı, can­lı­la­rın Al­lah'ın tak­dir et­ti­ği bir za­man­da yok­tan var edil­dik­le­ri­ni, mü­kem­mel şe­kil­de ko­run­duk­la­rı­nı ve ha­ri­ka do­na­nım­lar­la ya­şam­la­rı­nı sür­dür­dük­le­ri­ni gös­ter­mek­te­dir.</text:p>
      <text:p text:style-name="P11"/>
      <text:p text:style-name="P11">KIR­MI­ZI PAN­DA KA­FA­TA­SI </text:p>
      <text:p text:style-name="P11"/>
      <text:p text:style-name="P11">Yaş: 67 mil­yon yıl­lık</text:p>
      <text:p text:style-name="P11">Dö­nem: Kretase</text:p>
      <text:p text:style-name="P11">Böl­ge: Qing Ha­i, Çin</text:p>
      <text:p text:style-name="P11"/>
      <text:p text:style-name="P11">Al­lah'ın sa­na­tı eş­siz­dir. Bu sa­nat ye­ri, gö­ğü ve tüm var­lık ale­mi­ni kap­la­mış­tır. Al­lah'ın üs­tün ve muh­te­şem var­lı­ğı, yok­tan var et­ti­ği her var­lık­ta te­cel­li et­mek­te­dir. </text:p>
      <text:p text:style-name="P11">Al­lah'ın üs­tün ya­ra­tı­şı­nı kav­ra­ya­ma­yan ev­rim­ci­ler, can­lı­la­rın kö­ke­ni­ne da­ir bir­çok se­nar­yo or­ta­ya ko­yar­lar. An­cak bu se­nar­yo­lar, bi­li­min hiç­bir da­lı ta­ra­fın­dan te­yit edil­me­miş­tir. Dar­wi­nizm'e en cid­di dar­be in­di­ren bi­lim dal­la­rın­dan bi­ri ise pa­le­on­to­lo­ji ol­muş­tur. El­de edi­len mil­yon­lar­ca fo­sil, ev­ri­min ya­şan­dı­ğı­na da­ir en kü­çük bir iz bi­le ta­şı­ma­mak­ta­dır. Bu­gün do­ğa­da gör­dü­ğü­müz kır­mı­zı pan­da­la­rın­dan hiç­bir far­kı ol­ma­yan re­sim­de­ki 67 mil­yon yıl­lık kır­mı­zı pan­da ka­fa­ta­sı fo­si­li de bu ger­çe­ği te­yit et­mek­te­dir. </text:p>
      <text:p text:style-name="P11"/>
      <text:p text:style-name="P11">TİL­Kİ KA­FA­TA­SI</text:p>
      <text:p text:style-name="P11"/>
      <text:p text:style-name="P11">Yaş: 7,3 mil­yon yıl</text:p>
      <text:p text:style-name="P11">Dö­nem: Mio­sen</text:p>
      <text:p text:style-name="P11">Böl­ge: Lan Zho­u, Çin </text:p>
      <text:p text:style-name="P11"/>
      <text:p text:style-name="P11">Şu an­da yer­yü­zün­de ya­şa­yan til­ki­le­rin tüm ka­rak­te­ris­tik özel­lik­le­ri, 7,3 mil­yon ya­şın­da­ki bu til­ki ka­fa­ta­sı fo­si­lin­de ol­du­ğu gi­bi dur­mak­ta­dır. Bir baş­ka de­yiş­le, gü­nü­müz­den 7 mil­yon yıl ön­ce de, 90 mil­yon yıl ön­ce de can­lı­lar hep ay­nı özel­lik­le­riy­le var ol­muş­lar­dır. Ni­te­li­ği an­la­şı­la­ma­yan ya­rı ge­liş­miş, ga­rip gö­rü­nüm­lü can­lı­lar hiç­bir za­man ya­şa­ma­mış­tır. Yüz­bin­ler­ce ka­fa­ta­sı fo­si­li, til­ki­le­rin hep til­ki, as­lan­la­rın hep as­lan, leo­par­la­rın hep leo­par, ke­di­le­rin hep ke­di, san­sar­la­rın hep san­sar, may­mun­la­rın hep may­mun ola­rak var ol­duk­la­rı­nı is­pat­la­mış­tır. Fo­sil ka­yıt­la­rı, in­sa­nın bir tür hay­van ol­du­ğu ya­la­nı­nı da çö­kert­miş­tir. Di­ğer tüm can­lı­lar gi­bi, in­sa­nı da Al­lah yok­<text:soft-page-break/>tan ya­rat­mış­tır ve ona Ru­hu’ndan üf­le­miş­tir. İn­sa­nı bir tür hay­van gi­bi lan­se et­me­ye ça­lı­şan­la­rın gi­ri­şim­le­ri bi­lim ta­ra­fın­dan ge­çer­siz kı­lın­mış­tır. </text:p>
      <text:p text:style-name="P11"/>
      <text:p text:style-name="P11">YA­BAN EŞE­Ğİ KA­FA­TA­SI</text:p>
      <text:p text:style-name="P11"/>
      <text:p text:style-name="P11">Yaş: 66 mil­yon yıl­lık</text:p>
      <text:p text:style-name="P11">Dö­nem: Kre­ta­se </text:p>
      <text:p text:style-name="P11">Böl­ge: Gan Su, Çin</text:p>
      <text:p text:style-name="P11"/>
      <text:p text:style-name="P11">Dar­wi­nizm'e gö­re, bu­gün fo­sil­le­ri bu­lun­muş olan ka­fa­tas­la­rı­nın ve di­ğer ka­lın­tı­la­rın, gü­nü­müz­de­ki can­lı­lar­dan son de­re­ce fark­lı ol­ma­la­rı ge­re­kir­di. Fo­sil ka­yıt­la­rın­da gü­nü­müz­de­ki can­lı­la­rın ev­rim­leş­mek­te olan hal­le­riy­le kar­şı­la­şıl­ma­lı, ör­ne­ğin ya­rı ba­lık ya­rı sü­rün­gen, ya­rı sü­rün­gen ya­rı me­me­li pek çok can­lı­nın izi ol­ma­lıy­dı. Gü­nü­müz­de­ki eşek­le­rin ay­nı­sı olan de­ğil, eşe­ği an­dı­ran ama he­nüz tam eşek ha­li­ne gel­me­miş ga­rip var­lık­la­rın fo­sil­le­ri bu­lun­ma­lıy­dı. Bu­lu­nan eşek ka­fa­ta­sı fo­sil­le­rin­de, üç göz çu­ku­ru olan, bu­run çu­ku­ru he­nüz oluş­ma­mış, çe­ne­si al­nın­da gi­bi il­ginç form­la­ra rast­la­nıl­ma­lıy­dı.</text:p>
      <text:p text:style-name="P11">An­cak bu­lu­nan tüm eşek fo­sil­le­ri, gü­nü­müz­de­ki eşek­le­rin bü­tün ana­to­mik özel­lik­le­ri­ni ta­şı­mak­ta, eşek­le­rin var ol­duk­la­rı ilk an­dan iti­ba­ren hiç de­ğiş­me­dik­le­ri­ni or­ta­ya koy­mak­ta­dır. </text:p>
      <text:p text:style-name="P11"/>
      <text:p text:style-name="P11">KU­TUP POR­SU­ĞU KA­FA­TA­SI</text:p>
      <text:p text:style-name="P11"/>
      <text:p text:style-name="P11">Yaş: 33 mil­yon yıl­lık </text:p>
      <text:p text:style-name="P11">Dö­nem: Oli­go­sen</text:p>
      <text:p text:style-name="P11">Böl­ge: He Zheng, Shan Dong, Çin</text:p>
      <text:p text:style-name="P11"/>
      <text:p text:style-name="P11">Bun­dan 33 mil­yon yıl ön­ce ya­şa­yan ku­tup por­suk­la­rı, gü­nü­müz­de­ki tür­deş­le­riy­le ay­nı ya­pı­ya, ay­nı gö­rü­nü­me sa­hip­ti. Gü­nü­müz­de­ki tür­deş­le­ri gi­bi ya­şı­yor, on­lar gi­bi bes­le­ni­yor, on­lar gi­bi ürü­yor­du. Çün­kü onu gü­nü­müz­den 33 mil­yon yıl ön­ce ya­ra­tan da, gü­nü­müz­de var eden de tüm var­lık­la­rın Sa­hi­bi ve Ha­ki­mi olan Yü­ce Al­lah'tır. Ona can ve­ren, ona bir ya­şam şek­li be­lir­le­yen Al­lah'tır. Ku­tup por­su­ğu da di­ğer can­lı­lar da kör te­sa­düf­le­rin ürü­nü de­ğil­dir.</text:p>
      <text:p text:style-name="P11"/>
      <text:p text:style-name="P11">SIRT­LAN KA­FA­TA­SI</text:p>
      <text:p text:style-name="P11"/>
      <text:p text:style-name="P11">Yaş: 33 mil­yon yıl </text:p>
      <text:p text:style-name="P11">Dö­nem: Oli­go­sen </text:p>
      <text:p text:style-name="P11">Böl­ge: He Zheng, Shan Dong, Çin</text:p>
      <text:p text:style-name="P11"/>
      <text:p text:style-name="P11">Top­rak al­tın­dan mil­yon­lar­ca yıl­lık bir can­lı­nın de­tay­lı ka­lın­tı­la­rı­nın çık­ma­sı bir mu­ci­ze­dir. Al­lah di­le­sey­di, bir can­lı­nın ke­mik­le­ri de, yu­mu­şak do­ku­la­rı gi­bi top­rak al­tın­da kay­bo­la­bi­lir, ge­ri­ye iz kal­ma­ya­bi­lir­di. İş­te o za­man Dar­wi­nist­ler, spe­kü­las­yon­la­rı için bir ze­min bul­muş olur, teo­ri, <text:soft-page-break/>bi­yo­lo­ji, mik­ro­bi­yo­lo­ji ve ge­ne­tik alan­la­rın­da ka­nıt­lan­ma­mış ol­ma­sı­na rağ­men, ol­ma­yan fo­sil ka­yıt­la­rı­nı se­nar­yo üret­mek için kul­la­na­bi­lir­ler­di. Fa­kat du­rum böy­le de­ğil­dir. Can­lı­la­rın ek­sik­siz is­ke­let ka­lın­tı­la­rı top­rak al­tın­dan çı­ka­rıl­mak­ta, tüm de­tay­lar ana­liz edi­le­bil­mek­te, gü­nü­müz can­lı­la­rıy­la kı­yas­lar ya­pı­la­bil­mek­te ve ele ge­çen sa­yı­sız de­tay sa­ye­sin­de can­lı­nın tü­rü ve gü­nü­müz can­lı­la­rı ile ben­zer­li­ği mü­kem­mel şe­kil­de sap­ta­na­bil­mek­te­dir. Do­la­yı­sıy­la Dar­wi­nizm, tüm bi­lim alan­la­rın­da ol­du­ğu gi­bi pa­le­on­to­lo­ji ala­nın­da da çö­kü­şe uğ­ra­mış­tır. </text:p>
      <text:p text:style-name="P11">Bu mü­kem­mel ka­lın­tı­lar­dan bir ta­ne­si de 33 mil­yon yıl­lık sırt­lan ka­fa­ta­sı­dır ve bu­gün ya­şa­yan sırt­lan­lar­dan hiç­bir far­kı yok­tur. </text:p>
      <text:p text:style-name="P11">AS­YA YA­BAN KÖ­PE­Ğİ KA­FA­TA­SI</text:p>
      <text:p text:style-name="P11"/>
      <text:p text:style-name="P11">Yaş: 48 mil­yon yıl­lık</text:p>
      <text:p text:style-name="P11">Dö­nem: Eo­sen</text:p>
      <text:p text:style-name="P11">Böl­ge: Kai Feng, He Nan, Çin</text:p>
      <text:p text:style-name="P11"/>
      <text:p text:style-name="P11">Re­sim­de­ki As­ya ya­ban kö­pe­ği ka­fa­ta­sı, 48 mil­yon yıl­lık ka­lın­tı­sıy­la hiç­bir de­ği­şi­me uğ­ra­ma­dı­ğı­nı ilan et­mek­te­dir. Dar­wi­nizm'e gö­re, bir can­lı­nın ha­ya­li ev­ri­mi için 48 mil­yon yıl ol­duk­ça uzun bir sü­re­dir. Can­lı böy­le­si­ne uzun bir dö­nem için­de, sa­yı­sız söz­de te­sa­dü­fi de­ği­şim­den geç­me­li, kör sü­reç­ler için­de bir tür­den di­ğe­ri­ne de­ği­şim gös­ter­me­li­dir. As­ya ya­ban kö­pe­ği­nin gü­nü­müz­de gö­rü­len mü­kem­mel ya­pı­sı­na ula­şa­bil­mek için sa­yı­sız ara aşa­ma­lar ka­tet­me­li ve do­la­yı­sıy­la 48 mil­yon yıl ön­ce­ki ha­li gü­nü­müz­de­kin­den çok fark­lı ol­ma­lı­dır. Fa­kat 48 mil­yon yıl­lık can­lı­nın fo­si­li eli­miz­de­dir ve şu an dün­ya üze­rin­de ya­şa­yan As­ya ya­ban kö­pek­le­rin­den hiç­bir far­kı yok­tur. Bu da, ev­ri­min bir ma­sal­dan iba­ret ol­du­ğu­nun so­mut bir de­li­li­dir.</text:p>
      <text:p text:style-name="P11"/>
      <text:p text:style-name="P11">KAP­LAN KA­FA­TA­SI</text:p>
      <text:p text:style-name="P11"/>
      <text:p text:style-name="P11">Yaş: 76 mil­yon yıl</text:p>
      <text:p text:style-name="P11">Dö­nem: Kre­ta­se</text:p>
      <text:p text:style-name="P11">Böl­ge: He Zeng, Çin </text:p>
      <text:p text:style-name="P11"/>
      <text:p text:style-name="P11">Fo­sil ka­yıt­la­rın­da 90 mil­yon yıl­lık, 78 mil­yon yıl­lık, 80 mil­yon yıl­lık ve fark­lı yaş­lar­da kap­lan ka­fa­tas­la­rı bu­lun­muş­tur. Re­sim­de gör­dü­ğü­nüz bu kap­lan ka­fa­ta­sı da 76 mil­yon yıl­lık­tır. Bir­bi­rin­den fark­lı dö­nem­ler­de ele ge­çen tüm bu fo­sil­ler, gü­nü­müz kap­lan­la­rı­nın ay­nı­sı­dır. Hiç­bi­ri de­ğiş­me­miş­tir, hiç­bi­ri­nin za­man için­de ev­rim ge­çir­di­ği­ne da­ir bir de­lil yok­tur. Hiç­bi­ri bir di­ğe­rin­den ek­sik ya da da­ha ge­liş­miş bir özel­lik gös­ter­me­mek­te­dir. Bu can­lı, şim­di na­sıl ise mil­yon­lar­ca se­ne ön­ce de ay­nı­dır. </text:p>
      <text:p text:style-name="P11"/>
      <text:p text:style-name="P11">TİL­Kİ KA­FA­TA­SI</text:p>
      <text:p text:style-name="P11"/>
      <text:p text:style-name="P11">Yaş: 53 mil­yon yıl</text:p>
      <text:p text:style-name="P11">Dö­nem: Eo­sen</text:p>
      <text:p text:style-name="P11"><text:soft-page-break/>Böl­ge: Qu­ing Ha­i, Çin</text:p>
      <text:p text:style-name="P11"/>
      <text:p text:style-name="P11">Gü­nü­müz­den 53 mil­yon yıl ön­ce­ki til­ki­ler de de­ğiş­me­miş­tir, 46 mil­yon yıl ön­ce­ki til­ki­ler de. Da­ha ge­ri­ye git­sek, da­ha es­ki til­ki ka­lın­tı­la­rı bu­lun­sa, bun­la­rın da hiç­bir şe­kil­de de­ğiş­me­miş ol­duk­la­rı gö­rü­le­cek­tir. Bu­na rağ­men Dar­wi­nist­le­rin can­lı­la­rın ev­ri­mi hi­ka­ye­sin­de ıs­rar et­me­le­ri ma­na­sız­dır. Ge­ne­tik bi­li­mi ev­rim me­ka­niz­ma­la­rı­nı or­ta­dan kal­dır­mış­tır, mik­ro­bi­yo­lo­ji can­lı sis­tem­le­ri­nin ev­rim­le­şe­me­ye­ce­ği­ni gös­ter­miş­tir. Pa­le­on­to­lo­ji, tür­le­rin de­ğiş­me­miş ol­du­ğu­nu is­pat­la­mış­tır. Ev­rim­ci­ler çök­me­ye yüz tut­muş bu te­ori­yi zor­la ayak­ta tut­ma­ya ça­lış­mak­tan vaz­geç­me­li­dir. Tüm bi­lim­ler ve tüm de­lil­ler, can­lı­la­rın ya­ra­tıl­dık­la­rı­nı gös­ter­mek­te­dir. </text:p>
      <text:p text:style-name="P11">KIR­MI­ZI PAN­DA KA­FA­TA­SI</text:p>
      <text:p text:style-name="P11"/>
      <text:p text:style-name="P11">Yaş: 66 mil­yon yıl</text:p>
      <text:p text:style-name="P11">Dö­nem: Kre­ta­se</text:p>
      <text:p text:style-name="P11">Böl­ge: Gan Su, Çin</text:p>
      <text:p text:style-name="P11"/>
      <text:p text:style-name="P11">Pa­le­on­to­lo­jik bul­gu­la­rın or­ta­ya koy­du­ğu gi­bi, kı­zıl pan­da­lar de­ğiş­me­miş­tir. Ayı­lar de­ğiş­me­miş­tir. Kap­lan­lar de­ğiş­me­miş­tir. Kurt­lar de­ğiş­me­miş­tir. Ba­lık­lar, sü­rün­gen­ler, kuş­lar, bö­cek­ler de­ğiş­me­miş­tir. Bu­lu­nan tüm fo­sil­ler tüm can­lı tür­le­ri­nin de­ğiş­me­di­ği­ni gös­te­rir­ken, may­mun­la­rın de­ği­şe­rek in­sa­na dö­nüş­tü­ğü­nü id­di­a et­me­nin bi­lim­sel an­la­mı yok­tur. Eğer may­mun­lar de­ği­şi­me uğ­ru­yor­sa, o za­man kı­zıl pan­da­la­rın da gü­nün bi­rin­de de­ğiş­me­ye ka­rar ve­rip iki ayak üze­rin­de yü­rü­me­le­ri, ka­fa­tas­la­rı­nı ge­niş­le­tip be­yin ha­cim­le­ri­ni bü­yüt­me­le­ri, el­le­ri­ni ve ayak­la­rı­nı uy­gun şe­kil­de ge­liş­tir­me­le­ri ge­re­kir­di. An­cak kı­zıl pan­da­lar da may­mun­lar da böy­le bir de­ği­şim sü­re­cin­den geç­me­miş, ya­ni ev­rim­leş­me­miş­ler­dir. </text:p>
      <text:p text:style-name="P11"/>
      <text:p text:style-name="P11">KURT KA­FA­TA­SI</text:p>
      <text:p text:style-name="P11"/>
      <text:p text:style-name="P11">Yaş: 73 mil­yon yıl</text:p>
      <text:p text:style-name="P11">Dö­nem: Kre­ta­se</text:p>
      <text:p text:style-name="P11">Böl­ge: Qu­ing Ha­i, Çin</text:p>
      <text:p text:style-name="P11"/>
      <text:p text:style-name="P11">Re­sim­de fo­si­lin diş de­tay­la­rı gö­rül­mek­te­dir.</text:p>
      <text:p text:style-name="P11"/>
      <text:p text:style-name="P11">Gü­nü­müz­de gör­dü­ğü­müz ve geç­miş­te ya­şa­yıp fo­sil ka­yıt­la­rın­da bul­du­ğu­muz tüm can­lı­la­rın çok ku­sur­suz, pü­rüz­süz, si­met­rik, hiç­bir de­for­mas­yo­nu ol­ma­yan ka­fa­tas­la­rı var­dır. Oy­sa ev­rim­ci­le­rin id­di­ala­rı­na gö­re ilk ku­sur­suz ka­fa­ta­sı olu­şa­na ka­dar, ka­fa­ta­sı bir­çok bo­zuk aşa­ma­dan geç­miş ol­ma­lı­dır. Ör­ne­ğin si­met­rik bir gö­rü­nüm ala­na ka­dar bir­çok asi­met­rik şe­kil al­ma­lı­dır; çe­ne­si sa­ğa ve­ya so­la doğ­ru ka­yık, bur­nu sağ ya­na­ğı­na ya­kın, göz çu­kur­la­rı­nın bi­ri da­ha üst­te gi­bi mil­yon­lar­ca bo­zuk form oluş­muş ol­ma­lı­dır. Oy­sa fo­sil ka­yıt­la­rın­da hiç böy­le can­lı­lar yok­tur. Hep­si­nin ka­fa­tas­la­rı gü­nü­müz­de­ki can­lı­la­rın ka­fa­tas­la­rı gi­bi düz­gün, si­met­rik­tir. </text:p>
      <text:p text:style-name="P11"><text:soft-page-break/>Re­sim­de gö­rü­len 73 mil­yon yıl­lık kurt ka­fa­ta­sı fo­si­li de bu ku­sur­suz ya­pı­lar­dan bi­ri­dir ve ev­ri­min id­di­ala­rı­na mey­dan oku­mak­ta­dır.</text:p>
      <text:p text:style-name="P11"/>
      <text:p text:style-name="P11">SIRT­LAN KA­FA­TA­SI</text:p>
      <text:p text:style-name="P11"/>
      <text:p text:style-name="P11">Yaş: 82 mil­yon yıl</text:p>
      <text:p text:style-name="P11">Dö­nem: Kre­ta­se</text:p>
      <text:p text:style-name="P11">Böl­ge: Çin</text:p>
      <text:p text:style-name="P11"/>
      <text:p text:style-name="P11"/>
      <text:p text:style-name="P11">Al­lah tüm can­lı­la­rı bir­bi­rin­den komp­leks özel­lik­ler­le ya­rat­mış­tır. Son de­re­ce do­na­nım­lı bir vü­cut sis­te­mi­ne sa­hip olan me­me­li­ler, bu komp­leks­li­ği bü­tün özel­lik­le­riy­le ser­gi­le­mek­te­dir. Me­me­li­le­rin sa­hip ol­duk­la­rı bu özel­li­ke­rin söz­de ev­rim­sel bir sü­reç ne­ti­ce­sin­de or­ta­ya çık­tı­ğı­nı gös­te­ren bir ta­ne da­hi so­mut bul­gu yok­tur. Öte yan­dan sa­yı­sız fo­sil, can­lı­la­rın hiç de­ğiş­me­di­ği­ni, ya­ni ev­rim­sel bir sü­reç­ten geç­me­di­ği­ni is­pat­la­mış­tır. Tüm can­lı tür­le­rin­de­ki du­ra­ğan­lı­ğa rağ­men, in­san için ay­rı bir ev­rim se­nar­yo­su oluş­tur­mak bü­yük bir man­tık çö­kün­tü­sü­dür. İl­kel, hı­rıl­tı­lar çı­ka­ra­rak an­laş­ma­ya ça­lı­şan, her ta­ra­fı tüy­ler­le kap­lı, ya­vaş ya­vaş in­sa­na dö­nü­şen ya­rı may­mun var­lık­lar Dar­wi­nist­le­rin ha­yal ürün­le­rin­den iba­ret­tir. İn­san hep in­san ola­rak var ol­muş, Al­lah'ın il­ham et­ti­ği ak­lı ve vic­da­nıy­la in­san­ca ya­şam sür­müş­tür. </text:p>
      <text:p text:style-name="P11"/>
      <text:p text:style-name="P11">KA­RA­YİP KE­ŞİŞ FO­KU KA­FA­TA­SI</text:p>
      <text:p text:style-name="P11"/>
      <text:p text:style-name="P11">Yaş: 36 mil­yon yıl </text:p>
      <text:p text:style-name="P11">Dö­nem: Eo­sen</text:p>
      <text:p text:style-name="P11">Böl­ge: Gu­ang Zho­u, Çin</text:p>
      <text:p text:style-name="P11"/>
      <text:p text:style-name="P11">En son ola­rak 1952 yı­lın­da Ja­mai­ka'da gö­rül­dü­ğü kay­de­di­len Ka­ra­yip ke­şiş fo­ku, 36 mil­yon yıl ön­ce­sin­den 1900'lü yıl­la­rın or­ta­sı­na ka­dar var­lı­ğı­nı ay­nı şe­kil­de sür­dür­müş­tür. Di­ğer fok tür­le­ri­ne gö­re da­ha kü­çük olan bu can­lı­nın ken­di­ne has özel­lik­le­ri, fo­sil ka­fa­ta­sın­da tüm de­tay­la­rıy­la gö­rü­le­bil­mek­te­dir. Fo­sil, gü­nü­müz­den yak­la­şık 60 yıl ön­ce var olan tür­deş­le­rin­den tam an­la­mıy­la fark­sız­dır. Can­lı­nın 36 mil­yon yıl bo­yun­ca de­ğiş­me­miş ol­du­ğu ger­çe­ği kar­şı­sın­da Dar­wi­nizm bü­yük ve en­gel­le­ne­mez bir çö­küş için­de­dir. </text:p>
      <text:p text:style-name="P11"/>
      <text:p text:style-name="P11">KURT KA­FA­TA­SI</text:p>
      <text:p text:style-name="P11"/>
      <text:p text:style-name="P11">Yaş: 72 mil­yon yıl­lık</text:p>
      <text:p text:style-name="P11">Dö­nem: Kre­ta­se</text:p>
      <text:p text:style-name="P11">Böl­ge: Yun Nan, Çin</text:p>
      <text:p text:style-name="P11"/>
      <text:p text:style-name="P11"><text:soft-page-break/>Dar­wi­nist­ler, kurt­la­rın söz­de ev­ri­mi­ni gös­te­ren bir ta­ne bi­le so­mut de­lil su­na­ma­mış­lar­dır. Ev­rim­ci ya­yın­la­rı in­ce­le­di­ği­niz­de, bir­ta­kım var­sa­yım­lar­dan, tah­min­ler­den, se­nar­yo­lar­dan bah­se­dil­di­ği­ni gö­rür­sü­nüz. Ama kurt­la­rın söz­de or­tak ata­sı­nı, bu ata­dan han­gi aşa­ma­lar­dan ge­çe­rek gü­nü­müz­de­ki kurt ha­li­ni al­dık­la­rı­nı gös­te­ren hiç­bir so­mut bul­gu bu­la­maz­sı­nız. Di­ğer ta­raf­tan, sa­yı­sız fo­sil ör­ne­ği kurt­la­rın hep kurt ola­rak var ol­duk­la­rı­nı, her­han­gi bir ev­rim ge­çir­me­dik­le­ri­ni açık ve net ola­rak gös­ter­mek­te­dir. Re­sim­de­ki 72 mil­yon yıl­lık kurt ka­fa­ta­sı bu fo­sil­ler­den bi­ri­dir. </text:p>
      <text:p text:style-name="P11"/>
      <text:p text:style-name="P11">Sİ­YAH AYI KA­FA­TA­SI</text:p>
      <text:p text:style-name="P11"/>
      <text:p text:style-name="P11">Yaş: 55 mil­yon yıl</text:p>
      <text:p text:style-name="P11">Dö­nem: Pa­leo­sen</text:p>
      <text:p text:style-name="P11">Böl­ge: Si Chu­an, Çin</text:p>
      <text:p text:style-name="P11"/>
      <text:p text:style-name="P11">Can­lı­la­rın ha­ya­li ge­li­şi­mi için akıl al­maz se­nar­yo­lar kur­gu­la­yan Dar­win, de­niz­de ya­şa­yan dev me­me­li ba­li­na için bir hi­ka­ye oluş­tur­mak­ta ol­duk­ça zor­lan­mış­tı. Bu can­lı, onun be­lir­le­di­ği sah­te ev­rim ağa­cı­nın hiç­bir ye­ri­ne yer­leş­mi­yor­du. İş­te bu yüz­den Dar­win, bir baş­ka akıl al­maz teo­ri öne sür­dü ve ba­li­na­la­rın, de­niz ke­na­rın­da av­lan­mak­ta olan ayı­lar­dan tü­re­miş ol­du­ğu­nu id­di­a et­ti. Ken­di ta­raf­tar­la­rı açı­sın­dan bi­le bir utanç ve­si­le­si olan bu id­di­a ger­çek an­lam­da bir man­tık he­zi­me­tiy­di. </text:p>
      <text:p text:style-name="P11">Bu­gün mil­yon­lar­ca yıl­lık fo­sil­le­ri bu­lu­nan gü­nü­müz ayı­la­rı, Dar­win'in bu id­di­ası­nı ke­sin ola­rak or­ta­dan kal­dır­mış­tır. 55 mil­yon yıl ön­ce de ayı­lar ay­nı gö­rü­nüm­de­dir­ler; yüz­geç­le­re dö­nüş­me­ye baş­la­yan kol­la­rı, ba­li­na­nın­ki­ne ben­zer uza­yan kuy­ruk­la­rı yok­tur. Ayı­lar, mil­yon­lar­ca yıl­lık ta­rih bo­yun­ca hep ayı ola­rak kal­mış­lar­dır. </text:p>
      <text:p text:style-name="P11"/>
      <text:p text:style-name="P11">AS­LAN KA­FA­TA­SI</text:p>
      <text:p text:style-name="P11"/>
      <text:p text:style-name="P11">Yaş: 65 mil­yon yıl </text:p>
      <text:p text:style-name="P11">Dö­nem: Kre­ta­se</text:p>
      <text:p text:style-name="P11">Böl­ge: Gan Su, Çin</text:p>
      <text:p text:style-name="P11"/>
      <text:p text:style-name="P11">Fo­sil ka­yıt­la­rı o ka­dar ke­sin ve ele ge­çen ka­lın­tı­lar o ka­dar be­lir­le­yi­ci­dir ki, bir as­la­nın tüm özel­lik­le­ri­ni tes­pit ede­bil­mek, kaç ya­şın­da ol­du­ğu­nu, na­sıl ya­şa­dı­ğı­nı an­la­ya­bil­mek müm­kün­dür. Ni­te­kim re­sim­de­ki as­lan ka­fa­ta­sı­nın tüm de­tay­la­rı an­la­şı­lır­dır ve can­lı­nın gü­nü­müz­de ya­şa­yan as­lan­lar­la fark­lı olup ol­ma­dı­ğı­nı söy­le­mek pa­le­on­to­log­lar için ko­lay­dır. Ele ge­çen bu fo­sil, 65 mil­yon yıl­dan be­ri as­lan­la­rın hiç­bir şe­kil­de de­ğiş­me­di­ği­ni göz­ler önü­ne ser­mek­te­dir. Şu an­da var olan as­lan­lar, ya­ra­tıl­dık­la­rı ilk an­da­ki gi­bi­dir­ler; Dar­wi­nist­le­rin id­di­a et­tik­le­ri şe­kil­de bir ev­rim­leş­me ya­şa­ma­mış­lar­dır. Fo­sil ka­yıt­la­rı bu­nu is­pat et­mek­te­dir. </text:p>
      <text:p text:style-name="P11"/>
      <text:p text:style-name="P11">BO­ZA­YI KA­FA­TA­SI </text:p>
      <text:p text:style-name="P11"/>
      <text:p text:style-name="P11"><text:soft-page-break/>Yaş: 8,9 mil­yon yıl </text:p>
      <text:p text:style-name="P11">Dö­nem: Mio­sen</text:p>
      <text:p text:style-name="P11">Böl­ge: Yun Nan, Çin</text:p>
      <text:p text:style-name="P11"/>
      <text:p text:style-name="P11">Al­lah'ın ya­rat­tı­ğı can­lı çe­şit­li­li­ği o ka­dar muh­te­şem­dir ki, yer­yü­zü­nün her par­ça­sın­da bu­nu gö­rüp iz­le­ye­bil­mek müm­kün­dür. Tek bir tü­rün sa­yı­sız alt tü­rü var­dır ve hep­si ken­di­le­ri­ne öz­gü özel­lik­ler ser­gi­ler­ler. Ve bu tür­le­rin ne­re­dey­se ta­ma­mı ken­di­le­ri­ne has özel­lik­ler­le fo­sil ka­yıt­la­rın­da var­dır. Ev­ri­me gö­re ol­ma­sı ge­re­ken ara form­la­rı yok­tur, ya­rı ge­liş­miş ye­ni tür­ler oluş­ma­mış­tır, her bi­ri­nin tü­re­di­ği var­sa­yı­lan or­tak ata­dan iz yok­tur. Fa­kat tür­ler ve on­la­rın alt tür­le­ri, en mü­kem­mel hal­le­riy­le, gü­nü­müz­de­ki tür­deş­le­rin­den hiç­bir fark­la­rı ol­ma­dan fo­sil ka­yıt­la­rın­da ken­di­le­ri­ni gös­ter­mek­te­dir. On­lar­dan bi­ri de bo­za­yı­dır. 8,9 mil­yon yıl ön­ce­sin­den kal­mış olan bu ku­sur­suz ka­fa­ta­sı fo­si­li ör­ne­ği, can­lı­nın hiç­bir de­ği­şi­me uğ­ra­ma­mış ol­du­ğu­nun, ya­ni ev­rim ge­çir­me­di­ği­nin is­pa­tı­dır.</text:p>
      <text:p text:style-name="P11"/>
      <text:p text:style-name="P11"/>
      <text:p text:style-name="P11">GRİZLY AYI­SI KA­FA­TA­SI</text:p>
      <text:p text:style-name="P11"/>
      <text:p text:style-name="P11">Yaş: 7,5 mil­yon yıl </text:p>
      <text:p text:style-name="P11">Dö­nem: Mio­sen</text:p>
      <text:p text:style-name="P11">Böl­ge: Gan Su, Çin</text:p>
      <text:p text:style-name="P11"/>
      <text:p text:style-name="P11">Ayı, kap­lan, kurt, til­ki, ger­ge­dan, pan­da, as­lan, leo­par, sırt­lan gi­bi sa­yı­sız hay­va­nın ya­ra­tıl­dık­la­rı ilk an­dan be­ri on mil­yon­lar­ca yıl bo­yun­ca ka­fa­tas­la­rı ay­nı­dır. Ve bu ay­nı­lık, can­lı­la­rın ev­ri­mi id­di­ası­nı ya­lan­la­mak­ta­dır. </text:p>
      <text:p text:style-name="P11">Tüm bu can­lı tür­le­ri için ge­çer­li olan de­ğiş­mez­lik, in­san için de ge­çer­li­dir. Na­sıl ki on bin­ler­ce can­lı tü­rü­nün, mil­yon­lar­ca yıl bo­yun­ca ka­fa­ta­sı ya­pı­la­rın­da bir de­ği­şik­lik ol­ma­mış­sa, in­san­la­rın da ka­fa­tas­la­rın­da ev­rim­sel bir de­ği­şik­lik ol­ma­mış­tır. Ba­lık­la­rın hep ba­lık, kuş­la­rın hep kuş, sü­rün­gen­le­rin hep sü­rün­gen ol­ma­sı gi­bi in­san­lar da hep in­san ola­rak var ol­muş­tur. Hiç­bir can­lı­nın hiç­bir or­gan ve ya­pı­sın­da, ev­rim­ci­le­rin id­di­a et­ti­ği gi­bi "il­kel­den ge­liş­mi­şe doğ­ru iler­le­me" di­ye bir­şey söz ko­nu­su de­ğil­dir. Re­sim­de­ki 7,5 mil­yon yıl­lık girzly ayı­sı ka­fa­ta­sı fo­si­li de bu ger­çe­ğin is­pat­la­rın­dan­dır. </text:p>
      <text:p text:style-name="P11"/>
      <text:p text:style-name="P11">BO­ZA­YI KA­FA­TA­SI </text:p>
      <text:p text:style-name="P11"/>
      <text:p text:style-name="P11">Yaş: 8,9 mil­yon yıl </text:p>
      <text:p text:style-name="P11">Dö­nem: Mio­sen</text:p>
      <text:p text:style-name="P11">Böl­ge: Yun Nan, Çin</text:p>
      <text:p text:style-name="P11"/>
      <text:p text:style-name="P11"><text:soft-page-break/>Ame­ri­kalı pa­le­on­to­log R. Wes­son, 1991'de yayınla­nan Be­yond Na­tu­ral Se­lec­ti­on (Do­ğal Se­lek­si­yo­nun Öte­sin­de) adlı ki­tabında fo­sil kayıtlarının canlılığın olu­şu­mu hakkında ver­di­ği bil­gi­yi şöy­le ak­tarır:</text:p>
      <text:p text:style-name="P11">"Ne var ki, fo­sil kayıtlarında­ki boş­luk­lar ger­çek­tir. Her­han­gi bir (ev­rim­sel) soy olu­şu­mu­nu gös­te­re­cek kayıtların yok­lu­ğu, açıkça gö­rül­mek­te­dir. Tür­ler ge­nel­lik­le çok uzun za­man di­lim­le­ri bo­yun­ca sa­bit kalırlar. Tür­ler ve özel­lik­le cins­ler hiç­bir za­man ye­ni bir tü­re ya da cin­se doğ­ru ev­rim gös­ter­mez­ler..."23</text:p>
      <text:p text:style-name="P11">Sa­yı­sız bul­guy­la is­pat­la­nan bu ger­çek kar­şı­sın­da, Dar­wi­nist­le­rin pro­pa­gan­da­la­rı­nın, tel­kin­le­ri­nin, ma­sal­la­rı­nın bir an­la­mı kal­ma­mış­tır. Re­sim­de­ki 8,9 mil­yon yıl­lık bo­za­yı ka­fa­ta­sı fo­si­li gi­bi, tüm fo­sil­ler ev­ri­min içi boş bir teo­ri ol­du­ğu­nu söy­le­mek­te­dir.</text:p>
      <text:p text:style-name="P11"/>
      <text:p text:style-name="P11">Sİ­BİR­YA KUR­DU KA­FA­TA­SI</text:p>
      <text:p text:style-name="P11"/>
      <text:p text:style-name="P11">Yaş: 42 mil­yon yıl</text:p>
      <text:p text:style-name="P11">Dö­nem: Eo­sen</text:p>
      <text:p text:style-name="P11">Böl­ge: Qing Ha­i, Çin</text:p>
      <text:p text:style-name="P11"/>
      <text:p text:style-name="P11">Dar­wi­nist­le­rin yak­la­şık 150 yıl­dır an­lat­tık­la­rı hi­ka­ye­le­rin doğ­ru­lu­ğu­nu is­pat­la­ya­bil­me­le­ri için, ör­ne­ğin Si­bir­ya kurt­la­rı­nın bu­gün­kü hal­le­ri­ni ala­na ka­dar geç­tik­le­ri söz­de ev­rim­sel aşa­ma­la­rın iz­le­ri­ni gös­te­re­bil­me­le­ri şart­tır. Si­bir­ya kurt­la­rı­nın göz­le­ri­ni, diş­le­ri­ni, bu­run­la­rı­nı na­sıl ka­zan­dık­la­rı­nı, ka­fa­ta­sı ya­pı­la­rı­nın na­sıl gü­nü­müz­de­ki ha­li­ne gel­di­ği­ni net bul­gu­lar­la açık­la­ya­bil­me­le­ri ge­re­kir. Üs­te­lik bu­nu tüm can­lı­lar için ya­pa­bil­me­le­ri la­zım­dır. Ne var ki, Dar­wi­nist­ler Si­bir­ya kurt­la­rı ve­ya her­han­gi bir baş­ka can­lı için böy­le bi­lim­sel bir açık­la­ma hiç­bir za­man ya­pa­maz­lar. Ha­ya­li şe­ma­lar, var­sa­yım­sal çi­zim­ler, ger­çe­ği yan­sıt­ma­yan re­kons­trük­si­yon­lar dı­şın­da bir şey su­na­maz­lar. </text:p>
      <text:p text:style-name="P11">Fo­sil­ler gi­bi so­mut bul­gu­lar ise, Si­bir­ya kurt­la­rı­nın hep Si­bir­ya kur­du ola­rak var ol­duk­la­rı­nı gös­ter­miş­tir. </text:p>
      <text:p text:style-name="P11"/>
      <text:p text:style-name="P11">STEP KE­Dİ­Sİ KA­FA­TA­SI</text:p>
      <text:p text:style-name="P11"/>
      <text:p text:style-name="P11">Yaş: 73 mil­yon yıl</text:p>
      <text:p text:style-name="P11">Dö­nem: Kre­ta­se </text:p>
      <text:p text:style-name="P11">Böl­ge: Xi­an, Shan Xi, Çin</text:p>
      <text:p text:style-name="P11"/>
      <text:p text:style-name="P11">Re­sim­de fo­si­lin çe­ne ve diş ya­pı­sı ya­kın­dan gö­rül­mek­te­dir.</text:p>
      <text:p text:style-name="P11"/>
      <text:p text:style-name="P11">Step ke­di­si, ke­di­gil­ler ai­le­sin­den bir tür­dür. Bir ev ke­di­si bü­yük­lü­ğün­de­dir. 73 mil­yon yıl­lık step ke­di­si ka­fa­ta­sı fo­si­li üze­rin­de tes­pit edi­len özel­lik­ler, gü­nü­müz­de ya­şa­yan step ke­di­le­ri­nin on mil­yon­lar­ca yıl bo­yun­ca hiç de­ğiş­me­dik­le­ri­ni or­ta­ya koy­muş­tur. Ka­fa­ta­sı üze­rin­de can­lı­nın <text:soft-page-break/>ev­rim ge­çir­di­ği­ni gös­te­ren tek bir de­lil bi­le bul­mak müm­kün de­ğil­dir. Step ke­di­le­ri ev­rim te­ori­si­ni ya­lan­la­yan sa­yı­sız tür­den bir ta­ne­si­dir. </text:p>
      <text:p text:style-name="P11"/>
      <text:p text:style-name="P11">SIRT­LAN KA­FA­TA­SI</text:p>
      <text:p text:style-name="P11"/>
      <text:p text:style-name="P11">Yaş: 42 mil­yon yıl</text:p>
      <text:p text:style-name="P11">Dö­nem: Eo­sen</text:p>
      <text:p text:style-name="P11">Böl­ge: Gui Lin, Gu­i Zho­u, Çin</text:p>
      <text:p text:style-name="P11"/>
      <text:p text:style-name="P11">Sırt­lan­la­rın fo­sil ka­yıt­la­rın­da çok es­ki­le­re da­ya­nan bir geç­mi­şi var­dır. Ele ge­çi­ri­len fo­sil­le­rin hiç­bi­ri, bu­gün­kü sırt­lan­lar­dan fark­lı de­ğil­dir. Ev­rim te­ori­si, id­di­ası­nı doğ­ru­la­mak için en azın­dan tek bir ör­nek­le bu can­lı­la­rın baş­ka can­lı­lar­dan tü­re­di­ği­ne da­ir bir ala­met or­ta­ya koy­ma­lı, bir ara fo­sil su­na­bil­me­li­dir. Fa­kat bu hiç­bir şe­kil­de müm­kün ol­ma­mak­ta­dır ve ol­ma­sı da im­kan­sız­dır. Pa­le­on­to­lo­ji­nin or­ta­ya koy­du­ğu de­lil­ler, yal­nız­ca de­ğiş­me­miş gü­nü­müz can­lı­la­rı­na ait fo­sil­ler­dir ve her ye­ni de­lil ev­rim aley­hi­ne önem­li bir ka­nıt teş­kil et­mek­te­dir. Re­sim­de gö­rü­len 42 mil­yon yıl­lık sırt­lan ka­fa­ta­sı da ev­ri­mi yok eden de­lil­ler­den bir ta­ne­si­dir, sırt­lan­la­rın hiç­bir şe­kil­de de­ğiş­me­dik­le­ri­ni gös­ter­mek­te­dir. </text:p>
      <text:p text:style-name="P11"/>
      <text:p text:style-name="P11">PAN­DA KA­FA­TA­SI</text:p>
      <text:p text:style-name="P11"/>
      <text:p text:style-name="P11">Yaş: 73 mil­yon yıl </text:p>
      <text:p text:style-name="P11">Dö­nem: Kre­ta­se</text:p>
      <text:p text:style-name="P11">Böl­ge: Çin</text:p>
      <text:p text:style-name="P11">Dar­wi­nist­ler bi­li­mi te­sa­düf ola­rak ta­nım­lar­lar. Te­sa­düf­le­rin mu­ci­ze­ler mey­da­na ge­tir­di­ği­ne ve te­sa­düf­ler dı­şın­da hiç­bir şe­yin bi­lim­sel ol­ma­dı­ğı­na ina­nır­lar. Kar­şı­laş­tık­la­rı mü­kem­mel­lik­le­re, üs­tün can­lı­la­ra, güç­lü me­de­ni­yet­le­re te­sa­düf açık­la­ma­sı ya­par­lar. Bu­nun dı­şın­da­ki açık­la­ma­la­ra da ken­di­le­rin­ce bi­lim­sel­lik­ten uzak dam­ga­sı vur­ma­ya ça­lı­şır­lar. İş­te can­lı­la­ra, te­sa­dü­fi bir ge­li­şim şe­ma­sı çiz­me­le­ri­nin ve bu­nun ka­nıt­la­rı­nı fo­sil ka­yıt­la­rın­da ara­ma­la­rı­nın se­be­bi bu­dur. </text:p>
      <text:p text:style-name="P11">An­cak bu bü­yük bir man­tık aç­ma­zı­dır. Bu pe­ri­şan man­tı­ğın bi­lim­sel­lik ola­rak su­nul­ma­sı ise yüz­yı­lın utan­cı­dır. Bi­lim­sel de­lil­ler, re­sim­de gö­rü­len 73 mil­yon yıl­lık pan­da ka­fa­ta­sın­da ol­du­ğu gi­bi, de­ğiş­me­den kal­mış can­lı­la­rın ör­nek­le­ri­ni ver­mek­te­dir. </text:p>
      <text:p text:style-name="P11"/>
      <text:p text:style-name="P11">ZEB­RA KA­FA­TA­SI</text:p>
      <text:p text:style-name="P11"/>
      <text:p text:style-name="P11">Yaş: 47 mil­yon yıl</text:p>
      <text:p text:style-name="P11">Dö­nem: Eo­sen</text:p>
      <text:p text:style-name="P11">Böl­ge: Nei Meng Gu, Çin</text:p>
      <text:p text:style-name="P11"/>
      <text:p text:style-name="P11">Re­sim­de gö­rü­len 47 mil­yon yıl­lık zeb­ra ka­fa­ta­sı, gü­nü­müz­de­ki zeb­ra­lar­dan tam an­la­mıy­la fark­sız­dır. Bu de­lil­ler­le ev­rim te­ori­si­nin id­di­ala­rı bi­rer bi­rer çü­rü­tü­lü­yor­ken, Dar­wi­nizm'e sa­da­<text:soft-page-break/>kat­le bağ­lan­ma­nın, çü­rü­tül­müş hi­ka­ye­le­ri gün­de­me ta­şı­ya­rak göz­bo­ya­ma­ya ça­lış­ma­nın bü­yük bir za­man, kay­nak ve emek is­ra­fı ol­du­ğu açık­tır. Dar­wi­nist­le­rin bu ça­ba­la­rı ar­tık is­te­dik­le­ri so­nu­cu ver­me­mek­te, on­la­ra ve te­ori­le­ri­ne bir şey ka­zan­dır­ma­mak­ta­dır. Ak­si­ne, bi­lim­sel de­lil­le­re rağ­men id­di­ala­rın­dan vaz­geç­me­me­le­ri, üzer­le­rin­de­ki şüp­he­yi çok da­ha faz­la ar­tır­mak­ta­dır. Bi­li­min gel­di­ği nok­ta­da ev­rim te­ori­si­ne ke­sin ola­rak yer yok­tur. </text:p>
      <text:p text:style-name="P11"/>
      <text:p text:style-name="P11">SIRT­LAN KA­FA­TA­SI</text:p>
      <text:p text:style-name="P11"/>
      <text:p text:style-name="P11">Yaş: 52 mil­yon yıl</text:p>
      <text:p text:style-name="P11">Dö­nem: Eo­sen</text:p>
      <text:p text:style-name="P11">Böl­ge: Hu­a So­uth, Çin</text:p>
      <text:p text:style-name="P11"/>
      <text:p text:style-name="P11">Dar­wi­nist­ler ara fo­sil bek­len­ti­si için­de­ler­ken, fo­sil ka­yıt­la­rı sü­rek­li ola­rak ya­şa­yan fo­sil­le­rin ta­ri­hi­ni ge­ri­ye at­mak­ta­dır. Ör­ne­ğin, sırt­lan­lar 52 mil­yon yıl ön­ce de var­dır, 80 mil­yon yıl ön­ce de, 90 mil­yon yıl ön­ce de. Dar­wi­nist­ler is­te­dik­le­ri ka­dar bu can­lı­la­rın ha­ya­li ev­rim ta­ri­hi­ni kur­gu­la­ma­ya ça­lış­sın­lar, ta­rih­te bu­lu­nan her sıt­lan fo­si­li, gü­nü­müz sırt­lan­la­rı­nın ay­nı­sı­dır. Ni­te­kim re­sim­de gö­rü­len 52 mil­yon yıl­lık sırt­lan ka­fa­ta­sı da bu­nu doğ­ru­la­mak­ta­dır. Di­ğer ör­nek­ler­de ol­du­ğu gi­bi bu fo­sil de, can­lı­nın mil­yon­lar­ca se­ne bo­yun­ca de­ğiş­me­di­ği­ni gös­ter­mek­te­dir. </text:p>
      <text:p text:style-name="P11"/>
      <text:p text:style-name="P11">YA­BA­Nİ AV KÖ­PE­Ğİ KA­FA­TA­SI</text:p>
      <text:p text:style-name="P11"/>
      <text:p text:style-name="P11">Yaş: 5,3 mil­yon yıl</text:p>
      <text:p text:style-name="P11">Dö­nem: Mio­sen</text:p>
      <text:p text:style-name="P11">Böl­ge: Xi An, Çin</text:p>
      <text:p text:style-name="P11"/>
      <text:p text:style-name="P11">Dar­win, te­ori­si­nin için­de bu­lun­du­ğu aç­mazı ki­tabında şu satırlar­la ifa­de edi­yor­du:</text:p>
      <text:p text:style-name="P11">"Eğer ger­çek­ten tür­ler öbür tür­ler­den ya­vaş ge­liş­me­ler­le tü­re­miş­se, ne­den sayısız ara ge­çiş for­mu­na rast­lamıyo­ruz? Ne­den bü­tün do­ğa bir kar­ma­şa ha­lin­de de­ğil de, tam ola­rak tanımlanmış ve yer­li ye­rin­de? Sayısız ara ge­çiş for­mu ol­malı, fa­kat ni­çin yer­yü­zü­nün sayıla­ma­ya­cak ka­dar çok kat­manında gö­mü­lü ola­rak bu­lamıyo­ruz...?"24</text:p>
      <text:p text:style-name="P11">Dar­win'in ardından, yak­laşık 150 yıl son­ra, ev­rim­ci­le­rin karşısında­ki so­ru ha­len aynıdır: Bu­gü­ne ka­dar mil­yon­lar­ca fo­sil ör­ne­ği el­de edil­miş­ken, ne­den bir ta­ne da­hi ara form fo­si­li bu­lu­na­mamıştır? Dar­wi­nist ön yargılar­la dü­şün­me­yen­ler için bu so­ru­nun ce­vabı açıktır: Çün­kü "ara canlılar" hiç­bir za­man ya­şa­mamıştır. Canlılar bir­bir­le­rin­den tü­re­ye­rek oluş­mamışlardır. Canlıların her bi­ri­ni sa­hip ol­duk­ları üs­tün özel­lik­ler­le, Yü­ce Al­lah ya­ratmıştır. </text:p>
      <text:p text:style-name="P11"/>
      <text:p text:style-name="P11">BO­ZA­YI KA­FA­TA­SI</text:p>
      <text:p text:style-name="P11"/>
      <text:p text:style-name="P11">Yaş: 42 mil­yon yıl</text:p>
      <text:p text:style-name="P11">Dö­nem: Eo­sen</text:p>
      <text:p text:style-name="P11"><text:soft-page-break/>Böl­ge: Zhe Ji­ang, Çin </text:p>
      <text:p text:style-name="P11"/>
      <text:p text:style-name="P11">"Bi­li­nen fo­sil ka­yıt­la­rı ka­de­me­li ev­rim ile uyum­lu de­ğil­dir ve hiç­bir za­man ol­ma­mış­tır... Pa­le­on­to­log­la­rın ço­ğun­lu­ğu, de­lil­le­ri­nin Dar­win'in bir tü­rün de­ği­şi­mi­ne gö­tü­ren çok kü­çük, ya­vaş ve gi­de­rek bi­ri­ken de­ği­şik­lik­ler üze­ri­ne yap­tı­ğı vur­guy­la çe­li­şir du­rum­da ol­du­ğu­nu his­set­miş­tir... On­la­rın hi­ka­ye­le­ri de ört­bas edil­miş­tir."25 </text:p>
      <text:p text:style-name="P11">İş­te ev­rim te­ori­si John Hop­kins Üni­ver­si­te­si'nden Prof. S. M. Stan­ley'in be­lirt­ti­ği şe­kil­de, ya­lan­lar, ört­bas edil­miş iti­raf­lar ve iti­raz­lar­la do­lu­dur. Çün­kü Dar­wi­nist­ler, fo­sil ka­yıt­la­rı­nın te­ori­yi ge­çer­siz kıl­dı­ğı­nın far­kın­da­dır­lar. Te­ori­yi ge­çer­siz kı­lan ör­nek­ler­den bir ta­ne­si de re­sim­de gö­rü­len 42 mil­yon yıl­lık bo­za­yı ka­fa­ta­sı­dır. </text:p>
      <text:p text:style-name="P11"/>
      <text:p text:style-name="P11">BE­YAZ AS­LAN KA­FA­TA­SI</text:p>
      <text:p text:style-name="P11"/>
      <text:p text:style-name="P11">Yaş: 3,3 mil­yon yıl­lık</text:p>
      <text:p text:style-name="P11">Dö­nem: Plio­sen</text:p>
      <text:p text:style-name="P11">Böl­ge: Gan Su, Çin</text:p>
      <text:p text:style-name="P11"/>
      <text:p text:style-name="P11">Fo­sil bul­gu­larının ev­rim te­ori­si­ni ge­çer­siz kıldığını, ev­rim­ci fo­sil uz­ma­nı Da­vid Pil­be­am, şöy­le iti­raf eder: "Fark­lı bir bi­lim da­lın­dan ze­ki bir bi­lim ada­mı­nı ge­tir­se­niz ve ona eli­miz­de­ki ye­ter­siz de­lil­le­ri gös­ter­se­niz, ke­sin­lik­le 'Bu ko­nu­yu unu­tun, de­vam et­mek için ye­ter­li da­ya­nak yok' di­ye­cek­tir."26</text:p>
      <text:p text:style-name="P11">Dar­wi­nist­le­rin id­di­ala­rın­da ıs­rar et­me­le­ri için hiç­bir bi­lim­sel da­ya­nak­la­rı yok­tur. Di­ğer yan­dan, re­sim­de­ki 3,3 mil­yon yıl­lık be­yaz as­lan ka­fa­ta­sı gi­bi sa­yı­sız fo­sil, ger­çek­le­ri açık­ça or­ta­ya koy­muş­tur: Ev­rim ha­yal ürü­nü, bi­lim dı­şı bir hi­ka­ye­dir. Ev­re­ni ve tüm can­lı­la­rı, her­şe­yin tek ha­ki­mi olan Al­lah ya­rat­mış­tır. </text:p>
      <text:p text:style-name="P11"/>
      <text:p text:style-name="P11">AS­YA VAH­Şİ ATI KA­FA­TA­SI </text:p>
      <text:p text:style-name="P11"/>
      <text:p text:style-name="P11">Yaş: 33 mil­yon yıl</text:p>
      <text:p text:style-name="P11">Dö­nem: Oli­go­sen</text:p>
      <text:p text:style-name="P11">Böl­ge: Yun Nan, Çin</text:p>
      <text:p text:style-name="P11"/>
      <text:p text:style-name="P11">Atın ev­ri­mi se­nar­yo­su, Dar­wi­nizm'in en bi­li­nen sah­te­kar­lık ör­nek­le­rin­den bi­ri­dir. Gü­nü­müz­de pek çok ev­rim­ci­nin ge­çer­siz­li­ği­ni iti­raf et­mek zo­run­da kal­dı­ğı bu se­nar­yo, ha­la ba­zı fa­na­tik Dar­wi­nist­ler ta­ra­fın­dan sa­vu­nul­mak­ta­dır. Oy­sa ola­ğa­nüs­tü tu­tar­sız­lık­lar ba­rın­dı­ran ve bi­lim­sel hiç­bir de­li­li ol­ma­yan bu id­di­a tam an­la­mıy­la ya­lan­lan­mış du­rum­da­dır. Bu­nun kuş­ku­suz en önem­li gös­ter­ge­le­rin­den bi­ri, mil­yon­lar­ca yıl ön­ce­sin­den de­ğiş­me­den kal­mış hal­de­ki at fo­sil­le­ri­dir. Yu­ka­rı­da res­mi gö­rü­len 33 mil­yon yıl­lık As­ya vah­şi atı ka­fa­ta­sı, şu an­da ya­şa­mak­ta olan As­ya vah­şi at­la­rı­nın gü­nü­müz­den 33 mil­yon yıl ön­ce ay­nı şe­kil­de ya­şa­dık­la­rı­nı gös­ter­mek­te­dir. Bu de­lil baş­lı ba­şı­na Dar­wi­nizm'in her tür­lü id­di­ası­nı, her tür­lü ya­la­nı­nı yık­ma­ya ye­ter­li­dir. </text:p>
      <text:p text:style-name="P11"><text:soft-page-break/></text:p>
      <text:p text:style-name="P11">KAP­LAN KA­FA­TA­SI</text:p>
      <text:p text:style-name="P11"/>
      <text:p text:style-name="P11">Yaş: 9,8 mil­yon yıl</text:p>
      <text:p text:style-name="P11">Dö­nem: Mio­sen</text:p>
      <text:p text:style-name="P11">Böl­ge: Yun Nan, Çin</text:p>
      <text:p text:style-name="P11"/>
      <text:p text:style-name="P11">100 yı­lı aş­kın za­man­dır ya­pı­lan pa­le­on­to­lo­jik ça­lış­ma­lar ne­ti­ce­sin­de el­de edi­len her so­nuç, ev­ri­me dar­be vur­mak­ta­dır. Dar­win'in bir gün bu­lu­na­ca­ğı­nı um­du­ğu ara fom­lar ha­len ka­yıp­tır. Ev­rim te­ori­si­nin çö­kü­şü­nün is­pa­tı olan bu du­rum ev­rim­ci Na­tu­re der­gi­sin­de­ki bir ma­ka­le­de şöy­le ifa­de edil­mek­te­dir:</text:p>
      <text:p text:style-name="P11">"Fo­sil kayıtlarında­ki ek­sik hal­ka­lar Dar­win'i en­di­şe­len­di­ri­yor­du. Bun­ların ge­le­cek­te bu­lu­na­cağından emin­di, an­cak bu kayıp hal­ka­lar ha­la ek­sik ve ek­sik ola­rak kal­ma­ya de­vam ede­cek­ler gi­bi gö­rü­nü­yor."27</text:p>
      <text:p text:style-name="P11"/>
      <text:p text:style-name="P11">TİL­Kİ KA­FA­TA­SI </text:p>
      <text:p text:style-name="P11"/>
      <text:p text:style-name="P11">Yaş: 53 mil­yon yıl</text:p>
      <text:p text:style-name="P11">Dö­nem: Eo­sen</text:p>
      <text:p text:style-name="P11">Böl­ge: Yun Nan, Çin</text:p>
      <text:p text:style-name="P11"/>
      <text:p text:style-name="P11">Dar­wi­nist­le­rin, ev­ri­min ya­şan­mış ol­du­ğu­nu gös­te­re­bi­le­cek hiç­bir bi­lim­sel de­lil­le­ri yok­tur. Bu de­lil yok­lu­ğu eser­le­rin­de ve ya­zı­la­rın­da da dik­kat çe­ker. Ör­ne­ğin ev­rim­ci pa­le­on­to­log Col­lin Pat­ter­son, Ev­rim (Evo­lu­ti­on) isim­li ki­ta­bın­da ara ge­çiş form­la­rı­na yer ver­me­di­ği için eleş­ti­ril­di­ğin­de, bu eleş­ti­ri­ye ver­di­ği ce­vap­la ev­rim­ci­le­rin için­de bu­lun­du­ğu aç­ma­zı göz­ler önü­ne ser­miş­tir:</text:p>
      <text:p text:style-name="P11">"Ki­tabımda ev­rim­sel ge­çiş form­ları ile il­gi­li il­lüs­tras­yon­ların ek­sik ol­du­ğu gö­rü­şü­nü­ze ta­mamıyla katılıyo­rum. Eğer her­han­gi bir canlı ve­ya fo­sil bil­sey­dim, ta­bi­i ki bu­nu ki­tabıma ila­ve eder­dim... Ben bir pa­le­on­to­log ola­rak, fo­sil kayıtlarının ata­larını tanımla­ma ile il­gi­li fel­se­fi prob­lem­ler­le sarılmış du­rum­dayım. Bir tü­rün han­gi tür canlıdan gel­di­ği­ni gös­te­ren bir fo­sil fo­toğ­rafı gös­ter­me­mi is­te­miş­si­niz, böy­le bir fo­sil kaydı mev­cut de­ğil."28</text:p>
      <text:p text:style-name="P11"/>
      <text:p text:style-name="P11">TAVŞAN KAFATASI</text:p>
      <text:p text:style-name="P11"/>
      <text:p text:style-name="P11">Yaş: 30 mil­yon yıl­</text:p>
      <text:p text:style-name="P11">Dö­nem: Oligosen </text:p>
      <text:p text:style-name="P11">Böl­ge: White River Olu­şu­mu, Wyoming, ABD </text:p>
      <text:p text:style-name="P11"/>
      <text:p text:style-name="P11">Can­lı­lık ta­ri­hi, mü­kem­mel ya­pı­la­rıy­la ko­run­muş sa­yı­sız fo­sil ör­ne­ğiy­le do­lu­dur. 30 mil­yon yıl­lık tav­şan fo­si­li de bun­lar­dan bi­ri­dir. Söz ko­nu­su fo­sil in­ce­len­di­ğin­de, 30 mil­yon yıl ön­ce ya­şa­yan tav­şan­la­rın, gü­nü­müz­de­ki tür­deş­le­rin­den hiç­bir far­kı ol­ma­dı­ğı an­la­şıl­mak­ta­dır. Bir baş­ka de­<text:soft-page-break/>yiş­le, ta­rih bo­yun­ca tüm tav­şan­lar tav­şan ola­rak var ol­muş­lar, her­han­gi bir can­lı­dan tü­re­me­miş, her­han­gi bir can­lı­ya dö­nüş­me­miş­ler­dir. Dar­wi­nist­le­rin, te­ori­le­ri­ni ayak­ta tut­mak uğ­ru­na baş­vur­duk­la­rı sah­te­kar­lık­la­rın, çar­pıt­ma­la­rın ve pro­pa­gan­da yön­tem­le­ri­nin bir an­la­mı yok­tur. Fo­sil ka­yıt­la­rı, tür­le­rin de­ğiş­mez­li­ği­ni açık­ça gös­ter­miş ve bu ko­nu­da ya­pı­la­bi­le­cek tüm spe­kü­la­tif açık­la­ma­la­rı ge­çer­siz kıl­mış­tır.</text:p>
      <text:p text:style-name="P11"/>
      <text:p text:style-name="P11">KARABATAK KAFATASI</text:p>
      <text:p text:style-name="P11"/>
      <text:p text:style-name="P11">Yaş: 18 mil­yon yıl</text:p>
      <text:p text:style-name="P11">Dö­nem: Mi­osen </text:p>
      <text:p text:style-name="P11">Böl­ge: Şili</text:p>
      <text:p text:style-name="P11"/>
      <text:p text:style-name="P11">Uzun göv­de­li, ge­niş kuy­ruk­lu bir su ku­şu olan ka­ra­ba­tak­lar, 18 mil­yon yıl ön­ce de gü­nü­müz­de­ki ör­nek­le­riy­le ay­nı özel­lik­le­re sa­hip­ti. Dar­wi­nist­ler, can­lı­la­rın sü­rek­li bir de­ği­şim için­de ol­duk­la­rı ve ara aşa­ma­lar­dan ge­çe­rek ev­rim­leş­tik­le­ri tel­ki­ni­ni ver­me­ye ça­lı­şır­lar. Oy­sa ger­çek böy­le de­ğil­dir: Yer­yü­zü kat­man­la­rın­da bu­lu­nan sa­yı­sız fo­sil, tıp­kı bu ka­ra­ba­tak ör­ne­ğin­de ol­du­ğu gi­bi, can­lı­la­rın hiç­bir de­ği­şim ge­çir­me­dik­le­ri­ni ilan et­mek­te­dir. </text:p>
      <text:p text:style-name="P11"/>
      <text:p text:style-name="P11">RAKUN KAFATASI</text:p>
      <text:p text:style-name="P11"/>
      <text:p text:style-name="P11">Yaş: 12-7 mil­yon yıl</text:p>
      <text:p text:style-name="P11">Dö­nem: Mi­osen </text:p>
      <text:p text:style-name="P11">Böl­ge: Çin</text:p>
      <text:p text:style-name="P11"/>
      <text:p text:style-name="P11">Yak­la­şık 12 mil­yon yıl­lık ra­kun diş­le­ri­nin, gü­nü­müz­de­ki ra­kun­la­rın diş­le­rin­den hiç­bir far­kı yok­tur.</text:p>
      <text:p text:style-name="P11"/>
      <text:p text:style-name="P11">Mio­sen dö­ne­mi­ne ait ra­kun ka­fa­ta­sı fo­si­li, bu can­lı­la­rın yak­la­şık 12 mil­yon yıl­dır hiç­bir de­ği­şi­me uğ­ra­ma­dık­la­rı­nı bel­ge­le­mek­te­dir. Fo­sil­de öne çı­kan ana­to­mik özel­lik­ler, ra­kun­la­rın mil­yon­lar­ca yıl ön­ce de şim­di­ki gi­bi ya­şa­dık­la­rı­nı gös­ter­mek­te­dir. Can­lı­lık ta­ri­hi, Dar­wi­nist­le­rin id­di­a et­tik­le­ri gi­bi de­ğil­dir. Mil­yon­lar­ca yıl ön­ce yer­yü­zün­de, ya­rı ge­liş­miş ga­rip var­lık­lar, ge­li­şi­mi­ni ta­mam­la­ya­ma­mış aca­yip me­me­li­ler yok­tur. Tam ter­si­ne, mil­yon­lar­ca yıl ön­ce­ki dün­ya da, gü­nü­müz­de­ki can­lı­la­rın ya­şa­dık­la­rı, ola­ğa­nüs­tü can­lı çe­şit­li­li­ği­nin ol­du­ğu bir dün­ya­dır. İş­te Dar­wi­nist­le­ri kor­ku­tan ve te­laş­lan­dı­ran bi­lim­sel ger­çek bu­dur. </text:p>
      <text:p text:style-name="P11"/>
      <text:p text:style-name="P11">ÇA­YIR KURDU KAFATASI</text:p>
      <text:p text:style-name="P11"/>
      <text:p text:style-name="P11">Yaş: 90 mil­yon yıl</text:p>
      <text:p text:style-name="P11">Dö­nem: Kretase </text:p>
      <text:p text:style-name="P11">Böl­ge: He Zheng, </text:p>
      <text:p text:style-name="P11"><text:soft-page-break/>Gan Su, Çin</text:p>
      <text:p text:style-name="P11"/>
      <text:p text:style-name="P11">Re­sim­ler­de fo­si­lin diş­le­ri de­tay­lı ola­rak gö­rül­mek­te­dir.</text:p>
      <text:p text:style-name="P11"/>
      <text:p text:style-name="P11">90 mil­yon yıl­lık ça­yır kur­du, gü­nü­müz­de ya­şa­yan ça­yır kurt­la­rın­dan ta­ma­men fark­sız­dır. Bu can­lı, mil­yon­lar­ca yıl ön­ce gü­nü­müz tür­deş­le­riy­le ay­nı özel­lik­le­re sa­hip ola­rak ya­şa­mış­tır. Hiç­bir de­ği­şim ge­çir­me­miş­tir; 90 mil­yon yıl bo­yun­ca ya­şa­mış olan ça­yır kurt­la­rı­nın hiç­bi­ri bir baş­ka tü­re dö­nüş­me­miş, bir baş­ka tür­den ev­rim­leş­me­miş­tir. Bu du­rum, mil­yon­lar­ca yıl ön­ce ya­şa­mış tüm di­ğer can­lı­lar için de ge­çer­li­dir. Du­rum böy­ley­ken, in­sa­nın de­ğiş­ti­ği­ne da­ir ev­rim­ci açık­la­ma­lar kuş­ku­suz ki hiç­bir man­tı­ğa da­yan­ma­mak­ta­dır. Bun­la­rın da di­ğer­le­ri gi­bi al­dat­ma­ca­dan öte bir an­lam ta­şı­ma­dı­ğı açık­tır. </text:p>
      <text:p text:style-name="P11"/>
      <text:p text:style-name="P11">ZEBRA KAFATASI</text:p>
      <text:p text:style-name="P11"/>
      <text:p text:style-name="P11">Yaş: 70-40 mil­yon yıl</text:p>
      <text:p text:style-name="P11">Dö­nem: Kretase-Eosen </text:p>
      <text:p text:style-name="P11">Böl­ge: Çinang Xi, Çin</text:p>
      <text:p text:style-name="P11"/>
      <text:p text:style-name="P11">Gü­nü­müz­de ya­şa­yan zeb­ra­lar, bun­dan yak­la­şık 70 mil­yon yıl ön­ce de ay­nı özel­lik­le­re sa­hip­ti. Bu ka­fa­ta­sı fo­si­li de­tay­lı in­ce­len­di­ğin­de, can­lı­nın tüm özel­lik­le­ri­nin gü­nü­müz zeb­ra­la­rıy­la ay­nı ol­du­ğu an­la­şıl­mak­ta­dır. Bu du­rum, zeb­ra­la­rın ya­ra­tıl­dık­la­rı an­dan iti­ba­ren hiç­bir de­ği­şi­me ma­ruz kal­ma­dık­la­rı­nı, mü­kem­mel özel­lik­le­riy­le bir an­da ya­ra­tıl­dık­la­rı­nı ka­nıt­la­mak­ta­dır. Bu üs­tün ya­ra­tı­lış, in­san da da­hil ol­mak üze­re tüm di­ğer can­lı­lar için ge­çer­li­dir ve bu ger­çek kar­şı­sın­da Dar­wi­nizm açık­la­ma­sız ve ça­re­siz­dir. </text:p>
      <text:p text:style-name="P11"/>
      <text:p text:style-name="P19">ANTİLOP KAFATASI</text:p>
      <text:p text:style-name="P11"/>
      <text:p text:style-name="P11">Yaş: 50 mil­yon yıl</text:p>
      <text:p text:style-name="P11">Dö­nem: Eosen </text:p>
      <text:p text:style-name="P11">Böl­ge: Da Quing, Hei Long Jiang, Çin</text:p>
      <text:p text:style-name="P11"/>
      <text:p text:style-name="P11">Bu can­lı­la­rın 50 mil­yon yıl ön­ce­ki ör­nek­le­ri ku­sur­suz şe­kil­de mu­ha­fa­za ol­muş­tur. Mil­yon­lar­ca yıl­lık bu ör­nek, an­ti­lop­la­rın hiç­bir de­ği­şi­me uğ­ra­ma­dık­la­rı­nı, bir baş­ka can­lı­dan tü­re­me­dik­le­ri­ni, ev­rim­leş­me­dik­le­ri­ni gös­ter­mek­te­dir. Tıp­kı mil­yon­lar­ca yıl­lık zeb­ra­lar, kurt­lar, kap­lan­lar, til­ki­ler gi­bi bu can­lı­lar da Al­lah'ın tak­dir et­ti­ği bi­çim­de ya­ra­tıl­mış ve de­ğiş­me­miş­ler­dir. Di­ğer tüm can­lı­lar­da ol­du­ğu gi­bi, in­sa­nın ha­ya­li ev­ri­mi hi­ka­ye­sin­de de bu­nu des­tek­le­ye­cek tek bir ara ge­çiş for­mu bu­lun­ma­mak­ta­dır. Kı­sa­ca­sı, ev­rim­ci­le­rin bu sah­te id­dia­sı tüm di­ğer id­di­ala­rı gi­bi ge­çer­siz­dir; yer­yü­zün­de hiç­bir can­lı ev­rim ge­çir­me­miş­tir. </text:p>
      <text:p text:style-name="P11"/>
      <text:p text:style-name="P11">KAPLAN KAFATASI</text:p>
      <text:p text:style-name="P11"/>
      <text:p text:style-name="P11">Yaş: 90 mil­yon yıl</text:p>
      <text:p text:style-name="P11">Dö­nem: Kretase </text:p>
      <text:p text:style-name="P11">Böl­ge: Si Chuan, Çin</text:p>
      <text:p text:style-name="P11"/>
      <text:p text:style-name="P11">Dar­wi­nist­ler, şim­di­ye ka­dar te­ori­le­ri­ni des­tek­le­ye­cek hiç­bir bi­lim­sel de­lil su­na­ma­mış­lar­dır. Re­kons­trük­si­yon­lar­la, sah­te ka­fa­ta­sı ör­nek­le­riy­le ve ya­nıl­tı­cı ga­ze­te ve te­le­viz­yon ha­ber­le­riy­le in­san­la­rı yön­len­dir­mek, ha­ya­li ev­ri­mi ya­şan­mış gi­bi gös­ter­mek is­ter­ler. An­cak bi­lim­sel de­lil­le­rin gös­ter­di­ği ger­çek, can­lı­la­rın mil­yon­lar­ca yıl ön­ce de bu­gün­kü gö­rü­nüm­le­ri ve komp­leks özel­lik­le­riy­le ya­şa­dık­la­rı ve hiç­bir de­ği­şim ge­çir­me­dik­le­ri­dir. Re­sim­de­ki 90 mil­yon yıl­lık kap­lan ka­fa­ta­sı da bu ger­çe­ği açık­ça gös­ter­mek­te­dir. Gö­rül­mek­te­dir ki, kap­lan da di­ğer tüm hay­van­lar ve in­san­lar gi­bi ev­rim ge­çir­me­miş­tir.</text:p>
      <text:p text:style-name="P11"/>
      <text:p text:style-name="P11">KURT KAFATASI</text:p>
      <text:p text:style-name="P11"/>
      <text:p text:style-name="P11">Yaş: 120 mil­yon yıl</text:p>
      <text:p text:style-name="P11">Dö­nem: Kretase </text:p>
      <text:p text:style-name="P11">Böl­ge: Qing Hai, Çin</text:p>
      <text:p text:style-name="P11"/>
      <text:p text:style-name="P11">Kurt­lar, güç­lü ya­pı­la­rı ve üs­tün ana­to­mi­le­ri ile ku­sur­suz bir ya­ra­tı­lış ha­ri­ka­sı­dır. Kar­da yü­rü­me­ye uy­gun pen­çe­le­ri, uzun me­sa­fe­le­re da­ya­nık­lı ya­pı­la­rıy­la özel ola­rak ya­ra­tıl­mış olan bu can­lı­lar gü­nü­müz­den tam 120 mil­yon yıl ön­ce de ay­nı ana­to­mik ya­pı­la­rı, ay­nı güç­lü be­den­le­riy­le yer­yü­zün­de bu­lun­muş­lar­dır. 120 mil­yon yıl bo­yun­ca bo­zul­ma­dan kal­mış olan bu ka­fa­ta­sı fo­si­li, kurt­la­rın -ev­rim te­ori­si­ne gö­re söz­de he­nüz ge­liş­mek­te ol­ma­la­rı ge­re­ken bir dö­nem­de- ek­sik­siz şe­kil­de kurt ola­rak var ol­duk­la­rı­nı ka­nıt­la­mak­ta­dır. Dar­wi­nist­ler, tür­ler için­de­ki bu de­ğiş­mez­li­ği <text:soft-page-break/>açık­la­ya­maz­ken, ha­la in­sa­nın ev­rim ge­çir­di­ği ya­la­nın­da ıs­rar eder­ler. Oy­sa bu id­di­ala­rı­nı des­tek­le­ye­bi­le­cek hiç­bir bi­lim­sel bul­gu­la­rı yok­tur. Tıp­kı 120 mil­yon yıl­lık bu kurt ve de­ğiş­me­den kal­mış tüm di­ğer can­lı­lar gi­bi, in­san da hiç­bir de­ği­şim ge­çir­me­miş, ev­rim­leş­me­miş­tir. </text:p>
      <text:p text:style-name="P11"/>
      <text:p text:style-name="P11">SIRTLAN KAFATASI</text:p>
      <text:p text:style-name="P11"/>
      <text:p text:style-name="P11">Yaş: 80 mil­yon yıl</text:p>
      <text:p text:style-name="P11">Dö­nem: Kretase </text:p>
      <text:p text:style-name="P11">Böl­ge: Gui Zhou, Çin</text:p>
      <text:p text:style-name="P11"/>
      <text:p text:style-name="P11">Dar­win'in ve onu iz­le­yen tüm di­ğer Dar­wi­nist­le­rin bü­yük umut bağ­la­dık­la­rı fo­sil ka­yıt­la­rın­da 20. yüz­yı­lın or­ta­la­rın­da de­ğiş­me­den kal­mış fo­sil ör­nek­le­ri el­de edi­lin­ce te­ori­nin sa­vu­nu­cu­la­rı bir pa­nik ya­şa­dı­lar. Fo­sil­ler­de­ki bu du­ra­ğan­lı­ğa "sta­sis" adı­nı ver­di­ler ve fo­sil ka­yıt­la­rı­nın or­ta­ya çı­kar­dı­ğı bu bek­len­me­dik ve ken­di­le­ri açı­sın­dan bu bek­len­me­dik ge­liş­me kar­şı­sın­da, fo­sil­le­ri te­ori­ye uyar­la­ya­bil­mek için "Sıç­ra­ma­lı Ev­rim" te­ori­si­ni or­ta­ya at­tı­lar. Hiç­bir bi­lim­sel de­li­li ol­ma­yan ve hat­ta son de­re­ce saç­ma izah­la­ra sa­hip bu id­dia­nın bir kur­ta­rı­cı ola­ca­ğı­nı san­dı­lar. Ama fo­sil ka­yıt­la­rı­nın ken­di­le­ri­ni çok da­ha bü­yük bir ha­yal kı­rık­lı­ğı­na uğ­ra­ta­ca­ğı­nı hiç dü­şün­me­miş­ler­di. Sıç­ra­ma­lı ev­ri­min ade­ta bir kur­ta­rı­cı ola­rak dü­şü­nül­dü­ğü 1970'li yıl­la­rın ba­şın­da, fo­sil ka­yıt­la­rın­da­ki du­ra­ğan­lı­ğı bel­ge­le­yen yal­nız­ca bir­kaç "ya­şa­yan fo­sil" ör­ne­ği ön pla­na çı­ka­rıl­mış­tı. Ama Dar­wi­nist­ler, ya­şa­yan fo­sil ör­nek­le­ri­nin "mil­yon­lar­ca" ol­du­ğu­nu hiç he­sa­ba kat­ma­mış­lar­dı. Şu an, bel­ge­len­miş sa­yı­sız ya­şa­yan fo­sil ör­ne­ği, ev­rim te­ori­si­nin tüm tü­rev­le­ri­ni or­ta­dan kal­dır­mak­ta­dır. On­lar­dan bi­ri de re­sim­de gö­rü­len 80 mil­yon yıl­lık sırt­lan ka­fa­ta­sı­dır. </text:p>
      <text:p text:style-name="P11"/>
      <text:p text:style-name="P11">GELİNCİK KAFATASI</text:p>
      <text:p text:style-name="P11"/>
      <text:p text:style-name="P11">Yaş: 60 mil­yon yıl</text:p>
      <text:p text:style-name="P11">Dö­nem: Paleosen</text:p>
      <text:p text:style-name="P11">Böl­ge: Shan Dong, Çin</text:p>
      <text:p text:style-name="P11"/>
      <text:p text:style-name="P11">"İl­kel çor­ba­da mey­da­na ge­len ilk hüc­re­den Ho­mo sa­pi­ens’in muh­te­şem in­ce­lik­le­ri­ne doğ­ru iler­le­yen ha­ya­tın ev­ri­mi – her­ke­sin bil­di­ği gi­bi – da­ha faz­la komp­leks­li­ğe doğ­ru iler­le­yen uzun bir yol­cu­luk­tu. Fa­kat her­ke­sin bil­di­ği bu ko­nu­da bir so­run var­dır ki… Bu da bu­nun doğ­ru ol­du­ğu­nu gös­te­ren hiç­bir ka­nıt bu­lun­ma­ma­sı­dır." 29</text:p>
      <text:p text:style-name="P11">Dis­co­ver der­gi­si­nin es­ki edi­tör­le­rin­den ev­rim­ci Lo­ri Oli­wen­sen'in bu söz­le­ri, ev­rim te­ori­si­nin kar­şı kar­şı­ya ol­du­ğu in­kar edi­le­me­ye­cek çık­ma­zı açık­ça göz­ler önü­ne ser­mek­te­dir. Bu­lu­nan fo­sil­ler, ev­rim te­ori­si­ne bi­lim­sel bir de­lil sun­ma­mak­ta, tam ter­si­ne, ev­rim sa­vu­nu­cu­la­rı­nın bir utan­cı ha­li­ne gel­mek­te­dir. Gü­nü­müz ge­lin­cik­le­rin­den hiç­bir far­kı ol­ma­yan 60 mil­yon yıl­lık ge­lin­cik ka­fa­ta­sı da ay­nı ger­çe­ği Dar­wi­nist­le­re ha­tır­lat­mak­ta, ev­rim hi­ka­ye­le­ri­nin bir ge­çer­li­li­ği­nin ol­ma­dı­ğı­nı ka­nıt­la­mak­ta­dır.</text:p>
      <text:p text:style-name="P11"/>
      <text:p text:style-name="P19">KAPLUMBAĞA </text:p>
      <text:p text:style-name="P11"/>
      <text:p text:style-name="P11">Yaş: 60 mil­yon yıl</text:p>
      <text:p text:style-name="P11">Dö­nem: Paleosen </text:p>
      <text:p text:style-name="P11">Böl­ge: Yun Nan, Çin</text:p>
      <text:p text:style-name="P11"/>
      <text:p text:style-name="P11">Dar­wi­nist­ler, in­sa­nın ha­ya­li ev­ri­mi­ne ken­di­le­rin­ce 20 mil­yon yıl­lık bir za­man di­li­mi bi­çer­ler. Ya­ni, in­sa­nın, ha­ya­li de­ği­şim­ler ge­çi­re­rek söz­de şem­pan­ze­den bu­gün­le­re gel­me­si için he­sap­la­nan ve ev­rim te­ori­si­ne en uy­gun ola­rak be­lir­le­nen sü­re bu­dur. Bu­na gö­re, söz ko­nu­su 20 mil­yon yıl­lık sü­re­ye ait şem­pan­ze­den in­sa­na söz­de ge­çi­şi gös­te­ren sa­yı­sız ara ge­çiş for­mu bu­lun­ma­sı ge­re­kir. Ama bu uzun dö­nem bo­yun­ca ol­ma­sı ge­re­ken tek bir ara ge­çiş fo­si­li bi­le or­ta­da yok­tur. Bu­nun ye­ri­ne, çok da­ha uzun dö­nem­ler bo­yun­ca ya­şa­mış olan mü­kem­mel ya­pı­da­ki ka­ra can­lı­la­rı­nın fo­sil­le­ri bu­lun­mak­ta­dır. 60 mil­yon yıl­lık kap­lum­ba­ğa fo­si­li bu can­lı­nın 60 mil­yon yıl bo­yun­ca hiç de­ğiş­me­miş ol­du­ğu­nu ka­nıt­la­mak­ta­dır ki, bu du­rum, el­le­rin­de in­sa­nın ev­ri­mi­ne da­ir hiç­bir bi­lim­sel de­lil bu­lun­ma­yan ev­rim­ci­le­rin id­di­ala­rı­na kar­şı çok güç­lü bir de­lil­dir. Ar­tık bu­nun üze­ri­ne Dar­wi­nist­le­rin tüm pro­vo­kas­yon­la­rı bo­şu­na­dır. Can­lı­lar de­ğiş­me­miş­tir, in­san­la­ra sü­rek­li tel­kin edi­len bir ev­rim ta­ri­hi yok­tur. Al­lah, in­san da da­hil ol­mak üze­re tüm can­lı­la­rı yok­tan ya­rat­mış­tır. </text:p>
      <text:p text:style-name="P11"/>
      <text:p text:style-name="P11">BOZAYI KAFATASI</text:p>
      <text:p text:style-name="P11"/>
      <text:p text:style-name="P11">Yaş: 90 mil­yon yıl­</text:p>
      <text:p text:style-name="P11">Dö­nem: Kretase </text:p>
      <text:p text:style-name="P11">Böl­ge: Gui Zhou, Çin</text:p>
      <text:p text:style-name="P11"/>
      <text:p text:style-name="P11">Eğer ayı­lar, Dar­win'in id­di­a et­ti­ği gi­bi, za­man­la kü­çük de­ği­şim­ler­le te­sa­dü­fen baş­ka can­lı­lar­dan tü­re­miş ol­sa­lar­dı, 90 mil­yon yıl ön­ce yer­yü­zün­de bu ha­ya­li de­ği­şi­mi gös­te­ren il­ginç can­lı­la­rın bu­lun­ma­sı ge­re­kir­di. Göz çu­kur­la­rı he­nüz oluş­ma­mış, ku­lak­la­rı­nın bi­ri ol­ma­yan ve­ya ba­cak­la­rı ye­ni oluş­ma­ya baş­la­mış, kı­sa­ca gü­nü­müz­de­ki ayı­la­rı an­dı­ran ama tam ayı ha­li­ne gel­me­miş ga­rip can­lı­la­rın ol­ma­sı ge­re­kir­di. Üs­te­lik bu ga­rip can­lı­la­rın fo­sil ka­yıt­la­rın­da pek çok izi bu­lun­ma­lıy­dı. Fa­kat 90 mil­yon yıl­lık fo­sil ka­lın­tı­la­rı­na bak­tı­ğı­mız­da, mil­yon­lar­ca yıl ön­ce de gü­nü­müz tür­deş­le­rin­den hiç­bir far­kı ol­ma­yan, ek­sik­siz ya­pı­ya sa­hip bo­za­yı­la­rın ya­şa­mış ol­du­ğu­nu gö­rü­rüz. Fo­sil ka­yıt­la­rı can­lı­la­rın hiç de­ğiş­me­dik­le­ri­ni, ya­ni ev­rim ge­çir­me­dik­le­ri­ni gös­ter­mek­te­dir. </text:p>
      <text:p text:style-name="P11"/>
      <text:p text:style-name="P11">KURT KAFATASI</text:p>
      <text:p text:style-name="P11"/>
      <text:p text:style-name="P11">Yaş: 9,3 mil­yon yıl</text:p>
      <text:p text:style-name="P11">Dö­nem: Mi­osen </text:p>
      <text:p text:style-name="P11">Böl­ge: Yun Nan, Çin</text:p>
      <text:p text:style-name="P11"/>
      <text:p text:style-name="P11"/>
      <text:p text:style-name="P11"><text:soft-page-break/>Dar­wi­nist­ler can­lı var­lık­lar üze­rin­de dü­şün­mez­ler. On­la­rın mü­kem­mel ya­pı­da ol­duk­la­rı­nı, üs­tün özel­lik­le­re sa­hip ol­duk­la­rı­nı, hiç­bi­ri­nin tek bir hüc­re­si­nin bi­le te­sa­dü­fen mey­da­na ge­le­me­ye­ce­ği­ni dü­şün­mek is­te­mez­ler. İş­te bu ne­den­le Al­lah'ın yü­ce kud­re­ti­ni ve ak­lı­nı tak­dir et­mek­ten uzak­tır­lar. Akıl ve bi­lim dı­şı Dar­wi­nist man­tı­ğa gö­re, tüm ev­ren­de­ki komp­leks­li­ğin tek bir açık­la­ma­sı var­dır: Ça­mur­lu bir su bi­ri­kin­ti­sin­den bir şe­kil­de söz­de ilk hüc­re or­ta­ya çık­mış ve bu­gün gör­dü­ğü­müz as­lan­la­rı, su sa­mur­la­rı­nı, tav­şan­la­rı, ke­di­le­ri ve in­sa­nı mey­da­na ge­tir­miş­tir. An­cak Dar­wi­nizm'in kit­le­le­re ver­mek is­te­di­ği bu me­saj ar­tık öl­müş­tür, ge­çer­li­li­ği­ni yi­tir­miş­tir. Çün­kü yüz mil­yon­lar­ca yıl­lık ba­lık­lar, sü­rün­gen­ler, kuş­lar ve 9,3 mil­yon yıl­lık bu kurt ka­fa­ta­sı tek bir ger­çe­ği gös­ter­mek­te­dir: Ev­rim te­ori­si bir ya­lan­dır. </text:p>
      <text:p text:style-name="P11"/>
      <text:p text:style-name="P11">KUTUP TİLKİSİ KAFATASI</text:p>
      <text:p text:style-name="P11"/>
      <text:p text:style-name="P11">Yaş: 8,2 mil­yon yıl</text:p>
      <text:p text:style-name="P11">Dö­nem: Mi­osen </text:p>
      <text:p text:style-name="P11">Böl­ge: Si Chuan, Çin </text:p>
      <text:p text:style-name="P11"/>
      <text:p text:style-name="P11">Ku­tup til­ki­si gi­bi bir me­me­li­nin, Dar­wi­nist­le­rin id­di­a et­tik­le­ri şe­kil­de bir ev­rim ge­çir­me­si için, kap­sam­lı ve yo­ğun de­ği­şik­lik­le­re ih­ti­ya­cı ol­ma­lı­dır. Bu sah­te de­ği­şim­ler için sa­yı­sız söz­de fay­da­lı mu­tas­yon ger­çek­leş­me­li, ge­liş­me­miş or­gan­lar elen­me­li, ye­ni or­gan­lar tü­re­me­li, can­lı­nın tüm uzuv­la­rı, baş­ka uzuv­lar­dan çe­şit­le­ne­rek dö­nü­şü­me uğ­ra­ma­lı­dır. Üs­te­lik bu de­ği­şim­le­rin, yer kat­man­la­rın­da iz­le­ri gö­rü­le­bil­me­li, fo­sil ka­yıt­la­rın­da til­ki ayak­la­rı­na dö­nü­şen so­lun­gaç­la­ra, til­ki ku­lak­la­rı­na dö­nü­şen do­kun­gaç­la­ra rast­la­nıl­ma­lı­dır. Ama fo­sil ka­yıt­la­rın­da bu ha­ya­li dö­nü­şüm­le­rin tek bir ör­ne­ği bi­le yok­tur. Onun ye­ri­ne fo­sil ka­yıt­la­rı gü­nü­müz til­ki­le­ri­nin mil­yon­lar­ca yıl ön­ce de ya­şa­dı­ğı­nı gös­ter­mek­te­dir. 8,2 mil­yon yıl­lık re­sim­de­ki ku­tup til­ki­si ka­fa­ta­sı, bu du­ru­mu doğ­ru­la­mak­ta­dır. Bu önem­li ger­çek kar­şı­sın­da Dar­wi­nist­le­rin öne sü­re­bi­le­cek­le­ri hiç­bir akıl­cı id­di­a yok­tur. </text:p>
      <text:p text:style-name="P11"/>
      <text:p text:style-name="P11">KAPLAN KAFATASI</text:p>
      <text:p text:style-name="P11"/>
      <text:p text:style-name="P11">Yaş: 78 mil­yon yıl</text:p>
      <text:p text:style-name="P11">Dö­nem: Kretase</text:p>
      <text:p text:style-name="P11">Böl­ge: Guang Dong, Çin</text:p>
      <text:p text:style-name="P11"/>
      <text:p text:style-name="P11">Re­sim­de gö­rü­len kap­lan ka­fa­ta­sı, kap­lan­la­rın 78 mil­yon yıl­dır hiç­bir de­ği­şim ge­çir­me­dik­le­ri­ni gös­ter­mek­te­dir. Ev­rim­ci­le­rin, can­lı­la­rın ha­ya­li bir or­tak ata­dan tü­re­dik­le­ri, sü­rek­li bir de­ği­şim için­de ol­duk­la­rı ve de­ği­şe­rek ge­liş­tik­le­ri­ne da­ir on yıl­lar­dır an­lat­tık­la­rı se­nar­yo­lar, bi­lim­sel ola­rak ge­çer­siz­dir. Bu se­nar­yo­la­rı des­tek­le­yen hiç­bir fo­sil bu­lun­ma­mış­tır. Ya­pı­lan ka­zı­lar, tüm can­lı­la­rın ol­du­ğu gi­bi, me­me­li­le­rin de ha­ya­li ev­rim ta­ri­hi­ni, ke­sin de­lil­ler­le yok et­mek­te­dir. Fo­sil­ler, Dar­wi­nizm'e bü­yük bir dar­be, Ya­ra­tı­lış ger­çe­ği için ise ke­sin ve önem­li bir de­lil­dir. </text:p>
      <text:p text:style-name="P11"/>
      <text:p text:style-name="P11"><text:soft-page-break/></text:p>
      <text:p text:style-name="P11"/>
      <text:p text:style-name="P11">PANDA KAFATASI</text:p>
      <text:p text:style-name="P11"/>
      <text:p text:style-name="P11">Yaş: 88 mil­yon yıl</text:p>
      <text:p text:style-name="P11">Dö­nem: Kretase </text:p>
      <text:p text:style-name="P11">Böl­ge: Pan Zhi Hua, Si Chuan, Çin</text:p>
      <text:p text:style-name="P11"/>
      <text:p text:style-name="P11">Dar­wi­nist id­di­ala­ra gö­re de­ğer­len­di­ril­di­ğin­de, pan­da gi­bi bü­yük oto­bur bir me­me­li­nin ev­rim ge­çi­re­bil­me­si için, sa­yı­sız ara aşa­ma­ya ih­ti­yaç var­dır. Bu sah­te ara aşa­ma­la­rın ger­çek­leş­me­si için mil­yon­lar­ca yıl ve sa­yı­sız de­ği­şim ge­rek­li­dir. Ama ev­rim­ci­ler açı­sın­dan şa­şır­tı­cı­dır ki, fo­sil ka­yıt­la­rı mil­yon­lar­ca yıl­lık ör­nek­le­rin­de yal­nız­ca bu­gün­kü pan­da ör­nek­le­ri­ni or­ta­ya koy­mak­ta­dır. 88 mil­yon yıl ön­ce gü­nü­müz pan­da­la­rı­nın ya­şa­mış ol­du­ğu­nu gös­te­ren de­lil­ler ve Dar­wi­nist­le­re gö­re ol­ma­sı ge­re­ken sa­yı­sız ara form­dan tek bir ta­ne­si­nin bi­le bu­lu­na­ma­mış ol­ma­sı, ev­rim te­ori­si­ne vu­rul­muş en bü­yük dar­be­ler­den­dir. Tüm var­lık­la­rı yok­tan var eden Al­lah için böy­le bir can­lı­yı bu­gün de ya­rat­mak, 88 mil­yon yıl ön­ce de ya­rat­mak kuş­ku­suz ko­lay­dır. Fa­kat Dar­wi­nist­ler bu­nu kav­ra­ya­maz­lar. </text:p>
      <text:p text:style-name="P11"/>
      <text:p text:style-name="P11">AYI KAFATASI</text:p>
      <text:p text:style-name="P11"/>
      <text:p text:style-name="P11">Yaş: 80 mil­yon yıl</text:p>
      <text:p text:style-name="P11">Dönem: Kretase </text:p>
      <text:p text:style-name="P11">Bölge: Yun Nan, Çin </text:p>
      <text:p text:style-name="P11"/>
      <text:p text:style-name="P11">Gü­nü­müz­de ya­şa­yan han­gi can­lı­ya bak­sak mil­yon­lar­ca yıl ön­ce ya­şa­mış ör­nek­le­rin­den hiç­bir far­kı ol­ma­dı­ğı­nı gö­rü­rüz. Ayı­lar, pan­da­lar, kap­lan­lar, til­ki­ler, kap­lum­ba­ğa­lar ve di­ğer tüm can­lı­lar hiç de­ği­şim ge­çir­me­miş­tir. Re­sim­de gö­rü­len 80 mil­yon yıl­lık ayı ka­fa­ta­sı da bu ger­çe­ği te­yit eden de­lil­ler­den bi­ri­dir. 80 mil­yon yıl bo­yun­ca yer kat­man­la­rı­nın ara­sın­da mu­ha­fa­za ol­muş bu fo­si­lin tüm ana­to­mik özel­lik­le­ri gü­nü­müz ayı­la­rıy­la tı­pa­tıp ay­nı­dır. Yer­yü­zün­de­ki tüm can­lı­la­rın hiç de­ğiş­me­dik­le­ri açık­ça gö­rül­mek­tey­ken, Dar­wi­nist­le­rin in­sa­nın de­ği­şim ge­çir­di­ği­ne da­ir id­di­alar­da bu­lun­ma­la­rı, bü­yük bir man­tık he­zi­me­ti­dir. </text:p>
      <text:p text:style-name="P11"/>
      <text:p text:style-name="P11">SİBİRYA KURDU KAFATASI</text:p>
      <text:p text:style-name="P11"/>
      <text:p text:style-name="P11">Yaş: 80 mil­yon yıl</text:p>
      <text:p text:style-name="P11">Dönem: Kretase </text:p>
      <text:p text:style-name="P11">Bölge: Gan Su, Çin </text:p>
      <text:p text:style-name="P11"/>
      <text:p text:style-name="P11">Fo­sil ka­yıt­la­rın­da­ki du­ra­ğan­lık, ar­tık Dar­wi­nist­ler ta­ra­fın­dan da in­kar edi­le­mez bir hal al­mış­tır. Tür­le­rin de­ğiş­me­miş ol­du­ğu­nu ka­bul et­me­ye baş­la­yan pek çok Dar­wi­nist, bu ko­nu­da­ki ıs­<text:soft-page-break/>rar­lı se­nar­yo­la­rın­dan vaz­geç­mek zo­run­da kal­mış­tır. Gün geç­tik­çe ar­tan sa­yı­sız ya­şa­yan fo­sil bul­gu­su, Dar­wi­nist­le­rin "de­ği­şim" bek­le­dik­le­ri on mil­yon­lar­ca yıl­lık za­man zar­fı bo­yun­ca "de­ğiş­mez­lik" gös­ter­miş­tir. Bir baş­ka de­yiş­le tür­ler ev­rim ge­çir­me­miş­tir. Re­sim­de ka­fa­ta­sı fo­si­li gö­rü­len 80 mil­yon yıl­lık Si­bir­ya kur­du­nun can­lı ör­ne­ği, bu hay­van­la­rın da hiç­bir de­ği­şi­me uğ­ra­ma­mış ol­du­ğu­nu gös­ter­mek­te­dir. </text:p>
      <text:p text:style-name="P11"/>
      <text:p text:style-name="P11">KAPLAN KAFATASI</text:p>
      <text:p text:style-name="P11"/>
      <text:p text:style-name="P11">Yaş: 80 mil­yon yıl </text:p>
      <text:p text:style-name="P11">Dönem: Kretase </text:p>
      <text:p text:style-name="P11">Bölge: Gui Zhou, Çin </text:p>
      <text:p text:style-name="P11"/>
      <text:p text:style-name="P11">Re­sim­de fo­si­lin diş ya­pı­sı­nın de­ta­yı gö­rül­mek­te­dir.</text:p>
      <text:p text:style-name="P11"/>
      <text:p text:style-name="P11">80 mil­yon yıl ev­rim­ci­ler için önem­li bir sü­re­dir. Dar­wi­nist­ler, 80 mil­yon yıl gi­bi uzun bir sü­re için sa­yı­sız ha­ya­li ev­rim se­nar­yo­su ge­liş­ti­rir­ler. Bir kap­la­nın ha­ya­li ata­la­rı­nı ken­di­le­rin­ce tes­pit eder, bun­la­rın na­sıl söz­de de­ği­şim­ler­den geç­miş ola­bi­le­ce­ği­ni kur­gu­lar, kap­la­nın sa­hip ol­du­ğu özel­lik­le­rin na­sıl aşa­ma aşa­ma ge­liş­ti­ği yö­nün­de hi­ka­ye­ler ge­liş­ti­rir ve bu uzun dö­nem­de kap­lan için ha­ya­li, te­sa­dü­fi ve bi­lim­sel de­lil­den ta­ma­men yok­sun bir ev­rim se­nar­yo­su oluş­tu­rur­lar. Çün­kü Dar­wi­nizm'e gö­re za­man; sah­te bir ya­ra­tı­cı, ge­liş­ti­ri­ci, de­ğiş­ti­ri­ci­dir. </text:p>
      <text:p text:style-name="P11">Fa­kat 80 mil­yon yıl gi­bi ol­duk­ça uzun za­man ön­ce­si­ne ait fo­sil ka­yıt­la­rın­da, ye­ni ge­liş­mek­te olan ga­rip var­lık­lar de­ğil, gü­nü­müz kap­lan­la­rı bu­lun­mak­ta­dır. 80 mil­yon yıl ön­ce­si­ne ait bu kap­lan ka­fa­ta­sı fo­si­li, sa­hip ol­du­ğu tüm de­tay­lar­la bu­nu açık­ça gös­ter­mek­te ve Dar­wi­nizm'e ke­sin de­lil­ler­le kar­şı çık­mak­ta­dır. </text:p>
      <text:p text:style-name="P11"/>
      <text:p text:style-name="P11">ANTİLOP KAFATASI</text:p>
      <text:p text:style-name="P11"/>
      <text:p text:style-name="P11">Yaş: 83 mil­yon yıl</text:p>
      <text:p text:style-name="P11">Dönem: Kretase </text:p>
      <text:p text:style-name="P11">Bölge: He Zheng, Gan Su, Çin </text:p>
      <text:p text:style-name="P11"/>
      <text:p text:style-name="P11">Çin'de bu­lun­muş olan 83 mil­yon yıl­lık an­ti­lop ka­fa­ta­sı fo­si­li, an­ti­lop­la­ra ait di­ğer fo­sil ka­yıt­la­rı­nın gös­ter­di­ği ger­çe­ği bir kez da­ha gün­de­me ge­tir­mek­te­dir: Ne ka­dar uzun sü­re geç­miş olur­sa ol­sun, an­ti­lop­lar hiç­bir de­ği­şi­me uğ­ra­ma­dan kal­mış­lar­dır. On mil­yon­lar­ca yıl­lık an­ti­lop­la­rın bir­bir­le­rin­den ve gü­nü­müz­de ya­şa­mak­ta olan ör­nek­le­rin­den far­kı yok­tur. Ye­rin al­tı araş­tı­rıl­dık­ça, ta­ri­hi git­gi­de ge­ri­ye gi­den fo­sil ör­nek­le­ri bu­lun­mak­ta ve bun­la­rın hep­si ev­ri­min hiç­bir za­man ya­şan­ma­dı­ğı­nı gös­ter­mek­te­dir. Ev­rim­ci­le­rin yıl­lar­dır ara­yıp dur­duk­la­rı ara fo­sil­le­rin ise bir ta­ne bi­le ör­ne­ği çık­ma­mış­tır. Dar­wi­nist­le­rin bu du­ru­ma akıl­cı ve bi­lim­sel bir açık­la­ma ge­tir­me­le­ri ge­rek­mek­te­dir. Eğer böy­le bir açık­la­ma­la­rı yok­sa, bu du­rum­da bi­li­min gös­ter­di­ği açık ger­çe­ği ka­bul et­me­le­ri ge­re­kir. Bu da tüm var­lık­la­rı Yü­ce Rab­bi­miz olan Al­lah'ın ya­rat­tı­ğı ger­çe­ği­dir. </text:p>
      <text:p text:style-name="P11"><text:soft-page-break/></text:p>
      <text:p text:style-name="P19">BENEKLİ GEYİK KAFATASI</text:p>
      <text:p text:style-name="P11"/>
      <text:p text:style-name="P11">Yaş: 78 mil­yon yıl</text:p>
      <text:p text:style-name="P11">Dönem: Kretase </text:p>
      <text:p text:style-name="P11">Bölge: Xin Jiang, Çin </text:p>
      <text:p text:style-name="P11"/>
      <text:p text:style-name="P11">Re­sim­ler­de fo­si­lin diş­le­ri­nin ve ke­mik ya­pı­sı­nın de­tay­la­rı gö­rül­mek­te­dir.</text:p>
      <text:p text:style-name="P11"/>
      <text:p text:style-name="P11">Ge­yik­gil­ler fa­mil­ya­sı­na ait sa­yı­sız ge­yik tü­rü­nün önem­li bir kıs­mı­nın fo­sil ör­nek­le­ri el­de edil­miş­tir. Her bi­ri­nin ken­di tü­rü­ne ait özel ka­rak­te­ris­tik ya­pı­la­rı var­dır ve bun­la­rın tü­mü mil­yon­lar­ca yıl ön­ce­si­ne ait söz ko­nu­su fo­sil­ler üze­rin­de gö­rü­le­bil­mek­te­dir. Re­sim­de gö­rü­len 78 mil­yon yıl­lık be­nek­li ge­yik ka­fa­ta­sı, gü­nü­müz be­nek­li ge­yik­le­ri­nin tüm özel­lik­le­ri­ni ta­şı­mak­ta­dır. Bu ola­ğa­nüs­tü du­rum, Dar­wi­nizm'in bü­yük bir saf­sa­ta­dan iba­ret ol­du­ğu­nu gös­ter­mek için ye­ter­li­dir. Dar­wi­nizm ar­tık can çe­kiş­mek­te, an­cak ba­zı ta­raf­tar­la­rı ta­ra­fın­dan her­şe­ye rağ­men ayak­ta tu­tul­ma­ya ça­lı­şıl­mak­ta­dır. Fa­kat çok­tan yı­kıl­mış ve ka­lın­tı­la­rı da çök­me­ye de­vam et­mek­te olan bir te­ori­yi mu­ha­fa­za et­me­nin müm­kün ol­ma­dı­ğı açık­tır.</text:p>
      <text:p text:style-name="P11"/>
      <text:p text:style-name="P11">GERGEDAN KAFATASI</text:p>
      <text:p text:style-name="P11"/>
      <text:p text:style-name="P11">Yaş: 75 mil­yon yıl</text:p>
      <text:p text:style-name="P11">Dönem: Kretase </text:p>
      <text:p text:style-name="P11">Bölge: Gan Su, Çin</text:p>
      <text:p text:style-name="P11"/>
      <text:p text:style-name="P11">Dar­wi­nist­le­rin id­dia­sı şu­dur: Can­lı­lar bir­bir­le­rin­den tü­re­miş ve za­man için­de de­ği­şe­rek bu­gün­kü gö­rü­nüm­le­ri­ni al­mış­lar­dır. Eğer bu id­di­a doğ­ruy­sa, bu­nun fo­sil ka­yıt­la­rın­dan an­la­şıl­ma­sı ge­re­kir. Fa­kat fo­sil ka­yıt­la­rı bi­ze, bu­gün­kün­den fark­sız mil­yon­lar­ca yıl­lık can­lı­lar­dan baş­ka bir şey sun­ma­mak­ta­dır. Dar­wi­nist id­dia­nın doğ­ru­lu­ğu­nu gös­te­ren tek bir ara form bi­le bu­lun­ma­mak­ta­dır. En kü­çü­ğün­den en bü­yü­ğü­ne bü­tün can­lı­lar bu­gün­kü hal­le­riy­le mil­yon­lar­ca yıl ön­ce de ya­şa­mış­lar­dır. Re­sim­de­ki 75 mil­yon yıl­lık ger­ge­dan ka­fa­ta­sı bu­nun ör­nek­le­rin­den bi­ri­dir. Mil­yon­lar­ca can­lı de­ğiş­me­miş­se, kuş­ku­suz in­sa­nın de­ğiş­miş ol­du­ğu­nu id­di­a et­me­nin de akıl­cı ve bi­lim­sel bir te­me­li yok­tur. İn­san, ta­rih­te de in­san ola­rak ya­şa­mış ve hiç­bir de­ği­şi­me uğ­ra­ma­mış­tır. </text:p>
      <text:p text:style-name="P11"/>
      <text:p text:style-name="P11">SIRTLAN KAFATASI</text:p>
      <text:p text:style-name="P11"/>
      <text:p text:style-name="P11">Yaş: 90 mil­yon yıl</text:p>
      <text:p text:style-name="P11">Dönem: Kretase</text:p>
      <text:p text:style-name="P11">Bölge: Si Chuan, Gan Su, Çin </text:p>
      <text:p text:style-name="P11"/>
      <text:p text:style-name="P11">Gör­sel ve ya­zı­lı ba­sı­nın bir bö­lü­mü Dar­wi­nizm yan­lı­sı­dır. Bu ne­den­le in­san­la­rın ev­rim­le il­gi­li ola­rak ba­sın yo­luy­la kar­şı­laş­tık­la­rı bil­gi­ler­de ne­re­dey­se hiç­bir za­man ya­şa­yan fo­sil ör­nek­le­ri <text:soft-page-break/>yer al­maz. Ne­re­dey­se hiç­bir za­man, can­lı­la­rın de­ğiş­me­di­ği­ne da­ir bir iza­ha rast­lan­maz. Can­lı­la­rın komp­leks ana­to­mik özel­lik­le­ri­nin mil­yon­lar­ca yıl ön­ce de var ol­du­ğu­na da­ir bir bil­giy­le kar­şı­la­şıl­maz. Bu­nun tam ter­si pro­pa­gan­da ara­lık­sız ya­pı­lır. Dar­wi­nizm yıl­lar bo­yun­ca ay­nı tak­tik­le­ri kul­la­na­rak in­san­la­rı al­dat­mış­tır.</text:p>
      <text:p text:style-name="P11">Fa­kat ar­tık bu al­dat­ma­ca so­na er­miş­tir. Fo­sil ör­nek­le­ri ku­sur­suz bir du­ra­ğan­lık gös­ter­mek­te­dir ve ar­tık in­san­la­rın bü­yük ço­ğun­lu­ğu bu du­rum­dan ha­ber­dar­dır. Ör­ne­ğin 90 mil­yon yıl­lık bu sırt­lan ka­fa­ta­sı, de­ğiş­me­miş sa­yı­sız can­lı­dan sa­de­ce bi­ri­dir. Fo­si­le ba­kıl­dı­ğın­da, gü­nü­müz sırt­lan­la­rıy­la ta­ma­men ay­nı ol­du­ğu he­men an­la­şıl­mak­ta­dır. İş­te bu, Al­lah'ın bü­yük bir mu­ci­ze­si­dir. </text:p>
      <text:p text:style-name="P11"/>
      <text:p text:style-name="P11">YER KÖPEĞİ KAFATASI</text:p>
      <text:p text:style-name="P11"/>
      <text:p text:style-name="P11">Yaş: 88 mil­yon yıl</text:p>
      <text:p text:style-name="P11">Dönem: Kretase </text:p>
      <text:p text:style-name="P11">Bölge: Yun Nan, Çin </text:p>
      <text:p text:style-name="P11"/>
      <text:p text:style-name="P11">Dar­win, can­lı­la­rın de­ğiş­ti­ği­ni sa­nı­yor­du. Ona gö­re in­san da da­hil ol­mak üze­re tüm can­lı­lar bir­bir­le­rin­den tü­re­miş­ler ve bu­gün­kü gö­rü­nüm­le­ri­ne ka­vuş­muş­lar­dı. Dar­win, 19. yüz­yıl bi­li­mi­nin ken­di hi­po­te­zi­ne de­lil su­na­ma­dı­ğı­nı dü­şü­ne­rek, te­ori­si­ne gö­re "ol­ma­sı ge­re­ken" ara fo­sil­le­rin son­ra­ki yıl­lar­da or­ta­ya çı­ka­ca­ğı­na inan­mış­tı. </text:p>
      <text:p text:style-name="P11">Dar­win'in sı­kı ta­kip­çi­le­ri bu mi­ra­sı sa­hip­len­di­ler. O za­man­dan bu za­ma­na ka­dar, Dar­win'in bu­lu­na­ca­ğı­na inan­dı­ğı ara fo­sil­le­ri ara­yıp dur­du­lar. Fa­kat Dar­win'in ya­nıl­dı­ğı­nı an­la­mak uzun sür­me­di. Fo­sil ka­yıt­la­rı­nın or­ta­ya çı­kar­dı­ğı de­ğiş­me­miş can­lı­lar, Dar­wi­nizm'i ke­sin ola­rak or­ta­dan kal­dır­dı. Gü­nü­müz­de ar­tık ide­olo­jik ola­rak ayak­ta tu­tul­ma­ya ça­lı­şı­lan bu ba­tıl inan­ca bir bü­yük dar­be de, re­sim­de gö­rü­len 88 mil­yon yıl­lık yer kö­pe­ği ka­fa­ta­sı­dır. </text:p>
      <text:p text:style-name="P11"/>
      <text:p text:style-name="P11">YABAN DOMUZU KAFATASI</text:p>
      <text:p text:style-name="P11"/>
      <text:p text:style-name="P11">Yaş: 87 mil­yon yıl</text:p>
      <text:p text:style-name="P11">Dönem: Kretase </text:p>
      <text:p text:style-name="P11">Bölge: Yun Nan, Çin </text:p>
      <text:p text:style-name="P11"/>
      <text:p text:style-name="P11">Fo­sil ka­yıt­la­rı­nın Dar­win'in bek­len­ti­le­ri­ni kar­şı­la­ma­ma­sı, Dar­win'in in­sa­nın ha­ya­li ev­ri­miy­le il­gi­li id­di­ala­rı­nı da or­ta­dan kal­dır­mak­ta­dır. Eğer can­lı­lık ta­ri­hi­nin hiç­bir aşa­ma­sın­da bir de­ği­şim ol­ma­mış­sa, tür­den tü­re ge­çiş di­ye bir şe­yin tek bir izi bi­le yok­sa, o za­man in­sa­nın baş­ka tür­ler­den ev­rim­leş­ti­ği­ne da­ir id­dia­lar da ge­çer­siz kal­mak­ta­dır. Re­sim­de gö­rü­len ya­ban do­mu­zu ka­fa­ta­sı 87 mil­yon yıl­lık­tır ve ya­ban do­muz­la­rı­nın hiç de­ğiş­me­den on mil­yon­lar­ca yıl bo­yun­ca var ol­duk­la­rı­nı gös­ter­mek­te­dir. Bu ve bu­nun gi­bi ör­nek­ler, in­sa­nın de­ğiş­ti­ği­ne da­ir Dar­wi­nist id­dia­nın da so­nu­nu ge­tir­mek­te­dir. Can­lı­la­rın de­ğiş­me­di­ği­ne da­ir de­lil­ler, ev­ri­min ya­şan­ma­dı­ğı­nı, ya­ni in­sa­nın da ke­sin­lik­le ev­ri­min bir ürü­nü ol­ma­dı­ğı­nı gös­ter­mek­te­dir. </text:p>
      <text:p text:style-name="P19">KUTUP PORSUĞU KAFATASI</text:p>
      <text:p text:style-name="P11"/>
      <text:p text:style-name="P11">Yaş: 90 mil­yon yıl</text:p>
      <text:p text:style-name="P11">Dö­nem: Kretase </text:p>
      <text:p text:style-name="P11">Böl­ge: Zhou Kou Dian, Pekin, Çin </text:p>
      <text:p text:style-name="P11"/>
      <text:p text:style-name="P11">Re­sim­de gö­rü­len ku­tup por­su­ğu ka­fa­ta­sı 90 mil­yon yıl­lık­tır. Ku­tup por­su­ğu­na ait özel­lik­le­rin tü­mü­ne sa­hip­tir ve bu can­lı­la­rın hiç­bir de­ği­şi­me uğ­ra­ma­dı­ğı­nın tek ba­şı­na de­li­li­dir. Bu so­mut de­li­lin üze­ri­ne ge­liş­ti­ri­len her ev­rim se­nar­yo­su ar­tık ge­çer­siz­dir. Çün­kü ev­rim, mil­yon­lar­ca yıl ön­ce­ki bir can­lı­nın na­sıl böy­le­si­ne komp­leks özel­lik­ler ser­gi­le­ye­bil­di­ği­ni ve bu can­lı­nın ne­den de­ğiş­me­di­ği­ni açık­la­ya­maz. El­de­ki ve­ri­ler bi­lim­sel­dir ve ya­lan­la­na­bi­le­cek du­rum­da de­ğil­dir. Can­lı­la­rın tü­mü Al­lah'ın ku­sur­suz eser­le­ri­dir. </text:p>
      <text:p text:style-name="P11"/>
      <text:p text:style-name="P11">KURT KAFATASI</text:p>
      <text:p text:style-name="P11"/>
      <text:p text:style-name="P11">Yaş: 80 mil­yon yıl</text:p>
      <text:p text:style-name="P11">Dönem: Kretase </text:p>
      <text:p text:style-name="P11">Bölge: Du Lan, Qing Hai, Çin </text:p>
      <text:p text:style-name="P11"/>
      <text:p text:style-name="P11">80 mil­yon yıl­lık til­ki fo­si­li­nin diş de­tay­la­rı, ev­rim­ci­le­rin ya­nıl­dı­ğı­nı gös­te­ren de­lil­ler­den­dir.</text:p>
      <text:p text:style-name="P11"/>
      <text:p text:style-name="P11">Til­ki­ler til­ki, kap­lum­ba­ğa­lar kap­lum­ba­ğa, ke­di­ler ke­di, kap­lan­lar kap­lan, kurt­lar da kurt ola­rak ya­ra­tıl­mış­lar­dır. Bun­la­rın ve di­ğer tüm can­lı­la­rın de­ğiş­tik­le­ri­ne da­ir de­ğil, ol­duk­la­rı gi­bi ya­ra­tıl­dık­la­rı­na da­ir de­lil­ler var­dır. 80 mil­yon yıl­lık bu kurt ka­fa­ta­sı da kurt­la­rın şu an­ki hal­le­riy­le ya­ra­tıl­mış ol­duk­la­rı­nın önem­li bir ka­nı­tı­dır. Tıp­kı bu can­lı­lar gi­bi, in­san da ev­rim ge­çir­me­miş, ya­ra­tıl­mış­tır. İn­san ta­rih bo­yun­ca hep in­san ola­rak var ol­muş­tur. Gü­nü­müz­de in­sa­na dö­nü­şen bir şem­pan­ze­ye rast­lan­ma­dı­ğı gi­bi, geç­miş­te de in­sa­na dö­nü­şen bir şem­pan­ze ör­ne­ği ol­ma­mış­tır, bu­na da­ir tek bir de­lil bi­le yok­tur. </text:p>
      <text:p text:style-name="P11"/>
      <text:p text:style-name="P11">BALIKÇI SANSAR KAFATASI</text:p>
      <text:p text:style-name="P11"/>
      <text:p text:style-name="P11">Yaş: 78 mil­yon yıl</text:p>
      <text:p text:style-name="P11">Dönem: Kretase </text:p>
      <text:p text:style-name="P11">Bölge: He Zheng, Gan Su, Çin </text:p>
      <text:p text:style-name="P11"/>
      <text:p text:style-name="P11">Al­lah yok­tan var et­me­ye ka­dir olan­dır. Bu ger­çe­ği dü­şün­mek­ten uzak olan Dar­wi­nist­ler, Al­lah'ın di­le­di­ği za­man­da bir can­lı­yı di­le­di­ği şe­kil­de, yal­nız­ca "Ol" em­riy­le ya­rat­tı­ğı­nı an­la­ya­maz ve­ya ken­di­le­rin­ce ka­bul et­mek is­te­mez­ler. Dar­wi­nist­le­rin or­ta­ya sun­duk­la­rı man­tık­sız se­nar­yo­la­rın, sah­te de­lil­le­rin kö­ke­nin­de bu inanç­sız­lık­la­rı, ger­çek­ler­den ha­ber­siz ol­ma­la­rı ya­tar. Fa­kat bi­lim­sel de­lil­le­re Dar­wi­nist bü­yü­nün et­ki­siy­le bak­ma­yan ki­şi­ler, yer­yü­zün­de muh­te­şem bir ya­ra­tı­lı­<text:soft-page-break/>şın ha­kim ol­du­ğu­nu an­la­mak­ta zor­lan­maz­lar. Ger­çek­ler çok açık­tır. Can­lı­lar mü­kem­mel şe­kil­de ya­ra­tıl­mış, ku­sur­suz bir sis­tem­le do­na­tıl­mış­lar­dır. Ya­ra­tıl­dık­la­rı an­dan iti­ba­ren, ne­sil­ler bo­yun­ca ay­nı­dır­lar. </text:p>
      <text:p text:style-name="P11">Re­sim­de gö­rü­len 78 mil­yon yıl­lık ba­lık­çı san­sar ka­fa­ta­sı da bu ger­çe­ğin tem­sil­ci­le­rin­den­dir. </text:p>
      <text:p text:style-name="P11"/>
      <text:p text:style-name="P11">TİBET KUM TİLKİSİ KAFATASI</text:p>
      <text:p text:style-name="P11"/>
      <text:p text:style-name="P11">Yaş: 86 mil­yon yıl</text:p>
      <text:p text:style-name="P11">Dönem: Kretase </text:p>
      <text:p text:style-name="P11">Bölge: Du Lan, Qing Hai, Çin </text:p>
      <text:p text:style-name="P11"/>
      <text:p text:style-name="P11">Dar­wi­nist­le­rin 80 mil­yon yıl­lık bir kur­dun, 96 mil­yon yıl­lık bir pan­da­nın, 75 mil­yon yıl­lık bir ger­ge­da­nın ne­den de­ğiş­me­di­ği­ni açık­la­ma­la­rı ge­rek­mek­te­dir. Dar­wi­nist­le­rin, 83 mil­yon yıl­lık bir an­ti­lo­bun, 90 mil­yon yıl­lık bir sırt­la­nın, 70 mil­yon yıl­lık bir zeb­ra­nın ne­den ay­nı kal­dı­ğı­nı izah et­me­le­ri ge­rek­mek­te­dir. Ve Dar­wi­nist­le­rin, re­sim­de gö­rü­len 86 mil­yon yıl­lık Ti­bet kum til­ki­si­nin ve bu­nun gi­bi mil­yon­lar­ca can­lı­nın ne­den gü­nü­müz­de­ki­ler­den hiç fark­la­rı­nın ol­ma­dı­ğı­nı açık­la­ma­la­rı ge­rek­mek­te­dir. Eğer Dar­wi­nist­ler bun­la­rın hiç­bi­ri­ne bi­lim­sel bir açık­la­ma ge­ti­re­mi­yor­lar­sa – ki ge­ti­re­me­mek­te­dir­ler – bu du­rum­da ev­ri­min sah­te bir teo­ri ol­du­ğu­nu ka­bul ve ilan et­me­le­ri şart­tır. Bu­nu yap­ma­dık­la­rı sü­re­ce, bi­lim adı­na de­ğil, ide­olo­jik sap­lan­tı­la­rı adı­na ko­nuş­mak­ta­dır­lar.</text:p>
      <text:p text:style-name="P11"/>
      <text:p text:style-name="P11">GÖZLÜKLÜ AYI KAFATASI</text:p>
      <text:p text:style-name="P11"/>
      <text:p text:style-name="P11">Yaş: 85 mil­yon yıl</text:p>
      <text:p text:style-name="P11">Dönem: Kretase</text:p>
      <text:p text:style-name="P11">Bölge: Zhou Kou Dian, Fang Shan, Pekin, Çin</text:p>
      <text:p text:style-name="P11"/>
      <text:p text:style-name="P11">Ele ge­çen sa­yı­sız ya­şa­yan fo­sil ör­ne­ği kar­şı­sın­da ev­rim­ci­le­rin yap­tık­la­rı spe­kü­las­yon­la­rın hiç­bir de­ğe­ri yok­tur. Dar­wi­nist­ler is­te­dik­le­ri ka­dar bi­lim­sel der­gi­ler­de bi­lim dı­şı hi­ka­ye­ler içe­ren ma­ka­le ya­yın­la­sın­lar, is­te­dik­le­ri ya­yın or­gan­la­rın­da is­te­dik­le­ri ka­dar ha­ber yap­sın­lar, is­te­dik­le­ri ka­dar sah­te fo­sil­le­ri ve çi­zim­le­ri ev­ri­min de­li­liy­miş gi­bi sun­ma­ya ça­lış­sın­lar, ele ge­çen gü­nü­müz can­lı­la­rı­na ait tek bir fo­sil bu te­ori­yi ta­ma­men or­ta­dan kal­dır­ma­ya ye­ter­li­dir. Ör­ne­ğin re­sim­de gö­rü­len 85 mil­yon yıl­lık göz­lük­lü ayı ka­fa­ta­sı tek ba­şı­na bu te­ori­nin ge­çer­siz­li­ği­ni gös­te­ren bir de­lil­dir. Gü­nü­müz göz­lük­lü ayı­la­rı­nın ay­nı­sı­dır ve 85 mil­yon yıl bo­yun­ca de­ğiş­me­miş­tir. </text:p>
      <text:p text:style-name="P11"/>
      <text:p text:style-name="P11">KURT KAFATASI</text:p>
      <text:p text:style-name="P11"/>
      <text:p text:style-name="P11">Yaş: 88 mil­yon yıl</text:p>
      <text:p text:style-name="P11">Dönem: Kretase</text:p>
      <text:p text:style-name="P11">Bölge: He Zheng, Gan Su, Çin</text:p>
      <text:p text:style-name="P11"/>
      <text:p text:style-name="P11"><text:soft-page-break/>Dar­wi­nizm'in yön­te­mi ka­fa bu­lan­dır­mak üze­ri­ne ku­ru­lu­dur. Dar­wi­nist­ler dik­ka­ti da­ğıt­ma­ya, te­mel ko­nu­la­rı dü­şün­dür­me­me­ye bu­nun ye­ri­ne in­san­la­rı spe­kü­las­yon­lar­la yön­len­dir­me­ye uğ­ra­şır­lar. Sü­rek­li ay­nı ma­sal­la­rı tek­rar ede­rek, in­san­la­rı, ara ge­çiş can­lı­la­rı­nın ol­du­ğu­na inan­dır­ma­ya ça­lı­şır­lar. Oy­sa fo­sil­ler, so­mut bi­lim­sel ka­nıt­tır. Dar­wi­nist­le­rin, ev­rim te­ori­si­ni de­lil­len­dir­mek için araş­tı­rıp dur­du­ğu, fa­kat bu de­lil­le­ri hiç bu­la­ma­dık­la­rı bir kay­nak­tır. Bu kay­nak­tan el­de edi­len bul­gu­lar, ya­ni ya­şa­yan sa­yı­sız fo­sil, ev­ri­mi red­det­mek­te­dir. </text:p>
      <text:p text:style-name="P11">Re­sim­de gö­rü­len 88 mil­yon yıl­lık kurt ka­fa­ta­sı, bu de­lil­ler­den­dir. Kurt­la­rın, gü­nü­müz­den 88 mil­yon yıl ön­ce de şim­di­ki özel­lik­le­riy­le var ol­du­ğu­nu, hiç­bir de­ği­şi­me uğ­ra­ma­dık­la­rı­nı ka­nıt­la­mak­ta­dır. </text:p>
      <text:p text:style-name="P11"/>
      <text:p text:style-name="P11">ASYA YABAN KÖPEĞİ KAFATASI</text:p>
      <text:p text:style-name="P11"/>
      <text:p text:style-name="P11">Yaş: 65 mil­yon yıl</text:p>
      <text:p text:style-name="P11">Dönem: Kretase</text:p>
      <text:p text:style-name="P11">Bölge: Dong Liang, Shan Dong, Çin</text:p>
      <text:p text:style-name="P11"/>
      <text:p text:style-name="P11">"Ka­de­me­li ge­li­şi­mi ve­ya sıç­ra­ma­lı ev­ri­mi sa­vu­nan hiç­bir ger­çek ev­rim­ci, fo­sil ka­yıt­la­rı­nı, Ya­ra­tı­lış'a kar­şı ev­rim te­ori­si­ni is­pat­la­ya­cak bir de­lil ola­rak öne sür­mez." 30</text:p>
      <text:p text:style-name="P11">Ric­hard L. Kle­iss'in bu söz­le­ri, fo­sil ka­yıt­la­rı­nın, ev­ri­min tüm id­di­ala­rı­nı yer­le bir et­ti­ği­ni açık­lar ni­te­lik­te­dir. Ev­rim, fo­sil­ler kar­şı­sın­da bü­yük bir ye­nil­gi­ye uğ­ra­mış­tır. Yu­ka­rı­da res­mi gö­rü­len 65 mil­yon yıl­lık bir As­ya ya­ban kö­pe­ği ka­fa­ta­sı fo­si­li, gü­nü­müz­de­ki tür­deş­le­riy­le ay­nı özel­lik­le­ri gös­ter­mek­te­dir. Bu­nun an­la­mı, söz ko­nu­su can­lı­nın 65 mil­yon yıl ön­ce de ay­nı şe­kil­de ve ay­nı ni­te­lik­ler­le ya­şa­mış ol­du­ğu­dur. İş­te bu, Dar­wi­nist­le­ri gün geç­tik­çe da­ha faz­la ça­re­siz bı­ra­kan bi­lim­sel de­lil­ler­den bi­ri­dir.</text:p>
      <text:p text:style-name="P11"/>
      <text:p text:style-name="P11"/>
      <text:p text:style-name="P11"/>
      <text:p text:style-name="P11"/>
      <text:p text:style-name="P20">SO­NUÇ </text:p>
      <text:p text:style-name="P14"/>
      <text:p text:style-name="P11"/>
      <text:p text:style-name="P11">Dar­wi­nizm dog­ma­tik bir inanç­tır, ade­ta ba­tıl bir din­dir. Sa­yı­sız de­lil­le, at­las­lar­la, ser­gi­ler­le ev­rim kar­şı­tı bin­ler­ce de­li­lin hiç dur­mak­sı­zın gün­de­me ge­ti­ril­me­si­nin; ev­ri­min ge­çer­siz­li­ği çok açık ol­ma­sı­na rağ­men bu de­lil­le­rin de­fa­lar­ca, tek­rar tek­rar ye­ni ör­nek­ler­le su­nul­ma­sı­nın; can­lı­la­rın hiç de­ğiş­me­di­ği­nin tek tek fo­sil­ler­le de­tay­lı­ca açık­lan­ma­sı­nın se­be­bi bu­dur: Ba­tıl bir di­nin et­ki­si al­tın­da, ön yar­gı­sız dü­şün­me ye­te­nek­le­ri­ni yi­tir­miş ba­zı kim­se­le­rin ger­çek­le­ri gör­me­si­ne ve­si­le ol­mak­tır. </text:p>
      <text:p text:style-name="P11">Ev­rim te­ori­si yak­la­şık 150 yıl­dır spe­kü­las­yon­lar­la, pro­pa­gan­da­lar­la ayak­ta kal­mış­tır. İn­san­la­rın bi­linçalt­la­rı­na dur­mak­sı­zın ev­rim tel­ki­ni ve­ril­miş­tir. Hiç­bir bi­lim­sel de­li­le da­yan­ma­ma­sı­na rağ­men ev­rim, okul­lar­da oku­tul­muş, mü­ze­ler­de ha­yal ürü­nü re­kons­trük­si­yon­lar­la ser­gi­len­miş, ga­ze­te­ler­de ha­ber ya­pıl­mış­tır. İn­san­lar üze­rin­de et­ki­li olan bu ev­rim tel­ki­ni­nin asıl kay­na­ğı ise bi­lim de­ğil, sah­te bir din­dir. Dar­wi­nizm di­ni, ol­ma­yan bir şe­yi in­san­la­ra var gi­bi gös­ter­miş, ol­ma­yan bir şe­ye in­san­la­rı inan­dır­mış, bir ya­la­nı bi­lim gi­bi tel­kin et­miş­tir. </text:p>
      <text:p text:style-name="P11">Fa­kat ta­raf­ta­rı ol­ma­yan bir ya­lan, kuş­ku­suz faz­la ayak­ta ka­la­ma­ya­cak­tır. Ev­rim te­ori­si, ta­raf­tar­la­rı­nı bi­rer bi­rer kay­bet­mek­te­dir. Dar­wi­nizm di­ni­nin ger­çek yü­zü­nü öğ­re­nen in­san­lar, ev­rim ta­raf­gir­li­ği­nin man­tık­sız­lı­ğı­nı açık­ça gör­mek­te ve bu te­ori­yi ya­lan­la­mak­ta­dır­lar. De­ğiş­me­miş sa­yı­sız fo­si­lin or­ta­ya çık­tı­ğı­nı gö­ren ev­rim­ci bi­lim adam­la­rı, ya­şam­la­rı­nı bir ya­la­na ada­mış ol­duk­la­rı­nı fark et­mek­te ve piş­man ol­mak­ta­dır­lar. Ge­ri­ye, bir­kaç Dar­win hay­ra­nın­dan baş­ka bir şey kal­ma­mış­tır. On­la­rın ya­pa­bil­dik­le­ri ise es­ki hi­ka­ye­le­ri tek­rar­la­mak­tan iba­ret­tir. Dar­wi­nizm'in yı­kı­mı­nı is­ter is­te­mez on­lar da ka­bul et­miş du­rum­da­dır­lar. Kon­fe­rans­la­rı­na ko­nuş­ma­cı bu­la­ma­mak­ta, Dar­wi­nizm'i her sa­vu­nuş­la­rın­da bu utan­cı tek­rar tek­rar ya­şa­mak­ta­dır­lar. </text:p>
      <text:p text:style-name="P11">Bu utanç da­ha da ar­ta­cak­tır. Çün­kü fo­sil­ler sü­rek­li ola­rak, ye­ter­li mik­tar­da de­lil­le ev­ri­mi ya­lan­la­mak­ta­dır. Fo­sil­ler, can­lı­la­rın ev­rim­leş­me­di­ği­ni, bu­gün­kü hal­le­ri ile yok­tan ya­ra­tıl­mış ol­duk­la­rı­nı gös­ter­mek­te­dir. Fo­sil­le­rin gös­ter­di­ği ger­çek, giz­le­ne­cek, gör­mez­den ge­li­ne­cek gi­bi de­ğil­dir. Dar­wi­nizm di­ni­nin so­nu gel­miş du­rum­da­dır. </text:p>
      <text:p text:style-name="P11">Darwinistler artık suskundurlar. Artık bir çıkış yolları yoktur. İnandırıcılıkları kalmamıştır. Yeni taraftar edinememekte, mevcut taraftarlarını birer birer kaybetmektedirler. Son çırpınışları bir fayda vermemekte, çözüm yolu bulamamaktadırlar. Darwinizm ölmüştür ve bu gerçek Darwinistler tarafından da görülmektedir. Artık Darwinist propaganda yöntemleri bir sonuç getirmemektedir. </text:p>
      <text:p text:style-name="P11">Bilim, tüm delilleriyle canlıları Allah'ın yoktan yarattığını göstermiştir. Canlıların gitgide detayları anlaşılan kompleks yapıları ve fosil kayıtlarında bu yapıların milyonlarca yıl önce var olduğu gerçeği Darwinizm'i öldürmüş, muhteşem yaratılışı, Allah'ın üstün kudretini gözler önüne sermiştir. Yüce Allah tek Yaratıcı, tüm varlıkların mutlak Hakim'i ve yerde ve gökte olanların tümünün Sahibi'dir. Kuşkusuz alemlerin Rabbi olan Allah, alemlerin tümünden müstağni olandır, üstün ve güçlü olandır. </text:p>
      <text:p text:style-name="P11"/>
      <text:p text:style-name="P14"><text:soft-page-break/>O Allah ki, yaratandır, (en güzel bir biçimde) kusursuzca var edendir, 'şekil ve suret' verendir. En güzel isimler O'nundur. Göklerde ve yerde olanların tümü O'nu tesbih etmektedir. O, Aziz, Hakimdir. (Haşr Suresi, 24)</text:p>
      <text:p text:style-name="P25">NOTLAR </text:p>
      <text:p text:style-name="P26"/>
      <text:p text:style-name="P27"/>
      <text:p text:style-name="P27">1- Charles Darwin, The Origin of Species, 1 b., s.179</text:p>
      <text:p text:style-name="P27">2- Charles Darwin, The Origin of Species, chapter X, s. 234</text:p>
      <text:p text:style-name="P27">3- Richard E. Leakey, The Making of Mankind, Michael Joseph Limited, London, 1981, s. 43</text:p>
      <text:p text:style-name="P27">4- William R Fix,. The Bone Peddlers, Macmillan Publishing Company: New York, 1984, s. 150-153</text:p>
      <text:p text:style-name="P27">5- Marvin Lubenow, Bones of Contention, Grand Rapids, Baker, 1992, s. 136</text:p>
      <text:p text:style-name="P27">6- Stephen Jay Gould, Natural History, Vol. 86 (5), Mayıs 1977, s.14</text:p>
      <text:p text:style-name="P27">7- N. Eldredge and I. Tattersall, The Myths of Human Evolution, Columbia University Press, 1982, s.59</text:p>
      <text:p text:style-name="P27">8- S. J. Gould, 'Cordelia's Dilemma', Natural History, Şubat, s. 10-18</text:p>
      <text:p text:style-name="P27">9- Henry Gee, In Search of Deep Time, Cornell University Press, Ithaca, 1999, s. 1-2</text:p>
      <text:p text:style-name="P27">10- Derek A. Ager, "The Nature of the Fossil Record", Proceedings of the British Geological Association, cilt 87, 1976, s. 133</text:p>
      <text:p text:style-name="P27">11- Mark Czarnecki, "The Revival of the Creationist Crusade", MacLean's, 19 Ocak 1981, s. 56 </text:p>
      <text:p text:style-name="P27">12- N. Eldredge, and I. Tattersall, The Myths of Human Evolution, Columbia University Press, 1982, s. 45-46</text:p>
      <text:p text:style-name="P27">13- George G., Simpson, "Tempo and Mode in Evolution", Columbia University Press, New York, 1944, p. 105, 107</text:p>
      <text:p text:style-name="P27">14- Francis Darwin, The Life and Letters of Charles Darwin, Cilt.II, New York:D. Appleton and Company, 1888, s. 128</text:p>
      <text:p text:style-name="P27">15- S. M. Stanley, The New Evolutionary Timetable: Fossils, Genes, and the Origin of Species, Basic Books, Inc., Publishers, N.Y., 1981, s. 71</text:p>
      <text:p text:style-name="P27">16- The Evolution Wars, Michael Ruse, Rutgers University Press, 2000, s. 23</text:p>
      <text:p text:style-name="P27">17- Hoimar Von Ditfurth, Dinozorların Sessiz Gecesi 2, Alan Yayıncılık, Kasım 1996, İstanbul, Çev: Veysel Atayman, s. 22</text:p>
      <text:p text:style-name="P27">18- N. Eldredge and I. Tattersall,The Myths of Human Evolution, Columbia University Press, 1982, s.59</text:p>
      <text:p text:style-name="P27">19- Dr. Edmund J. Ambrose, The Nature and Origin of the Biological World, John Wiley &amp; Sons, 1982, p. 164</text:p>
      <text:p text:style-name="P27">20- Colin Patterson, Evolution, 1999, s. 106 - http://bevets.com/equotesp.htm#P</text:p>
      <text:p text:style-name="P27">21- Schwartz, Jeffrey H., Sudden Origins, 1999, s. 89</text:p>
      <text:p text:style-name="P27">22- David M. Raup, Conflicts Between Darwin and Paleontology, Field Museum of Natural History Bulletin, Vol. 50, No. 1, Ocak, 1979, s. 25</text:p>
      <text:p text:style-name="P27">23- R. Wesson, Beyond Natural Selection, MIT Press, Cambridge, MA, 1991, s. 45</text:p>
      <text:p text:style-name="P27"><text:soft-page-break/>24- Charles Darwin, The Origin of Species, s. 172, 280</text:p>
      <text:p text:style-name="P27">25- S. M. Stanley, The New Evolutionary Timetable: Fossils, Genes, and the Origin of Species, Basic Books Inc. Publishers, N.Y., 1981, s.71</text:p>
      <text:p text:style-name="P27">26- Richard E. Leakey, The Making of Mankind, London, 1981, s. 43</text:p>
      <text:p text:style-name="P27">27- E.R. Leach; Nature, 293:19, 1981</text:p>
      <text:p text:style-name="P27">28- L.D.Sunderland, Darwin's Enigma: Fossils and Other Problems, 4. Baskı, Master Books, 1988, 10 Nisan 1979 tarihli mektuptan</text:p>
      <text:p text:style-name="P27">29- Stephen Jay Gould, Life's Grandeur, Vintage, London, 1996, s. 212</text:p>
      <text:p text:style-name="P27">30- Richard L. &amp; Christina E. Kleiss, A Closer Look at the Evidence, Search for the Truth Publications, Mart 2004, s. January 26 </text:p>
      <text:p text:style-name="P11"/>
      <text:p text:style-name="P11">EVRİMCİLERİN150 YILDIR DÜNYAYI ALDATAN </text:p>
      <text:p text:style-name="P11">PROPAGANDALARINDAN ÖRNEKLER</text:p>
      <text:p text:style-name="P11"/>
      <text:p text:style-name="P11">Spekülasyonlar, gerçekle bağdaşmayan sloganlar ve hayali çizimler Darwinizm'in en önemli propaganda araçlarıdır. Bunlar aracılığıyla kamuoyuna sürekli olarak evrimin bilimsel bir teori olduğu yalanı telkin edilir. Oysa evrim henüz ilk canlı hücrenin nasıl meydana geldiğini açıklamaktan bile acizdir. Neden teoriyi destekleyen tek bir ara form fosili bile olmadığı, Eğer evrim varsa canlıların nasıl on milyonlarca yıldır değişmeden aynı kaldıkları, Şuursuz atomların nasıl, ne zaman ve ne şekilde duymaya, görmeye, dokunmaya, hissetmeye, düşünmeye karar aldıkları gibi sorular ise evrimciler açısından her zaman cevapsızdır. Evrimin iddiaları ilkokul çağında bir çocuğun dahi komik bulacağı mantık çöküntüleri içermektedir ve medyanın desteğiyle sürdürülen bu akıl dışı propagandanın bilimsel bir değeri olmadığı geniş kiltlelerce fark edilmektedir.</text:p>
      <text:p text:style-name="P11"/>
      <text:p text:style-name="P11">AV­RU­PA AY­DIN­LA­NI­YOR, DAR­WI­NİZM </text:p>
      <text:p text:style-name="P11">TA­Rİ­HE GÖ­MÜ­LÜ­YOR</text:p>
      <text:p text:style-name="P11"/>
      <text:p text:style-name="P11">Sa­yın Ad­nan Ok­tar'ın Ya­ra­tı­lış At­la­sı isim­li bü­yük ese­ri­nin Av­ru­pa'ya ulaş­ma­sıy­la bir­lik­te, tüm kı­ta­nın ma­ter­ya­list­le­ri ve Dar­wi­nist­le­ri cid­di bir pa­nik ya­şa­ma­ya baş­la­dı­lar. Da­ha ön­ce gör­dük­le­ri hiç­bir ev­rim kar­şı­tı ese­re ben­ze­me­di­ği­ni söy­le­dik­le­ri Ya­ra­tı­lış At­la­sı'nı, ken­di fi­kir sis­tem­le­ri açı­sın­dan, bu­gü­ne ka­dar­ki tüm Dar­wi­nizm kar­şı­tı ça­lış­ma­lar­dan çok da­ha teh­li­ke­li bul­duk­la­rı­nı ifa­de et­ti­ler. Öy­le ki, ki­ta­bı ya­sak­lat­ma­ya da­hi kal­kış­tı­lar. </text:p>
      <text:p text:style-name="P11">Dar­wi­nizm'in bi­lim­sel bir da­ya­na­ğı ol­ma­dı­ğı­nı so­mut bul­gu­lar­la or­ta­ya ko­yan Ya­ra­tı­lış At­la­sı, baş­ta Fran­sa ol­mak üze­re, Hol­lan­da, Bel­çi­ka, İn­gil­te­re, İtal­ya, İs­veç, İs­viç­re, İs­pan­ya, Da­ni­mar­ka gi­bi bir­çok ül­ke­de bü­yük yan­kı uyan­dır­dı. Ya­ra­tı­lış At­la­sı'nı ko­nu alan sa­yı­sız ga­ze­te ha­be­ri, kö­şe ya­zı­sı, te­le­viz­yon prog­ra­mı, in­ter­net si­te­si ki­ta­bın fik­ri et­ki­si­ni göz­ler önü­ne ser­di. </text:p>
      <text:p text:style-name="P11">Ya­ra­tı­lış At­la­sı, Av­ru­pa'da ger­çek bir ay­dın­lan­ma baş­lat­tı. Yak­la­şık 1.5 asır­dır Dar­wi­nist ve ma­ter­ya­list tel­kin­le­rin bas­kı­sı al­tın­da­ki Av­ru­pa hal­kı, ev­rim te­ori­si­nin bi­lim­sel bir de­ğe­ri ol­ma­dı­ğı­nı, ide­olo­jik kay­gı­lar­la gün­dem­de tu­tul­du­ğu­nu gör­me­ye baş­la­dı. Fark­lı ül­ke­ler­de ya­pı­lan an­ket­<text:soft-page-break/>ler, Dar­wi­nizm'e ina­nan­la­rın sa­yı­sın­da önem­li bir azal­ma ol­du­ğu­nu or­ta­ya koy­du. Ör­ne­ğin Fran­sız Sci­en­ce Ac­tua­lités ta­ra­fın­dan ya­pı­lan an­ket­te, in­san­la­rın ev­rim ile oluş­ma­dı­ğı­na ina­nan­la­rın ora­nı %92, ev­ri­me ina­nan­la­rın ora­nı ise %5 ola­rak çık­tı. Süd­de­de­uts­che Zei­tung ad­lı ün­lü Al­man ga­ze­te­si­nin yap­tı­ğı an­ke­te gö­re ise, in­sa­nın bir Ya­ra­tı­cı'nın ese­ri ol­du­ğu­na ina­nan­la­rın ora­nı %85, ev­rim te­ori­si­nin ge­çer­li ol­du­ğu­nu dü­şe­nen­le­rin ora­nı ise sa­de­ce %9'du. Av­ru­pa'da­ki fik­ri de­ği­şi­mi açı­ğa çı­ka­ran an­ket­ler­den bi­ri de İs­viç­re'de ya­yın­la­nan Blick'in an­ke­ti ol­du. Bu an­ket­te, Ya­ra­tı­lış'a ina­nan­la­rın ora­nı %85, ev­rim te­ori­si­ne ina­nan­la­rın ora­nı da %8 ola­rak çık­tı. </text:p>
      <text:p text:style-name="P11">Bu fik­ri uya­nış Av­ru­pa­lı ma­ter­ya­list çev­re­ler­de cid­di bir te­dir­gin­li­ğe se­bep ol­du. İde­o­lo­ji­le­ri­nin söz­de bi­lim­sel te­me­li­nin yı­kıl­mak­ta ol­du­ğu­nu en­di­şey­le fark eden bu çev­re­ler, ken­di­le­rin­ce çe­şit­li ted­bir­ler al­ma­ya ça­lış­tı­lar. Bun­lar­dan bi­ri de, Av­ru­pa Par­la­men­to­su Kon­se­yi Kül­tür, Bi­lim ve Eği­tim Ko­mi­te­si'nin ha­zır­la­dı­ğı "Eği­tim­de Yar­tı­lış­çı­lı­ğın Teh­li­ke­le­ri" baş­lık­lı ra­por­du. </text:p>
      <text:p text:style-name="P11">104 mad­de­den olu­şan ra­por­da, 47 üye ül­ke­nin Ya­ra­tı­lış dü­şün­ce­si­ne kar­şı ha­re­ke­te geç­me­si ta­lep edi­li­yor ve Av­ru­pa'nın bü­yük bir teh­li­ke al­tın­da ol­du­ğu id­di­a edi­li­yor­du. Ra­por­da yer alan "Do­ğa, ev­rim, kö­ken­le­ri­miz ve ev­ren­de­ki ye­ri­mi­ze da­ir sa­bır­la oluş­tur­du­ğu­muz bil­gi­le­rin özü­ne sal­dı­rı­da bu­lu­nan ve di­ni dog­ma­lar (Di­ni ten­zih ede­riz) em­po­ze eden dü­şün­me şe­kil­le­rin­de bir ar­tı­şa şa­hit olu­yo­ruz." söz­le­riy­le, en­di­şe­nin asıl ne­de­ni de ifa­de edi­li­yor­du: Dar­wi­nizm, ma­ter­ya­liz­me sağ­la­dı­ğı söz­de bi­lim­sel des­tek se­be­biy­le ayak­ta tu­tul­ma­ya ça­lı­şıl­mak­ta­dır. Dar­wi­niz­m'in yı­kıl­ma­sı de­mek, ma­ter­ya­liz­min ve ate­iz­min en bü­yük da­ya­nak nok­ta­la­rın­dan bi­ri­ni kay­bet­me­si de­mek­tir. Ni­te­kim ra­por­da, bu söz­ler­le Ya­ra­tı­lış'ın an­la­tıl­ma­sı­nın "uzun yıl­lar­dır sa­bır­la oluş­tu­ru­lan dün­ya gö­rü­şü­nü" ya­ni ma­ter­ya­liz­mi sars­tı­ğı açık­ça iti­raf edil­mek­te­dir.</text:p>
      <text:p text:style-name="P11">Ra­po­run 12 mad­de­sin­de ise Ad­nan Ok­tar'ın Dar­wi­nizm kar­şı­tı il­mi ça­lış­ma­la­rın­dan ve Ya­ra­tı­lış At­la­sı'nın Av­ru­pa'da­ki et­ki­sin­den bah­se­dil­mek­te ve Av­ru­pa'da bu­gü­ne ka­dar hiç­bir ça­lış­ma­nın bu de­re­ce et­ki­li ol­ma­dı­ğı ifa­de edil­mek­te­dir. Ör­ne­ğin ra­po­run 57. mad­de­sin­de şöy­le de­nil­mek­te­dir:</text:p>
      <text:p text:style-name="P11">Ha­run Yah­ya Ta­ar­ru­zu: 2007'nin baş­la­rın­da, Türk Ya­ra­tı­lış­çı­sı Ha­run Yah­ya Ya­ra­tı­lış At­la­sı baş­lık­lı ça­lış­ma­sı­nı çok sa­yı­da Fran­sız oku­lu ve re­fe­rans mer­ke­zi­ne gön­der­di... Ken­di­si (Her­ve Le Gu­ya­der) bu ki­ta­bı "Ge­nel­lik­le Ang­lo Sak­son men­şei­li olan bun­dan ön­ce­ki ya­ra­tı­lış­çı ini­si­ya­tif­le­rin­den ÇOK DA­HA TEH­Lİ­KE­Lİ" ola­rak gör­mek­te­dir... ve ya­zar (Ha­run Yah­ya) ta­ra­fın­dan kul­la­nı­lan me­to­dun "Bi­linç­len­di­ril­me­miş bir HALK ÜZE­RİN­DE OL­DUK­ÇA ET­KİN OLA­Bİ­LE­CE­Ğİ­NE" inan­mak­ta­dır.</text:p>
      <text:p text:style-name="P11">"Eğer dik­kat­li ol­maz­sak Av­ru­pa Kon­se­yi'nin özü­nü oluş­tu­ran de­ğer­ler Ya­ra­tı­lış­çı kök­ten­din­ci­le­rin doğ­ru­dan teh­di­diy­le teh­li­ke­ye gi­re­cek­tir. Çok geç ol­ma­dan ha­re­ke­te geç­mek, Kon­sey par­la­men­ter­le­ri­nin gö­rev­le­ri­nin bir par­ça­sı­dır." söz­le­riy­le son bu­lan ra­po­run he­de­fi, Ya­ra­tı­lış ger­çe­ği­nin oku­tul­ma­sı­nın ve an­la­tıl­ma­sı­nın ya­sak­lan­ma­sı­nı sağ­la­mak­tır. De­mok­ra­siy­le, en te­mel in­san hak­la­rıy­la ve dü­şün­ce öz­gür­lü­ğüy­le hiç­bir şe­kil­de bağ­daş­ma­yan bu ta­lep, önem­li bir ger­çe­ğe dik­kat çek­mek­te­dir: Av­ru­pa­lı ma­ter­ya­list­ler bü­yük bir pa­nik için­de­dir. Bi­lim üze­rin­de­ki ma­ter­ya­list he­ge­mon­ya­yı de­vam et­tir­mek is­te­yen çev­re­ler, Dar­wi­nizm'i il­men sa­vu­na­may­acak du­rum­da ol­ma­nın ac­zi­ni ya­şa­mak­ta­dır. Oy­sa, fi­kir­le­rin ya­sak­lan­ma­sıy­la bir ye­re va­rı­la­maz, fik­re fi­kir­le kar­şı­lık ve­ril­me­si ge­re­kir. Her tür­lü dü­şün­ce­nin öz­gür­ce tar­tı­şıl­dı­ğı bir or­tam­da, akıl, vic­dan ve sağ­du­yu üs­tün ge­le­cek­tir. Ak­lın, vic­da­nın ve sağ­du­yu­nun gös­ter­di­ği ger­çek ise Ya­ra­tı­lış'tır.</text:p>
      <text:p text:style-name="P11"><text:soft-page-break/></text:p>
      <text:p text:style-name="P11">TANINMIŞ FELSEFECİ ANTHONY FLEW BİLİMİN </text:p>
      <text:p text:style-name="P11">YARATILIŞ'I GÖSTERDİĞİNİ AÇIKLADI</text:p>
      <text:p text:style-name="P11"/>
      <text:p text:style-name="P11">“El­bet­te in­san­la­rı et­ki­le­dim, bu yüz­den ver­miş ola­bi­le­ce­ğim bü­yük za­ra­rı gi­der­mek is­ti­yo­rum ve bu­nun için ça­ba gös­te­re­ce­ğim.” (Ant­hony Flew) </text:p>
      <text:p text:style-name="P11"/>
      <text:p text:style-name="P11">Bir dö­ne­min ün­lü ate­ist fel­se­fe­ci­si Ant­hony Flew, DNA'da­ki komp­leks ya­pı karşısında, 66 yıl bo­yun­ca sa­vun­du­ğu ate­iz­min çök­müş bir fel­se­fe ol­du­ğu­nu ka­bul et­ti. 81 ya­şın­da­ki İn­gi­liz fel­se­fe pro­fe­sö­rü Flew, 15 ya­şın­da ate­ist ol­ma­yı seç­miş ve adı­nı aka­de­mik alan­da ilk ola­rak, 1950 yı­lın­da ya­yın­la­dı­ğı bir ma­ka­ley­le du­yur­muş­tu. Son­ra­ki 54 yıl­lık sü­re­de, eği­tim ver­mek­te ol­du­ğu Ox­ford, Aber­de­en, Kee­le ve Rea­ding Üni­ver­si­te­le­ri ile zi­ya­ret için bu­lun­du­ğu çok sa­yı­da Ame­ri­kan ve Ka­na­da Üni­ver­si­te­sin­de, tar­tış­ma­lar­da, ki­tap, ders ve ma­ka­le­ler­de ate­iz­mi sa­vun­du. An­cak Flew, ya­kın bir dö­nem ön­ce, bu ya­nıl­gı­sı­nı terk et­ti­ği­ni ve ev­re­nin ya­ra­tıl­mış ol­du­ğu­nu ka­bul et­ti­ği­ni açık­la­dı. The Sun­days Ti­mes'ta yer alan ha­ber­de ev­rim te­ori­si ile il­gi­li şun­la­rı ifa­de et­mek­te­dir:</text:p>
      <text:p text:style-name="P11">Şu­na ik­na ol­dum ki ilk can­lı mad­de­nin, can­sız mad­de­den ev­rim­le­şe­rek mey­da­na gel­me­si, ar­dın­dan da ola­ğa­nüs­tü komp­leks­lik­te bir can­lı­ya dö­nüş­me­si, açık­ça söz ko­nu­su de­ğil­dir. (Stu­art Wa­vell, Will Ire­da­le, “ Sorry, says at­he­ist-in-chi­ef, I do be­lie­ve in God af­ter all”, The Sun­day Ti­mes, 12 Ara­lık 2004; http://www.ti­me­son­li­ne.co.uk/ar­tic­le/0,,2087-1400368,00.html)</text:p>
      <text:p text:style-name="P11">Tek bir bi­linç, ev­ren­sel bir akıl, tüm ev­re­ni kap­la­mak­ta­dır. Ato­m al­tı mad­de­nin ku­an­tum do­ğa­sı­nı araş­tı­ran bi­li­min bul­gu­la­rı, bi­zi hay­ran­lık uyan­dı­rı­cı şu ka­bu­lün eşi­ği­ne ge­tir­miş­tir: Tüm var­lık, bu ak­lın bir dı­şa vu­ru­mu­dur. La­bo­ra­tu­var­lar­da bu­nu, ilk baş­ta ener­ji ola­rak ifa­de edil­miş, son­ra mad­de for­mun­da yo­ğun­laş­mış bil­gi ola­rak göz­lem­li­yo­ruz. Atom­dan in­sa­na ka­dar her bir par­ça­cık, her var­lık; bir bil­gi ve akıl se­vi­ye­si or­ta­ya koy­mak­ta­dır.(Ge­rald Schroe­der, The Hid­den Fa­ce of God, To­uch­sto­ne, New York, 2001, s. Xi.)</text:p>
      <text:p text:style-name="P11"/>
      <text:p text:style-name="P11">Anthony Flew'un ateizmden yüz çevirmesi yerli ve yabancı basında geniş yankı buldu. Times, New York Times, msnbc gibi haber kaynaklarında bu gelişme şöyle yer aldı: "Önde gelen ateistin sözleri: Artık Allah'a inanıyorum"</text:p>
      <text:p text:style-name="P11">"Bir ateistin dönüşü"</text:p>
      <text:p text:style-name="P11">"Önde gelen ateistin vardığı sonuç: Allah var" </text:p>
      <text:p text:style-name="P11"/>
      <text:p text:style-name="P11">İNSAN GENOMU PROJESİNİN YÖNETİCİSİ</text:p>
      <text:p text:style-name="P11">ALLAH’A NASIL İMAN ETTİĞİNİ ANLATIYOR</text:p>
      <text:p text:style-name="P11"/>
      <text:p text:style-name="P11">İn­san Ge­no­mu Pro­je­si­nin ba­şın­da­ki en yet­ki­li ki­şi olan, ün­lü bi­lim adamı Fran­cis Col­lins, 27 yaşına dek bir ate­ist ola­rak ya­şa­mış.</text:p>
      <text:p text:style-name="P11">İler­le­yen yıl­lar­da DNA'da­ki “mu­az­zam bil­gi”yi gö­ren Col­lins, ke­sin ola­rak ik­na ol­muş ve ne­den Al­lah'ın var­lı­ğı­na inan­dı­ğı­nı The Lan­gua­ge of God (Al­lah'ın Li­sa­nı) ad­lı bir ki­tap­ta açık­la­mış­<text:soft-page-break/>tır. Ki­ta­bın­da Ya­ra­tı­cı'nın var ol­du­ğu­na da­ir man­tık­lı bir te­me­lin ol­du­ğu­nu ve bi­lim­sel ke­şif­le­rin in­sa­nı “Al­lah'a yak­laş­tır­mak­ta” ol­du­ğu­nu an­la­tı­yor.</text:p>
      <text:p text:style-name="P11">The Sun­day Ti­mes ga­ze­te­si­nin 11 Ha­zi­ran 2006 ta­rih­li sa­yı­sın­da, “I've Fo­und God, Says Man Who Crac­ked the Ge­no­me” (Ge­no­mun Şif­re­si­ni Çö­zen Adam, 'Al­lah'ı Bul­dum' Di­yor) baş­lık­lı ma­ka­le­sin­de şun­la­rı ifa­de edi­yor:</text:p>
      <text:p text:style-name="P11">“Bi­zim za­ma­nı­mı­zın en bü­yük tra­je­di­le­rin­den bir ta­ne­si, bi­lim ve di­nin sa­vaş­mak zo­run­da ol­du­ğu iz­le­ni­mi­nin ya­ra­tıl­mış ol­ma­sı­dır. Ben bu­nu hiç­bir su­ret­te ge­rek­li gör­mü­yo­rum ve bu spek­tru­mun uç­la­rı­nı meş­gul eden cırt­lak ses­le­rin de, son 20 yıl­dır sah­ne­ye ha­kim olu­şu­nu son de­re­ce ha­yal kırık­lı­ğı­na uğ­ra­tı­cı bu­lu­yo­rum....</text:p>
      <text:p text:style-name="P11">Bir ke­şif yap­tı­ğı­nız­da, bu bi­lim­sel bir coş­ku anı­dır, çün­kü üze­rin­de araş­tır­ma yap­mış­sı­nız­dır ve ce­va­ba yak­laş­mış­sı­nız­dır. Fa­kat bu an be­nim için, hiç­bir in­sa­nın bil­me­di­ği, an­cak Al­lah'ın ezel­den be­ri bil­di­ği bir şe­yi şim­di id­rak et­ti­ğim­den Ya­ra­tı­cı'ya ya­kın­laş­tı­ğım bir an­dır.</text:p>
      <text:p text:style-name="P11">İn­sa­noğ­lu ile il­gi­li her tür­lü bil­gi­yi ve sır­rı ta­şı­yan bu 3.1 mil­yar ko­mut­luk ki­ta­bı, ilk de­fa eli­ni­ze al­dı­ğı­nız­da, her bir say­fa­sı­nı in­ce­ler­ken hu­şu his­set­mek­ten ken­di­ni­zi ala­maz­sı­nız. Ben bu say­fa­la­ra bak­tı­ğım­da Al­lah'ın ak­lı­nı gör­mek­ten ken­di­mi ala­mı­yo­rum.”</text:p>
      <text:p text:style-name="P4"/>
      <text:p text:style-name="P22">EK BÖLÜM</text:p>
      <text:p text:style-name="P6">EVRİM YANILGISI</text:p>
      <text:p text:style-name="P5"/>
      <text:p text:style-name="P4"/>
      <text:p text:style-name="P4">Dar­wi­nizm, ya­ni ev­rim te­ori­si, ya­ra­tı­lış ger­çe­ği­ni red­det­mek ama­cıy­la or­ta­ya atıl­mış, an­cak ba­şa­rı­lı ola­ma­mış bi­lim dı­şı bir saf­sa­ta­dan baş­ka bir şey de­ğil­dir. Can­lı­lı­ğın, can­sız mad­de­ler­den te­sa­dü­fen oluş­tu­ğu­nu id­di­a eden bu teo­ri, ev­ren­de ve can­lı­lar­da çok açık bir "dü­zen" bu­lun­du­ğu­nun bi­lim ta­ra­fın­dan is­pat edil­me­siy­le çü­rü­müş­tür. Böy­le­ce Al­lah'ın tüm ev­re­ni ve can­lı­la­rı ya­rat­mış ol­du­ğu ger­çe­ği, bi­lim ta­ra­fın­dan da ka­nıt­lan­mış­tır. Bu­gün ev­rim te­ori­si­ni ayak­ta tut­mak için dün­ya ça­pın­da yü­rü­tü­len pro­pa­gan­da, sa­de­ce bi­lim­sel ger­çek­le­rin çar­pı­tıl­ma­sı­na, ta­raf­lı yo­rum­lan­ma­sı­na, bi­lim gö­rün­tü­sü al­tın­da söy­le­nen ya­lan­la­ra ve ya­pı­lan sah­te­kar­lık­la­ra da­ya­lı­dır. </text:p>
      <text:p text:style-name="P4">An­cak bu pro­pa­gan­da ger­çe­ği giz­le­ye­me­mek­te­dir. Ev­rim te­ori­si­nin bi­lim ta­ri­hin­de­ki en bü­yük ya­nıl­gı ol­du­ğu, son 20-30 yıl­dır bi­lim dün­ya­sın­da gi­de­rek da­ha yük­sek ses­le di­le ge­ti­ril­mek­te­dir. Özel­lik­le 1980'ler­den son­ra ya­pı­lan araş­tır­ma­lar, Dar­wi­nist id­di­ala­rın ta­ma­men yan­lış ol­du­ğu­nu or­ta­ya koy­muş ve bu ger­çek pek çok bi­lim ada­mı ta­ra­fın­dan di­le ge­ti­ril­miş­tir. Özel­lik­le ABD'de, bi­yo­lo­ji, bi­yo­kim­ya, pa­le­on­to­lo­ji gi­bi fark­lı alan­lar­dan ge­len çok sa­yı­da bi­lim ada­mı, Dar­wi­nizm'in ge­çer­siz­li­ği­ni gör­mek­te, can­lı­la­rın kö­ke­ni­ni ar­tık "ya­ra­tı­lış ger­çe­ğiy­le" açık­la­mak­ta­dır­lar.</text:p>
      <text:p text:style-name="P4">Ev­rim te­ori­si­nin çö­kü­şü­nü ve ya­ra­tı­lı­şın de­lil­le­ri­ni di­ğer pek çok ça­lış­ma­mız­da bü­tün bi­lim­sel de­tay­la­rıy­la ele al­dık ve al­ma­ya de­vam edi­yo­ruz. An­cak ko­nu­yu, ta­şı­dı­ğı bü­yük önem ne­de­niy­le, bu­ra­da da özet­le­mek­te ya­rar var­dır.</text:p>
      <text:p text:style-name="P4"><text:s/></text:p>
      <text:p text:style-name="P7">Dar­win'i Yı­kan Zor­luk­lar</text:p>
      <text:p text:style-name="P4">Ev­rim te­ori­si, ta­ri­hi es­ki Yu­nan'a ka­dar uza­nan bir öğ­re­ti ol­ma­sı­na kar­şın, kap­sam­lı ola­rak 19. yüz­yıl­da or­ta­ya atıl­dı. Te­ori­yi bi­lim dün­ya­sı­nın gün­de­mi­ne so­kan en önem­li ge­liş­me, Char­les Dar­win'in 1859 yı­lın­da ya­yın­la­nan Tür­le­rin Kö­ke­ni ad­lı ki­ta­bıy­dı. Dar­win bu ki­tap­ta dün­ya üze­rin­de­ki fark­lı can­lı tür­le­ri­ni Al­lah'ın ay­rı ay­rı ya­rat­tı­ğı ger­çe­ği­ne kar­şı çı­kı­yor­du. Dar­win'e gö­re, tüm tür­ler or­tak bir ata­dan ge­li­yor­lar­dı ve za­man için­de kü­çük de­ği­şim­ler­le fark­lı­laş­mış­lar­dı. </text:p>
      <text:p text:style-name="P4">Dar­win'in te­ori­si, hiç­bir so­mut bi­lim­sel bul­gu­ya da­yan­mı­yor­du; ken­di­si­nin de ka­bul et­ti­ği gi­bi sa­de­ce bir "man­tık yü­rüt­me" idi. Hat­ta Dar­win'in ki­ta­bın­da­ki "Te­ori­nin Zor­luk­la­rı" baş­lık­lı uzun bö­lüm­de iti­raf et­ti­ği gi­bi, teo­ri pek çok önem­li so­ru kar­şı­sın­da açık ve­ri­yor­du. </text:p>
      <text:p text:style-name="P4">Dar­win, te­ori­si­nin önün­de­ki zor­luk­la­rın ge­li­şen bi­lim ta­ra­fın­dan aşı­la­ca­ğı­nı, ye­ni bi­lim­sel bul­gu­la­rın te­ori­si­ni güç­len­di­re­ce­ği­ni umu­yor­du. Bu­nu ki­ta­bın­da sık sık be­lirt­miş­ti. An­cak ge­li­şen bi­lim, Dar­win'in umut­la­rı­nın tam ak­si­ne, te­ori­nin te­mel id­di­ala­rı­nı bi­rer bi­rer da­ya­nak­sız bı­rak­mış­tır. </text:p>
      <text:p text:style-name="P4">Dar­wi­nizm'in bi­lim kar­şı­sın­da­ki ye­nil­gi­si, üç te­mel baş­lık­ta in­ce­le­ne­bi­lir:</text:p>
      <text:p text:style-name="P4">1) Teo­ri, ha­ya­tın yer­yü­zün­de ilk kez na­sıl or­ta­ya çık­tı­ğı­nı as­la açık­la­ya­ma­mak­ta­dır.</text:p>
      <text:p text:style-name="P4">2) Te­ori­nin öne sür­dü­ğü "ev­rim me­ka­niz­ma­la­rı"nın, ger­çek­te ev­rim­leş­ti­ri­ci bir et­ki­ye sa­hip ol­du­ğu­nu gös­te­ren hiç­bir bi­lim­sel bul­gu yok­tur.</text:p>
      <text:p text:style-name="P4"><text:soft-page-break/>3) Fo­sil ka­yıt­la­rı, ev­rim te­ori­si­nin ön­gö­rü­le­ri­nin tam ak­si­ne bir tab­lo or­ta­ya koy­mak­ta­dır. </text:p>
      <text:p text:style-name="P4">Bu bö­lüm­de, bu üç te­mel baş­lı­ğı ana hat­la­rı ile in­ce­le­ye­ce­ğiz.</text:p>
      <text:p text:style-name="P7">Aşı­la­ma­yan İlk Ba­sa­mak: </text:p>
      <text:p text:style-name="P7">Ha­ya­tın Kö­ke­ni </text:p>
      <text:p text:style-name="P4">Ev­rim te­ori­si, tüm can­lı tür­le­ri­nin, bun­dan yak­la­şık 3.8 mil­yar yıl ön­ce il­kel dün­ya­da or­ta­ya çı­kan tek bir can­lı hüc­re­den gel­dik­le­ri­ni id­di­a et­mek­te­dir. Tek bir hüc­re­nin na­sıl olup da mil­yon­lar­ca komp­leks can­lı tü­rü­nü oluş­tur­du­ğu ve eğer ger­çek­ten bu tür bir ev­rim ger­çek­leş­miş­se ne­den bu­nun iz­le­ri­nin fo­sil ka­yıt­la­rın­da bu­lu­na­ma­dı­ğı, te­ori­nin açık­la­ya­ma­dı­ğı so­ru­lar­dan­dır. An­cak tüm bun­lar­dan ön­ce, id­di­a edi­len ev­rim sü­re­ci­nin ilk ba­sa­ma­ğı üze­rin­de dur­mak ge­re­kir. Sö­zü edi­len o "ilk hüc­re" na­sıl or­ta­ya çık­mış­tır?</text:p>
      <text:p text:style-name="P4">Ev­rim te­ori­si, ya­ra­tı­lı­şı red­det­ti­ği, hiç­bir do­ğa­üs­tü mü­da­ha­le­yi ka­bul et­me­di­ği için, o "ilk hüc­re"nin, hiç­bir ta­sa­rım, plan ve dü­zen­le­me ol­ma­dan, do­ğa ka­nun­la­rı için­de rast­lan­tı­sal ola­rak mey­da­na gel­di­ği­ni id­di­a eder. Ya­ni te­ori­ye gö­re, can­sız mad­de te­sa­düf­ler so­nu­cun­da or­ta­ya can­lı bir hüc­re çı­kar­mış ol­ma­lı­dır. An­cak bu, bi­li­nen en te­mel bi­yo­lo­ji ka­nun­la­rı­na ay­kı­rı bir id­dia­dır.</text:p>
      <text:p text:style-name="P4"/>
      <text:p text:style-name="P7">"Ha­yat Ha­yat­tan Ge­lir"</text:p>
      <text:p text:style-name="P4">Dar­win, ki­ta­bın­da ha­ya­tın kö­ke­ni ko­nu­sun­dan hiç söz et­me­miş­ti. Çün­kü onun dö­ne­min­de­ki il­kel bi­lim an­la­yı­şı, can­lı­la­rın çok ba­sit bir ya­pı­ya sa­hip ol­duk­la­rı­nı var­sa­yı­yor­du. Or­ta­çağ'dan be­ri ina­nı­lan "spon­ta­ne je­ne­ras­yon" ad­lı te­ori­ye gö­re, can­sız mad­de­le­rin te­sa­dü­fen bi­ra­ra­ya ge­lip, can­lı bir var­lık oluş­tu­ra­bi­le­cek­le­ri­ne ina­nı­lı­yor­du. Bu dö­nem­de bö­cek­le­rin ye­mek ar­tık­la­rın­dan, fa­re­le­rin de buğ­day­dan oluş­tu­ğu yay­gın bir dü­şün­cey­di. Bu­nu is­pat­la­mak için de il­ginç de­ney­ler ya­pıl­mış­tı. Kir­li bir pa­çav­ra­nın üze­ri­ne bi­raz buğ­day kon­muş ve bi­raz bek­len­di­ğin­de bu ka­rı­şım­dan fa­re­le­rin olu­şa­ca­ğı sa­nıl­mış­tı.</text:p>
      <text:p text:style-name="P4">Et­le­rin kurt­lan­ma­sı da ha­ya­tın can­sız mad­de­ler­den tü­re­ye­bil­di­ği­ne bir de­lil sa­yı­lı­yor­du. Oy­sa da­ha son­ra an­la­şı­la­cak­tı ki, et­le­rin üze­rin­de­ki kurt­lar ken­di­lik­le­rin­den oluş­mu­yor­lar, si­nek­le­rin ge­ti­rip bı­rak­tık­la­rı göz­le gö­rül­me­yen lar­va­lar­dan çı­kı­yor­lar­dı.</text:p>
      <text:p text:style-name="P4">Dar­win'in Tür­le­rin Kö­ke­ni ad­lı ki­ta­bı­nı yaz­dı­ğı dö­nem­de ise, bak­te­ri­le­rin can­sız mad­de­den olu­şa­bil­dik­le­ri inan­cı, bi­lim dün­ya­sın­da yay­gın bir ka­bul gö­rü­yor­du. </text:p>
      <text:p text:style-name="P4">Oy­sa Dar­win'in ki­ta­bı­nın ya­yın­lan­ma­sın­dan beş yıl son­ra, ün­lü Fran­sız bi­yo­log Lou­is Pas­te­ur, ev­ri­me te­mel oluş­tu­ran bu inan­cı ke­sin ola­rak çü­rüt­tü. Pas­te­ur yap­tı­ğı uzun ça­lış­ma ve de­ney­ler so­nu­cun­da var­dı­ğı so­nu­cu şöy­le özet­le­miş­ti: </text:p>
      <text:p text:style-name="P4">Can­sız mad­de­le­rin ha­yat oluş­tu­ra­bi­le­ce­ği id­dia­sı ar­tık ke­sin ola­rak ta­ri­he gö­mül­müş­tür. 1</text:p>
      <text:p text:style-name="P4">Ev­rim te­ori­si­nin sa­vu­nu­cu­la­rı, Pas­te­ur'ün bul­gu­la­rı­na kar­şı uzun sü­re di­ren­di­ler. An­cak ge­li­şen bi­lim, can­lı hüc­re­si­nin kar­ma­şık ya­pı­sı­nı or­ta­ya çı­kar­dık­ça, ha­ya­tın ken­di­li­ğin­den olu­şa­bi­le­ce­ği id­di­ası­nın ge­çer­siz­li­ği da­ha da açık ha­le gel­di. </text:p>
      <text:p text:style-name="P4"/>
      <text:p text:style-name="P7">20. Yüz­yıl­da­ki So­nuç­suz Ça­ba­lar</text:p>
      <text:p text:style-name="P4">20. yüz­yıl­da ha­ya­tın kö­ke­ni ko­nu­su­nu ele alan ilk ev­rim­ci, ün­lü Rus bi­yo­log Ale­xan­der Opa­rin ol­du. Opa­rin, 1930'lu yıl­lar­da or­ta­ya at­tı­ğı bir­ta­kım tez­ler­le, can­lı hüc­re­si­nin te­sa­dü­fen <text:soft-page-break/>mey­da­na ge­le­bi­le­ce­ği­ni is­pat et­me­ye ça­lış­tı. An­cak bu ça­lış­ma­lar ba­şa­rı­sız­lık­la so­nuç­la­na­cak ve Opa­rin şu iti­ra­fı yap­mak zo­run­da ka­la­cak­tı: </text:p>
      <text:p text:style-name="P4">Ma­ale­sef hüc­re­nin kö­ke­ni, ev­rim te­ori­si­nin tü­mü­nü içi­ne alan en ka­ran­lık nok­ta­yı oluş­tur­mak­ta­dır.2</text:p>
      <text:p text:style-name="P4">Opa­rin'in yo­lu­nu iz­le­yen ev­rim­ci­ler, ha­ya­tın kö­ke­ni ko­nu­su­nu çö­zü­me ka­vuş­tu­ra­cak de­ney­ler yap­ma­ya ça­lış­tı­lar. Bu de­ney­le­rin en ün­lü­sü, Ame­ri­ka­lı kim­ya­cı Stan­ley Mil­ler ta­ra­fın­dan 1953 yı­lın­da dü­zen­len­di. Mil­ler, il­kel dün­ya at­mos­fe­rin­de ol­du­ğu­nu id­di­a et­ti­ği gaz­la­rı bir de­ney dü­ze­ne­ğin­de bir­leş­ti­re­rek ve bu ka­rı­şı­ma ener­ji ek­le­ye­rek, pro­te­in­le­rin ya­pı­sın­da kul­la­nı­lan bir­kaç or­ga­nik mo­le­kül (ami­noa­sit) sen­tez­le­di.</text:p>
      <text:p text:style-name="P4">O yıl­lar­da ev­rim adı­na önem­li bir aşa­ma gi­bi ta­nı­tı­lan bu de­ne­yin ge­çer­li ol­ma­dı­ğı ve de­ney­de kul­la­nı­lan at­mos­fe­rin ger­çek dün­ya ko­şul­la­rın­dan çok fark­lı ol­du­ğu, iler­le­yen yıl­lar­da or­ta­ya çı­ka­cak­tı.3</text:p>
      <text:p text:style-name="P4">Uzun sü­ren bir ses­siz­lik­ten son­ra Mil­ler'in ken­di­si de kul­lan­dı­ğı at­mos­fer or­ta­mı­nın ger­çek­çi ol­ma­dı­ğı­nı iti­raf et­ti.4</text:p>
      <text:p text:style-name="P4">Ha­ya­tın kö­ke­ni so­ru­nu­nu açık­la­mak için 20. yüz­yıl bo­yun­ca yü­rü­tü­len tüm ev­rim­ci ça­ba­lar hep ba­şa­rı­sız­lık­la so­nuç­lan­dı. San Die­go Scripps Ens­ti­tü­sü'nden ün­lü jeo­kim­ya­cı Jef­frey Ba­da, ev­rim­ci Earth der­gi­sin­de 1998 yı­lın­da ya­yın­la­nan bir ma­ka­le­de bu ger­çe­ği şöy­le ka­bul eder:</text:p>
      <text:p text:style-name="P4">Bu­gün, 20. yüz­yı­lı ge­ri­de bı­ra­kır­ken, ha­la, 20. yüz­yı­la gir­di­ği­miz­de sa­hip ol­du­ğu­muz en bü­yük çö­zül­me­miş prob­lem­le kar­şı kar­şı­ya­yız: Ha­yat yer­yü­zün­de na­sıl baş­la­dı?5</text:p>
      <text:p text:style-name="P4"/>
      <text:p text:style-name="P7">Ha­ya­tın Komp­leks Ya­pı­sı </text:p>
      <text:p text:style-name="P4">Ev­rim te­ori­si­nin ha­ya­tın kö­ke­ni ko­nu­sun­da bu den­li bü­yük bir aç­ma­za gir­me­si­nin baş­lı­ca ne­de­ni, en ba­sit sa­nı­lan can­lı ya­pı­la­rın bi­le ina­nıl­maz de­re­ce­de kar­ma­şık ya­pı­la­ra sa­hip ol­ma­sı­dır. Can­lı hüc­re­si, in­sa­noğ­lu­nun yap­tı­ğı bü­tün tek­no­lo­jik ürün­ler­den da­ha kar­ma­şık­tır. Öy­le ki bu­gün dün­ya­nın en ge­liş­miş la­bo­ra­tu­var­la­rın­da bi­le can­sız mad­de­ler bi­ra­ra­ya ge­ti­ri­le­rek can­lı bir hüc­re üre­ti­le­me­mek­te­dir.</text:p>
      <text:p text:style-name="P4">Bir hüc­re­nin mey­da­na gel­me­si için ge­re­ken şart­lar, as­la rast­lan­tı­lar­la açık­la­na­ma­ya­cak ka­dar faz­la­dır. Hüc­re­nin en te­mel ya­pı ta­şı olan pro­te­in­le­rin rast­lan­tı­sal ola­rak sen­tez­len­me ih­ti­ma­li; 500 ami­no­asit­lik or­ta­la­ma bir pro­te­in için, 10950'de 1'dir. An­cak ma­te­ma­tik­te 1050'de 1'den kü­çük ola­sı­lık­lar pra­tik ola­rak "im­kan­sız" sa­yı­lır. Hüc­re­nin çe­kir­de­ğin­de yer alan ve ge­ne­tik bil­gi­yi sak­la­yan DNA mo­le­kü­lü ise, ina­nıl­maz bir bil­gi ban­ka­sı­dır. İn­san DNA'sı­nın içer­di­ği bil­gi­nin, eğer ka­ğı­da dö­kül­me­ye kal­kıl­sa, 500'er say­fa­dan olu­şan 900 cilt­lik bir kü­tüp­ha­ne oluş­tu­ra­ca­ğı he­sap­lan­mak­ta­dır.</text:p>
      <text:p text:style-name="P4">Bu nok­ta­da çok il­ginç bir iki­lem da­ha var­dır: DNA, yal­nız bir­ta­kım özel­leş­miş pro­te­in­le­rin (en­zim­le­rin) yar­dı­mı ile eş­le­ne­bi­lir. Ama bu en­zim­le­rin sen­te­zi de an­cak DNA'da­ki bil­gi­ler doğ­rul­tu­sun­da ger­çek­le­şir. Bir­bi­ri­ne ba­ğım­lı ol­duk­la­rın­dan, eş­le­me­nin mey­da­na ge­le­bil­me­si için iki­si­nin de ay­nı an­da var ol­ma­la­rı ge­re­kir. Bu ise, ha­ya­tın ken­di­li­ğin­den oluş­tu­ğu se­nar­yo­su­nu çık­ma­za sok­mak­ta­dır. San Die­go Ca­li­for­ni­a Üni­ver­si­te­si'nden ün­lü ev­rim­ci Prof. Les­li­e Or­gel, Sci­en­ti­fic Ame­ri­can der­gi­si­nin Ekim 1994 ta­rih­li sa­yı­sın­da bu ger­çe­ği şöy­le iti­raf eder:</text:p>
      <text:p text:style-name="P4"><text:soft-page-break/>Son de­re­ce komp­leks ya­pı­la­ra sa­hip olan pro­te­in­le­rin ve nük­le­ik asit­le­rin (RNA ve DNA) ay­nı yer­de ve ay­nı za­man­da rast­lan­tı­sal ola­rak oluş­ma­la­rı aşı­rı de­re­ce­de ih­ti­mal dı­şı­dır. Ama bun­la­rın bi­ri­si ol­ma­dan di­ğe­ri­ni el­de et­mek de müm­kün de­ğil­dir. Do­la­yı­sıy­la in­san, ya­şa­mın kim­ya­sal yol­lar­la or­ta­ya çık­ma­sı­nın as­la müm­kün ol­ma­dı­ğı so­nu­cu­na var­mak zo­run­da kal­mak­ta­dır.6</text:p>
      <text:p text:style-name="P4">Kuş­ku­suz eğer ha­ya­tın do­ğal et­ken­ler­le or­ta­ya çık­ma­sı im­kan­sız ise, bu du­rum­da ha­ya­tın do­ğa­üs­tü bir bi­çim­de "ya­ra­tıl­dı­ğı­nı" ka­bul et­mek ge­re­kir. Bu ger­çek, en te­mel ama­cı ya­ra­tı­lı­şı red­det­mek olan ev­rim te­ori­si­ni açık­ça ge­çer­siz kıl­mak­ta­dır. </text:p>
      <text:p text:style-name="P4"/>
      <text:p text:style-name="P7">Ev­ri­min Ha­ya­li Me­ka­niz­ma­la­rı</text:p>
      <text:p text:style-name="P4">Dar­win'in te­ori­si­ni ge­çer­siz kı­lan ikin­ci bü­yük nok­ta, te­ori­nin "ev­rim me­ka­niz­ma­la­rı" ola­rak öne sür­dü­ğü iki kav­ra­mın da ger­çek­te hiç­bir ev­rim­leş­ti­ri­ci gü­ce sa­hip ol­ma­dı­ğı­nın an­la­şıl­mış ol­ma­sı­dır. Dar­win, or­ta­ya at­tı­ğı ev­rim id­di­ası­nı ta­ma­men "do­ğal se­lek­si­yon" me­ka­niz­ma­sı­na bağ­la­mış­tı. Bu me­ka­niz­ma­ya ver­di­ği önem, ki­ta­bı­nın is­min­den de açık­ça an­la­şı­lı­yor­du: Tür­le­rin Kö­ke­ni, Do­ğal Se­lek­si­yon Yo­luy­la...</text:p>
      <text:p text:style-name="P4">Do­ğal se­lek­si­yon, do­ğal seç­me de­mek­tir. Do­ğa­da­ki ya­şam mü­ca­de­le­si için­de, do­ğal şart­la­ra uy­gun ve güç­lü can­lı­la­rın ha­yat­ta ka­la­ca­ğı dü­şün­ce­si­ne da­ya­nır. Ör­ne­ğin yır­tı­cı hay­van­lar ta­ra­fın­dan teh­dit edi­len bir ge­yik sü­rü­sün­de, da­ha hız­lı ko­şa­bi­len ge­yik­ler ha­yat­ta ka­la­cak­tır. Böy­le­ce ge­yik sü­rü­sü, hız­lı ve güç­lü bi­rey­ler­den olu­şa­cak­tır. Ama el­bet­te bu me­ka­niz­ma, ge­yik­le­ri ev­rim­leş­tir­mez, on­la­rı baş­ka bir can­lı tü­rü­ne, ör­ne­ğin at­la­ra dö­nüş­tür­mez.</text:p>
      <text:p text:style-name="P4">Do­la­yı­sıy­la do­ğal se­lek­si­yon me­ka­niz­ma­sı hiç­bir ev­rim­leş­ti­ri­ci gü­ce sa­hip de­ğil­dir. Dar­win de bu ger­çe­ğin far­kın­day­dı ve Tür­le­rin Kö­ke­ni ad­lı ki­ta­bın­da "Fay­da­lı de­ği­şik­lik­ler oluş­ma­dı­ğı sü­re­ce do­ğal se­lek­si­yon hiç­bir şey ya­pa­maz" de­mek zo­run­da kal­mış­tı.7</text:p>
      <text:p text:style-name="P4"/>
      <text:p text:style-name="P7">La­marck'ın Et­ki­si</text:p>
      <text:p text:style-name="P4">Pe­ki bu "fay­da­lı de­ği­şik­lik­ler" na­sıl olu­şa­bi­lir­di? Dar­win, ken­di dö­ne­mi­nin il­kel bi­lim an­la­yı­şı için­de, bu so­ru­yu La­marck'a da­ya­na­rak ce­vap­la­ma­ya ça­lış­mış­tı. Dar­win'den ön­ce ya­şa­mış olan Fran­sız bi­yo­log La­marck'a gö­re, can­lı­lar ya­şam­la­rı sı­ra­sın­da ge­çir­dik­le­ri fi­zik­sel de­ği­şik­lik­le­ri son­ra­ki nes­le ak­ta­rı­yor­lar, ne­sil­den ne­si­le bi­ri­ken bu özel­lik­ler so­nu­cun­da ye­ni tür­ler or­ta­ya çı­kı­yor­du. Ör­ne­ğin La­marck'a gö­re zü­ra­fa­lar cey­lan­lar­dan tü­re­miş­ler­di, yük­sek ağaç­la­rın yap­rak­la­rı­nı ye­mek için ça­ba­lar­ken ne­sil­den ne­si­le bo­yun­la­rı uza­mış­tı. </text:p>
      <text:p text:style-name="P4">Dar­win de ben­ze­ri ör­nek­ler ver­miş, ör­ne­ğin Tür­le­rin Kö­ke­ni ad­lı ki­ta­bın­da, yi­ye­cek bul­mak için su­ya gi­ren ba­zı ayı­la­rın za­man­la ba­li­na­la­ra dö­nüş­tü­ğü­nü id­di­a et­miş­ti.8</text:p>
      <text:p text:style-name="P4">Ama Men­del'in keş­fet­ti­ği ve 20. yüz­yıl­da ge­li­şen ge­ne­tik bi­li­miy­le ke­sin­le­şen ka­lı­tım ka­nun­la­rı, ka­za­nıl­mış özel­lik­le­rin son­ra­ki ne­sil­le­re ak­ta­rıl­ma­sı ef­sa­ne­si­ni ke­sin ola­rak yık­tı. Böy­le­ce do­ğal se­lek­si­yon "tek ba­şı­na" ve do­la­yı­sıy­la tü­müy­le et­ki­siz bir me­ka­niz­ma ola­rak kal­mış olu­yor­du.</text:p>
      <text:p text:style-name="P4"/>
      <text:p text:style-name="P7">Ne­o-Dar­wi­nizm ve Mu­tas­yon­lar</text:p>
      <text:p text:style-name="P4">Dar­wi­nist­ler ise bu du­ru­ma bir çö­züm bu­la­bil­mek için 1930'la­rın son­la­rın­da, "Mo­dern Sen­te­tik Teo­ri"yi ya da da­ha yay­gın is­miy­le ne­o-Dar­wi­nizm'i or­ta­ya at­tı­lar. Ne­o-Dar­wi­nizm, do­<text:soft-page-break/>ğal se­lek­si­yo­nun ya­nı­na "fay­da­lı de­ği­şik­lik se­be­bi" ola­rak mu­tas­yon­la­rı, ya­ni can­lı­la­rın gen­le­rin­de rad­yas­yon gi­bi dış et­ki­ler ya da kop­ya­la­ma ha­ta­la­rı so­nu­cun­da olu­şan bo­zul­ma­la­rı ek­le­di. </text:p>
      <text:p text:style-name="P4">Bu­gün de ha­la dün­ya­da ev­rim adı­na ge­çer­li­li­ği­ni ko­ru­yan mo­del ne­o-Dar­wi­nizm'dir. Teo­ri, yer­yü­zün­de bu­lu­nan mil­yon­lar­ca can­lı tü­rü­nün, bu can­lı­la­rın, ku­lak, göz, ak­ci­ğer, ka­nat gi­bi sa­yı­sız komp­leks or­gan­la­rı­nın "mu­tas­yon­la­ra", ya­ni ge­ne­tik bo­zuk­luk­la­ra da­ya­lı bir sü­reç so­nu­cun­da oluş­tu­ğu­nu id­di­a et­mek­te­dir. Ama te­ori­yi ça­re­siz bı­ra­kan açık bir bi­lim­sel ger­çek var­dır: Mu­tas­yon­lar can­lı­la­rı ge­liş­tir­mez­ler, ak­si­ne her za­man için can­lı­la­ra za­rar ve­rir­ler.</text:p>
      <text:p text:style-name="P4">Bu­nun ne­de­ni çok ba­sit­tir: DNA çok komp­leks bir dü­ze­ne sa­hip­tir. Bu mo­le­kül üze­rin­de olu­şan her­han­gi ras­ge­le bir et­ki an­cak za­rar ve­rir. Ame­ri­ka­lı ge­ne­tik­çi B. G. Ran­ga­nat­han bu­nu şöy­le açık­lar:</text:p>
      <text:p text:style-name="P4">Mu­tas­yon­lar kü­çük, ras­ge­le ve za­rar­lı­dır­lar. Çok en­der ola­rak mey­da­na ge­lir­ler ve en iyi ih­ti­mal­le et­ki­siz­dir­ler. Bu üç özel­lik, mu­tas­yon­la­rın ev­rim­sel bir ge­liş­me mey­da­na ge­ti­re­me­ye­ce­ği­ni gös­te­rir. Za­ten yük­sek de­re­ce­de özel­leş­miş bir or­ga­niz­ma­da mey­da­na ge­le­bi­le­cek rast­lan­tı­sal bir de­ği­şim, ya et­ki­siz ola­cak­tır ya da za­rar­lı. Bir kol saa­tin­de mey­da­na ge­le­cek ras­ge­le bir de­ği­şim kol sa­ati­ni ge­liş­tir­me­ye­cek­tir. Ona bü­yük ih­ti­mal­le za­rar ve­re­cek ve­ya en iyi ih­ti­mal­le et­ki­siz ola­cak­tır. Bir dep­rem bir şeh­ri ge­liş­tir­mez, ona yı­kım ge­ti­rir.9</text:p>
      <text:p text:style-name="P4">Ni­te­kim bu­gü­ne ka­dar hiç­bir ya­rar­lı, ya­ni ge­ne­tik bil­gi­yi ge­liş­ti­ren mu­tas­yon ör­ne­ği göz­lem­len­me­di. Tüm mu­tas­yon­la­rın za­rar­lı ol­du­ğu gö­rül­dü. An­la­şıl­dı ki, ev­rim te­ori­si­nin "ev­rim me­ka­niz­ma­sı" ola­rak gös­ter­di­ği mu­tas­yon­lar, ger­çek­te can­lı­la­rı sa­de­ce tah­rip eden, sa­kat bı­ra­kan ge­ne­tik olay­lar­dır. (İn­san­lar­da mu­tas­yo­nun en sık gö­rü­len et­ki­si de kan­ser­dir.) El­bet­te tah­rip edi­ci bir me­ka­niz­ma "ev­rim me­ka­niz­ma­sı" ola­maz. Do­ğal se­lek­si­yon ise, Dar­win'in de ka­bul et­ti­ği gi­bi, "tek ba­şı­na hiç­bir şey ya­pa­maz." Bu ger­çek biz­le­re do­ğa­da hiç­bir "ev­rim me­ka­niz­ma­sı" ol­ma­dı­ğı­nı gös­ter­mek­te­dir. Ev­rim me­ka­niz­ma­sı ol­ma­dı­ğı­na gö­re de, ev­rim de­nen ha­ya­li sü­reç ya­şan­mış ola­maz.</text:p>
      <text:p text:style-name="P4"/>
      <text:p text:style-name="P7">Fo­sil Ka­yıt­la­rı: </text:p>
      <text:p text:style-name="P7">Ara Form­lar­dan Eser Yok</text:p>
      <text:p text:style-name="P4">Ev­rim te­ori­si­nin id­di­a et­ti­ği se­nar­yo­nun ya­şan­ma­mış ol­du­ğu­nun en açık gös­ter­ge­si ise fo­sil ka­yıt­la­rı­dır.</text:p>
      <text:p text:style-name="P4">Ev­rim te­ori­si­ne gö­re bü­tün can­lı­lar bir­bir­le­rin­den tü­re­miş­ler­dir. Ön­ce­den var olan bir can­lı tü­rü, za­man­la bir di­ğe­ri­ne dö­nüş­müş ve bü­tün tür­ler bu şe­kil­de or­ta­ya çık­mış­lar­dır. Te­ori­ye gö­re bu dö­nü­şüm yüz mil­yon­lar­ca yıl sü­ren uzun bir za­man di­li­mi­ni kap­sa­mış ve ka­de­me ka­de­me iler­le­miş­tir. </text:p>
      <text:p text:style-name="P4">Bu du­rum­da, id­di­a edi­len uzun dö­nü­şüm sü­re­ci için­de sa­yı­sız "ara tür­ler"in oluş­muş ve ya­şa­mış ol­ma­la­rı ge­re­kir. </text:p>
      <text:p text:style-name="P4">Ör­ne­ğin geç­miş­te, ba­lık özel­lik­le­ri­ni ta­şı­ma­la­rı­na rağ­men, bir yan­dan da ba­zı sü­rün­gen özel­lik­le­ri ka­zan­mış olan ya­rı ba­lık-ya­rı sü­rün­gen can­lı­lar ya­şa­mış ol­ma­lı­dır. Ya da sü­rün­gen özel­lik­le­ri­ni ta­şır­ken, bir yan­dan da ba­zı kuş özel­lik­le­ri ka­zan­mış sü­rün­gen-kuş­lar or­ta­ya çık­mış ol­ma­lı­dır. Bun­lar, bir ge­çiş sü­re­cin­de ol­duk­la­rı için de, sa­kat, ek­sik, ku­sur­lu can­lı­lar ol­ma­lı­dır. Ev­<text:soft-page-break/>rim­ci­ler geç­miş­te ya­şa­mış ol­duk­la­rı­na inan­dık­la­rı bu teo­rik ya­ra­tık­la­ra "ara-ge­çiş for­mu" adı­nı ve­rir­ler. </text:p>
      <text:p text:style-name="P4">Eğer ger­çek­ten bu tür can­lı­lar geç­miş­te ya­şa­mış­lar­sa bun­la­rın sa­yı­la­rı­nın ve çe­şit­le­ri­nin mil­yon­lar­ca hat­ta mil­yar­lar­ca ol­ma­sı ge­re­kir. Ve bu ucu­be can­lı­la­rın ka­lın­tı­la­rı­na mut­la­ka fo­sil ka­yıt­la­rın­da rast­lan­ma­sı ge­re­kir. Dar­win, Tür­le­rin Kö­ke­ni'nde bu­nu şöy­le açık­la­mış­tır:</text:p>
      <text:p text:style-name="P4">Eğer teo­rim doğ­ruy­sa, tür­le­ri bir­bi­ri­ne bağ­la­yan sa­yı­sız ara-ge­çiş çe­şit­le­ri mut­la­ka ya­şa­mış ol­ma­lı­dır... Bun­la­rın ya­şa­mış ol­duk­la­rı­nın ka­nıt­la­rı da sa­de­ce fo­sil ka­lın­tı­la­rı ara­sın­da bu­lu­na­bi­lir.10</text:p>
      <text:p text:style-name="P4"/>
      <text:p text:style-name="P7">Dar­win'in Yı­kı­lan Umut­la­rı</text:p>
      <text:p text:style-name="P4">An­cak 19. yüz­yı­lın or­ta­sın­dan bu ya­na dün­ya­nın dört bir ya­nın­da hum­ma­lı fo­sil araş­tır­ma­la­rı ya­pıl­dı­ğı hal­de bu ara ge­çiş form­la­rı­na rast­la­na­ma­mış­tır. Ya­pı­lan ka­zı­lar­da ve araş­tır­ma­lar­da el­de edi­len bü­tün bul­gu­lar, ev­rim­ci­le­rin bek­le­dik­le­ri­nin ak­si­ne, can­lı­la­rın yer­yü­zün­de bir­den­bi­re, ek­sik­siz ve ku­sur­suz bir bi­çim­de or­ta­ya çık­tık­la­rı­nı gös­ter­miş­tir.</text:p>
      <text:p text:style-name="P4">Ün­lü İn­gi­liz pa­le­on­to­log (fo­sil bi­lim­ci) De­rek W. Ager, bir ev­rim­ci ol­ma­sı­na kar­şın bu ger­çe­ği şöy­le iti­raf eder:</text:p>
      <text:p text:style-name="P4">So­ru­nu­muz şu­dur: Fo­sil ka­yıt­la­rı­nı de­tay­lı ola­rak in­ce­le­di­ği­miz­de, tür­ler ya da sı­nıf­lar se­vi­ye­sin­de ol­sun, sü­rek­li ola­rak ay­nı ger­çek­le kar­şı­la­şı­rız; ka­de­me­li ev­rim­le ge­li­şen de­ğil, ani­den yer­yü­zün­de olu­şan grup­lar gö­rü­rüz.11</text:p>
      <text:p text:style-name="P4">Ya­ni fo­sil ka­yıt­la­rın­da, tüm can­lı tür­le­ri, ara­la­rın­da hiç­bir ge­çiş for­mu ol­ma­dan ek­sik­siz bi­çim­le­riy­le ani­den or­ta­ya çık­mak­ta­dır­lar. Bu, Dar­win'in ön­gö­rü­le­ri­nin tam ak­si­dir. Da­ha­sı, bu can­lı tür­le­ri­nin ya­ra­tıl­dık­la­rı­nı gös­te­ren çok güç­lü bir de­lil­dir. Çün­kü bir can­lı tü­rü­nün, ken­di­sin­den ev­rim­leş­ti­ği hiç­bir ata­sı ol­ma­dan, bir an­da ve ku­sur­suz ola­rak or­ta­ya çık­ma­sı­nın tek açık­la­ma­sı, o tü­rün ya­ra­tıl­mış ol­ma­sı­dır. Bu ger­çek, ün­lü ev­rim­ci bi­yo­log Do­ug­las Fu­tuy­ma ta­ra­fın­dan da ka­bul edi­lir:</text:p>
      <text:p text:style-name="P4">Ya­ra­tı­lış ve ev­rim, ya­şa­yan can­lı­la­rın kö­ke­ni hak­kın­da ya­pı­la­bi­le­cek ye­ga­ne iki açık­la­ma­dır. Can­lı­lar dün­ya üze­rin­de ya ta­ma­men mü­kem­mel ve ek­sik­siz bir bi­çim­de or­ta­ya çık­mış­lar­dır ya da böy­le ol­ma­mış­tır. Eğer böy­le ol­ma­dıy­sa, bir de­ği­şim sü­re­ci sa­ye­sin­de ken­di­le­rin­den ön­ce var olan ba­zı can­lı tür­le­rin­den ev­rim­le­şe­rek mey­da­na gel­miş ol­ma­lı­dır­lar. Ama eğer ek­sik­siz ve mü­kem­mel bir bi­çim­de or­ta­ya çık­mış­lar­sa, o hal­de son­suz güç sa­hi­bi bir akıl ta­ra­fın­dan ya­ra­tıl­mış ol­ma­la­rı ge­re­kir.12</text:p>
      <text:p text:style-name="P4">Fo­sil­ler ise, can­lı­la­rın yer­yü­zün­de ek­sik­siz ve mü­kem­mel bir bi­çim­de or­ta­ya çık­tık­la­rı­nı gös­ter­mek­te­dir. Ya­ni "tür­le­rin kö­ke­ni", Dar­win'in san­dı­ğı­nın ak­si­ne, ev­rim de­ğil ya­ra­tı­lış­tır.</text:p>
      <text:p text:style-name="P4"/>
      <text:p text:style-name="P7">İn­sa­nın Ev­ri­mi Ma­sa­lı</text:p>
      <text:p text:style-name="P4">Ev­rim te­ori­si­ni sa­vu­nan­la­rın en çok gün­de­me ge­tir­dik­le­ri ko­nu, in­sa­nın kö­ke­ni ko­nu­su­dur. Bu ko­nu­da­ki Dar­wi­nist id­di­a, bu­gün ya­şa­yan mo­dern in­sa­nın may­mun­su bir­ta­kım ya­ra­tık­lar­dan gel­di­ği­ni var­sa­yar. 4-5 mil­yon yıl ön­ce baş­la­dı­ğı var­sa­yı­lan bu sü­reç­te, mo­dern in­san ile ata­la­rı ara­sın­da ba­zı "ara form"la­rın ya­şa­dı­ğı id­di­a edi­lir. Ger­çek­te tü­müy­le ha­ya­li olan bu se­nar­yo­da dört te­mel "ka­te­go­ri" sa­yı­lır:</text:p>
      <text:p text:style-name="P4"><text:soft-page-break/>1- Aus­tra­lo­pit­he­cus</text:p>
      <text:p text:style-name="P4">2- Ho­mo ha­bi­lis</text:p>
      <text:p text:style-name="P4">3- Ho­mo erec­tus</text:p>
      <text:p text:style-name="P4">4- Ho­mo sa­pi­ens</text:p>
      <text:p text:style-name="P4">Ev­rim­ci­ler, in­san­la­rın söz­de ilk may­mun­su ata­la­rı­na "gü­ney may­mu­nu" an­la­mı­na ge­len "Aus­tra­lo­pit­he­cus" is­mi­ni ve­rir­ler. Bu can­lı­lar ger­çek­te so­yu tü­ken­miş bir may­mun tü­rün­den baş­ka bir şey de­ğil­dir. Lord Solly Zuc­ker­man ve Prof. Char­les Ox­nard gi­bi İn­gil­te­re ve ABD'den dün­ya­ca ün­lü iki ana­to­mis­tin Aus­tra­lo­pit­he­cus ör­nek­le­ri üze­rin­de yap­tık­la­rı çok ge­niş kap­sam­lı ça­lış­ma­lar, bu can­lı­la­rın sa­de­ce so­yu tü­ken­miş bir may­mun tü­rü­ne ait ol­duk­la­rı­nı ve in­san­lar­la hiç­bir ben­zer­lik ta­şı­ma­dık­la­rı­nı gös­ter­miş­tir.13</text:p>
      <text:p text:style-name="P4">Ev­rim­ci­ler in­san ev­ri­mi­nin bir son­ra­ki saf­ha­sı­nı da, "ho­mo" ya­ni in­san ola­rak sı­nıf­lan­dı­rır­lar. İd­di­a­ya gö­re ho­mo se­ri­sin­de­ki can­lı­lar, Aus­tra­lo­pit­he­cus­lar'dan da­ha ge­liş­miş­ler­dir. Ev­rim­ci­ler, bu fark­lı can­lı­la­ra ait fo­sil­le­ri ar­dı ar­dı­na di­ze­rek ha­ya­li bir ev­rim şe­ma­sı oluş­tu­rur­lar. Bu şe­ma ha­ya­li­dir, çün­kü ger­çek­te bu fark­lı sı­nıf­la­rın ara­sın­da ev­rim­sel bir iliş­ki ol­du­ğu as­la is­pat­la­na­ma­mış­tır. Ev­rim te­ori­si­nin 20. yüz­yıl­da­ki en önem­li sa­vu­nu­cu­la­rın­dan bi­ri olan Ernst Mayr, "Ho­mo sa­pi­ens'e uza­nan zin­cir ger­çek­te ka­yıp­tır" di­ye­rek bu­nu ka­bul eder.14</text:p>
      <text:p text:style-name="P4">Ev­rim­ci­ler "Aus­tra­lo­pit­he­cus &gt; Ho­mo ha­bi­lis &gt; Ho­mo erec­tus &gt; Ho­mo sa­pi­ens" sı­ra­la­ma­sı­nı ya­zar­ken, bu tür­le­rin her bi­ri­nin, bir son­ra­ki­nin ata­sı ol­du­ğu iz­le­ni­mi­ni ve­rir­ler. Oy­sa pa­le­oan­tro­po­log­la­rın son bul­gu­la­rı, Aus­tra­lo­pit­he­cus, Ho­mo ha­bi­lis ve Ho­mo erec­tus'un dün­ya'nın fark­lı böl­ge­le­rin­de ay­nı dö­nem­ler­de ya­şa­dık­la­rı­nı gös­ter­mek­te­dir.15</text:p>
      <text:p text:style-name="P4">Da­ha­sı Ho­mo erec­tus sı­nıf­la­ma­sı­na ait in­san­la­rın bir bö­lü­mü çok mo­dern za­man­la­ra ka­dar ya­şa­mış­lar, Ho­mo sa­pi­ens ne­an­der­ta­len­sis ve Ho­mo sa­pi­ens sa­pi­ens (mo­dern in­san) ile ay­nı or­tam­da yan ya­na bu­lun­muş­lar­dır.16</text:p>
      <text:p text:style-name="P4">Bu ise el­bet­te bu sı­nıf­la­rın bir­bir­le­ri­nin ata­la­rı ol­duk­la­rı id­di­ası­nın ge­çer­siz­li­ği­ni açık­ça or­ta­ya koy­mak­ta­dır. Har­vard Üni­ver­si­te­si pa­le­on­to­log­la­rın­dan Step­hen Jay Go­uld, ken­di­si de bir ev­rim­ci ol­ma­sı­na kar­şın, Dar­wi­nist te­ori­nin içi­ne gir­di­ği bu çık­ma­zı şöy­le açık­lar:</text:p>
      <text:p text:style-name="P4">Eğer bir­bi­ri ile pa­ra­lel bir bi­çim­de ya­şa­yan üç fark­lı ho­mi­nid (in­sa­nım­sı) çiz­gi­si var­sa, o hal­de bi­zim soy ağa­cı­mı­za ne ol­du? Açık­tır ki, bun­la­rın bi­ri di­ğe­rin­den gel­miş ola­maz. Da­ha­sı, bi­ri di­ğe­riy­le kar­şı­laş­tı­rıl­dı­ğın­da ev­rim­sel bir ge­liş­me tren­di gös­ter­me­mek­te­dir­ler.17</text:p>
      <text:p text:style-name="P4">Kı­sa­ca­sı, med­ya­da ya da ders ki­tap­la­rın­da yer alan ha­ya­li bir­ta­kım "ya­rı may­mun, ya­rı in­san" can­lı­la­rın çi­zim­le­riy­le, ya­ni sırf pro­pa­gan­da yo­luy­la ayak­ta tu­tul­ma­ya ça­lı­şı­lan in­sa­nın ev­ri­mi se­nar­yo­su, hiç­bir bi­lim­sel te­me­li ol­ma­yan bir ma­sal­dan iba­ret­tir. </text:p>
      <text:p text:style-name="P4">Bu ko­nu­yu uzun yıl­lar in­ce­le­yen, özel­lik­le Aus­tra­lo­pit­he­cus fo­sil­le­ri üze­rin­de 15 yıl araş­tır­ma ya­pan İn­gil­te­re'nin en ün­lü ve say­gın bi­lim adam­la­rın­dan Lord Solly Zuc­ker­man, bir ev­rim­ci ol­ma­sı­na rağ­men, or­ta­da may­mun­su can­lı­lar­dan in­sa­na uza­nan ger­çek bir soy ağa­cı ol­ma­dı­ğı so­nu­cu­na var­mış­tır.</text:p>
      <text:p text:style-name="P4">Zuc­ker­man bir de il­ginç bir "bi­lim ska­la­sı" yap­mış­tır. Bi­lim­sel ola­rak ka­bul et­ti­ği bil­gi dal­la­rın­dan, bi­lim dı­şı ola­rak ka­bul et­ti­ği bil­gi dal­la­rı­na ka­dar bir yel­pa­ze oluş­tur­muş­tur. Zuc­ker­man'ın bu tab­lo­su­na gö­re en "bi­lim­sel" -ya­ni so­mut ve­ri­le­re da­ya­nan- bil­gi dal­la­rı kim­ya ve fi­zik­tir. Yel­pa­ze­de bun­lar­dan son­ra bi­yo­lo­ji bi­lim­le­ri, son­ra da sos­yal bi­lim­ler ge­lir. Yel­pa­ze­nin en ucun­da, <text:soft-page-break/>ya­ni en "bi­lim dı­şı" sa­yı­lan kı­sım­da ise, Zuc­ker­man'a gö­re, te­le­pa­ti, al­tın­cı his gi­bi "du­yum öte­si al­gı­la­ma" kav­ram­la­rı ve bir de "in­sa­nın ev­ri­mi" var­dır! Zuc­ker­man, yel­pa­ze­nin bu ucu­nu şöy­le açık­lar:</text:p>
      <text:p text:style-name="P4">Ob­jek­tif ger­çek­li­ğin ala­nın­dan çı­kıp da, bi­yo­lo­jik bi­lim ola­rak var­sa­yı­lan bu alan­la­ra -ya­ni du­yum öte­si al­gı­la­ma­ya ve in­sa­nın fo­sil ta­ri­hi­nin yo­rum­lan­ma­sı­na- gir­di­ği­miz­de, ev­rim te­ori­si­ne ina­nan bir kim­se için her­şe­yin müm­kün ol­du­ğu­nu gö­rü­rüz. Öy­le ki te­ori­le­ri­ne ke­sin­lik­le ina­nan bu kim­se­le­rin çe­liş­ki­li ba­zı yar­gı­la­rı ay­nı an­da ka­bul et­me­le­ri bi­le müm­kün­dür.18</text:p>
      <text:p text:style-name="P4">İş­te in­sa­nın ev­ri­mi ma­sa­lı da, te­ori­le­ri­ne kö­rü kö­rü­ne ina­nan bir­ta­kım in­san­la­rın bul­duk­la­rı ba­zı fo­sil­le­ri ön yar­gı­lı bir bi­çim­de yo­rum­la­ma­la­rın­dan iba­ret­tir.</text:p>
      <text:p text:style-name="P4"/>
      <text:p text:style-name="P7">Dar­win For­mü­lü!</text:p>
      <text:p text:style-name="P4">Şim­di­ye ka­dar ele al­dı­ğı­mız tüm tek­nik de­lil­le­rin ya­nın­da, is­ter­se­niz ev­rim­ci­le­rin na­sıl saç­ma bir ina­nı­şa sa­hip ol­duk­la­rı­nı bir de ço­cuk­la­rın bi­le an­la­ya­bi­le­ce­ği ka­dar açık bir ör­nek­le özet­le­ye­lim. </text:p>
      <text:p text:style-name="P4">Ev­rim te­ori­si can­lı­lı­ğın te­sa­dü­fen oluş­tu­ğu­nu id­di­a et­mek­te­dir. Do­la­yı­sıy­la bu id­dia­ya gö­re can­sız ve şu­ur­suz atom­lar bi­ra­ra­ya ge­le­rek ön­ce hüc­re­yi oluş­tur­muş­lar­dır ve son­ra­sın­da ay­nı atom­lar bir şe­kil­de di­ğer can­lı­la­rı ve in­sa­nı mey­da­na ge­tir­miş­ler­dir. Şim­di dü­şü­ne­lim; can­lı­lı­ğın ya­pı­ta­şı olan kar­bon, fos­for, azot, po­tas­yum gi­bi ele­ment­le­ri bi­ra­ra­ya ge­tir­di­ği­miz­de bir yı­ğın olu­şur. Bu atom yı­ğı­nı, han­gi iş­lem­den ge­çi­ri­lir­se ge­çi­ril­sin, tek bir can­lı oluş­tu­ra­maz. İs­ter­se­niz bu ko­nu­da bir "de­ney" ta­sar­la­ya­lım ve ev­rim­ci­le­rin as­lın­da sa­vun­duk­la­rı, ama yük­sek ses­le di­le ge­ti­re­me­dik­le­ri id­dia­yı on­lar adı­na "Dar­win For­mü­lü" adıy­la in­ce­le­ye­lim:</text:p>
      <text:p text:style-name="P4">Ev­rim­ci­ler, çok sa­yı­da bü­yük va­ri­lin içi­ne can­lı­lı­ğın ya­pı­sın­da bu­lu­nan fos­for, azot, kar­bon, ok­si­jen, de­mir, mag­nez­yum gi­bi ele­ment­ler­den bol mik­tar­da koy­sun­lar. Hat­ta nor­mal şart­lar­da bu­lun­ma­yan an­cak bu ka­rı­şı­mın için­de bu­lun­ma­sı­nı ge­rek­li gör­dük­le­ri mal­ze­me­le­ri de bu va­ril­le­re ek­le­sin­ler. Ka­rı­şım­la­rın içi­ne, is­te­dik­le­ri ka­dar ami­no asit, is­te­dik­le­ri ka­dar da (bir te­ki­nin bi­le rast­lan­tı­sal oluş­ma ih­ti­ma­li 10-950 olan) pro­te­in dol­dur­sun­lar. Bu ka­rı­şım­la­ra is­te­dik­le­ri oran­da ısı ve nem ver­sin­ler. Bun­la­rı is­te­dik­le­ri ge­liş­miş ci­haz­lar­la ka­rış­tır­sın­lar. Va­ril­le­rin ba­şı­na da dün­ya­nın ön­de ge­len bi­lim adam­la­rı­nı koy­sun­lar. Bu uz­man­lar ba­ba­dan oğu­la, ku­şak­tan ku­şa­ğa ak­ta­ra­rak nö­bet­le­şe mil­yar­lar­ca, hat­ta tril­yon­lar­ca se­ne sü­rek­li va­ril­le­rin ba­şın­da bek­le­sin­ler. Bir can­lı­nın oluş­ma­sı için han­gi şart­la­rın var ol­ma­sı ge­rek­ti­ği­ne ina­nı­lı­yor­sa hep­si­ni kul­lan­mak ser­best ol­sun. An­cak, ne ya­par­lar­sa yap­sın­lar o va­ril­ler­den ke­sin­lik­le bir can­lı çı­kar­ta­maz­lar. Zü­ra­fa­la­rı, as­lan­la­rı, arı­la­rı, ka­nar­ya­la­rı, bül­bül­le­ri, pa­pa­ğan­la­rı, at­la­rı, yu­nus­la­rı, gül­le­ri, or­ki­de­le­ri, zam­bak­la­rı, ka­ran­fil­le­ri, muz­la­rı, por­ta­kal­la­rı, el­ma­la­rı, hur­ma­la­rı, do­ma­tes­le­ri, ka­vun­la­rı, kar­puz­la­rı, in­cir­le­ri, zey­tin­le­ri, üzüm­le­ri, şef­ta­li­le­ri, ta­vus kuş­la­rı­nı, sü­lün­le­ri, renk renk ke­le­bek­le­ri ve bun­lar gi­bi mil­yon­lar­ca can­lı tü­rün­den hiç­bi­ri­ni oluş­tu­ra­maz­lar. De­ğil bu­ra­da bir­ka­çı­nı say­dı­ğı­mız bu can­lı var­lık­la­rı, bun­la­rın tek bir hüc­re­si­ni bi­le el­de ede­mez­ler. </text:p>
      <text:p text:style-name="P4">Kı­sa­ca­sı, bi­linç­siz atom­lar bi­ra­ra­ya ge­le­rek hüc­re­yi oluş­tu­ra­maz­lar. Son­ra ye­ni bir ka­rar ve­re­rek bir hüc­re­yi iki­ye bö­lüp, son­ra art ar­da baş­ka ka­rar­lar alıp, elek­tron mik­ros­ko­bu­nu bu­lan, son­ra ken­di hüc­re ya­pı­sı­nı bu mik­ros­kop al­tın­da iz­le­yen pro­fe­sör­le­ri oluş­tu­ra­maz­lar. Mad­de, an­cak Al­lah'ın üs­tün ya­rat­ma­sıy­la ha­yat bu­lur. Bu­nun ak­si­ni id­di­a eden ev­rim te­ori­si ise, ak­la ta­ma­<text:soft-page-break/>men ay­kı­rı bir saf­sa­ta­dır. Ev­rim­ci­le­rin or­ta­ya at­tı­ğı id­dia­lar üze­rin­de bi­raz bi­le dü­şün­mek, üst­te­ki ör­nek­te ol­du­ğu gi­bi, bu ger­çe­ği açık­ça gös­te­rir.</text:p>
      <text:p text:style-name="P4"/>
      <text:p text:style-name="P7">Göz ve Ku­lak­ta­ki Tek­no­lo­ji</text:p>
      <text:p text:style-name="P4">Ev­rim te­ori­si­nin ke­sin­lik­le açık­la­ma ge­ti­re­me­ye­ce­ği bir di­ğer ko­nu ise göz ve ku­lak­ta­ki üs­tün al­gı­la­ma ka­li­te­si­dir.</text:p>
      <text:p text:style-name="P4">Göz­le il­gi­li ko­nu­ya geç­me­den ön­ce "Na­sıl gö­rü­rüz?" so­ru­su­na kı­sa­ca ce­vap ve­re­lim. Bir ci­sim­den ge­len ışın­lar, göz­de re­ti­na­ya ters ola­rak dü­şer. Bu ışın­lar, bu­ra­da­ki hüc­re­ler ta­ra­fın­dan elek­trik sin­yal­le­ri­ne dö­nüş­tü­rü­lür ve bey­nin ar­ka kıs­mın­da­ki gör­me mer­ke­zi de­ni­len kü­çü­cük bir nok­ta­ya ula­şır. Bu elek­trik sin­yal­le­ri bir di­zi iş­lem­den son­ra be­yin­de­ki bu mer­kez­de gö­rün­tü ola­rak al­gı­la­nır. Bu bil­gi­den son­ra şim­di dü­şü­ne­lim:</text:p>
      <text:p text:style-name="P4">Be­yin ışı­ğa ka­pa­lı­dır. Ya­ni bey­nin içi kap­ka­ran­lık­tır, ışık bey­nin bu­lun­du­ğu ye­re ka­dar gi­re­mez. Gö­rün­tü mer­ke­zi de­ni­len yer kap­ka­ran­lık, ışı­ğın as­la ulaş­ma­dı­ğı, bel­ki de hiç kar­şı­laş­ma­dı­ğı­nız ka­dar ka­ran­lık bir yer­dir. An­cak siz bu zi­fi­ri ka­ran­lık­ta ışık­lı, pı­rıl pı­rıl bir dün­ya­yı sey­ret­mek­te­si­niz.</text:p>
      <text:p text:style-name="P4">Üs­te­lik bu o ka­dar net ve ka­li­te­li bir gö­rün­tü­dür ki 21. yüz­yıl tek­no­lo­ji­si bi­le her tür­lü im­ka­na rağ­men bu net­li­ği sağ­la­ya­ma­mış­tır. Ör­ne­ğin şu an­da oku­du­ğu­nuz ki­ta­ba, ki­ta­bı tu­tan el­le­ri­ni­ze ba­kın, son­ra ba­şı­nı­zı kal­dı­rın ve çev­re­ni­ze ba­kın. Şu an­da gör­dü­ğü­nüz net­lik ve ka­li­te­de­ki bu gö­rün­tü­yü baş­ka bir yer­de gör­dü­nüz mü? Bu ka­dar net bir gö­rün­tü­yü si­ze dün­ya­nın bir nu­ma­ra­lı te­le­viz­yon şir­ke­ti­nin üret­ti­ği en ge­liş­miş te­le­viz­yon ek­ra­nı da­hi ve­re­mez. 100 yıl­dır bin­ler­ce mü­hen­dis bu net­li­ğe ulaş­ma­ya ça­lış­mak­ta­dır. Bu­nun için fab­ri­ka­lar, dev te­sis­ler ku­rul­mak­ta, araş­tır­ma­lar ya­pıl­mak­ta, plan­lar ve ta­sa­rım­lar ge­liş­ti­ril­mek­te­dir. Yi­ne bir TV ek­ra­nı­na ba­kın, bir de şu an­da eli­niz­de tut­tu­ğu­nuz bu ki­ta­ba. Ara­da bü­yük bir net­lik ve ka­li­te far­kı ol­du­ğu­nu gö­re­cek­si­niz. Üs­te­lik, TV ek­ra­nı si­ze iki bo­yut­lu bir gö­rün­tü gös­te­rir, oy­sa siz üç bo­yut­lu, de­rin­lik­li bir pers­pek­ti­fi iz­le­mek­te­si­niz. </text:p>
      <text:p text:style-name="P4">Uzun yıl­lar­dır on bin­ler­ce mü­hen­dis üç bo­yut­lu TV yap­ma­ya, gö­zün gör­me ka­li­te­si­ne ulaş­ma­ya ça­lış­mak­ta­dır­lar. Evet, üç bo­yut­lu bir te­le­viz­yon sis­te­mi ya­pa­bil­di­ler ama onu da göz­lük tak­ma­dan üç bo­yut­lu gör­mek müm­kün de­ğil, kal­dı ki bu su­ni bir üç bo­yut­tur. Ar­ka ta­raf da­ha bu­la­nık, ön ta­raf ise ka­ğıt­tan de­kor gi­bi du­rur. Hiç­bir za­man gö­zün gör­dü­ğü ka­dar net ve ka­li­te­li bir gö­rün­tü oluş­maz. Ka­me­ra­da da, te­le­viz­yon­da da mut­la­ka gö­rün­tü kay­bı mey­da­na ge­lir. </text:p>
      <text:p text:style-name="P4">İş­te ev­rim­ci­ler, bu ka­li­te­li ve net gö­rün­tü­yü oluş­tu­ran me­ka­niz­ma­nın te­sa­dü­fen oluş­tu­ğu­nu id­di­a et­mek­te­dir­ler. Şim­di bi­ri si­ze, oda­nız­da du­ran te­le­viz­yon te­sa­düf­ler so­nu­cun­da oluş­tu, atom­lar bi­ra­ra­ya gel­di ve bu gö­rün­tü oluş­tu­ran ale­ti mey­da­na ge­tir­di de­se ne dü­şü­nür­sü­nüz? Bin­ler­ce ki­şi­nin bi­ra­ra­ya ge­lip ya­pa­ma­dı­ğı­nı şu­ur­suz atom­lar na­sıl yap­sın? </text:p>
      <text:p text:style-name="P4">Gö­zün gör­dü­ğün­den da­ha il­kel olan bir gö­rün­tü­yü oluş­tu­ran alet te­sa­dü­fen olu­şa­mı­yor­sa, gö­zün ve gö­zün gör­dü­ğü gö­rün­tü­nün de te­sa­dü­fen olu­şa­ma­ya­ca­ğı çok açık­tır. Ay­nı du­rum ku­lak için de ge­çer­li­dir. Dış ku­lak, çev­re­de­ki ses­le­ri ku­lak kep­çe­si va­sı­ta­sıy­la top­la­yıp or­ta ku­la­ğa ile­tir; or­ta ku­lak al­dı­ğı ses tit­re­şim­le­ri­ni güç­len­di­re­rek iç ku­la­ğa ak­ta­rır; iç ku­lak da bu tit­re­şim­le­ri elek­trik sin­yal­le­ri­ne dö­nüş­tü­re­rek bey­ne gön­de­rir. Ay­nen gör­me­de ol­du­ğu gi­bi duy­ma iş­le­mi de be­yin­de­ki duy­ma mer­ke­zin­de ger­çek­le­şir. </text:p>
      <text:p text:style-name="P4"><text:soft-page-break/>Göz­de­ki du­rum ku­lak için de ge­çer­li­dir, ya­ni be­yin, ışık gi­bi se­se de ka­pa­lı­dır, ses ge­çir­mez. Do­la­yı­sıy­la dı­şa­rı­sı ne ka­dar gü­rül­tü­lü de ol­sa bey­nin içi ta­ma­men ses­siz­dir. Bu­na rağ­men en net ses­ler be­yin­de al­gı­la­nır. Ses ge­çir­me­yen bey­ni­niz­de bir or­kes­tra­nın sen­fo­ni­le­ri­ni din­ler­si­niz, ka­la­ba­lık bir or­ta­mın tüm gü­rül­tü­sü­nü du­yar­sı­nız. Ama o an­da has­sas bir ci­haz­la bey­ni­ni­zin için­de­ki ses dü­ze­yi öl­çül­se, bu­ra­da kes­kin bir ses­siz­li­ğin ha­kim ol­du­ğu gö­rü­le­cek­tir. Net bir gö­rün­tü el­de ede­bil­mek ümi­diy­le tek­no­lo­ji na­sıl kul­la­nı­lı­yor­sa, ses için de ay­nı ça­ba­lar on­lar­ca yıl­dır sür­dü­rül­mek­te­dir. Ses ka­yıt ci­haz­la­rı, mü­zik set­le­ri, bir­çok elek­tro­nik alet, se­si al­gı­la­yan mü­zik sis­tem­le­ri bu ça­lış­ma­lar­dan ba­zı­la­rı­dır. An­cak, tüm tek­no­lo­ji­ye, bu tek­no­lo­ji­de ça­lı­şan bin­ler­ce mü­hen­di­se ve uz­ma­na rağ­men ku­la­ğın oluş­tur­du­ğu net­lik ve ka­li­te­de bir se­se ula­şı­la­ma­mış­tır. </text:p>
      <text:p text:style-name="P4">En bü­yük mü­zik sis­te­mi şir­ke­ti­nin üret­ti­ği en ka­li­te­li mü­zik se­ti­ni dü­şü­nün. Se­si kay­det­ti­ğin­de mut­la­ka se­sin bir kıs­mı kay­bo­lur ve­ya az da ol­sa mut­la­ka pa­ra­zit olu­şur ve­ya mü­zik se­ti­ni aç­tı­ğı­nız­da da­ha mü­zik baş­la­ma­dan bir cı­zır­tı mut­la­ka du­yar­sı­nız. An­cak in­san vü­cu­dun­da­ki tek­no­lo­ji­nin ürü­nü olan ses­ler son de­re­ce net ve ku­sur­suz­dur. Bir in­san ku­la­ğı, hiç­bir za­man mü­zik se­tin­de ol­du­ğu gi­bi cı­zır­tı­lı ve­ya pa­ra­zit­li al­gı­la­maz; ses ne ise tam ve net bir bi­çim­de onu al­gı­lar. Bu du­rum, in­san ya­ra­tıl­dı­ğı gün­den bu ya­na böy­le­dir. Şim­di­ye ka­dar in­sa­noğ­lu­nun yap­tı­ğı hiç­bir gö­rün­tü ve ses ci­ha­zı, göz ve ku­lak ka­dar has­sas ve ba­şa­rı­lı bi­rer al­gı­la­yı­cı ola­ma­mış­tır. An­cak gör­me ve işit­me ola­yın­da, tüm bun­la­rın öte­sin­de, çok bü­yük bir ger­çek da­ha var­dır.</text:p>
      <text:p text:style-name="P4"/>
      <text:p text:style-name="P7">Bey­nin İçin­de Gö­ren ve Du­yan Şu­ur Ki­me Ait­tir?</text:p>
      <text:p text:style-name="P4">Bey­nin için­de, ışıl ışıl renk­li bir dün­ya­yı sey­re­den, sen­fo­ni­le­ri, kuş­la­rın cı­vıl­tı­la­rı­nı din­le­yen, gü­lü kok­la­yan kim­dir?</text:p>
      <text:p text:style-name="P4">İn­sa­nın göz­le­rin­den, ku­lak­la­rın­dan, bur­nun­dan ge­len uya­rı­lar, elek­trik sin­ya­li ola­rak bey­ne gi­der. Bi­yo­lo­ji, fiz­yo­lo­ji ve­ya bi­yo­kim­ya ki­tap­la­rın­da bu gö­rün­tü­nün be­yin­de na­sıl oluş­tu­ğu­na da­ir bir­çok de­tay okur­su­nuz. An­cak, bu ko­nu hak­kın­da­ki en önem­li ger­çe­ğe hiç­bir yer­de rast­la­ya­maz­sı­nız: Be­yin­de, bu elek­trik sin­yal­le­ri­ni gö­rün­tü, ses, ko­ku ve his ola­rak al­gı­la­yan kim­dir? Bey­nin için­de gö­ze, ku­la­ğa, bur­na ih­ti­yaç duy­ma­dan tüm bun­la­rı al­gı­la­yan bir şu­ur bu­lun­mak­ta­dır. Bu şu­ur ki­me ait­tir?</text:p>
      <text:p text:style-name="P4">El­bet­te bu şu­ur bey­ni oluş­tu­ran si­nir­ler, yağ ta­ba­ka­sı ve si­nir hüc­re­le­ri­ne ait de­ğil­dir. İş­te bu yüz­den, her­şe­yin mad­de­den iba­ret ol­du­ğu­nu zan­ne­den Dar­wi­nist-ma­ter­ya­list­ler bu so­ru­la­ra hiç­bir ce­vap ve­re­me­mek­te­dir­ler. Çün­kü bu şu­ur, Al­lah'ın ya­rat­mış ol­du­ğu ruh­tur. Ruh, gö­rün­tü­yü sey­ret­mek için gö­ze, se­si duy­mak için ku­la­ğa ih­ti­yaç duy­maz. Bun­la­rın da öte­sin­de dü­şün­mek için bey­ne ih­ti­yaç duy­maz. </text:p>
      <text:p text:style-name="P4">Bu açık ve il­mi ger­çe­ği oku­yan her in­sa­nın, bey­nin için­de­ki bir­kaç san­ti­met­re­küp­lük, kap­ka­ran­lık me­ka­na tüm ka­ina­tı üç bo­yut­lu, renk­li, göl­ge­li ve ışık­lı ola­rak sığ­dı­ran yü­ce Al­lah'ı dü­şü­nüp, O'ndan kor­kup, O'na sı­ğın­ma­sı ge­re­kir. </text:p>
      <text:p text:style-name="P4"/>
      <text:p text:style-name="P7">Ma­ter­ya­list Bir İnanç</text:p>
      <text:p text:style-name="P4">Bu­ra­ya ka­dar in­ce­le­dik­le­ri­miz, ev­rim te­ori­si­nin bi­lim­sel bul­gu­lar­la açık­ça çe­li­şen bir id­di­a ol­du­ğu­nu gös­ter­mek­te­dir. Te­ori­nin ha­ya­tın kö­ke­ni hak­kın­da­ki id­dia­sı bi­li­me ay­kı­rı­dır, öne sür­dü­ğü ev­rim me­ka­niz­ma­la­rı­nın hiç­bir ev­rim­leş­ti­ri­ci et­ki­si yok­tur ve fo­sil­ler te­ori­nin ge­rek­tir­di­ği ara <text:soft-page-break/>form­la­rın ya­şa­ma­dık­la­rı­nı gös­ter­mek­te­dir. Bu du­rum­da, el­bet­te, ev­rim te­ori­si­nin bi­li­me ay­kı­rı bir dü­şün­ce ola­rak bir ke­na­ra atıl­ma­sı ge­re­kir. Ni­te­kim ta­rih bo­yun­ca dün­ya mer­kez­li ev­ren mo­de­li gi­bi pek çok dü­şün­ce, bi­li­min gün­de­min­den çı­ka­rıl­mış­tır. Ama ev­rim te­ori­si ıs­rar­la bi­li­min gün­de­min­de tu­tul­mak­ta­dır. Hat­ta ba­zı in­san­lar te­ori­nin eleş­ti­ril­me­si­ni "bi­li­me sal­dı­rı" ola­rak gös­ter­me­ye bi­le ça­lış­mak­ta­dır­lar. Pe­ki ne­den?..</text:p>
      <text:p text:style-name="P4">Bu du­ru­mun ne­de­ni, ev­rim te­ori­si­nin ba­zı çev­re­ler için, ken­di­sin­den as­la vaz­ge­çi­le­me­ye­cek dog­ma­tik bir ina­nış olu­şu­dur. Bu çev­re­ler, ma­ter­ya­list fel­se­fe­ye kö­rü kö­rü­ne bağ­lı­dır­lar ve Dar­wi­nizm'i de do­ğa­ya ge­ti­ri­le­bi­le­cek ye­ga­ne ma­ter­ya­list açık­la­ma ol­du­ğu için be­nim­se­mek­te­dir­ler. Ba­zen bu­nu açık­ça iti­raf da eder­ler. Har­vard Üni­ver­si­te­si'nden ün­lü bir ge­ne­tik­çi ve ay­nı za­man­da ön­de ge­len bir ev­rim­ci olan Ric­hard Le­won­tin, "ön­ce ma­ter­ya­list, son­ra bi­lim ada­mı" ol­du­ğu­nu şöy­le iti­raf et­mek­te­dir:</text:p>
      <text:p text:style-name="P4">Bi­zim ma­ter­ya­liz­me bir inan­cı­mız var, 'a prio­ri' (ön­ce­den ka­bul edil­miş, doğ­ru var­sa­yıl­mış) bir inanç bu. Bi­zi dün­ya­ya ma­ter­ya­list bir açık­la­ma ge­tir­me­ye zor­la­yan şey, bi­li­min yön­tem­le­ri ve ku­ral­la­rı de­ğil. Ak­si­ne, ma­ter­ya­liz­me olan 'a prio­ri' bağ­lı­lı­ğı­mız ne­de­niy­le, dün­ya­ya ma­ter­ya­list bir açık­la­ma ge­ti­ren araş­tır­ma yön­tem­le­ri­ni ve kav­ram­la­rı kur­gu­lu­yo­ruz. Ma­ter­ya­lizm mut­lak doğ­ru ol­du­ğu­na gö­re de, İla­hi bir açık­la­ma­nın sah­ne­ye gir­me­si­ne izin ve­re­me­yiz.19</text:p>
      <text:p text:style-name="P4">Bu söz­ler, Dar­wi­nizm'in, ma­ter­ya­list fel­se­fe­ye bağ­lı­lık uğ­ru­na ya­şa­tı­lan bir dog­ma ol­du­ğu­nun açık ifa­de­le­ri­dir. Bu dog­ma, mad­de­den baş­ka hiç­bir var­lık ol­ma­dı­ğı­nı var­sa­yar. Bu ne­den­le de can­sız, bi­linç­siz mad­de­nin, ha­ya­tı ya­rat­tı­ğı­na ina­nır. Mil­yon­lar­ca fark­lı can­lı tü­rü­nün; ör­ne­ğin kuş­la­rın, ba­lık­la­rın, zü­ra­fa­la­rın, kap­lan­la­rın, bö­cek­le­rin, ağaç­la­rın, çi­çek­le­rin, ba­li­na­la­rın ve in­san­la­rın mad­de­nin ken­di için­de­ki et­ki­le­şim­ler­le, ya­ni ya­ğan yağ­mur­la, ça­kan şim­şek­le, can­sız mad­de­nin için­den oluş­tu­ğu­nu ka­bul eder. Ger­çek­te ise bu, hem ak­la hem bi­li­me ay­kı­rı bir ka­bul­dür. Ama Dar­wi­nist­ler ken­di de­yim­le­riy­le "İla­hi bir açık­la­ma­nın sah­ne­ye gir­me­me­si" için, bu ka­bu­lü sa­vun­ma­ya de­vam et­mek­te­dir­ler. </text:p>
      <text:p text:style-name="P4">Can­lı­la­rın kö­ke­ni­ne ma­ter­ya­list bir ön yar­gı ile bak­ma­yan in­san­lar ise, şu açık ger­çe­ği gö­re­cek­ler­dir: Tüm can­lı­lar, üs­tün bir güç, bil­gi ve ak­la sa­hip olan bir Ya­ra­tı­cı­nın ese­ri­dir­ler. Ya­ra­tı­cı, tüm ev­re­ni yok­tan var eden, en ku­sur­suz bi­çim­de dü­zen­le­yen ve tüm can­lı­la­rı ya­ra­tıp şe­kil­len­di­ren Al­lah'tır.</text:p>
      <text:p text:style-name="P4"/>
      <text:p text:style-name="P23">Ev­rim Te­ori­si Dün­ya Ta­ri­hi­nin En Et­ki­li Bü­yü­sü­dür</text:p>
      <text:p text:style-name="P4">Bu­ra­da şu­nu da be­lirt­mek ge­re­kir ki, ön yar­gı­sız, hiç­bir ide­olo­ji­nin et­ki­si al­tın­da kal­ma­dan, sa­de­ce ak­lı­nı ve man­tı­ğı­nı kul­la­nan her in­san, bi­lim ve me­de­ni­yet­ten uzak top­lum­la­rın hu­ra­fe­le­ri­ni an­dı­ran ev­rim te­ori­si­nin ina­nıl­ma­sı im­kan­sız bir id­di­a ol­du­ğu­nu ko­lay­lık­la an­la­ya­cak­tır. </text:p>
      <text:p text:style-name="P4">Yu­ka­rı­da da be­lir­til­di­ği gi­bi, ev­rim te­ori­si­ne ina­nan­lar, bü­yük bir va­ri­lin içi­ne bir­çok ato­mu, mo­le­kü­lü, can­sız mad­de­yi dol­du­ran ve bun­la­rın ka­rı­şı­mın­dan za­man için­de dü­şü­nen, ak­le­den, bu­luş­lar ya­pan pro­fe­sör­le­rin, üni­ver­si­te öğ­ren­ci­le­ri­nin, Eins­te­in, Hubb­le gi­bi bi­lim adam­la­rı­nın, Frank Si­nat­ra, Charl­ton Hes­ton gi­bi sa­nat­çı­la­rın, bu­nun ya­nı sı­ra cey­lan­la­rın, li­mon ağaç­la­rı­nın, ka­ran­fil­le­rin çı­ka­ca­ğı­na inan­mak­ta­dır­lar. Üs­te­lik, bu saç­ma id­dia­ya ina­nan­lar bi­lim adam­la­rı, pro­fe­sör­ler, kül­tür­lü, eği­tim­li in­san­lar­dır. Bu ne­den­le ev­rim te­ori­si için "dün­ya ta­ri­hi­nin en bü­yük ve en et­ki­li bü­yü­sü" ifa­de­si­ni kul­lan­mak ye­rin­de ola­cak­tır. Çün­kü, dün­ya ta­ri­hin­de in­san­la­rın bu de­re­ce ak­lı­nı ba­şın­dan alan, akıl ve man­tık­la dü­şün­me­le­ri­ne im­kan ta­nı­ma­yan, göz­le­ri­nin önü­ne san­ki bir per­de çe­kip çok açık olan ger­çek­le­ri gör­me­le­ri­ne en­gel olan bir baş­ka inanç ve­ya id­di­a da­ha yok­tur. Bu, Af­ri­ka­lı ba­zı ka­bi­le­le­rin to­tem­le­re, Se­be hal­kı­nın Gü­neş'e tap­ma­sın­dan, Hz. İb­ra­him'in kav­mi­nin el­le­ri ile yap­tık­la­rı put­la­ra, Hz. Mu­sa'nın kav­mi­nin al­tın­dan yap­tık­la­rı bu­za­ğı­ya tap­ma­la­rın­dan çok da­ha va­him ve akıl al­maz bir kör­lük­tür. Ger­çek­te bu du­rum, Al­lah'ın Ku­ran'da işa­ret et­ti­ği bir akıl­sız­lık­tır. Al­lah, ba­zı in­san­la­rın an­la­yış­la­rı­nın ka­pa­na­ca­ğı­nı ve ger­çek­le­ri gör­mek­ten aciz du­ru­ma dü­şe­cek­le­ri­ni bir­çok aye­tin­de bil­dir­mek­te­dir. Bu ayet­ler­den ba­zı­la­rı şöy­le­dir:</text:p>
      <text:p text:style-name="P5"/>
      <text:p text:style-name="P5">Şüp­he­siz, in­kar eden­le­ri uyar­san da, uyar­ma­san da, on­lar için fark et­mez; inan­maz­lar. Al­lah, on­la­rın kalp­le­ri­ni ve ku­lak­la­rı­nı mü­hür­le­miş­tir; göz­le­ri­nin üze­rin­de per­de­ler var­dır. Ve bü­yük azab on­la­ra­dır. (Ba­ka­ra Su­re­si, 6-7)</text:p>
      <text:p text:style-name="P5"/>
      <text:p text:style-name="P5">…Kalp­le­ri var­dır bu­nun­la kav­ra­yıp-an­la­maz­lar, göz­le­ri var­dır bu­nun­la gör­mez­ler, ku­lak­la­rı var­dır bu­nun­la işit­mez­ler. Bun­lar hay­van­lar gi­bi­dir, hat­ta da­ha aşa­ğı­lık­tır­lar. İş­te bun­lar ga­fil olan­lar­dır. (Araf Su­re­si, 179)</text:p>
      <text:p text:style-name="P5"/>
      <text:p text:style-name="P4">Al­lah, Hicr Su­re­si'nde ise, bu in­san­la­rın mu­ci­ze­ler gör­se­ler bi­le inan­ma­ya­cak ka­dar bü­yü­len­dik­le­ri­ni şöy­le bil­dir­mek­te­dir:</text:p>
      <text:p text:style-name="P5"/>
      <text:p text:style-name="P5">On­la­rın üzer­le­ri­ne gök­yü­zün­den bir ka­pı aç­sak, or­dan yu­ka­rı yük­sel­se­ler de, mut­la­ka: "Göz­le­ri­miz dön­dü­rül­dü, bel­ki biz bü­yü­len­miş bir top­lu­lu­ğuz" di­ye­cek­ler­dir. (Hicr Su­re­si, 14-15)</text:p>
      <text:p text:style-name="P5"/>
      <text:p text:style-name="P4">Bu ka­dar ge­niş bir kit­le­nin üze­rin­de bu bü­yü­nün et­ki­li ol­ma­sı, in­san­la­rın ger­çek­ler­den bu ka­dar uzak tu­tul­ma­la­rı ve 150 yıl­dır bu bü­yü­nün bo­zul­ma­ma­sı ise, ke­li­me­ler­le an­la­tı­la­ma­ya­cak ka­dar hay­ret ve­ri­ci bir du­rum­dur. Çün­kü, bir ve­ya bir­kaç in­sa­nın im­kan­sız se­nar­yo­la­ra, saç­ma­lık ve man­tık­sız­lık­lar­la do­lu id­di­ala­ra inan­ma­la­rı an­la­şı­la­bi­lir. An­cak dün­ya­nın dört bir ya­nın­da­ki in­san­la­rın, şu­ur­suz ve can­sız atom­la­rın ani bir ka­rar­la bi­ra­ra­ya ge­lip; ola­ğa­nüs­tü bir or­ga­ni­zas­yon, <text:soft-page-break/>di­sip­lin, akıl ve şu­ur gös­te­rip ku­sur­suz bir sis­tem­le iş­le­yen ev­re­ni, can­lı­lık için uy­gun olan her tür­lü özel­li­ğe sa­hip olan Dün­ya ge­ze­ge­ni­ni ve sa­yı­sız komp­leks sis­tem­le do­na­tıl­mış can­lı­la­rı mey­da­na ge­tir­di­ği­ne inan­ma­sı­nın, "bü­yü"den baş­ka bir açık­la­ma­sı yok­tur.</text:p>
      <text:p text:style-name="P4">Ni­te­kim, Al­lah Ku­ran'da, in­kar­cı fel­se­fe­nin sa­vu­nu­cu­su olan ba­zı kim­se­le­rin, yap­tık­la­rı bü­yü­ler­le in­san­la­rı et­ki­le­dik­le­ri­ni Hz. Mu­sa ve Fi­ra­vun ara­sın­da ge­çen bir olay­la biz­le­re bil­dir­mek­te­dir. Hz. Mu­sa, Fi­ra­vun'a hak di­ni an­lat­tı­ğın­da, Fi­ra­vun Hz. Mu­sa'ya, ken­di "bil­gin bü­yü­cü­le­ri" ile in­san­la­rın top­lan­dı­ğı bir yer­de kar­şı­laş­ma­sı­nı söy­ler. Hz. Mu­sa, bü­yü­cü­ler­le kar­şı­laş­tı­ğın­da, bü­yü­cü­le­re ön­ce on­la­rın ma­ri­fet­le­ri­ni ser­gi­le­me­le­ri­ni em­re­der. Bu ola­yın an­la­tıl­dı­ğı ayet şöy­le­dir:</text:p>
      <text:p text:style-name="P5"/>
      <text:p text:style-name="P5">(Mu­sa:) "Siz atın" de­di. (Asa­la­rı­nı) atı­ve­rin­ce, in­san­la­rın göz­le­ri­ni bü­yü­le­yi­ver­di­ler, on­la­rı deh­şe­te dü­şür­dü­ler ve (or­ta­ya) bü­yük bir si­hir ge­tir­miş ol­du­lar. (Araf Su­re­si, 116)</text:p>
      <text:p text:style-name="P5"/>
      <text:p text:style-name="P4">Gö­rül­dü­ğü gi­bi Fi­ra­vun'un bü­yü­cü­le­ri yap­tık­la­rı "al­dat­ma­ca­lar"la -Hz. Mu­sa ve ona ina­nan­lar dı­şın­da- in­san­la­rın hep­si­ni bü­yü­le­ye­bil­miş­ler­dir. An­cak, on­la­rın at­tık­la­rı­na kar­şı­lık Hz. Mu­sa'nın or­ta­ya koy­du­ğu de­lil, on­la­rın bu bü­yü­sü­nü, ayet­te­ki ifa­dey­le "uy­dur­duk­la­rı­nı yut­muş" ya­ni et­ki­siz kıl­mış­tır: </text:p>
      <text:p text:style-name="P4"/>
      <text:p text:style-name="P5">Biz de Mu­sa'ya: "Asa­nı fır­la­tı­ver" di­ye vah­yet­tik. (O da fır­la­tı­ve­rin­ce) bir de bak­tı­lar ki, o bü­tün uy­dur­duk­la­rı­nı der­le­yip-to­par­la­yıp yu­tu­yor. Böy­le­ce hak ye­ri­ni bul­du, on­la­rın bü­tün yap­mak­ta ol­duk­la­rı ge­çer­siz kal­dı. Ora­da ye­nil­miş ol­du­lar ve kü­çük düş­müş­ler ola­rak ters­yüz çev­ril­di­ler. (Araf Su­re­si, 117-119)</text:p>
      <text:p text:style-name="P5"/>
      <text:p text:style-name="P4">Ayet­ler­de de bil­di­ril­di­ği gi­bi, da­ha ön­ce in­san­la­rı bü­yü­le­ye­rek et­ki­le­yen bu ki­şi­le­rin yap­tık­la­rı­nın bir sah­te­kar­lık ol­du­ğu­nun an­la­şıl­ma­sı ile, söz ko­nu­su in­san­lar kü­çük düş­müş­ler­dir. Gü­nü­müz­de de bir bü­yü­nün et­ki­siy­le, bi­lim­sel­lik kı­lı­fı al­tın­da son de­re­ce saç­ma id­di­ala­ra ina­nan ve bun­la­rı sa­vun­ma­ya ha­yat­la­rı­nı ada­yan­lar, eğer bu id­di­alar­dan vaz­geç­mez­ler­se ger­çek­ler tam an­la­mıy­la açı­ğa çık­tı­ğın­da ve "bü­yü bo­zul­du­ğun­da" kü­çük du­ru­ma dü­şe­cek­ler­dir. Ni­te­kim, yak­la­şık 60 ya­şı­na ka­dar ev­ri­mi sa­vu­nan ve ate­ist bir fel­se­fe­ci olan, an­cak da­ha son­ra ger­çek­le­ri gö­ren Mal­colm Mug­ge­rid­ge ev­rim te­ori­si­nin ya­kın ge­le­cek­te dü­şe­ce­ği du­ru­mu şöy­le açık­la­mak­ta­dır:</text:p>
      <text:p text:style-name="P4">Ben ken­dim, ev­rim te­ori­si­nin, özel­lik­le uy­gu­lan­dı­ğı alan­lar­da, ge­le­ce­ğin ta­rih ki­tap­la­rın­da­ki en bü­yük es­pri mal­ze­me­le­rin­den bi­ri ola­ca­ğı­na ik­na ol­dum. Ge­le­cek ku­şak, bu ka­dar çü­rük ve be­lir­siz bir hi­po­te­zin ina­nıl­maz bir saf­lık­la ka­bul edil­me­si­ni hay­ret­le kar­şı­la­ya­cak­tır.20</text:p>
      <text:p text:style-name="P4">Bu ge­le­cek, uzak­ta de­ğil­dir ak­si­ne çok ya­kın bir ge­le­cek­te in­san­lar "te­sa­düf­ler"in ilah ola­ma­ya­cak­la­rı­nı an­la­ya­cak­lar ve ev­rim te­ori­si dün­ya ta­ri­hi­nin en bü­yük al­dat­ma­ca­sı ve en şid­det­li bü­yü­sü ola­rak ta­nım­la­na­cak­tır. Bu şid­det­li bü­yü, bü­yük bir hız­la dün­ya­nın dört bir ya­nın­da in­san­la­rın üze­rin­den kalk­ma­ya baş­la­mış­tır. Ev­rim al­dat­ma­ca­sı­nın sır­rı­nı öğ­re­nen bir­çok in­san, bu al­dat­ma­ca­ya na­sıl kan­dı­ğı­nı hay­ret ve şaş­kın­lık­la dü­şün­mek­te­dir.</text:p>
      <text:p text:style-name="P4"/>
      <text:p text:style-name="P22">GÖREN KİM?</text:p>
      <text:p text:style-name="P5"/>
      <text:p text:style-name="P4"/>
      <text:p text:style-name="P4">Dünyaya geldikleri günden itibaren insanlara toplum tarafından verilen bazı telkinler vardır. Bu telkinlerden biri ve belki de en önemlisi, ancak gözle görülebilen şeylerin var oldukları, gözle görülmeyen şeylerin ise bir gerçekliği olmadığı şeklindeki anlayıştır. Bu anlayış toplumun önemli bir kesimi tarafından kabul görmüş ve nesilden nesile hiç sorgulanmadan, bu şekilde aktarılmıştır. </text:p>
      <text:p text:style-name="P4">Oysa insan bir an olsun aldığı telkinlerden sıyrılıp tarafsızca düşünmeye başladığında çok farklı, çok etkileyici bir gerçekle karşılaşır. Bu gerçek şudur:</text:p>
      <text:p text:style-name="P4">Doğduğumuz andan itibaren çevremizde gördüğümüz her şey; insanlar, hayvanlar, çiçekler, o çiçeklere ait renkler, kokular, meyveler, meyvelerden bize ulaşan tatlar, gezegenler, yıldızlar, dağlar, taşlar, evler, uzay, kısacası her şey beş duyumuzun bize sunduğu algılardır. Bu konuyu daha anlaşılır kılmak için öncelikle dış dünya hakkında bize bilgi veren duyularımızdan söz edebiliriz.</text:p>
      <text:p text:style-name="P4">Görme, duyma, koklama, tat alma, dokunma duyularımızın tamamı birbirlerine benzer bir işleyişe sahiptirler. Dışarıdaki nesnelerden gelen etkiler (ses, koku, tat, görüntü, sertlik vs.), sinirlerimiz vasıtasıyla beyindeki duyu merkezlerine aktarılırlar. Beyne ulaşan söz konusu etkilerin tamamı elektrik sinyallerinden ibarettir. Örneğin görme işlemi sırasında dışarıdaki bir kaynaktan gelen ışık demetleri (fotonlar) gözün arka tarafındaki retinaya ulaşır ve burada bir dizi işlem sonucunda elektrik sinyallerine dönüştürülürler. Bu sinyaller, sinirler vasıtasıyla beynin görme merkezine iletilir. Ve biz de, birkaç santimetreküplük görme merkezinde rengarenk, pırıl pırıl, eni, boyu, derinliği olan bir dünya algılarız.</text:p>
      <text:p text:style-name="P4">Aynı sistem diğer duyularımız için de geçerlidir. Tatlar dilimizdeki bazı hücreler tarafından, kokular burun epitelyumundaki hücreler tarafından, dokunmaya ait hisler (sertlik, yumuşaklık vs.) deri altına yerleştirilmiş özel algılayıcılar tarafından ve sesler kulaktaki özel bir mekanizma tarafından elektrik sinyallerine dönüştürülerek beyindeki ilgili merkezlere gönderilir ve o merkezlerde algılanırlar.</text:p>
      <text:p text:style-name="P4">Konuyu daha netleştirmek için şöyle örneklendirebiliriz: Şu an bir limonata içtiğinizi düşünelim. Elinizde tuttuğunuz bardağın sertliği ve soğukluğu deri altındaki özel algılayıcılar tarafından elektrik sinyallerine dönüştürülerek beyne iletilir. Aynı zamanda limonataya ait keskin koku, onu yudumladığınız anda hissettiğiniz şekerli tat ve bardağa baktığınızda gördüğünüz sarı renk de ilgili duyularınız tarafından birer elektrik akımı olarak beyne ulaştırılır. Hemen arkasından masaya koyarken bardağın masaya çarpmasıyla çıkan ses de kulağınız tarafından algılanıp beyne elektrik sinyali olarak gönderilir. Ve bu algıların tümü beyindeki birbirinden farklı ama birbiriyle ortak çalışan duyu merkezleri tarafından yorumlanır. Siz de bu yorumun bir sonucu olarak bir bardak limonata içtiğinizi düşünürsünüz. Bu önemli gerçekle ilgili olarak B. Russel ve L. Wittgeinstein gibi ünlü filozofların düşünceleri şöyledir:</text:p>
      <text:p text:style-name="P4">…Bir limonun gerçekten var olup olmadığı ve nasıl bir süreçle varlaştığı sorulamaz ve incelenemez. Limon, sadece dille anlaşılan tat, burunla duyulan koku, gözle görülen renk ve <text:soft-page-break/>biçimden ibarettir ve yalnız bu nitelikleri bilimsel bir araştırmanın ve yargının konusu olabilir. Bilim, nesnel dünyayı asla bilemez.21 </text:p>
      <text:p text:style-name="P4">Yani beynimizin dışındaki maddesel dünyaya ulaşmamız imkansızdır. Muhatap olduğumuz tüm nesneler, gerçekte görme, işitme, dokunma gibi algıların toplamından ibarettir. Algı merkezlerindeki bilgileri değerlendirirken, yaşamımız boyunca maddenin bizim dışımızdaki "aslı" ile değil, beynimizdeki kopyaları ile muhatap oluruz ve bu kopyaları dışımızdaki gerçek madde zannederek yanılırız.</text:p>
      <text:p text:style-name="P4">Buraya kadar anlatılanlar bugün bilim tarafından kesin olarak ispatlanmış, apaçık gerçeklerdir. Hangi bilim adamına sorsanız bu sistemlerin işleyişini, içinde yaşadığınız dünyanın aslında beyninizde algılanan bir hisler bütünü olduğunu sizlere anlatabilir. Örneğin İngiliz fizikçi John Gribbin beynin yaptığı yorumlarla ilgili olarak şöyle demektedir: </text:p>
      <text:p text:style-name="P4">... Duyularımız ise, dış dünyadan gelen uyarıların beynimizdeki bir yorumu niteliğindedir, sanki bahçede bir ağaç varmış gibi... Fakat beynim; duyularımın süzgecinden geçen uyarıları algılar. Ağaç sadece bir uyarıdır. O halde hangisi gerçektir? Duyularımın ortaya çıkardığı ağaç mı, yoksa bahçedeki ağaç mı?22</text:p>
      <text:p text:style-name="P4">Kuşkusuz bu, üzerinde detaylı olarak düşünülmesi gereken çok önemli bir gerçektir. Buraya kadar anlattığımız fiziksel gerçekler bizi tartışılmaz bir sonuca ulaştırır: Bizim gördüğümüz, dokunduğumuz, duyduğumuz ve adına "madde", "dünya" ya da "evren" dediğimiz kavramlar, aslında beynimizde yorumlanan elektrik sinyalleridir. Biz hiçbir zaman maddenin, beynimiz dışındaki aslına ulaşamayız. Ancak dış dünyanın beynimizde oluşan görüntüsünü görür, duyar ve tadarız. </text:p>
      <text:p text:style-name="P4">Örneğin meyve yiyen biri, aslında meyvenin beynindeki algısıyla muhataptır, aslıyla değil. Kişinin "meyve" diye nitelendirdiği şey, meyvenin biçimi, tadı, kokusu ve sertliğine ait elektriksel bilginin beyinde algılanmasından ibarettir. Eğer beyne giden görme sinirini keserseniz, meyve görüntüsü de bir anda yok olur. Veya burundaki algılayıcılardan beyne uzanan sinirdeki bir kopukluk, koku algınızı tamamen ortadan kaldırır. Çünkü meyve, birtakım elektrik sinyallerini beynin yorumlamasından başka bir şey değildir.</text:p>
      <text:p text:style-name="P4">Üzerinde düşünülmesi gereken ayrı bir nokta da uzaklık hissidir. Uzaklık, örneğin bu kitapla aranızdaki mesafe, sadece beyninizde meydana gelen bir boşluk hissidir. Bir insanın kendisinden çok uzakta sandığı maddeler de aslında beyninin içindedir. Örneğin insan göğe bakıp yıldızları seyreder ve bunların milyonlarca ışık yılı uzakta olduklarını sanır. Oysa yıldızlar onun içinde, beynindeki görüntü merkezindedirler. Bu yazıları okurken içinde oturduğunuzu sandığınız odanın da aslında içinde değilsiniz; aksine oda sizin içinizdedir. Bedeninizi görmeniz, sizi odanın içinde olduğunuza inandırır. Ancak şunu unutmayın; bedeniniz de beyninizde oluşan bir görüntüdür. </text:p>
      <text:p text:style-name="P4"/>
      <text:p text:style-name="P7">Kapkaranlık Bir Mekanda Milyonlarca Renk</text:p>
      <text:p text:style-name="P4">Bu konuyu biraz daha derin düşünmeye başladığımızda karşımıza çok daha olağanüstü gerçekler çıkar. Duyu merkezlerimizin yer aldığı beyin dediğimiz yer yaklaşık 1400 gramdan oluşan bir et parçasıdır. Ve bu et parçası kafatası denilen bir kemik yığınının içerisinde <text:soft-page-break/>korunmaya alınmıştır. Bu öyle bir korumadır ki kafatasının içine dışarıdan ne bir ışığın, ne bir sesin, ne bir kokunun ulaşması mümkün değildir. Kafatasının içi kapkaranlık, tam anlamıyla sessiz, hiç kokusuz bir mekandır.</text:p>
      <text:p text:style-name="P4">Ama bu zifiri karanlık yerde milyonlarca farklı tondaki renkleri, birbirinden apayrı tatları, kokuları, milyonlarca farklı tondaki sesleriyle bize ait bir dünyada yaşarız.</text:p>
      <text:p text:style-name="P4">Peki bu nasıl gerçekleşmektedir?</text:p>
      <text:p text:style-name="P4">Işıksız bir yerde ışığı, kokusuz bir yerde kokuyu, derin bir sükunet ortamının içinde büyük bir gürültüyü ve diğer duyularınızı size hissettiren nedir? Bunları sizin için var eden kimdir? </text:p>
      <text:p text:style-name="P4">Aslında yaşadığınız her an bir nevi mucize gerçekleşmekte, son derece hayret verici olaylar gelişmektedir. Biraz önce de söz ettiğimiz gibi, örneğin içinde bulunduğunuz odaya ait tüm algılar elektrik sinyallerine dönüşerek beyninize ulaşır. Ve burada birleştirilen hisler beyniniz tarafından bir oda görüntüsü olarak yorumlanır. Yani siz bir odanın içinde oturduğunuzu düşünürken aslında oda sizin içinizde, beyninizdedir. Odanın beyinde bulunduğu daha doğrusu algılandığı yer ise, son derece küçük, karanlık, sessiz bir alandır. Ama her nasılsa bu daracık alanın içerisine ufka baktığınızda gördüğünüz uçsuz bucaksız manzara sığmaktadır. Siz içinde oturduğunuz dar odayı da, çok geniş bir deniz manzarasını da aynı yerde algılarsınız.</text:p>
      <text:p text:style-name="P4">Dış dünyadaki sinyalleri yorumlayıp anlamlı hale getiren, bizim beynimizdir. Örneğin duyma algısını ele alalım. Kulağımızın içine gelen ses dalgalarının yorumunu yaparak onu bir senfoniye çeviren aslında beynimizdir. Yani müzik, beynimizin oluşturduğu bir algıdır. Renkler aslında gözümüze ulaşan ışığın farklı dalga boylarıdır. Bu farklı dalga boylarını renklere çeviren yine beynimizdir. Dış dünyada renk yoktur. Ne elma kırmızı, ne gökyüzü mavi, ne de ağaçlar yeşildir. Onlar, sadece öyle algıladığımız için öyledirler. </text:p>
      <text:p text:style-name="P4">Nitekim gözdeki retinada oluşan küçük bir bozukluk renk körlüğüne sebep olur. Kimi insan maviyi yeşil, kimisi kırmızıyı mavi olarak algılar. Bu noktadan sonra dışarıdaki nesnenin renkli olup olmaması önemli değildir. Ünlü düşünür Berkeley de bu gerçeğe şu sözleriyle dikkat çekmektedir:</text:p>
      <text:p text:style-name="P4">İlkin renklerin, kokuların, vb. "gerçekten var olduğu" sanıldı; ama daha sonra, bu çeşit görüşler reddedildi ve görüldü ki, bunlar duyumlarımız sayesinde vardır.23</text:p>
      <text:p text:style-name="P4">Sonuç olarak; biz nesneleri onlar renkli olduğundan ya da dışarıda maddi bir varlığa sahip olduklarından renkli görmeyiz. Çünkü, varlıklara yüklediğimiz tüm nitelikler, "dış dünyada" değil, içimizdedir.</text:p>
      <text:p text:style-name="P4">İşte bu da belki de bugüne kadar hiç düşünmediğiniz bir gerçektir. </text:p>
      <text:p text:style-name="P4"/>
      <text:p text:style-name="P7">İnsanın Sınırlı Bilgisi</text:p>
      <text:p text:style-name="P4">Buraya kadar anlattığımız gerçeğin ortaya koyduğu en önemli sonuçlardan biri, insanın dış dünya hakkındaki bilgisinin aslında son derece sınırlı oluşudur. </text:p>
      <text:p text:style-name="P4">Dış dünya hakkındaki bilgilerimiz hem beş duyu ile sınırlıdır, hem de bu duyuların bize algılattığı dünyanın "asıl dünya" ile birebir uyumlu olduğunu gösterecek hiç bir kanıt yoktur.</text:p>
      <text:p text:style-name="P4"><text:soft-page-break/>Dolayısıyla asıl dünya, bizim algıladığımızdan çok daha farklı olabilir. Orada bizim algılayamadığımız pek çok varlık ve varlık boyutu olabilir. Bizim bilgimiz, evrenin en uzak noktalarına varsak bile, eksik olarak kalmaya devam edecektir. </text:p>
      <text:p text:style-name="P4">Tüm varlıkları eksiksiz ve kusursuz bir biçimde bilen ise, tümünü yaratmış olan Yüce Allah'tır. Allah'ın yarattığı varlıklar, ancak O'nun izin verdiği kadar bilgi sahibi olabilirler. Bu gerçek, Kuran'da şöyle haber verilmektedir:</text:p>
      <text:p text:style-name="P4"/>
      <text:p text:style-name="P5">Allah... O'ndan başka İlah yoktur. Diridir, Kaimdir. O'nu uyuklama ve uyku tutmaz. Göklerde ve yerde ne varsa hepsi O'nundur. İzni olmaksızın O'nun Katında şefaatte bulunacak kimdir? O, önlerindekini ve arkalarındakini bilir. (Onlar ise) dilediği kadarının dışında, O'nun ilminden hiçbir şeyi kavrayıp-kuşatamazlar. O'nun kürsüsü, bütün gökleri ve yeri kaplayıp-kuşatmıştır. Onların korunması O'na güç gelmez. O, pek Yücedir, pek büyüktür. (Bakara Suresi, 255)</text:p>
      <text:p text:style-name="P5"/>
      <text:p text:style-name="P7">Algılayan Kim?</text:p>
      <text:p text:style-name="P4">Algılayabilmek için dış dünyaya kesinlikle ihtiyaç yoktur. Herhangi bir şekilde beynin uyarılması ile tüm duyular harekete geçebilir, hisler, görüntüler ve sesler oluşabilir. Rüyalarımız bunun en açık delilidir. </text:p>
      <text:p text:style-name="P4">Rüya görürken, bedeniniz genellikle karanlık ve sessiz bir odada, hareketsiz bir şekilde yatmaktadır ve gözleriniz de sımsıkı kapalıdır. Dışarıdan beyninizin algılayabilmesi için size ulaşan ne ışık, ne ses, ne de benzeri bir şey yoktur. Ancak, rüyanız boyunca uyanıkken yaşadıklarınızın çok benzerlerini, aynı netlikte ve aynı canlılıkta yaşarsınız. Rüyada da sabah uyanır, işe yetişmeye çalışırsınız. Veya tatile çıkar, deniz kenarına gider, orada güneşin sıcaklığını hissedersiniz. </text:p>
      <text:p text:style-name="P4">Üstelik rüya sırasında, gördüklerinizin gerçekliğinden kesinlikle kuşku duymaz, ancak uyandıktan sonra düşününce hepsinin bir rüya olduğunu anlarsınız. Rüyanızda korku, heyecan, sevinç, üzüntü gibi duygular yaşarken aynı zamanda çeşitli görüntüler görür, sesler duyar, maddenin sertliğini hissedersiniz. Ancak ortada bu hislere, algılara sebep olacak hiçbir kaynak yoktur. Hala karanlık ve sessiz bir odada yatmaktasınızdır. Rüya ile ilgili karşımıza çıkan bu şaşırtıcı gerçek hakkında ünlü düşünür Descartes şöyle demektedir: </text:p>
      <text:p text:style-name="P4">Rüyalarımda şunu bunu yaptığımı, şuraya buraya gittiğimi görürüm; uyanınca da hiçbir şey yapmamış, hiçbir yere gitmemiş olduğumu, uslu uslu yatakta yattığımı anlarım. Benim şu anda rüya görmediğim, hatta bütün hayatımın bir rüya olmadığı güvencesini bana kim verebilir?4</text:p>
      <text:p text:style-name="P4">Bu durumda karşımıza çıkan gerçek apaçıktır: Biz içinde yaşadığımız dünyanın var olduğunu, bizim o dünyanın içinde yaşadığımızı düşünürken, aslında böyle bir dünyanın aslı ile muhatap olduğumuzu iddia edebilmemiz için hiçbir gerekçe yoktur. </text:p>
      <text:p text:style-name="P4"><text:s/></text:p>
      <text:p text:style-name="P7">Beynimiz Dış Dünyadan Ayrı mı?</text:p>
      <text:p text:style-name="P4"><text:soft-page-break/>Şu ana kadar anlattığımız gibi dış dünya dediğimiz her şey bize gösterilen birer algıdan ibaretse, tüm bunları gördüğünü, duyduğunu düşündüğümüz beynimiz nedir? Beynimiz de diğer her şey gibi atomlardan, moleküllerden oluşan bir yığın değil midir?</text:p>
      <text:p text:style-name="P4">Beyin dediğimiz şey de duyu organlarımızla algıladığımız bir et parçasıdır. O halde tüm bunları algılayan kimdir? Gören, duyan, hisseden, koklayan, tat alan beyin değilse nedir?</text:p>
      <text:p text:style-name="P4">İşte bu noktada karşımıza çıkan gerçek apaçıktır: İnsan bilinç sahibi, görebilen, hissedebilen, düşünebilen, muhakeme edebilen bir varlık olarak maddeyi oluşturan atomlardan, moleküllerden çok öte bir varlıktır. İnsanı insan yapan Allah'ın ona verdiği "ruh"tur. Aksi takdirde insanın bilincini ve diğer tüm insani yeteneklerini yaklaşık 1.5 kiloluk bir et parçasına vermek son derece akıl dışı olacaktır. </text:p>
      <text:p text:style-name="P4"/>
      <text:p text:style-name="P5">Ki O, yarattığı her şeyi en güzel yapan ve insanı yaratmaya bir çamurdan başlayandır. Sonra onun soyunu bir özden (sülale'den), basbayağı bir sudan yapmıştır. Sonra onu 'düzeltip bir biçime soktu' ve ona ruhundan üfledi. Sizin için de kulak, gözler ve gönüller var etti. Ne az şükrediyorsunuz? (Secde Suresi, 7-9)</text:p>
      <text:p text:style-name="P23">Bize En Yakın Varlık Allah'tır</text:p>
      <text:p text:style-name="P4">İnsanlar birer madde yığını değil, birer "ruh" olduklarına göre dış dünya dediğimiz algılar bütününü ruhumuza hissettiren, daha doğrusu bunları hiç durmaksızın yaratan kimdir?</text:p>
      <text:p text:style-name="P4">Kuşkusuz bu sorunun cevabı son derece açıktır. İnsana "ruhundan üfleyen" Allah, çevremizdeki her şeyin Yaratıcısı'dır. Bu algıların tek kaynağı da O'dur. Allah'ın yaratması dışında herhangi bir şeyin varlığı söz konusu değildir. Allah bir ayetinde her şeyi sürekli yarattığını, yaratmayı durdurduğu takdirde ise gördüğümüz hiçbir şeyin varlığını sürdüremeyeceğini şöyle haber vermiştir:</text:p>
      <text:p text:style-name="P4"/>
      <text:p text:style-name="P5">Şüphesiz Allah, gökleri ve yeri zeval bulurlar (yok olurlar, yıkılırlar) (her an kudreti altında) tutuyor. Andolsun, eğer zeval bulacak olurlarsa, Kendisi'nden sonra artık kimse onları tutamaz. Doğrusu O, Halim'dir, bağışlayandır. (Fatır Suresi, 41)</text:p>
      <text:p text:style-name="P5"/>
      <text:p text:style-name="P4">Elbette bu ayette maddesel evrenin Allah'ın kudreti altında tutulması anlatılmaktadır. Allah evreni, dünyayı, dağları, canlı cansız tüm varlıkları yaratmıştır ve onları her an kudreti altında tutmaktadır. Allah'ın Halik sıfatı bu maddesel evrende tecelli etmektedir. Allah Halik'tir, yani herşeyi yaratan, yoktan var edendir. Bu da bize göstermektedir ki, beynimizin dışında, Allah'ın yarattığı varlıklardan oluşan maddesel bir evren vardır. Ancak, Allah bir mucize ve yaratışındaki üstünlüğün ve sonsuz ilminin bir tecellisi olarak, bu maddesel evreni bize bir "hayal", "gölge" veya "görüntü" gibi izlettirir. Allah'ın yaratışındaki mükemmelliğin bir sonucu olarak, insan, beyninin dışındaki dünyaya asla ulaşamaz. Bu gerçek maddesel evreni bilen sadece Allah'tır. </text:p>
      <text:p text:style-name="P4">Fatır Suresi'ndeki ayetin bir başka tevili de, insanların görmekte oldukları maddesel evren görüntülerini de Allah'ın her an tutmakta olduğudur. (En doğrusunu Allah bilir.) Allah zihnimize dünya görüntüsünü göstermemeyi dilese, tüm evren bizim için yok olur ve bir daha asla ona ulaşamayız.</text:p>
      <text:p text:style-name="P4">Tüm bunların sonucunda anlıyoruz ki, gerçek mutlak varlık Allah'tır. O göklerde ve yerde bulunan her şeyi sarıp kuşatmıştır. Allah Kuran ayetleriyle de, her yerde olduğunu, her şeyi sarıp kuşattığını haber vermiştir:</text:p>
      <text:p text:style-name="P4"/>
      <text:p text:style-name="P5">Dikkatli olun; gerçekten onlar, Rablerine kavuşmaktan yana derin bir kuşku içindedirler. Dikkatli olun; gerçekten O, her şeyi sarıp-kuşatandır. (Fussilet Suresi, 54)</text:p>
      <text:p text:style-name="P5"/>
      <text:p text:style-name="P5">Doğu da Allah'ındır, batı da. Her nereye dönerseniz Allah'ın yüzü (kıblesi) orasıdır. Şüphesiz ki Allah, kuşatandır, bilendir. (Bakara Suresi, 115)</text:p>
      <text:p text:style-name="P5"/>
      <text:p text:style-name="P5">Göklerde ve yerde ne varsa tümü Allah'ındır. Allah, her şeyi kuşatandır. (Nisa Suresi, 126)</text:p>
      <text:p text:style-name="P5"/>
      <text:p text:style-name="P5"><text:soft-page-break/>Hani Biz sana: "Muhakkak Rabbin insanları çepeçevre kuşatmıştır" demiştik... (İsra Suresi, 60)</text:p>
      <text:p text:style-name="P5"/>
      <text:p text:style-name="P5">... O'nun kürsüsü, bütün gökleri ve yeri kaplayıp-kuşatmıştır. Onların korunması O'na güç gelmez. O, pek Yücedir, pek büyüktür. (Bakara Suresi, 255)</text:p>
      <text:p text:style-name="P4">Allah bizi önümüzden, arkamızdan, sağımızdan, solumuzdan, yani her yönden kuşatmıştır; her an, her yerde bize şahit olan, içimize ve dışımıza tamamen hakim olan ve hepimize şahdamarımızdan yakın olan yalnızca sonsuz kudret sahibi Allah'tır.</text:p>
      <text:p text:style-name="P4"/>
      <text:p text:style-name="P4"/>
      <text:p text:style-name="P8">Sonuç</text:p>
      <text:p text:style-name="P5"/>
      <text:p text:style-name="P4">Bu bölümde anlattığımız maddenin ardındaki sır konusunu doğru kavramak son derece önemlidir. Gördüğümüz tüm varlıklar, dağlar, ovalar, çiçekler, insanlar, denizler, kısacası gördüğümüz herşey, Allah'ın Kuran'da var olduğunu, yoktan var ettiğini belirttiği her varlık, yaratılmıştır ve vardır. Ancak, insanlar bu varlıkların asıllarını duyu organları yoluyla göremez veya hissedemez veya duyamazlar. Gördükleri ve hissettikleri, bu varlıkların beyinlerindeki kopyalarıdır. Bu ilmi bir gerçektir ve bugün başta tıp fakülteleri olmak üzere tüm okullarda öğretilen bilimsel bir konudur. Örneğin şu anda bu yazıyı okuyan bir insan, bu yazının aslını göremez, bu yazının aslına dokunamaz. </text:p>
      <text:p text:style-name="P4">Bu yazının aslından gelen ışık, insanın gözündeki bazı hücreler tarafından elektrik sinyaline dönüştürülür. Bu elektrik sinyali, beynin arkasındaki görme merkezine giderek, bu merkezi uyarır. Ve insanın beyninin arkasında bu yazının görüntüsü oluşur. Yani siz şu anda gözünüzle, gözünüzün önündeki bir yazıyı okumuyorsunuz. Bu yazı sizin beyninizin arkasındaki görme merkezinde oluşuyor. Sizin okuduğunuz yazı, beyninizin arkasındaki "kopya yazı"dır. Bu yazının aslını ise Allah görür.</text:p>
      <text:p text:style-name="P4">Ancak unutulmamalıdır ki, maddenin beynimizde oluşan bir hayal olması onu "yok" hale getirmez. Bize, insanın muhatap olduğu maddenin mahiyeti hakkında bilgi verir, ki bu da maddenin aslı ile hiçbir insanın muhatap olamadığı gerçeğidir. Kaldı ki dışarıda maddenin varlığını, bizden başka gören varlıklar da vardır. Allah'ın melekleri, yazıcı olarak tayin ettiği elçileri de bu dünyaya şahitlik etmektedirler: </text:p>
      <text:p text:style-name="P4"/>
      <text:p text:style-name="P5">Onun sağında ve solunda oturan iki yazıcı kaydederlerken, </text:p>
      <text:p text:style-name="P5">O, söz olarak (herhangi bir şey) söylemeyiversin, mutlaka yanında hazır bir gözetleyici vardır. (Kaf Suresi, 17-18)</text:p>
      <text:p text:style-name="P5"/>
      <text:p text:style-name="P4">Herşeyden önemlisi, en başta Allah herşeyi görmektedir. Bu dünyayı her türlü detayıyla Allah yaratmıştır ve Allah her haliyle görmektedir. Kuran ayetlerinde şöyle haber verilmektedir:</text:p>
      <text:p text:style-name="P4"/>
      <text:p text:style-name="P5">... Allah'tan korkup-sakının ve bilin ki, Allah yaptıklarınızı görendir. (Bakara Suresi, 233)</text:p>
      <text:p text:style-name="P5"><text:soft-page-break/></text:p>
      <text:p text:style-name="P5">De ki: "Benimle aranızda şahid olarak Allah yeter; kuşkusuz O, kullarından gerçeğiyle haberdardır, görendir." (İsra Suresi, 96)</text:p>
      <text:p text:style-name="P5"/>
      <text:p text:style-name="P4">Ayrıca unutmamak gerekir ki, Allah tüm olayları "Levh-i Mahfuz" isimli kitapta kayıtlı tutmaktadır. Biz görmesek de bunların tamamı Levh-i Mahfuz'da vardır. Herşeyin, Allah'ın Katında, Levh-i Mahfuz olarak isimlendirilen "Ana Kitap"ta saklandığı şöyle bildirilmektedir: </text:p>
      <text:p text:style-name="P5">Şüphesiz o, Bizim Katımızda olan Ana Kitap'tadır; çok yücedir, hüküm ve hikmet doludur. (Zuhruf Suresi, 4)</text:p>
      <text:p text:style-name="P5"/>
      <text:p text:style-name="P5">... Katımızda (bütün bunları) saklayıp-koruyan bir kitap vardır. (Kaf Suresi, 4)</text:p>
      <text:p text:style-name="P5"/>
      <text:p text:style-name="P5">Gökte ve yerde gizli olan hiçbir şey yoktur ki, apaçık olan bir kitapta (Levh-i Mahfuz'da) olmasın. (Neml Suresi, 75 )</text:p>
      <text:p text:style-name="P5"/>
      <text:p text:style-name="P5">Dediler ki: “Sen yücesin, bize öğrettiğinden başka bizim hiçbir bilgimiz yok. Gerçekten sen, her şeyi bilen, hüküm ve hikmet sahibi olansı.” (Bakara Suresi, 32)</text:p>
      <text:p text:style-name="P5"/>
      <text:p text:style-name="P5"/>
      <text:p text:style-name="P4"/>
      <text:p text:style-name="P4"/>
      <text:p text:style-name="P30">NOTLAR </text:p>
      <text:p text:style-name="P28"/>
      <text:p text:style-name="P29">1- Sidney Fox, Klaus Dose, Molecular Evolution and The Origin of Life, New York: Marcel Dekker, 1977, s. 2</text:p>
      <text:p text:style-name="P29">2- Alexander I. Oparin, Origin of Life, (1936) New York, Dover Publications, 1953 (Reprint), s.196</text:p>
      <text:p text:style-name="P29">3- "New Evidence on Evolution of Early Atmosphere and Life", Bulletin of the American Meteorological Society, c. 63, Kasım 1982, s. 1328-1330</text:p>
      <text:p text:style-name="P29">4- Stanley Miller, Molecular Evolution of Life: Current Status of the Prebiotic Synthesis of Small Molecules, 1986, s. 7</text:p>
      <text:p text:style-name="P29">5- Jeffrey Bada, Earth, Şubat 1998, s. 40</text:p>
      <text:p text:style-name="P29">6- Leslie E. Orgel, The Origin of Life on Earth, Scientific American, c. 271, Ekim 1994, s. 78</text:p>
      <text:p text:style-name="P29">7- Charles Darwin, The Origin of Species: A Facsimile of the First Edition, Harvard University Press, 1964, s. 189</text:p>
      <text:p text:style-name="P29">8- Charles Darwin, The Origin of Species: A Facsimile of the First Edition, Harvard University Press, 1964, s. 184</text:p>
      <text:p text:style-name="P29">9- B. G. Ranganathan, Origins?, Pennsylvania: The Banner Of Truth Trust, 1988</text:p>
      <text:p text:style-name="P29">10- Charles Darwin, The Origin of Species: A Facsimile of the First Edition, Harvard University Press, 1964, s. 179</text:p>
      <text:p text:style-name="P29">11- Derek A. Ager, "The Nature of the Fossil Record", Proceedings of the British Geological Association, c. 87, 1976, s. 133</text:p>
      <text:p text:style-name="P29">12- Douglas J. Futuyma, Science on Trial, New York: Pantheon Books, 1983. s. 197</text:p>
      <text:p text:style-name="P29">13- Solly Zuckerman, Beyond The Ivory Tower, New York: Toplinger Publications, 1970, s. 75-94; Charles E. Oxnard, "The Place of Australopithecines in Human Evolution: Grounds for Doubt", Nature, c. 258, s. 389</text:p>
      <text:p text:style-name="P29">14- J. Rennie, "Darwin's Current Bulldog: Ernst Mayr", Scientific American, Aralık 1992</text:p>
      <text:p text:style-name="P29">15- Alan Walker, Science, c. 207, 1980, s. 1103; A. J. Kelso, Physical Antropology, 1. baskı, New York: J. B. Lipincott Co., 1970, s. 221; M. D. Leakey, Olduvai Gorge, c. 3, Cambridge: Cambridge University Press, 1971, s. 272</text:p>
      <text:p text:style-name="P29">16- Time, Kasım 1996</text:p>
      <text:p text:style-name="P29">17- S. J. Gould, Natural History, c. 85, 1976, s. 30</text:p>
      <text:p text:style-name="P29">18- Solly Zuckerman, Beyond The Ivory Tower, New York: Toplinger Publications, 1970, s. 19</text:p>
      <text:p text:style-name="P29">19- Richard Lewontin, The Demon-Haunted World, The New York Review of Books, 9 Ocak 1997, s. 28</text:p>
      <text:p text:style-name="P29">20- Malcolm Muggeridge, The End of Christendom, Grand Rapids: Eerdmans, 1980, s.43</text:p>
      <text:p text:style-name="P29">21- Orhan Hançerlioğlu, Düşünce Tarihi, Remzi Kitabevi, İstanbul: 1987, s.447 </text:p>
      <text:p text:style-name="P29">22- Taşkın Tuna, Uzayın Ötesi, s.195</text:p>
      <text:p text:style-name="P29">23- Treaties Concerning the Principle of Human Knowledge, 1710, Works of George Berkeley, vol.1, ed. A. Fraser, Oxford, 1871</text:p>
      <text:p text:style-name="P29">24- Macit Gökberk, Felsefe Tarihi, s.263</text:p>
      <text:p text:style-name="P24"/>
      <text:p text:style-name="P16">DARWIN’İ YIKAN KAFATASLARI</text:p>
      <text:p text:style-name="P13"/>
      <text:p text:style-name="P10"/>
      <text:p text:style-name="P10">Darwin'in insanlarla maymunların ortak bir atadan geldikleri tezi, ortaya ilk atıldığı dönemde de sonraki dönemlerde de bilimsel bulgularla desteklenemedi. O zamandan bu yana, yaklaşık 150 yıldır, insanın evrimi masalını desteklemek için gösterilen bütün gayretler boş çıktı. Elde edilen fosiller, maymunların hep maymun, insanların da hep insan olarak var olduklarını, maymunların insanlara dönüşmediklerini ve maymunla insanın ortak bir ataya sahip olmadıklarını ispatladı. Gerek maymunların, gerek diğer canlıların, gerekse geçmişte yaşamış farklı ırklara ait insanların kafatasları üzerinde yapılan incelemeler, bu canlıların sahip oldukları tüm özelliklerle var olduklarını ve tarih boyunca hiç değişikliğe uğramadıklarını göstermiştir. Bunun anlamı, canlıların evrim geçirmedikleri, hepsini Yüce Allah'ın yarattığıdır. Elinizdeki kitapta bu gerçeğin delilleri olan kafatası fosil örneklerini görecek, Darwinizm'in çöküşüne tanıklık edeceksiniz.</text:p>
      <text:p text:style-name="P10"/>
      <text:p text:style-name="P10"/>
      <text:p text:style-name="P10"/>
      <text:p text:style-name="P16">YAZAR HAKKINDA</text:p>
      <text:p text:style-name="P13"/>
      <text:p text:style-name="P10"/>
      <text:p text:style-name="P10">Harun Yahya müstear ismini kullanan Adnan Oktar, 1956 yılında Ankara'da doğdu. 1980'li yıllardan bu yana, imani, bilimsel ve siyasi konularda pek çok eser hazırladı. Bunların yanı sıra, yazarın evrimcilerin sahtekarlıklarını, iddialarının geçersizliğini ve Darwinizm'in kanlı ideolojilerle olan karanlık bağlantılarını ortaya koyan çok önemli eserleri bulunmaktadır.</text:p>
      <text:p text:style-name="P10">Yazarın tüm çalışmalarındaki ortak hedef, Kuran'ın tebliğini dünyaya ulaştırmak, böylelikle insanları Allah'ın varlığı, birliği ve ahiret gibi temel imani konular üzerinde düşünmeye sevk etmek ve inkarcı sistemlerin çürük temellerini ve sapkın uygulamalarını gözler önüne sermektir. Nitekim yazarın, bugüne kadar 57 ayrı dile çevrilen yaklaşık 250 eseri, dünya çapında geniş bir okuyucu kitlesi tarafından takip edilmektedir.</text:p>
      <text:p text:style-name="P10">Harun Yahya Külliyatı, -Allah'ın izniyle- 21. yüzyılda dünya insanlarını Kuran'da tarif edilen huzur ve barışa, doğruluk ve adalete, güzellik ve mutluluğa taşımaya bir vesile olacaktır.</text:p>
      <text:p text:style-name="P1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Symbol" svg:font-family="Symbol" style:font-pitch="variable" style:font-charset="x-symbol"/>
    <style:font-face style:name="Wingdings" svg:font-family="Wingdings" style:font-pitch="variable" style:font-charset="x-symbol"/>
    <style:font-face style:name="Lohit Hindi1" svg:font-family="'Lohit Hindi'"/>
    <style:font-face style:name="OptimaTÙrk" svg:font-family="OptimaTÙrk, 'Times New Roman'"/>
    <style:font-face style:name="PalatinoTÙrk" svg:font-family="PalatinoTÙrk, Arial"/>
    <style:font-face style:name="Bible[T]" svg:font-family="Bible[T]" style:font-pitch="variable"/>
    <style:font-face style:name="Courier New" svg:font-family="'Courier New'" style:font-pitch="variable"/>
    <style:font-face style:name="FrizQuadrata[T]Bold" svg:font-family="FrizQuadrata[T]Bold" style:font-pitch="variable"/>
    <style:font-face style:name="Lato" svg:font-family="Lato" style:font-pitch="variable"/>
    <style:font-face style:name="Optima[T]Bold" svg:font-family="Optima[T]Bold"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tr" fo:country="TR"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OptimaTÙrk" fo:font-family="OptimaTÙrk, 'Times New Roman'" fo:font-size="12pt" fo:language="en" fo:country="US" style:font-name-asian="Times New Roman" style:font-family-asian="'Times New Roman'" style:font-family-generic-asian="roman" style:font-pitch-asian="variable" style:font-size-asian="12pt" style:font-name-complex="OptimaTÙrk" style:font-family-complex="OptimaTÙrk, '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spot" style:family="paragraph">
      <style:paragraph-properties fo:line-height="0.564cm" fo:orphans="2" fo:widows="2"/>
      <style:text-properties style:use-window-font-color="true" style:font-name="PalatinoTÙrk" fo:font-family="PalatinoTÙrk, Arial" fo:font-size="14pt" fo:language="tr" fo:country="TR" style:font-name-asian="Times New Roman" style:font-family-asian="'Times New Roman'" style:font-family-generic-asian="roman" style:font-pitch-asian="variable" style:font-size-asian="14pt" style:language-asian="none" style:country-asian="none" style:font-name-complex="PalatinoTÙrk" style:font-family-complex="PalatinoTÙrk, Arial" style:font-size-complex="10pt" style:language-complex="ar" style:country-complex="SA"/>
    </style:style>
    <style:style style:name="KATASI_20_BASLIK" style:display-name="KATASI BASLIK" style:family="paragraph">
      <style:paragraph-properties fo:text-align="center" style:justify-single-word="false" fo:orphans="2" fo:widows="2"/>
      <style:text-properties fo:color="#ffffff" style:font-name="FrizQuadrata[T]Bold" fo:font-family="FrizQuadrata[T]Bold" style:font-pitch="variable" fo:font-size="18pt" fo:letter-spacing="0.529cm" fo:language="tr" fo:country="TR" style:font-name-asian="Times New Roman" style:font-family-asian="'Times New Roman'" style:font-family-generic-asian="roman" style:font-pitch-asian="variable" style:font-size-asian="18pt" style:language-asian="none" style:country-asian="none" style:font-name-complex="FrizQuadrata[T]Bold" style:font-family-complex="FrizQuadrata[T]Bold" style:font-pitch-complex="variable" style:font-size-complex="10pt" style:language-complex="ar" style:country-complex="SA"/>
    </style:style>
    <style:style style:name="ALINTI" style:family="paragraph">
      <style:paragraph-properties fo:margin-top="0.199cm" fo:margin-bottom="0cm" loext:contextual-spacing="false" fo:line-height="0.529cm" fo:text-align="justify" style:justify-single-word="false" fo:orphans="2" fo:widows="2"/>
      <style:text-properties fo:color="#ffffff" style:font-name="PalatinoTÙrk" fo:font-family="PalatinoTÙrk, Arial" fo:font-size="10pt" fo:letter-spacing="0.176cm" fo:language="tr" fo:country="TR" fo:font-style="italic" style:font-name-asian="Times New Roman" style:font-family-asian="'Times New Roman'" style:font-family-generic-asian="roman" style:font-pitch-asian="variable" style:font-size-asian="10pt" style:language-asian="none" style:country-asian="none" style:font-style-asian="italic" style:font-name-complex="PalatinoTÙrk" style:font-family-complex="PalatinoTÙrk, Arial" style:font-size-complex="10pt" style:language-complex="ar" style:country-complex="SA"/>
    </style:style>
    <style:style style:name="ANA_20_METIN_20_BEYAZ_20_ZEMIN" style:display-name="ANA METIN BEYAZ ZEMIN" style:family="paragraph">
      <style:paragraph-properties fo:margin-top="0.199cm" fo:margin-bottom="0cm" loext:contextual-spacing="false" fo:line-height="0.529cm" fo:text-align="justify" style:justify-single-word="false" fo:orphans="2" fo:widows="2"/>
      <style:text-properties fo:color="#808080" style:font-name="PalatinoTÙrk" fo:font-family="PalatinoTÙrk, Arial" fo:font-size="11pt" fo:letter-spacing="0.176cm" fo:language="tr" fo:country="TR" style:font-name-asian="Times New Roman" style:font-family-asian="'Times New Roman'" style:font-family-generic-asian="roman" style:font-pitch-asian="variable" style:font-size-asian="11pt" style:language-asian="none" style:country-asian="none" style:font-name-complex="PalatinoTÙrk" style:font-family-complex="PalatinoTÙrk, Arial" style:font-size-complex="10pt" style:language-complex="ar" style:country-complex="SA"/>
    </style:style>
    <style:style style:name="Resimaltˇ_20_kutu" style:display-name="Resimaltˇ kutu" style:family="paragraph">
      <style:paragraph-properties fo:margin-left="0.099cm" fo:margin-right="0.099cm" fo:line-height="0.564cm" fo:text-align="justify" style:justify-single-word="false" fo:orphans="2" fo:widows="2" fo:text-indent="0cm" style:auto-text-indent="false"/>
      <style:text-properties fo:color="#808080" style:font-name="Optima[T]Bold" fo:font-family="Optima[T]Bold" style:font-pitch="variable" fo:font-size="10pt" fo:letter-spacing="0.353cm" fo:language="tr" fo:country="TR" style:font-name-asian="Times New Roman" style:font-family-asian="'Times New Roman'" style:font-family-generic-asian="roman" style:font-pitch-asian="variable" style:font-size-asian="10pt" style:language-asian="none" style:country-asian="none" style:font-name-complex="Optima[T]Bold" style:font-family-complex="Optima[T]Bold" style:font-pitch-complex="variable" style:font-size-complex="10pt" style:language-complex="ar" style:country-complex="SA"/>
    </style:style>
    <style:style style:name="BOLUM_20_BASLIK" style:display-name="BOLUM BASLIK" style:family="paragraph">
      <style:paragraph-properties fo:text-align="center" style:justify-single-word="false" fo:orphans="2" fo:widows="2"/>
      <style:text-properties style:use-window-font-color="true" style:font-name="OptimaTÙrk" fo:font-family="OptimaTÙrk, 'Times New Roman'" fo:font-size="24pt" fo:letter-spacing="0.353cm" fo:language="tr" fo:country="TR" fo:font-weight="bold" style:font-name-asian="Times New Roman" style:font-family-asian="'Times New Roman'" style:font-family-generic-asian="roman" style:font-pitch-asian="variable" style:font-size-asian="24pt" style:language-asian="none" style:country-asian="none" style:font-weight-asian="bold" style:font-name-complex="OptimaTÙrk" style:font-family-complex="OptimaTÙrk, 'Times New Roman'" style:font-size-complex="10pt" style:language-complex="ar" style:country-complex="SA"/>
    </style:style>
    <style:style style:name="BASLIK_20_BILGI" style:display-name="BASLIK BILGI" style:family="paragraph">
      <style:paragraph-properties fo:margin-top="0cm" fo:margin-bottom="0.019cm" loext:contextual-spacing="false" fo:orphans="2" fo:widows="2"/>
      <style:text-properties fo:color="#ffffff" style:font-name="OptimaTÙrk" fo:font-family="OptimaTÙrk, 'Times New Roman'" fo:font-size="14pt" fo:letter-spacing="0.353cm" fo:language="tr" fo:country="TR" fo:font-weight="bold" style:font-name-asian="Times New Roman" style:font-family-asian="'Times New Roman'" style:font-family-generic-asian="roman" style:font-pitch-asian="variable" style:font-size-asian="14pt" style:language-asian="none" style:country-asian="none" style:font-weight-asian="bold" style:font-name-complex="OptimaTÙrk" style:font-family-complex="OptimaTÙrk, 'Times New Roman'" style:font-size-complex="10pt" style:language-complex="ar" style:country-complex="SA"/>
    </style:style>
    <style:style style:name="ANA_20_METIN_20_SIYAH_20_ZEMIN" style:display-name="ANA METIN SIYAH ZEMIN" style:family="paragraph">
      <style:paragraph-properties fo:margin-top="0.199cm" fo:margin-bottom="0cm" loext:contextual-spacing="false" fo:line-height="0.529cm" fo:text-align="justify" style:justify-single-word="false" fo:orphans="2" fo:widows="2"/>
      <style:text-properties fo:color="#ffffff" style:font-name="PalatinoTÙrk" fo:font-family="PalatinoTÙrk, Arial" fo:font-size="11pt" fo:letter-spacing="0.176cm" fo:language="tr" fo:country="TR" style:font-name-asian="Times New Roman" style:font-family-asian="'Times New Roman'" style:font-family-generic-asian="roman" style:font-pitch-asian="variable" style:font-size-asian="11pt" style:language-asian="none" style:country-asian="none" style:font-name-complex="PalatinoTÙrk" style:font-family-complex="PalatinoTÙrk, Arial" style:font-size-complex="10pt" style:language-complex="ar" style:country-complex="SA"/>
    </style:style>
    <style:style style:name="kutu" style:family="paragraph">
      <style:paragraph-properties fo:margin-left="0.099cm" fo:margin-right="0.099cm" fo:line-height="0.564cm" fo:text-align="justify" style:justify-single-word="false" fo:orphans="2" fo:widows="2" fo:text-indent="0cm" style:auto-text-indent="false"/>
      <style:text-properties fo:color="#808080" style:font-name="Optima[T]Bold" fo:font-family="Optima[T]Bold" style:font-pitch="variable" fo:font-size="10pt" fo:letter-spacing="0.353cm" fo:language="tr" fo:country="TR" style:font-name-asian="Times New Roman" style:font-family-asian="'Times New Roman'" style:font-family-generic-asian="roman" style:font-pitch-asian="variable" style:font-size-asian="10pt" style:language-asian="none" style:country-asian="none" style:font-name-complex="Optima[T]Bold" style:font-family-complex="Optima[T]Bold" style:font-pitch-complex="variable" style:font-size-complex="10pt" style:language-complex="ar" style:country-complex="SA"/>
    </style:style>
    <style:style style:name="resimaltˇ_20_kucuk" style:display-name="resimaltˇ kucuk" style:family="paragraph">
      <style:paragraph-properties fo:text-align="justify" style:justify-single-word="false" fo:orphans="2" fo:widows="2"/>
      <style:text-properties fo:color="#ffffff" style:font-name="OptimaTÙrk" fo:font-family="OptimaTÙrk, 'Times New Roman'" fo:font-size="10pt" fo:letter-spacing="0.176cm" fo:language="tr" fo:country="TR" style:font-name-asian="Times New Roman" style:font-family-asian="'Times New Roman'" style:font-family-generic-asian="roman" style:font-pitch-asian="variable" style:font-size-asian="10pt" style:language-asian="none" style:country-asian="none" style:font-name-complex="OptimaTÙrk" style:font-family-complex="OptimaTÙrk, 'Times New Roman'" style:font-size-complex="10pt" style:language-complex="ar" style:country-complex="SA"/>
    </style:style>
    <style:style style:name="ARA_20_BASLIK" style:display-name="ARA BASLIK" style:family="paragraph">
      <style:paragraph-properties fo:margin-top="0.499cm" fo:margin-bottom="0.3cm" loext:contextual-spacing="false" fo:line-height="0.776cm" fo:text-align="center" style:justify-single-word="false" fo:orphans="2" fo:widows="2"/>
      <style:text-properties style:use-window-font-color="true" style:font-name="Bible[T]" fo:font-family="Bible[T]" style:font-pitch="variable" fo:font-size="16pt" fo:letter-spacing="0.106cm" fo:language="tr" fo:country="TR" style:font-name-asian="Times New Roman" style:font-family-asian="'Times New Roman'" style:font-family-generic-asian="roman" style:font-pitch-asian="variable" style:font-size-asian="16pt" style:language-asian="none" style:country-asian="none" style:font-name-complex="Bible[T]" style:font-family-complex="Bible[T]" style:font-pitch-complex="variable" style:font-size-complex="10pt" style:language-complex="ar" style:country-complex="SA"/>
    </style:style>
    <style:style style:name="WW8Num1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z2" style:family="text">
      <style:text-properties style:font-name="Courier New" fo:font-family="'Courier New'" style:font-pitch="variable" style:font-name-complex="Courier New" style:font-family-complex="'Courier New'" style:font-pitch-complex="variable"/>
    </style:style>
    <style:style style:name="WW8Num1z3"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Default_20_Paragraph_20_Font" style:display-name="Default Paragraph Font" style:family="text"/>
    <style:style style:name="Normal1" style:family="text">
      <style:text-properties style:font-name="OptimaTÙrk" fo:font-family="OptimaTÙrk, 'Times New Roman'" fo:font-size="12pt" style:font-size-asian="12pt" style:font-name-complex="OptimaTÙrk" style:font-family-complex="OptimaTÙrk, 'Times New Roman'"/>
    </style:style>
    <style:style style:name="DIPNOT" style:family="text">
      <style:text-properties fo:color="#ffffff" style:text-position="super 58%" style:font-name="PalatinoTÙrk" fo:font-family="PalatinoTÙrk, Arial" fo:font-size="7pt" style:font-size-asian="7pt" style:font-name-complex="PalatinoTÙrk" style:font-family-complex="PalatinoTÙrk, Aria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1z0" style:num-suffix="." text:bullet-char="">
        <style:list-level-properties text:list-level-position-and-space-mode="label-alignment">
          <style:list-level-label-alignment text:label-followed-by="listtab" text:list-tab-stop-position="1.27cm" fo:text-indent="-0.635cm" fo:margin-left="1.905cm"/>
        </style:list-level-properties>
        <style:text-properties style:font-name="Symbol"/>
      </text:list-level-style-bullet>
      <text:list-level-style-bullet text:level="3" text:style-name="WW8Num1z2" style:num-suffix="." text:bullet-char="o">
        <style:list-level-properties text:list-level-position-and-space-mode="label-alignment">
          <style:list-level-label-alignment text:label-followed-by="listtab" text:list-tab-stop-position="2.54cm" fo:text-indent="-0.635cm" fo:margin-left="3.175cm"/>
        </style:list-level-properties>
        <style:text-properties style:font-name="Courier New"/>
      </text:list-level-style-bullet>
      <text:list-level-style-bullet text:level="4" text:style-name="WW8Num1z3" style:num-suffix="." text:bullet-char="">
        <style:list-level-properties text:list-level-position-and-space-mode="label-alignment">
          <style:list-level-label-alignment text:label-followed-by="listtab" text:list-tab-stop-position="3.81cm" fo:text-indent="-0.635cm" fo:margin-left="4.445cm"/>
        </style:list-level-properties>
        <style:text-properties style:font-name="Wingdings"/>
      </text:list-level-style-bullet>
      <text:list-level-style-bullet text:level="5" text:style-name="WW8Num1z3" style:num-suffix="." text:bullet-char="">
        <style:list-level-properties text:list-level-position-and-space-mode="label-alignment">
          <style:list-level-label-alignment text:label-followed-by="listtab" text:list-tab-stop-position="5.08cm" fo:text-indent="-0.635cm" fo:margin-left="5.715cm"/>
        </style:list-level-properties>
        <style:text-properties style:font-name="Wingdings"/>
      </text:list-level-style-bullet>
      <text:list-level-style-bullet text:level="6" text:style-name="WW8Num1z0" style:num-suffix="." text:bullet-char="">
        <style:list-level-properties text:list-level-position-and-space-mode="label-alignment">
          <style:list-level-label-alignment text:label-followed-by="listtab" text:list-tab-stop-position="6.35cm" fo:text-indent="-0.635cm" fo:margin-left="6.985cm"/>
        </style:list-level-properties>
        <style:text-properties style:font-name="Symbol"/>
      </text:list-level-style-bullet>
      <text:list-level-style-bullet text:level="7" text:style-name="WW8Num1z2" style:num-suffix="." text:bullet-char="o">
        <style:list-level-properties text:list-level-position-and-space-mode="label-alignment">
          <style:list-level-label-alignment text:label-followed-by="listtab" text:list-tab-stop-position="7.62cm" fo:text-indent="-0.635cm" fo:margin-left="8.255cm"/>
        </style:list-level-properties>
        <style:text-properties style:font-name="Courier New"/>
      </text:list-level-style-bullet>
      <text:list-level-style-bullet text:level="8" text:style-name="WW8Num1z3" style:num-suffix="." text:bullet-char="">
        <style:list-level-properties text:list-level-position-and-space-mode="label-alignment">
          <style:list-level-label-alignment text:label-followed-by="listtab" text:list-tab-stop-position="8.89cm" fo:text-indent="-0.635cm" fo:margin-left="9.525cm"/>
        </style:list-level-properties>
        <style:text-properties style:font-name="Wingdings"/>
      </text:list-level-style-bullet>
      <text:list-level-style-bullet text:level="9" text:style-name="WW8Num1z3" style:num-suffix="." text:bullet-char="">
        <style:list-level-properties text:list-level-position-and-space-mode="label-alignment">
          <style:list-level-label-alignment text:label-followed-by="listtab" text:list-tab-stop-position="10.16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752cm" fo:margin-right="2.337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dc:title>DARWIN’İ YIKAN KAFATASLARI</dc:title>
    <dc:subject>DARWIN’İ YIKAN KAFATASLARI</dc:subject>
    <meta:initial-creator>ADNAN OKTAR - HARUN YAHYA</meta:initial-creator>
    <meta:creation-date>2008-01-20T18:35:00</meta:creation-date>
    <dc:date>2019-10-10T15:06:46.741925695</dc:date>
    <meta:editing-cycles>20</meta:editing-cycles>
    <meta:editing-duration>PT2H4M16S</meta:editing-duration>
    <meta:generator>LibreOffice/6.3.2.2$Linux_X86_64 LibreOffice_project/ddcf6633b674837c71d3649d97a9cb3c0d392a84</meta:generator>
    <meta:document-statistic meta:table-count="0" meta:image-count="0" meta:object-count="0" meta:page-count="115" meta:paragraph-count="1467" meta:word-count="31443" meta:character-count="285633" meta:non-whitespace-character-count="255306"/>
  </office:meta>
</office:document-meta>
</file>